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American Typewriter" svg:font-family="'American Typewriter'" style:font-family-generic="modern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 Light" svg:font-family="'DejaVu Sans Light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5cm"/>
    </style:style>
    <style:style style:name="co2" style:family="table-column">
      <style:table-column-properties fo:break-before="auto" style:column-width="0.778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1.439cm"/>
    </style:style>
    <style:style style:name="co5" style:family="table-column">
      <style:table-column-properties fo:break-before="auto" style:column-width="1.651cm"/>
    </style:style>
    <style:style style:name="co6" style:family="table-column">
      <style:table-column-properties fo:break-before="auto" style:column-width="1.709cm"/>
    </style:style>
    <style:style style:name="co7" style:family="table-column">
      <style:table-column-properties fo:break-before="auto" style:column-width="0.755cm"/>
    </style:style>
    <style:style style:name="co8" style:family="table-column">
      <style:table-column-properties fo:break-before="auto" style:column-width="1.676cm"/>
    </style:style>
    <style:style style:name="co9" style:family="table-column">
      <style:table-column-properties fo:break-before="auto" style:column-width="1.487cm"/>
    </style:style>
    <style:style style:name="co10" style:family="table-column">
      <style:table-column-properties fo:break-before="auto" style:column-width="1.58cm"/>
    </style:style>
    <style:style style:name="co11" style:family="table-column">
      <style:table-column-properties fo:break-before="auto" style:column-width="1.533cm"/>
    </style:style>
    <style:style style:name="co12" style:family="table-column">
      <style:table-column-properties fo:break-before="auto" style:column-width="1.415cm"/>
    </style:style>
    <style:style style:name="co13" style:family="table-column">
      <style:table-column-properties fo:break-before="auto" style:column-width="0.73cm"/>
    </style:style>
    <style:style style:name="co14" style:family="table-column">
      <style:table-column-properties fo:break-before="auto" style:column-width="0.637cm"/>
    </style:style>
    <style:style style:name="co15" style:family="table-column">
      <style:table-column-properties fo:break-before="auto" style:column-width="0.612cm"/>
    </style:style>
    <style:style style:name="co16" style:family="table-column">
      <style:table-column-properties fo:break-before="auto" style:column-width="0.919cm"/>
    </style:style>
    <style:style style:name="co17" style:family="table-column">
      <style:table-column-properties fo:break-before="auto" style:column-width="1.84cm"/>
    </style:style>
    <style:style style:name="co18" style:family="table-column">
      <style:table-column-properties fo:break-before="auto" style:column-width="0.848cm"/>
    </style:style>
    <style:style style:name="co19" style:family="table-column">
      <style:table-column-properties fo:break-before="auto" style:column-width="1.605cm"/>
    </style:style>
    <style:style style:name="co20" style:family="table-column">
      <style:table-column-properties fo:break-before="auto" style:column-width="1.912cm"/>
    </style:style>
    <style:style style:name="co21" style:family="table-column">
      <style:table-column-properties fo:break-before="auto" style:column-width="1.321cm"/>
    </style:style>
    <style:style style:name="co22" style:family="table-column">
      <style:table-column-properties fo:break-before="auto" style:column-width="2.997cm"/>
    </style:style>
    <style:style style:name="co23" style:family="table-column">
      <style:table-column-properties fo:break-before="auto" style:column-width="1.558cm"/>
    </style:style>
    <style:style style:name="co24" style:family="table-column">
      <style:table-column-properties fo:break-before="auto" style:column-width="2.064cm"/>
    </style:style>
    <style:style style:name="co25" style:family="table-column">
      <style:table-column-properties fo:break-before="auto" style:column-width="2.596cm"/>
    </style:style>
    <style:style style:name="co26" style:family="table-column">
      <style:table-column-properties fo:break-before="auto" style:column-width="1.958cm"/>
    </style:style>
    <style:style style:name="co27" style:family="table-column">
      <style:table-column-properties fo:break-before="auto" style:column-width="1.817cm"/>
    </style:style>
    <style:style style:name="co28" style:family="table-column">
      <style:table-column-properties fo:break-before="auto" style:column-width="1.095cm"/>
    </style:style>
    <style:style style:name="co29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color="#800000" style:font-name="DejaVu Sans Light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style:font-name="Arial Narrow" fo:font-size="8pt" style:font-size-asian="8pt" style:font-size-complex="8pt"/>
    </style:style>
    <style:style style:name="ce3" style:family="table-cell" style:parent-style-name="Default">
      <style:text-properties style:font-name="Arial Narrow" fo:font-size="8pt" style:text-underline-style="none" style:font-size-asian="8pt" style:font-size-complex="8pt"/>
    </style:style>
    <style:style style:name="ce4" style:family="table-cell" style:parent-style-name="Default" style:data-style-name="N37">
      <style:text-properties style:font-name="Arial Narrow" fo:font-size="8pt" style:font-size-asian="8pt" style:font-size-complex="8pt"/>
    </style:style>
    <style:style style:name="ce5" style:family="table-cell" style:parent-style-name="Default">
      <style:text-properties style:font-name="Arial Narrow" fo:font-size="8pt" style:text-underline-style="solid" style:text-underline-width="auto" style:text-underline-color="font-color" style:font-size-asian="8pt" style:font-size-complex="8pt"/>
    </style:style>
    <style:style style:name="ce6" style:family="table-cell" style:parent-style-name="Default" style:data-style-name="N36">
      <style:text-properties fo:color="#800000" style:font-name="DejaVu Sans Light" fo:font-size="8pt" fo:font-weight="bold" style:font-size-asian="8pt" style:font-weight-asian="bold" style:font-size-complex="8pt" style:font-weight-complex="bold"/>
    </style:style>
    <style:style style:name="ce7" style:family="table-cell" style:parent-style-name="Default" style:data-style-name="N36">
      <style:text-properties style:font-name="Arial Narrow"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1" table:default-cell-style-name="ce2"/>
        <table:table-column table:style-name="co10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18" table:default-cell-style-name="ce2"/>
        <table:table-column table:style-name="co20" table:default-cell-style-name="ce2"/>
        <table:table-column table:style-name="co21" table:number-columns-repeated="2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number-columns-repeated="2" table:default-cell-style-name="ce2"/>
        <table:table-column table:style-name="co26" table:number-columns-repeated="2" table:default-cell-style-name="ce7"/>
        <table:table-column table:style-name="co27" table:default-cell-style-name="ce7"/>
        <table:table-column table:style-name="co28" table:default-cell-style-name="ce2"/>
        <table:table-column table:style-name="co29" table:number-columns-repeated="976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ipo</text:p>
          </table:table-cell>
          <table:table-cell table:style-name="ce1" office:value-type="string">
            <text:p>idGrupo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1 Apellido</text:p>
          </table:table-cell>
          <table:table-cell table:style-name="ce1" office:value-type="string">
            <text:p>2 Apellido</text:p>
          </table:table-cell>
          <table:table-cell table:style-name="ce1" office:value-type="string">
            <text:p>sexo</text:p>
          </table:table-cell>
          <table:table-cell table:style-name="ce1" office:value-type="string">
            <text:p>Fecha Nac.</text:p>
          </table:table-cell>
          <table:table-cell table:style-name="ce1" office:value-type="string">
            <text:p>DNI</text:p>
          </table:table-cell>
          <table:table-cell table:style-name="ce1" office:value-type="string">
            <text:p>SegSocial</text:p>
          </table:table-cell>
          <table:table-cell table:style-name="ce1" office:value-type="string">
            <text:p>SeguroPrivado</text:p>
          </table:table-cell>
          <table:table-cell table:style-name="ce1" office:value-type="string">
            <text:p>Calle</text:p>
          </table:table-cell>
          <table:table-cell table:style-name="ce1" office:value-type="string">
            <text:p>Núm</text:p>
          </table:table-cell>
          <table:table-cell table:style-name="ce1" office:value-type="string">
            <text:p>Escalera</text:p>
          </table:table-cell>
          <table:table-cell table:style-name="ce1" office:value-type="string">
            <text:p>Puerta</text:p>
          </table:table-cell>
          <table:table-cell table:style-name="ce1" office:value-type="string">
            <text:p>CP</text:p>
          </table:table-cell>
          <table:table-cell table:style-name="ce1" office:value-type="string">
            <text:p>Tel. Casa</text:p>
          </table:table-cell>
          <table:table-cell table:style-name="ce1" office:value-type="string">
            <text:p>Tel. Móvil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idProvincia</text:p>
          </table:table-cell>
          <table:table-cell table:style-name="ce1" office:value-type="string">
            <text:p>Provincia</text:p>
          </table:table-cell>
          <table:table-cell table:style-name="ce1" office:value-type="string">
            <text:p>idMunicipio</text:p>
          </table:table-cell>
          <table:table-cell table:style-name="ce1" office:value-type="string">
            <text:p>Municipio</text:p>
          </table:table-cell>
          <table:table-cell table:style-name="ce1" office:value-type="string">
            <text:p>tieneTutorLegal</text:p>
          </table:table-cell>
          <table:table-cell table:style-name="ce1" office:value-type="string">
            <text:p>padresDivorciadostorLegal</text:p>
          </table:table-cell>
          <table:table-cell table:style-name="ce1" office:value-type="string">
            <text:p>padre_nombre</text:p>
          </table:table-cell>
          <table:table-cell table:style-name="ce1" office:value-type="string">
            <text:p>padre_telefono</text:p>
          </table:table-cell>
          <table:table-cell table:style-name="ce1" office:value-type="string">
            <text:p>padre_email</text:p>
          </table:table-cell>
          <table:table-cell table:style-name="ce1" office:value-type="string">
            <text:p>madre_nombre</text:p>
          </table:table-cell>
          <table:table-cell table:style-name="ce1" office:value-type="string">
            <text:p>madre_telefono</text:p>
          </table:table-cell>
          <table:table-cell table:style-name="ce1" office:value-type="string">
            <text:p>madre_email</text:p>
          </table:table-cell>
          <table:table-cell table:style-name="ce6" office:value-type="string">
            <text:p>Fecha Alta</text:p>
          </table:table-cell>
          <table:table-cell table:style-name="ce6" office:value-type="string">
            <text:p>Fecha Baja</text:p>
          </table:table-cell>
          <table:table-cell table:style-name="ce6" office:value-type="string">
            <text:p>Fecha Act.</text:p>
          </table:table-cell>
          <table:table-cell table:style-name="ce1" office:value-type="string">
            <text:p>Rama</text:p>
          </table:table-cell>
          <table:table-cell table:style-name="ce1" table:number-columns-repeated="97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</text:p>
          </table:table-cell>
          <table:table-cell office:value-type="string">
            <text:p>UP</text:p>
          </table:table-cell>
          <table:table-cell office:value-type="string">
            <text:p>Inez</text:p>
          </table:table-cell>
          <table:table-cell office:value-type="string">
            <text:p>Mclean</text:p>
          </table:table-cell>
          <table:table-cell office:value-type="string">
            <text:p>Hodge</text:p>
          </table:table-cell>
          <table:table-cell office:value-type="string">
            <text:p>M</text:p>
          </table:table-cell>
          <table:table-cell table:style-name="ce4" office:value-type="date" office:date-value="1996-08-07">
            <text:p>07/08/96</text:p>
          </table:table-cell>
          <table:table-cell office:value-type="string">
            <text:p>79289943F</text:p>
          </table:table-cell>
          <table:table-cell/>
          <table:table-cell office:value-type="string">
            <text:p>FALSE</text:p>
          </table:table-cell>
          <table:table-cell office:value-type="string">
            <text:p>6394 Placerat Rd.</text:p>
          </table:table-cell>
          <table:table-cell table:style-name="ce3" office:value-type="float" office:value="6">
            <text:p>6</text:p>
          </table:table-cell>
          <table:table-cell/>
          <table:table-cell office:value-type="float" office:value="13">
            <text:p>13</text:p>
          </table:table-cell>
          <table:table-cell office:value-type="float" office:value="47299">
            <text:p>47299</text:p>
          </table:table-cell>
          <table:table-cell office:value-type="float" office:value="415709015">
            <text:p>415709015</text:p>
          </table:table-cell>
          <table:table-cell office:value-type="float" office:value="778063096">
            <text:p>778063096</text:p>
          </table:table-cell>
          <table:table-cell office:value-type="string">
            <text:p>eget.massa@Quisque.edu</text:p>
          </table:table-cell>
          <table:table-cell table:style-name="ce3" office:value-type="float" office:value="0">
            <text:p>0</text:p>
          </table:table-cell>
          <table:table-cell office:value-type="string">
            <text:p>Quebec</text:p>
          </table:table-cell>
          <table:table-cell table:style-name="ce3" office:value-type="float" office:value="0">
            <text:p>0</text:p>
          </table:table-cell>
          <table:table-cell office:value-type="string">
            <text:p>Tok</text:p>
          </table:table-cell>
          <table:table-cell table:number-columns-repeated="2" office:value-type="string">
            <text:p>FALSE</text:p>
          </table:table-cell>
          <table:table-cell table:number-columns-repeated="6"/>
          <table:table-cell office:value-type="date" office:date-value="2003-07-13">
            <text:p>13/07/2003</text:p>
          </table:table-cell>
          <table:table-cell/>
          <table:table-cell office:value-type="date" office:date-value="2011-01-16">
            <text:p>16/01/2011</text:p>
          </table:table-cell>
          <table:table-cell office:value-type="string">
            <text:p>P</text:p>
          </table:table-cell>
          <table:table-cell table:number-columns-repeated="97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</text:p>
          </table:table-cell>
          <table:table-cell office:value-type="string">
            <text:p>UP</text:p>
          </table:table-cell>
          <table:table-cell office:value-type="string">
            <text:p>Justina</text:p>
          </table:table-cell>
          <table:table-cell office:value-type="string">
            <text:p>Lewis</text:p>
          </table:table-cell>
          <table:table-cell office:value-type="string">
            <text:p>Brennan</text:p>
          </table:table-cell>
          <table:table-cell office:value-type="string">
            <text:p>M</text:p>
          </table:table-cell>
          <table:table-cell table:style-name="ce4" office:value-type="date" office:date-value="2002-04-20">
            <text:p>20/04/02</text:p>
          </table:table-cell>
          <table:table-cell office:value-type="string">
            <text:p>88053974X</text:p>
          </table:table-cell>
          <table:table-cell/>
          <table:table-cell office:value-type="string">
            <text:p>FALSE</text:p>
          </table:table-cell>
          <table:table-cell office:value-type="string">
            <text:p>649-7187 Lorem Road</text:p>
          </table:table-cell>
          <table:table-cell office:value-type="float" office:value="1">
            <text:p>1</text:p>
          </table:table-cell>
          <table:table-cell/>
          <table:table-cell office:value-type="float" office:value="28">
            <text:p>28</text:p>
          </table:table-cell>
          <table:table-cell office:value-type="float" office:value="94524">
            <text:p>94524</text:p>
          </table:table-cell>
          <table:table-cell office:value-type="float" office:value="580727338">
            <text:p>580727338</text:p>
          </table:table-cell>
          <table:table-cell office:value-type="float" office:value="327216758">
            <text:p>327216758</text:p>
          </table:table-cell>
          <table:table-cell office:value-type="string">
            <text:p>turpis@lobortisultricesVivamus.com</text:p>
          </table:table-cell>
          <table:table-cell table:style-name="ce3" office:value-type="float" office:value="0">
            <text:p>0</text:p>
          </table:table-cell>
          <table:table-cell office:value-type="string">
            <text:p>British Columbia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Kalamazoo</text:p>
          </table:table-cell>
          <table:table-cell table:number-columns-repeated="2" office:value-type="string">
            <text:p>FALSE</text:p>
          </table:table-cell>
          <table:table-cell table:style-name="ce3"/>
          <table:table-cell table:number-columns-repeated="5"/>
          <table:table-cell office:value-type="date" office:date-value="2007-10-27">
            <text:p>27/10/2007</text:p>
          </table:table-cell>
          <table:table-cell/>
          <table:table-cell office:value-type="date" office:date-value="2011-02-28">
            <text:p>28/02/2011</text:p>
          </table:table-cell>
          <table:table-cell office:value-type="string">
            <text:p>R</text:p>
          </table:table-cell>
          <table:table-cell table:number-columns-repeated="97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</text:p>
          </table:table-cell>
          <table:table-cell office:value-type="string">
            <text:p>UP</text:p>
          </table:table-cell>
          <table:table-cell office:value-type="string">
            <text:p>Jena</text:p>
          </table:table-cell>
          <table:table-cell office:value-type="string">
            <text:p>Strickland</text:p>
          </table:table-cell>
          <table:table-cell office:value-type="string">
            <text:p>Garner</text:p>
          </table:table-cell>
          <table:table-cell office:value-type="string">
            <text:p>F</text:p>
          </table:table-cell>
          <table:table-cell table:style-name="ce4" office:value-type="date" office:date-value="1998-12-09">
            <text:p>09/12/98</text:p>
          </table:table-cell>
          <table:table-cell office:value-type="string">
            <text:p>89771911M</text:p>
          </table:table-cell>
          <table:table-cell/>
          <table:table-cell office:value-type="string">
            <text:p>FALSE</text:p>
          </table:table-cell>
          <table:table-cell office:value-type="string">
            <text:p>919-1828 Placerat St.</text:p>
          </table:table-cell>
          <table:table-cell office:value-type="float" office:value="6">
            <text:p>6</text:p>
          </table:table-cell>
          <table:table-cell/>
          <table:table-cell office:value-type="float" office:value="16">
            <text:p>16</text:p>
          </table:table-cell>
          <table:table-cell office:value-type="float" office:value="89743">
            <text:p>89743</text:p>
          </table:table-cell>
          <table:table-cell office:value-type="float" office:value="121208321">
            <text:p>121208321</text:p>
          </table:table-cell>
          <table:table-cell office:value-type="float" office:value="534163912">
            <text:p>534163912</text:p>
          </table:table-cell>
          <table:table-cell office:value-type="string">
            <text:p>malesuada.id@mauriselit.edu</text:p>
          </table:table-cell>
          <table:table-cell table:style-name="ce3" office:value-type="float" office:value="0">
            <text:p>0</text:p>
          </table:table-cell>
          <table:table-cell office:value-type="string">
            <text:p>Fife</text:p>
          </table:table-cell>
          <table:table-cell table:style-name="ce3" office:value-type="float" office:value="0">
            <text:p>0</text:p>
          </table:table-cell>
          <table:table-cell office:value-type="string">
            <text:p>Trenton</text:p>
          </table:table-cell>
          <table:table-cell table:number-columns-repeated="2" office:value-type="string">
            <text:p>FALSE</text:p>
          </table:table-cell>
          <table:table-cell table:number-columns-repeated="6"/>
          <table:table-cell office:value-type="date" office:date-value="2005-04-11">
            <text:p>11/04/2005</text:p>
          </table:table-cell>
          <table:table-cell/>
          <table:table-cell office:value-type="date" office:date-value="2011-02-04">
            <text:p>04/02/2011</text:p>
          </table:table-cell>
          <table:table-cell office:value-type="string">
            <text:p>M</text:p>
          </table:table-cell>
          <table:table-cell table:number-columns-repeated="97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</text:p>
          </table:table-cell>
          <table:table-cell office:value-type="string">
            <text:p>UP</text:p>
          </table:table-cell>
          <table:table-cell office:value-type="string">
            <text:p>Haley</text:p>
          </table:table-cell>
          <table:table-cell office:value-type="string">
            <text:p>Cochran</text:p>
          </table:table-cell>
          <table:table-cell office:value-type="string">
            <text:p>Hart</text:p>
          </table:table-cell>
          <table:table-cell office:value-type="string">
            <text:p>M</text:p>
          </table:table-cell>
          <table:table-cell table:style-name="ce4" office:value-type="date" office:date-value="2002-09-01">
            <text:p>01/09/02</text:p>
          </table:table-cell>
          <table:table-cell office:value-type="string">
            <text:p>48743870H</text:p>
          </table:table-cell>
          <table:table-cell/>
          <table:table-cell office:value-type="string">
            <text:p>FALSE</text:p>
          </table:table-cell>
          <table:table-cell office:value-type="string">
            <text:p>848-7468 Nisi Road</text:p>
          </table:table-cell>
          <table:table-cell office:value-type="float" office:value="10">
            <text:p>10</text:p>
          </table:table-cell>
          <table:table-cell/>
          <table:table-cell office:value-type="float" office:value="15">
            <text:p>15</text:p>
          </table:table-cell>
          <table:table-cell office:value-type="float" office:value="94128">
            <text:p>94128</text:p>
          </table:table-cell>
          <table:table-cell office:value-type="float" office:value="729483954">
            <text:p>729483954</text:p>
          </table:table-cell>
          <table:table-cell office:value-type="float" office:value="926735940">
            <text:p>926735940</text:p>
          </table:table-cell>
          <table:table-cell office:value-type="string">
            <text:p>magna.nec@semPellentesque.edu</text:p>
          </table:table-cell>
          <table:table-cell table:style-name="ce3" office:value-type="float" office:value="0">
            <text:p>0</text:p>
          </table:table-cell>
          <table:table-cell office:value-type="string">
            <text:p>QC</text:p>
          </table:table-cell>
          <table:table-cell table:style-name="ce3" office:value-type="float" office:value="0">
            <text:p>0</text:p>
          </table:table-cell>
          <table:table-cell office:value-type="string">
            <text:p>Starkville</text:p>
          </table:table-cell>
          <table:table-cell table:number-columns-repeated="2" office:value-type="string">
            <text:p>FALSE</text:p>
          </table:table-cell>
          <table:table-cell table:number-columns-repeated="6"/>
          <table:table-cell office:value-type="date" office:date-value="2003-11-26">
            <text:p>26/11/2003</text:p>
          </table:table-cell>
          <table:table-cell/>
          <table:table-cell office:value-type="date" office:date-value="2010-10-27">
            <text:p>27/10/2010</text:p>
          </table:table-cell>
          <table:table-cell office:value-type="string">
            <text:p>R</text:p>
          </table:table-cell>
          <table:table-cell table:number-columns-repeated="97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K</text:p>
          </table:table-cell>
          <table:table-cell office:value-type="string">
            <text:p>UP</text:p>
          </table:table-cell>
          <table:table-cell office:value-type="string">
            <text:p>Laurel</text:p>
          </table:table-cell>
          <table:table-cell office:value-type="string">
            <text:p>Burke</text:p>
          </table:table-cell>
          <table:table-cell office:value-type="string">
            <text:p>Calhoun</text:p>
          </table:table-cell>
          <table:table-cell office:value-type="string">
            <text:p>M</text:p>
          </table:table-cell>
          <table:table-cell table:style-name="ce4" office:value-type="date" office:date-value="2001-06-15">
            <text:p>15/06/01</text:p>
          </table:table-cell>
          <table:table-cell office:value-type="string">
            <text:p>99510291D</text:p>
          </table:table-cell>
          <table:table-cell/>
          <table:table-cell office:value-type="string">
            <text:p>FALSE</text:p>
          </table:table-cell>
          <table:table-cell office:value-type="string">
            <text:p>Ap #191-7151 Luctus Avenue</text:p>
          </table:table-cell>
          <table:table-cell office:value-type="float" office:value="7">
            <text:p>7</text:p>
          </table:table-cell>
          <table:table-cell/>
          <table:table-cell office:value-type="float" office:value="21">
            <text:p>21</text:p>
          </table:table-cell>
          <table:table-cell office:value-type="float" office:value="25578">
            <text:p>25578</text:p>
          </table:table-cell>
          <table:table-cell office:value-type="float" office:value="887813999">
            <text:p>887813999</text:p>
          </table:table-cell>
          <table:table-cell office:value-type="float" office:value="66404107">
            <text:p>66404107</text:p>
          </table:table-cell>
          <table:table-cell office:value-type="string">
            <text:p>augue.id.ante@liberoduinec.edu</text:p>
          </table:table-cell>
          <table:table-cell table:style-name="ce3" office:value-type="float" office:value="0">
            <text:p>0</text:p>
          </table:table-cell>
          <table:table-cell office:value-type="string">
            <text:p>Zeeland</text:p>
          </table:table-cell>
          <table:table-cell table:style-name="ce3" office:value-type="float" office:value="0">
            <text:p>0</text:p>
          </table:table-cell>
          <table:table-cell office:value-type="string">
            <text:p>New Haven</text:p>
          </table:table-cell>
          <table:table-cell table:number-columns-repeated="2" office:value-type="string">
            <text:p>FALSE</text:p>
          </table:table-cell>
          <table:table-cell table:style-name="ce3"/>
          <table:table-cell table:number-columns-repeated="5"/>
          <table:table-cell office:value-type="date" office:date-value="2004-03-21">
            <text:p>21/03/2004</text:p>
          </table:table-cell>
          <table:table-cell/>
          <table:table-cell office:value-type="date" office:date-value="2010-06-30">
            <text:p>30/06/2010</text:p>
          </table:table-cell>
          <table:table-cell office:value-type="string">
            <text:p>M</text:p>
          </table:table-cell>
          <table:table-cell table:number-columns-repeated="97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K</text:p>
          </table:table-cell>
          <table:table-cell office:value-type="string">
            <text:p>UP</text:p>
          </table:table-cell>
          <table:table-cell office:value-type="string">
            <text:p>Timothy</text:p>
          </table:table-cell>
          <table:table-cell office:value-type="string">
            <text:p>Flowers</text:p>
          </table:table-cell>
          <table:table-cell office:value-type="string">
            <text:p>Ramsey</text:p>
          </table:table-cell>
          <table:table-cell office:value-type="string">
            <text:p>M</text:p>
          </table:table-cell>
          <table:table-cell table:style-name="ce4" office:value-type="date" office:date-value="1995-03-14">
            <text:p>14/03/95</text:p>
          </table:table-cell>
          <table:table-cell office:value-type="string">
            <text:p>98645894S</text:p>
          </table:table-cell>
          <table:table-cell/>
          <table:table-cell office:value-type="string">
            <text:p>FALSE</text:p>
          </table:table-cell>
          <table:table-cell office:value-type="string">
            <text:p>P.O. Box 981, 7514 Imperdiet St.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61552">
            <text:p>61552</text:p>
          </table:table-cell>
          <table:table-cell office:value-type="float" office:value="506815370">
            <text:p>506815370</text:p>
          </table:table-cell>
          <table:table-cell office:value-type="float" office:value="547640561">
            <text:p>547640561</text:p>
          </table:table-cell>
          <table:table-cell office:value-type="string">
            <text:p>eu.euismod@duilectusrutrum.edu</text:p>
          </table:table-cell>
          <table:table-cell table:style-name="ce3" office:value-type="float" office:value="0">
            <text:p>0</text:p>
          </table:table-cell>
          <table:table-cell office:value-type="string">
            <text:p>California</text:p>
          </table:table-cell>
          <table:table-cell table:style-name="ce3" office:value-type="float" office:value="0">
            <text:p>0</text:p>
          </table:table-cell>
          <table:table-cell office:value-type="string">
            <text:p>Bowie</text:p>
          </table:table-cell>
          <table:table-cell table:number-columns-repeated="2" office:value-type="string">
            <text:p>FALSE</text:p>
          </table:table-cell>
          <table:table-cell table:number-columns-repeated="6"/>
          <table:table-cell office:value-type="date" office:date-value="2004-11-11">
            <text:p>11/11/2004</text:p>
          </table:table-cell>
          <table:table-cell/>
          <table:table-cell office:value-type="date" office:date-value="2010-04-01">
            <text:p>01/04/2010</text:p>
          </table:table-cell>
          <table:table-cell office:value-type="string">
            <text:p>C</text:p>
          </table:table-cell>
          <table:table-cell table:number-columns-repeated="97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K</text:p>
          </table:table-cell>
          <table:table-cell table:style-name="ce3" office:value-type="string">
            <text:p>UP</text:p>
          </table:table-cell>
          <table:table-cell office:value-type="string">
            <text:p>Jane</text:p>
          </table:table-cell>
          <table:table-cell office:value-type="string">
            <text:p>Mathews</text:p>
          </table:table-cell>
          <table:table-cell office:value-type="string">
            <text:p>Sampson</text:p>
          </table:table-cell>
          <table:table-cell office:value-type="string">
            <text:p>F</text:p>
          </table:table-cell>
          <table:table-cell table:style-name="ce4" office:value-type="date" office:date-value="2001-02-05">
            <text:p>05/02/01</text:p>
          </table:table-cell>
          <table:table-cell office:value-type="string">
            <text:p>81833722K</text:p>
          </table:table-cell>
          <table:table-cell/>
          <table:table-cell office:value-type="string">
            <text:p>FALSE</text:p>
          </table:table-cell>
          <table:table-cell office:value-type="string">
            <text:p>556-9086 Lacus. Road</text:p>
          </table:table-cell>
          <table:table-cell office:value-type="float" office:value="1">
            <text:p>1</text:p>
          </table:table-cell>
          <table:table-cell/>
          <table:table-cell office:value-type="float" office:value="24">
            <text:p>24</text:p>
          </table:table-cell>
          <table:table-cell office:value-type="float" office:value="91137">
            <text:p>91137</text:p>
          </table:table-cell>
          <table:table-cell office:value-type="float" office:value="829661028">
            <text:p>829661028</text:p>
          </table:table-cell>
          <table:table-cell office:value-type="float" office:value="23571428">
            <text:p>23571428</text:p>
          </table:table-cell>
          <table:table-cell office:value-type="string">
            <text:p>sagittis.augue.eu@lectuspedeet.edu</text:p>
          </table:table-cell>
          <table:table-cell table:style-name="ce3" office:value-type="float" office:value="0">
            <text:p>0</text:p>
          </table:table-cell>
          <table:table-cell office:value-type="string">
            <text:p>Co. Offaly</text:p>
          </table:table-cell>
          <table:table-cell table:style-name="ce3" office:value-type="float" office:value="0">
            <text:p>0</text:p>
          </table:table-cell>
          <table:table-cell office:value-type="string">
            <text:p>Caguas</text:p>
          </table:table-cell>
          <table:table-cell table:number-columns-repeated="2" office:value-type="string">
            <text:p>FALSE</text:p>
          </table:table-cell>
          <table:table-cell table:number-columns-repeated="6"/>
          <table:table-cell office:value-type="date" office:date-value="2004-01-28">
            <text:p>28/01/2004</text:p>
          </table:table-cell>
          <table:table-cell/>
          <table:table-cell office:value-type="date" office:date-value="2011-02-01">
            <text:p>01/02/2011</text:p>
          </table:table-cell>
          <table:table-cell office:value-type="string">
            <text:p>T</text:p>
          </table:table-cell>
          <table:table-cell table:number-columns-repeated="97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</text:p>
          </table:table-cell>
          <table:table-cell office:value-type="string">
            <text:p>UP</text:p>
          </table:table-cell>
          <table:table-cell office:value-type="string">
            <text:p>Caleb</text:p>
          </table:table-cell>
          <table:table-cell office:value-type="string">
            <text:p>Huffman</text:p>
          </table:table-cell>
          <table:table-cell office:value-type="string">
            <text:p>Lamb</text:p>
          </table:table-cell>
          <table:table-cell office:value-type="string">
            <text:p>M</text:p>
          </table:table-cell>
          <table:table-cell table:style-name="ce4" office:value-type="date" office:date-value="1997-10-12">
            <text:p>12/10/97</text:p>
          </table:table-cell>
          <table:table-cell office:value-type="string">
            <text:p>38456878U</text:p>
          </table:table-cell>
          <table:table-cell/>
          <table:table-cell office:value-type="string">
            <text:p>FALSE</text:p>
          </table:table-cell>
          <table:table-cell office:value-type="string">
            <text:p>Ap #228-7428 Eleifend Rd.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78704">
            <text:p>78704</text:p>
          </table:table-cell>
          <table:table-cell office:value-type="float" office:value="230981644">
            <text:p>230981644</text:p>
          </table:table-cell>
          <table:table-cell office:value-type="float" office:value="513850174">
            <text:p>513850174</text:p>
          </table:table-cell>
          <table:table-cell office:value-type="string">
            <text:p>fermentum@ipsumacmi.ca</text:p>
          </table:table-cell>
          <table:table-cell table:style-name="ce3" office:value-type="float" office:value="0">
            <text:p>0</text:p>
          </table:table-cell>
          <table:table-cell office:value-type="string">
            <text:p>Gr.</text:p>
          </table:table-cell>
          <table:table-cell table:style-name="ce3" office:value-type="float" office:value="0">
            <text:p>0</text:p>
          </table:table-cell>
          <table:table-cell office:value-type="string">
            <text:p>Laguna Niguel</text:p>
          </table:table-cell>
          <table:table-cell table:number-columns-repeated="2" office:value-type="string">
            <text:p>FALSE</text:p>
          </table:table-cell>
          <table:table-cell table:number-columns-repeated="6"/>
          <table:table-cell office:value-type="date" office:date-value="2006-03-13">
            <text:p>13/03/2006</text:p>
          </table:table-cell>
          <table:table-cell/>
          <table:table-cell office:value-type="date" office:date-value="2010-04-24">
            <text:p>24/04/2010</text:p>
          </table:table-cell>
          <table:table-cell office:value-type="string">
            <text:p>M</text:p>
          </table:table-cell>
          <table:table-cell table:number-columns-repeated="97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K</text:p>
          </table:table-cell>
          <table:table-cell office:value-type="string">
            <text:p>UP</text:p>
          </table:table-cell>
          <table:table-cell office:value-type="string">
            <text:p>Macon</text:p>
          </table:table-cell>
          <table:table-cell office:value-type="string">
            <text:p>Obrien</text:p>
          </table:table-cell>
          <table:table-cell office:value-type="string">
            <text:p>Dodson</text:p>
          </table:table-cell>
          <table:table-cell office:value-type="string">
            <text:p>F</text:p>
          </table:table-cell>
          <table:table-cell table:style-name="ce4" office:value-type="date" office:date-value="2000-05-27">
            <text:p>27/05/00</text:p>
          </table:table-cell>
          <table:table-cell office:value-type="string">
            <text:p>26026812G</text:p>
          </table:table-cell>
          <table:table-cell/>
          <table:table-cell office:value-type="string">
            <text:p>FALSE</text:p>
          </table:table-cell>
          <table:table-cell office:value-type="string">
            <text:p>9360 In, Street</text:p>
          </table:table-cell>
          <table:table-cell office:value-type="float" office:value="7">
            <text:p>7</text:p>
          </table:table-cell>
          <table:table-cell/>
          <table:table-cell office:value-type="float" office:value="12">
            <text:p>12</text:p>
          </table:table-cell>
          <table:table-cell office:value-type="float" office:value="70423">
            <text:p>70423</text:p>
          </table:table-cell>
          <table:table-cell office:value-type="float" office:value="851589794">
            <text:p>851589794</text:p>
          </table:table-cell>
          <table:table-cell office:value-type="float" office:value="862218097">
            <text:p>862218097</text:p>
          </table:table-cell>
          <table:table-cell office:value-type="string">
            <text:p>ante.Nunc.mauris@sitamet.edu</text:p>
          </table:table-cell>
          <table:table-cell table:style-name="ce3" office:value-type="float" office:value="0">
            <text:p>0</text:p>
          </table:table-cell>
          <table:table-cell office:value-type="string">
            <text:p>FL</text:p>
          </table:table-cell>
          <table:table-cell table:style-name="ce3" office:value-type="float" office:value="0">
            <text:p>0</text:p>
          </table:table-cell>
          <table:table-cell office:value-type="string">
            <text:p>Omaha</text:p>
          </table:table-cell>
          <table:table-cell table:number-columns-repeated="2" office:value-type="string">
            <text:p>FALSE</text:p>
          </table:table-cell>
          <table:table-cell table:number-columns-repeated="6"/>
          <table:table-cell office:value-type="date" office:date-value="2007-04-25">
            <text:p>25/04/2007</text:p>
          </table:table-cell>
          <table:table-cell/>
          <table:table-cell office:value-type="date" office:date-value="2010-10-01">
            <text:p>01/10/2010</text:p>
          </table:table-cell>
          <table:table-cell office:value-type="string">
            <text:p>T</text:p>
          </table:table-cell>
          <table:table-cell table:number-columns-repeated="97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</text:p>
          </table:table-cell>
          <table:table-cell office:value-type="string">
            <text:p>UP</text:p>
          </table:table-cell>
          <table:table-cell office:value-type="string">
            <text:p>Daquan</text:p>
          </table:table-cell>
          <table:table-cell office:value-type="string">
            <text:p>Hatfield</text:p>
          </table:table-cell>
          <table:table-cell office:value-type="string">
            <text:p>Todd</text:p>
          </table:table-cell>
          <table:table-cell table:style-name="ce3" office:value-type="string">
            <text:p>M</text:p>
          </table:table-cell>
          <table:table-cell table:style-name="ce4" office:value-type="date" office:date-value="2000-11-08">
            <text:p>08/11/00</text:p>
          </table:table-cell>
          <table:table-cell office:value-type="string">
            <text:p>48477130U</text:p>
          </table:table-cell>
          <table:table-cell/>
          <table:table-cell office:value-type="string">
            <text:p>FALSE</text:p>
          </table:table-cell>
          <table:table-cell office:value-type="string">
            <text:p>895-7777 In Rd.</text:p>
          </table:table-cell>
          <table:table-cell office:value-type="float" office:value="5">
            <text:p>5</text:p>
          </table:table-cell>
          <table:table-cell/>
          <table:table-cell office:value-type="float" office:value="23">
            <text:p>23</text:p>
          </table:table-cell>
          <table:table-cell office:value-type="float" office:value="83635">
            <text:p>83635</text:p>
          </table:table-cell>
          <table:table-cell office:value-type="float" office:value="439385946">
            <text:p>439385946</text:p>
          </table:table-cell>
          <table:table-cell office:value-type="float" office:value="806174297">
            <text:p>806174297</text:p>
          </table:table-cell>
          <table:table-cell office:value-type="string">
            <text:p>odio.tristique@imperdieterat.ca</text:p>
          </table:table-cell>
          <table:table-cell table:style-name="ce3" office:value-type="float" office:value="0">
            <text:p>0</text:p>
          </table:table-cell>
          <table:table-cell office:value-type="string">
            <text:p>DE</text:p>
          </table:table-cell>
          <table:table-cell table:style-name="ce3" office:value-type="float" office:value="0">
            <text:p>0</text:p>
          </table:table-cell>
          <table:table-cell office:value-type="string">
            <text:p>Anchorage</text:p>
          </table:table-cell>
          <table:table-cell table:number-columns-repeated="2" office:value-type="string">
            <text:p>FALSE</text:p>
          </table:table-cell>
          <table:table-cell table:number-columns-repeated="6"/>
          <table:table-cell office:value-type="date" office:date-value="2011-01-06">
            <text:p>06/01/2011</text:p>
          </table:table-cell>
          <table:table-cell office:value-type="date" office:date-value="2008-12-07">
            <text:p>07/12/2008</text:p>
          </table:table-cell>
          <table:table-cell office:value-type="date" office:date-value="2011-03-12">
            <text:p>12/03/2011</text:p>
          </table:table-cell>
          <table:table-cell office:value-type="string">
            <text:p>T</text:p>
          </table:table-cell>
          <table:table-cell table:style-name="ce3"/>
          <table:table-cell table:number-columns-repeated="97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K</text:p>
          </table:table-cell>
          <table:table-cell office:value-type="string">
            <text:p>UP</text:p>
          </table:table-cell>
          <table:table-cell office:value-type="string">
            <text:p>Brian</text:p>
          </table:table-cell>
          <table:table-cell office:value-type="string">
            <text:p>Vaughn</text:p>
          </table:table-cell>
          <table:table-cell office:value-type="string">
            <text:p>Rowe</text:p>
          </table:table-cell>
          <table:table-cell office:value-type="string">
            <text:p>F</text:p>
          </table:table-cell>
          <table:table-cell table:style-name="ce4" office:value-type="date" office:date-value="1994-12-01">
            <text:p>01/12/94</text:p>
          </table:table-cell>
          <table:table-cell office:value-type="string">
            <text:p>46500964D</text:p>
          </table:table-cell>
          <table:table-cell/>
          <table:table-cell office:value-type="string">
            <text:p>FALSE</text:p>
          </table:table-cell>
          <table:table-cell office:value-type="string">
            <text:p>901-1091 A Rd.</text:p>
          </table:table-cell>
          <table:table-cell office:value-type="float" office:value="6">
            <text:p>6</text:p>
          </table:table-cell>
          <table:table-cell/>
          <table:table-cell office:value-type="float" office:value="26">
            <text:p>26</text:p>
          </table:table-cell>
          <table:table-cell office:value-type="float" office:value="61970">
            <text:p>61970</text:p>
          </table:table-cell>
          <table:table-cell office:value-type="float" office:value="182910685">
            <text:p>182910685</text:p>
          </table:table-cell>
          <table:table-cell office:value-type="float" office:value="454236544">
            <text:p>454236544</text:p>
          </table:table-cell>
          <table:table-cell office:value-type="string">
            <text:p>lobortis.quam@sodales.ca</text:p>
          </table:table-cell>
          <table:table-cell table:style-name="ce3" office:value-type="float" office:value="0">
            <text:p>0</text:p>
          </table:table-cell>
          <table:table-cell office:value-type="string">
            <text:p>YT</text:p>
          </table:table-cell>
          <table:table-cell table:style-name="ce3" office:value-type="float" office:value="0">
            <text:p>0</text:p>
          </table:table-cell>
          <table:table-cell office:value-type="string">
            <text:p>Leominster</text:p>
          </table:table-cell>
          <table:table-cell table:number-columns-repeated="2" office:value-type="string">
            <text:p>FALSE</text:p>
          </table:table-cell>
          <table:table-cell table:number-columns-repeated="6"/>
          <table:table-cell office:value-type="date" office:date-value="2009-04-29">
            <text:p>29/04/2009</text:p>
          </table:table-cell>
          <table:table-cell/>
          <table:table-cell office:value-type="date" office:date-value="2010-05-02">
            <text:p>02/05/2010</text:p>
          </table:table-cell>
          <table:table-cell office:value-type="string">
            <text:p>R</text:p>
          </table:table-cell>
          <table:table-cell table:number-columns-repeated="97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</text:p>
          </table:table-cell>
          <table:table-cell office:value-type="string">
            <text:p>UP</text:p>
          </table:table-cell>
          <table:table-cell office:value-type="string">
            <text:p>Catherine</text:p>
          </table:table-cell>
          <table:table-cell office:value-type="string">
            <text:p>Garrett</text:p>
          </table:table-cell>
          <table:table-cell office:value-type="string">
            <text:p>Melton</text:p>
          </table:table-cell>
          <table:table-cell office:value-type="string">
            <text:p>M</text:p>
          </table:table-cell>
          <table:table-cell table:style-name="ce4" office:value-type="date" office:date-value="1996-03-17">
            <text:p>17/03/96</text:p>
          </table:table-cell>
          <table:table-cell office:value-type="string">
            <text:p>63574019F</text:p>
          </table:table-cell>
          <table:table-cell/>
          <table:table-cell office:value-type="string">
            <text:p>FALSE</text:p>
          </table:table-cell>
          <table:table-cell office:value-type="string">
            <text:p>750-5663 Ultricies Street</text:p>
          </table:table-cell>
          <table:table-cell office:value-type="float" office:value="9">
            <text:p>9</text:p>
          </table:table-cell>
          <table:table-cell/>
          <table:table-cell office:value-type="float" office:value="29">
            <text:p>29</text:p>
          </table:table-cell>
          <table:table-cell office:value-type="float" office:value="60999">
            <text:p>60999</text:p>
          </table:table-cell>
          <table:table-cell office:value-type="float" office:value="808028966">
            <text:p>808028966</text:p>
          </table:table-cell>
          <table:table-cell office:value-type="float" office:value="464474115">
            <text:p>464474115</text:p>
          </table:table-cell>
          <table:table-cell office:value-type="string">
            <text:p>Fusce.aliquam@euismod.ca</text:p>
          </table:table-cell>
          <table:table-cell table:style-name="ce3" office:value-type="float" office:value="0">
            <text:p>0</text:p>
          </table:table-cell>
          <table:table-cell office:value-type="string">
            <text:p>Ov.</text:p>
          </table:table-cell>
          <table:table-cell table:style-name="ce3" office:value-type="float" office:value="0">
            <text:p>0</text:p>
          </table:table-cell>
          <table:table-cell office:value-type="string">
            <text:p>Hollywood</text:p>
          </table:table-cell>
          <table:table-cell table:number-columns-repeated="2" office:value-type="string">
            <text:p>FALSE</text:p>
          </table:table-cell>
          <table:table-cell table:number-columns-repeated="6"/>
          <table:table-cell office:value-type="date" office:date-value="2008-11-12">
            <text:p>12/11/2008</text:p>
          </table:table-cell>
          <table:table-cell/>
          <table:table-cell office:value-type="date" office:date-value="2010-04-28">
            <text:p>28/04/2010</text:p>
          </table:table-cell>
          <table:table-cell office:value-type="string">
            <text:p>T</text:p>
          </table:table-cell>
          <table:table-cell table:number-columns-repeated="97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K</text:p>
          </table:table-cell>
          <table:table-cell office:value-type="string">
            <text:p>UP</text:p>
          </table:table-cell>
          <table:table-cell office:value-type="string">
            <text:p>Amery</text:p>
          </table:table-cell>
          <table:table-cell office:value-type="string">
            <text:p>Pittman</text:p>
          </table:table-cell>
          <table:table-cell office:value-type="string">
            <text:p>Mcintyre</text:p>
          </table:table-cell>
          <table:table-cell office:value-type="string">
            <text:p>F</text:p>
          </table:table-cell>
          <table:table-cell table:style-name="ce4" office:value-type="date" office:date-value="2002-11-10">
            <text:p>10/11/02</text:p>
          </table:table-cell>
          <table:table-cell office:value-type="string">
            <text:p>20735651F</text:p>
          </table:table-cell>
          <table:table-cell/>
          <table:table-cell office:value-type="string">
            <text:p>FALSE</text:p>
          </table:table-cell>
          <table:table-cell office:value-type="string">
            <text:p>3595 Donec St.</text:p>
          </table:table-cell>
          <table:table-cell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office:value-type="float" office:value="74391">
            <text:p>74391</text:p>
          </table:table-cell>
          <table:table-cell office:value-type="float" office:value="313349146">
            <text:p>313349146</text:p>
          </table:table-cell>
          <table:table-cell office:value-type="float" office:value="454939048">
            <text:p>454939048</text:p>
          </table:table-cell>
          <table:table-cell office:value-type="string">
            <text:p>Nullam@malesuadavel.edu</text:p>
          </table:table-cell>
          <table:table-cell table:style-name="ce3" office:value-type="float" office:value="0">
            <text:p>0</text:p>
          </table:table-cell>
          <table:table-cell office:value-type="string">
            <text:p>U.</text:p>
          </table:table-cell>
          <table:table-cell table:style-name="ce3" office:value-type="float" office:value="0">
            <text:p>0</text:p>
          </table:table-cell>
          <table:table-cell office:value-type="string">
            <text:p>Oklahoma City</text:p>
          </table:table-cell>
          <table:table-cell table:number-columns-repeated="2" office:value-type="string">
            <text:p>FALSE</text:p>
          </table:table-cell>
          <table:table-cell table:number-columns-repeated="6"/>
          <table:table-cell office:value-type="date" office:date-value="2010-04-19">
            <text:p>19/04/2010</text:p>
          </table:table-cell>
          <table:table-cell/>
          <table:table-cell office:value-type="date" office:date-value="2011-03-13">
            <text:p>13/03/2011</text:p>
          </table:table-cell>
          <table:table-cell office:value-type="string">
            <text:p>C</text:p>
          </table:table-cell>
          <table:table-cell table:number-columns-repeated="97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</text:p>
          </table:table-cell>
          <table:table-cell office:value-type="string">
            <text:p>UP</text:p>
          </table:table-cell>
          <table:table-cell office:value-type="string">
            <text:p>Jakeem</text:p>
          </table:table-cell>
          <table:table-cell office:value-type="string">
            <text:p>Garza</text:p>
          </table:table-cell>
          <table:table-cell office:value-type="string">
            <text:p>Stone</text:p>
          </table:table-cell>
          <table:table-cell office:value-type="string">
            <text:p>F</text:p>
          </table:table-cell>
          <table:table-cell table:style-name="ce4" office:value-type="date" office:date-value="2001-08-29">
            <text:p>29/08/01</text:p>
          </table:table-cell>
          <table:table-cell office:value-type="string">
            <text:p>82326185H</text:p>
          </table:table-cell>
          <table:table-cell/>
          <table:table-cell office:value-type="string">
            <text:p>FALSE</text:p>
          </table:table-cell>
          <table:table-cell office:value-type="string">
            <text:p>397 Eu Av.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 office:value-type="float" office:value="92020">
            <text:p>92020</text:p>
          </table:table-cell>
          <table:table-cell office:value-type="float" office:value="723672105">
            <text:p>723672105</text:p>
          </table:table-cell>
          <table:table-cell office:value-type="float" office:value="951686348">
            <text:p>951686348</text:p>
          </table:table-cell>
          <table:table-cell office:value-type="string">
            <text:p>Quisque.ornare@luctus.edu</text:p>
          </table:table-cell>
          <table:table-cell table:style-name="ce3" office:value-type="float" office:value="0">
            <text:p>0</text:p>
          </table:table-cell>
          <table:table-cell office:value-type="string">
            <text:p>Jersey</text:p>
          </table:table-cell>
          <table:table-cell table:style-name="ce3" office:value-type="float" office:value="0">
            <text:p>0</text:p>
          </table:table-cell>
          <table:table-cell office:value-type="string">
            <text:p>Ashland</text:p>
          </table:table-cell>
          <table:table-cell table:number-columns-repeated="2" office:value-type="string">
            <text:p>FALSE</text:p>
          </table:table-cell>
          <table:table-cell table:number-columns-repeated="6"/>
          <table:table-cell office:value-type="date" office:date-value="2010-05-29">
            <text:p>29/05/2010</text:p>
          </table:table-cell>
          <table:table-cell table:style-name="Default"/>
          <table:table-cell office:value-type="date" office:date-value="2010-10-26">
            <text:p>26/10/2010</text:p>
          </table:table-cell>
          <table:table-cell office:value-type="string">
            <text:p>P</text:p>
          </table:table-cell>
          <table:table-cell table:number-columns-repeated="97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office:value-type="string">
            <text:p>UP</text:p>
          </table:table-cell>
          <table:table-cell office:value-type="string">
            <text:p>Dennis</text:p>
          </table:table-cell>
          <table:table-cell office:value-type="string">
            <text:p>Norris</text:p>
          </table:table-cell>
          <table:table-cell office:value-type="string">
            <text:p>Gates</text:p>
          </table:table-cell>
          <table:table-cell office:value-type="string">
            <text:p>F</text:p>
          </table:table-cell>
          <table:table-cell table:style-name="ce4" office:value-type="date" office:date-value="1999-04-30">
            <text:p>30/04/99</text:p>
          </table:table-cell>
          <table:table-cell office:value-type="string">
            <text:p>36400502Z</text:p>
          </table:table-cell>
          <table:table-cell/>
          <table:table-cell office:value-type="string">
            <text:p>FALSE</text:p>
          </table:table-cell>
          <table:table-cell office:value-type="string">
            <text:p>P.O. Box 196, 2779 Tempor Av.</text:p>
          </table:table-cell>
          <table:table-cell office:value-type="float" office:value="3">
            <text:p>3</text:p>
          </table:table-cell>
          <table:table-cell/>
          <table:table-cell office:value-type="float" office:value="9">
            <text:p>9</text:p>
          </table:table-cell>
          <table:table-cell office:value-type="float" office:value="57793">
            <text:p>57793</text:p>
          </table:table-cell>
          <table:table-cell office:value-type="float" office:value="539162715">
            <text:p>539162715</text:p>
          </table:table-cell>
          <table:table-cell office:value-type="float" office:value="616988741">
            <text:p>616988741</text:p>
          </table:table-cell>
          <table:table-cell office:value-type="string">
            <text:p>ante.Vivamus.non@nondapibus.ca</text:p>
          </table:table-cell>
          <table:table-cell table:style-name="ce3" office:value-type="float" office:value="0">
            <text:p>0</text:p>
          </table:table-cell>
          <table:table-cell office:value-type="string">
            <text:p>MB</text:p>
          </table:table-cell>
          <table:table-cell table:style-name="ce3" office:value-type="float" office:value="0">
            <text:p>0</text:p>
          </table:table-cell>
          <table:table-cell office:value-type="string">
            <text:p>Montpelier</text:p>
          </table:table-cell>
          <table:table-cell table:number-columns-repeated="2" office:value-type="string">
            <text:p>FALSE</text:p>
          </table:table-cell>
          <table:table-cell table:number-columns-repeated="6"/>
          <table:table-cell office:value-type="date" office:date-value="2009-09-07">
            <text:p>07/09/2009</text:p>
          </table:table-cell>
          <table:table-cell/>
          <table:table-cell office:value-type="date" office:date-value="2011-02-17">
            <text:p>17/02/2011</text:p>
          </table:table-cell>
          <table:table-cell office:value-type="string">
            <text:p>C</text:p>
          </table:table-cell>
          <table:table-cell table:number-columns-repeated="97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Lee</text:p>
          </table:table-cell>
          <table:table-cell office:value-type="string">
            <text:p>Campbell</text:p>
          </table:table-cell>
          <table:table-cell office:value-type="string">
            <text:p>Mason</text:p>
          </table:table-cell>
          <table:table-cell office:value-type="string">
            <text:p>F</text:p>
          </table:table-cell>
          <table:table-cell table:style-name="ce4" office:value-type="date" office:date-value="2002-03-29">
            <text:p>29/03/02</text:p>
          </table:table-cell>
          <table:table-cell office:value-type="string">
            <text:p>91853777J</text:p>
          </table:table-cell>
          <table:table-cell/>
          <table:table-cell office:value-type="string">
            <text:p>FALSE</text:p>
          </table:table-cell>
          <table:table-cell office:value-type="string">
            <text:p>Ap #336-4917 Duis Street</text:p>
          </table:table-cell>
          <table:table-cell office:value-type="float" office:value="7">
            <text:p>7</text:p>
          </table:table-cell>
          <table:table-cell/>
          <table:table-cell office:value-type="float" office:value="21">
            <text:p>21</text:p>
          </table:table-cell>
          <table:table-cell office:value-type="float" office:value="43120">
            <text:p>43120</text:p>
          </table:table-cell>
          <table:table-cell office:value-type="float" office:value="99189847">
            <text:p>99189847</text:p>
          </table:table-cell>
          <table:table-cell office:value-type="float" office:value="494500529">
            <text:p>494500529</text:p>
          </table:table-cell>
          <table:table-cell office:value-type="string">
            <text:p>scelerisque@Suspendisseeleifend.org</text:p>
          </table:table-cell>
          <table:table-cell table:style-name="ce3" office:value-type="float" office:value="0">
            <text:p>0</text:p>
          </table:table-cell>
          <table:table-cell office:value-type="string">
            <text:p>Noord Holland</text:p>
          </table:table-cell>
          <table:table-cell table:style-name="ce3" office:value-type="float" office:value="0">
            <text:p>0</text:p>
          </table:table-cell>
          <table:table-cell office:value-type="string">
            <text:p>Florence</text:p>
          </table:table-cell>
          <table:table-cell table:number-columns-repeated="2" office:value-type="string">
            <text:p>FALSE</text:p>
          </table:table-cell>
          <table:table-cell office:value-type="string">
            <text:p>Todd Rhodes Trevino</text:p>
          </table:table-cell>
          <table:table-cell office:value-type="float" office:value="494500529">
            <text:p>494500529</text:p>
          </table:table-cell>
          <table:table-cell office:value-type="string">
            <text:p>et.pede@velit.com</text:p>
          </table:table-cell>
          <table:table-cell office:value-type="string">
            <text:p>Gemma Trujillo Cline</text:p>
          </table:table-cell>
          <table:table-cell office:value-type="float" office:value="494500529">
            <text:p>494500529</text:p>
          </table:table-cell>
          <table:table-cell office:value-type="string">
            <text:p>Integer.urna@blanditviverra.edu</text:p>
          </table:table-cell>
          <table:table-cell office:value-type="date" office:date-value="2006-12-26">
            <text:p>26/12/2006</text:p>
          </table:table-cell>
          <table:table-cell/>
          <table:table-cell office:value-type="date" office:date-value="2011-03-17">
            <text:p>17/03/2011</text:p>
          </table:table-cell>
          <table:table-cell office:value-type="string">
            <text:p>T</text:p>
          </table:table-cell>
          <table:table-cell table:number-columns-repeated="97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Britanney</text:p>
          </table:table-cell>
          <table:table-cell office:value-type="string">
            <text:p>Jarvis</text:p>
          </table:table-cell>
          <table:table-cell office:value-type="string">
            <text:p>Mullen</text:p>
          </table:table-cell>
          <table:table-cell office:value-type="string">
            <text:p>F</text:p>
          </table:table-cell>
          <table:table-cell table:style-name="ce4" office:value-type="date" office:date-value="2001-02-15">
            <text:p>15/02/01</text:p>
          </table:table-cell>
          <table:table-cell office:value-type="string">
            <text:p>58862082X</text:p>
          </table:table-cell>
          <table:table-cell/>
          <table:table-cell office:value-type="string">
            <text:p>FALSE</text:p>
          </table:table-cell>
          <table:table-cell office:value-type="string">
            <text:p>P.O. Box 489, 7860 Lacus. Rd.</text:p>
          </table:table-cell>
          <table:table-cell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 office:value-type="float" office:value="14922">
            <text:p>14922</text:p>
          </table:table-cell>
          <table:table-cell office:value-type="float" office:value="598086915">
            <text:p>598086915</text:p>
          </table:table-cell>
          <table:table-cell office:value-type="float" office:value="830378141">
            <text:p>830378141</text:p>
          </table:table-cell>
          <table:table-cell office:value-type="string">
            <text:p>fermentum@quamelementumat.org</text:p>
          </table:table-cell>
          <table:table-cell table:style-name="ce3" office:value-type="float" office:value="0">
            <text:p>0</text:p>
          </table:table-cell>
          <table:table-cell office:value-type="string">
            <text:p>Gr.</text:p>
          </table:table-cell>
          <table:table-cell table:style-name="ce3" office:value-type="float" office:value="0">
            <text:p>0</text:p>
          </table:table-cell>
          <table:table-cell office:value-type="string">
            <text:p>Tampa</text:p>
          </table:table-cell>
          <table:table-cell table:number-columns-repeated="2" office:value-type="string">
            <text:p>FALSE</text:p>
          </table:table-cell>
          <table:table-cell office:value-type="string">
            <text:p>Dorian Goodman Livingston</text:p>
          </table:table-cell>
          <table:table-cell office:value-type="float" office:value="830378141">
            <text:p>830378141</text:p>
          </table:table-cell>
          <table:table-cell office:value-type="string">
            <text:p>augue@enim.com</text:p>
          </table:table-cell>
          <table:table-cell office:value-type="string">
            <text:p>Phyllis Dunlap Ratliff</text:p>
          </table:table-cell>
          <table:table-cell office:value-type="float" office:value="830378141">
            <text:p>830378141</text:p>
          </table:table-cell>
          <table:table-cell office:value-type="string">
            <text:p>Integer.sem@eleifend.ca</text:p>
          </table:table-cell>
          <table:table-cell office:value-type="date" office:date-value="2005-03-05">
            <text:p>05/03/2005</text:p>
          </table:table-cell>
          <table:table-cell/>
          <table:table-cell office:value-type="date" office:date-value="2010-11-12">
            <text:p>12/11/2010</text:p>
          </table:table-cell>
          <table:table-cell office:value-type="string">
            <text:p>M</text:p>
          </table:table-cell>
          <table:table-cell table:number-columns-repeated="97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Tanya</text:p>
          </table:table-cell>
          <table:table-cell office:value-type="string">
            <text:p>Stevens</text:p>
          </table:table-cell>
          <table:table-cell office:value-type="string">
            <text:p>Rios</text:p>
          </table:table-cell>
          <table:table-cell office:value-type="string">
            <text:p>M</text:p>
          </table:table-cell>
          <table:table-cell table:style-name="ce4" office:value-type="date" office:date-value="1991-05-04">
            <text:p>04/05/91</text:p>
          </table:table-cell>
          <table:table-cell office:value-type="string">
            <text:p>55864652E</text:p>
          </table:table-cell>
          <table:table-cell/>
          <table:table-cell office:value-type="string">
            <text:p>FALSE</text:p>
          </table:table-cell>
          <table:table-cell office:value-type="string">
            <text:p>765-5261 Quis, Street</text:p>
          </table:table-cell>
          <table:table-cell office:value-type="float" office:value="6">
            <text:p>6</text:p>
          </table:table-cell>
          <table:table-cell/>
          <table:table-cell office:value-type="float" office:value="20">
            <text:p>20</text:p>
          </table:table-cell>
          <table:table-cell office:value-type="float" office:value="49059">
            <text:p>49059</text:p>
          </table:table-cell>
          <table:table-cell office:value-type="float" office:value="793127799">
            <text:p>793127799</text:p>
          </table:table-cell>
          <table:table-cell office:value-type="float" office:value="538268097">
            <text:p>538268097</text:p>
          </table:table-cell>
          <table:table-cell office:value-type="string">
            <text:p>eu.lacus.Quisque@ipsumDonec.edu</text:p>
          </table:table-cell>
          <table:table-cell table:style-name="ce3" office:value-type="float" office:value="0">
            <text:p>0</text:p>
          </table:table-cell>
          <table:table-cell office:value-type="string">
            <text:p>Zld.</text:p>
          </table:table-cell>
          <table:table-cell table:style-name="ce3" office:value-type="float" office:value="0">
            <text:p>0</text:p>
          </table:table-cell>
          <table:table-cell office:value-type="string">
            <text:p>Sanford</text:p>
          </table:table-cell>
          <table:table-cell table:number-columns-repeated="2" office:value-type="string">
            <text:p>FALSE</text:p>
          </table:table-cell>
          <table:table-cell office:value-type="string">
            <text:p>Cameron Nash Vaughn</text:p>
          </table:table-cell>
          <table:table-cell office:value-type="float" office:value="538268097">
            <text:p>538268097</text:p>
          </table:table-cell>
          <table:table-cell office:value-type="string">
            <text:p>sagittis.lobortis@porttitortellusnon.ca</text:p>
          </table:table-cell>
          <table:table-cell office:value-type="string">
            <text:p>Bryar Ramirez Kane</text:p>
          </table:table-cell>
          <table:table-cell office:value-type="float" office:value="538268097">
            <text:p>538268097</text:p>
          </table:table-cell>
          <table:table-cell office:value-type="string">
            <text:p>vitae.posuere.at@porttitorvulputate.com</text:p>
          </table:table-cell>
          <table:table-cell office:value-type="date" office:date-value="2004-03-28">
            <text:p>28/03/2004</text:p>
          </table:table-cell>
          <table:table-cell/>
          <table:table-cell office:value-type="date" office:date-value="2011-03-19">
            <text:p>19/03/2011</text:p>
          </table:table-cell>
          <table:table-cell office:value-type="string">
            <text:p>R</text:p>
          </table:table-cell>
          <table:table-cell table:number-columns-repeated="97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Stone</text:p>
          </table:table-cell>
          <table:table-cell office:value-type="string">
            <text:p>Gould</text:p>
          </table:table-cell>
          <table:table-cell office:value-type="string">
            <text:p>Weeks</text:p>
          </table:table-cell>
          <table:table-cell office:value-type="string">
            <text:p>F</text:p>
          </table:table-cell>
          <table:table-cell table:style-name="ce4" office:value-type="date" office:date-value="1993-09-21">
            <text:p>21/09/93</text:p>
          </table:table-cell>
          <table:table-cell office:value-type="string">
            <text:p>16728714U</text:p>
          </table:table-cell>
          <table:table-cell/>
          <table:table-cell office:value-type="string">
            <text:p>FALSE</text:p>
          </table:table-cell>
          <table:table-cell office:value-type="string">
            <text:p>Ap #923-9270 Fringilla, Avenue</text:p>
          </table:table-cell>
          <table:table-cell office:value-type="float" office:value="8">
            <text:p>8</text:p>
          </table:table-cell>
          <table:table-cell/>
          <table:table-cell office:value-type="float" office:value="26">
            <text:p>26</text:p>
          </table:table-cell>
          <table:table-cell office:value-type="float" office:value="15394">
            <text:p>15394</text:p>
          </table:table-cell>
          <table:table-cell office:value-type="float" office:value="216622640">
            <text:p>216622640</text:p>
          </table:table-cell>
          <table:table-cell office:value-type="float" office:value="852598020">
            <text:p>852598020</text:p>
          </table:table-cell>
          <table:table-cell office:value-type="string">
            <text:p>nulla.Donec.non@sitametmetus.org</text:p>
          </table:table-cell>
          <table:table-cell table:style-name="ce3" office:value-type="float" office:value="0">
            <text:p>0</text:p>
          </table:table-cell>
          <table:table-cell office:value-type="string">
            <text:p>Nova Scotia</text:p>
          </table:table-cell>
          <table:table-cell table:style-name="ce3" office:value-type="float" office:value="0">
            <text:p>0</text:p>
          </table:table-cell>
          <table:table-cell office:value-type="string">
            <text:p>Lockport</text:p>
          </table:table-cell>
          <table:table-cell table:number-columns-repeated="2" office:value-type="string">
            <text:p>FALSE</text:p>
          </table:table-cell>
          <table:table-cell office:value-type="string">
            <text:p>Lane Harrison Cash</text:p>
          </table:table-cell>
          <table:table-cell office:value-type="float" office:value="852598020">
            <text:p>852598020</text:p>
          </table:table-cell>
          <table:table-cell office:value-type="string">
            <text:p>eu.nibh.vulputate@sitametante.com</text:p>
          </table:table-cell>
          <table:table-cell office:value-type="string">
            <text:p>Brynne Randall Burton</text:p>
          </table:table-cell>
          <table:table-cell office:value-type="float" office:value="852598020">
            <text:p>852598020</text:p>
          </table:table-cell>
          <table:table-cell office:value-type="string">
            <text:p>facilisi@Donecest.org</text:p>
          </table:table-cell>
          <table:table-cell office:value-type="date" office:date-value="2008-05-27">
            <text:p>27/05/2008</text:p>
          </table:table-cell>
          <table:table-cell/>
          <table:table-cell office:value-type="date" office:date-value="2010-04-19">
            <text:p>19/04/2010</text:p>
          </table:table-cell>
          <table:table-cell office:value-type="string">
            <text:p>C</text:p>
          </table:table-cell>
          <table:table-cell table:number-columns-repeated="97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Alan</text:p>
          </table:table-cell>
          <table:table-cell office:value-type="string">
            <text:p>Barron</text:p>
          </table:table-cell>
          <table:table-cell office:value-type="string">
            <text:p>Forbes</text:p>
          </table:table-cell>
          <table:table-cell office:value-type="string">
            <text:p>F</text:p>
          </table:table-cell>
          <table:table-cell table:style-name="ce4" office:value-type="date" office:date-value="1991-11-10">
            <text:p>10/11/91</text:p>
          </table:table-cell>
          <table:table-cell office:value-type="string">
            <text:p>17741286Z</text:p>
          </table:table-cell>
          <table:table-cell/>
          <table:table-cell office:value-type="string">
            <text:p>FALSE</text:p>
          </table:table-cell>
          <table:table-cell office:value-type="string">
            <text:p>P.O. Box 740, 6450 Elit Rd.</text:p>
          </table:table-cell>
          <table:table-cell office:value-type="float" office:value="7">
            <text:p>7</text:p>
          </table:table-cell>
          <table:table-cell/>
          <table:table-cell office:value-type="float" office:value="11">
            <text:p>11</text:p>
          </table:table-cell>
          <table:table-cell office:value-type="float" office:value="82841">
            <text:p>82841</text:p>
          </table:table-cell>
          <table:table-cell office:value-type="float" office:value="490554661">
            <text:p>490554661</text:p>
          </table:table-cell>
          <table:table-cell office:value-type="float" office:value="908196344">
            <text:p>908196344</text:p>
          </table:table-cell>
          <table:table-cell office:value-type="string">
            <text:p>nulla.Cras@aliquamerosturpis.ca</text:p>
          </table:table-cell>
          <table:table-cell table:style-name="ce3" office:value-type="float" office:value="0">
            <text:p>0</text:p>
          </table:table-cell>
          <table:table-cell office:value-type="string">
            <text:p>Sark</text:p>
          </table:table-cell>
          <table:table-cell table:style-name="ce3" office:value-type="float" office:value="0">
            <text:p>0</text:p>
          </table:table-cell>
          <table:table-cell office:value-type="string">
            <text:p>San Marino</text:p>
          </table:table-cell>
          <table:table-cell table:number-columns-repeated="2" office:value-type="string">
            <text:p>FALSE</text:p>
          </table:table-cell>
          <table:table-cell office:value-type="string">
            <text:p>Uriah Dale Gallagher</text:p>
          </table:table-cell>
          <table:table-cell office:value-type="float" office:value="908196344">
            <text:p>908196344</text:p>
          </table:table-cell>
          <table:table-cell office:value-type="string">
            <text:p>sagittis.Nullam@iaculisenimsit.org</text:p>
          </table:table-cell>
          <table:table-cell office:value-type="string">
            <text:p>Cassidy Bailey Riggs</text:p>
          </table:table-cell>
          <table:table-cell office:value-type="float" office:value="908196344">
            <text:p>908196344</text:p>
          </table:table-cell>
          <table:table-cell office:value-type="string">
            <text:p>Curabitur.ut.odio@tempusloremfringilla.com</text:p>
          </table:table-cell>
          <table:table-cell office:value-type="date" office:date-value="2010-01-27">
            <text:p>27/01/2010</text:p>
          </table:table-cell>
          <table:table-cell/>
          <table:table-cell office:value-type="date" office:date-value="2010-11-01">
            <text:p>01/11/2010</text:p>
          </table:table-cell>
          <table:table-cell office:value-type="string">
            <text:p>R</text:p>
          </table:table-cell>
          <table:table-cell table:number-columns-repeated="97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Zelenia</text:p>
          </table:table-cell>
          <table:table-cell office:value-type="string">
            <text:p>Mcmillan</text:p>
          </table:table-cell>
          <table:table-cell office:value-type="string">
            <text:p>Rios</text:p>
          </table:table-cell>
          <table:table-cell office:value-type="string">
            <text:p>F</text:p>
          </table:table-cell>
          <table:table-cell table:style-name="ce4" office:value-type="date" office:date-value="1997-06-30">
            <text:p>30/06/97</text:p>
          </table:table-cell>
          <table:table-cell office:value-type="string">
            <text:p>21090454P</text:p>
          </table:table-cell>
          <table:table-cell/>
          <table:table-cell office:value-type="string">
            <text:p>FALSE</text:p>
          </table:table-cell>
          <table:table-cell office:value-type="string">
            <text:p>P.O. Box 663, 8844 Purus. Street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2123">
            <text:p>42123</text:p>
          </table:table-cell>
          <table:table-cell office:value-type="float" office:value="899381601">
            <text:p>899381601</text:p>
          </table:table-cell>
          <table:table-cell office:value-type="float" office:value="301823683">
            <text:p>301823683</text:p>
          </table:table-cell>
          <table:table-cell office:value-type="string">
            <text:p>lectus.convallis@sociis.org</text:p>
          </table:table-cell>
          <table:table-cell table:style-name="ce3" office:value-type="float" office:value="0">
            <text:p>0</text:p>
          </table:table-cell>
          <table:table-cell office:value-type="string">
            <text:p>NU</text:p>
          </table:table-cell>
          <table:table-cell table:style-name="ce3" office:value-type="float" office:value="0">
            <text:p>0</text:p>
          </table:table-cell>
          <table:table-cell office:value-type="string">
            <text:p>Columbia</text:p>
          </table:table-cell>
          <table:table-cell table:number-columns-repeated="2" office:value-type="string">
            <text:p>FALSE</text:p>
          </table:table-cell>
          <table:table-cell office:value-type="string">
            <text:p>Timothy Stephens Mccarthy</text:p>
          </table:table-cell>
          <table:table-cell office:value-type="float" office:value="301823683">
            <text:p>301823683</text:p>
          </table:table-cell>
          <table:table-cell office:value-type="string">
            <text:p>interdum.Sed.auctor@Quisquepurus.org</text:p>
          </table:table-cell>
          <table:table-cell office:value-type="string">
            <text:p>Charde Bauer Stokes</text:p>
          </table:table-cell>
          <table:table-cell office:value-type="float" office:value="301823683">
            <text:p>301823683</text:p>
          </table:table-cell>
          <table:table-cell office:value-type="string">
            <text:p>sit.amet@Phasellusdapibus.edu</text:p>
          </table:table-cell>
          <table:table-cell office:value-type="date" office:date-value="2006-06-11">
            <text:p>11/06/2006</text:p>
          </table:table-cell>
          <table:table-cell/>
          <table:table-cell office:value-type="date" office:date-value="2010-05-10">
            <text:p>10/05/2010</text:p>
          </table:table-cell>
          <table:table-cell office:value-type="string">
            <text:p>C</text:p>
          </table:table-cell>
          <table:table-cell table:number-columns-repeated="97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Autumn</text:p>
          </table:table-cell>
          <table:table-cell office:value-type="string">
            <text:p>Collins</text:p>
          </table:table-cell>
          <table:table-cell office:value-type="string">
            <text:p>Robinson</text:p>
          </table:table-cell>
          <table:table-cell office:value-type="string">
            <text:p>F</text:p>
          </table:table-cell>
          <table:table-cell table:style-name="ce4" office:value-type="date" office:date-value="1998-03-04">
            <text:p>04/03/98</text:p>
          </table:table-cell>
          <table:table-cell office:value-type="string">
            <text:p>07417887N</text:p>
          </table:table-cell>
          <table:table-cell/>
          <table:table-cell office:value-type="string">
            <text:p>FALSE</text:p>
          </table:table-cell>
          <table:table-cell office:value-type="string">
            <text:p>2884 Arcu. Ave</text:p>
          </table:table-cell>
          <table:table-cell office:value-type="float" office:value="9">
            <text:p>9</text:p>
          </table:table-cell>
          <table:table-cell/>
          <table:table-cell office:value-type="float" office:value="11">
            <text:p>11</text:p>
          </table:table-cell>
          <table:table-cell office:value-type="float" office:value="98837">
            <text:p>98837</text:p>
          </table:table-cell>
          <table:table-cell office:value-type="float" office:value="221930892">
            <text:p>221930892</text:p>
          </table:table-cell>
          <table:table-cell office:value-type="float" office:value="559649094">
            <text:p>559649094</text:p>
          </table:table-cell>
          <table:table-cell office:value-type="string">
            <text:p>a.odio.semper@elementumdui.com</text:p>
          </table:table-cell>
          <table:table-cell table:style-name="ce3" office:value-type="float" office:value="0">
            <text:p>0</text:p>
          </table:table-cell>
          <table:table-cell office:value-type="string">
            <text:p>Peebles-shire</text:p>
          </table:table-cell>
          <table:table-cell table:style-name="ce3" office:value-type="float" office:value="0">
            <text:p>0</text:p>
          </table:table-cell>
          <table:table-cell office:value-type="string">
            <text:p>Jackson</text:p>
          </table:table-cell>
          <table:table-cell table:number-columns-repeated="2" office:value-type="string">
            <text:p>FALSE</text:p>
          </table:table-cell>
          <table:table-cell office:value-type="string">
            <text:p>Tanek Buchanan Hurley</text:p>
          </table:table-cell>
          <table:table-cell office:value-type="float" office:value="559649094">
            <text:p>559649094</text:p>
          </table:table-cell>
          <table:table-cell office:value-type="string">
            <text:p>dictum@dui.edu</text:p>
          </table:table-cell>
          <table:table-cell office:value-type="string">
            <text:p>Olga Vega Reynolds</text:p>
          </table:table-cell>
          <table:table-cell office:value-type="float" office:value="559649094">
            <text:p>559649094</text:p>
          </table:table-cell>
          <table:table-cell office:value-type="string">
            <text:p>ipsum@fringillacursus.com</text:p>
          </table:table-cell>
          <table:table-cell office:value-type="date" office:date-value="2010-02-22">
            <text:p>22/02/2010</text:p>
          </table:table-cell>
          <table:table-cell/>
          <table:table-cell office:value-type="date" office:date-value="2010-07-07">
            <text:p>07/07/2010</text:p>
          </table:table-cell>
          <table:table-cell office:value-type="string">
            <text:p>P</text:p>
          </table:table-cell>
          <table:table-cell table:number-columns-repeated="97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Emerald</text:p>
          </table:table-cell>
          <table:table-cell office:value-type="string">
            <text:p>Bray</text:p>
          </table:table-cell>
          <table:table-cell office:value-type="string">
            <text:p>Velazquez</text:p>
          </table:table-cell>
          <table:table-cell office:value-type="string">
            <text:p>M</text:p>
          </table:table-cell>
          <table:table-cell table:style-name="ce4" office:value-type="date" office:date-value="1997-06-23">
            <text:p>23/06/97</text:p>
          </table:table-cell>
          <table:table-cell office:value-type="string">
            <text:p>50147555V</text:p>
          </table:table-cell>
          <table:table-cell/>
          <table:table-cell office:value-type="string">
            <text:p>FALSE</text:p>
          </table:table-cell>
          <table:table-cell office:value-type="string">
            <text:p>Ap #227-4497 Ligula Ave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11745">
            <text:p>11745</text:p>
          </table:table-cell>
          <table:table-cell office:value-type="float" office:value="302994363">
            <text:p>302994363</text:p>
          </table:table-cell>
          <table:table-cell office:value-type="float" office:value="819088863">
            <text:p>819088863</text:p>
          </table:table-cell>
          <table:table-cell office:value-type="string">
            <text:p>Suspendisse@Donec.com</text:p>
          </table:table-cell>
          <table:table-cell table:style-name="ce3" office:value-type="float" office:value="0">
            <text:p>0</text:p>
          </table:table-cell>
          <table:table-cell office:value-type="string">
            <text:p>Cumbria</text:p>
          </table:table-cell>
          <table:table-cell table:style-name="ce3" office:value-type="float" office:value="0">
            <text:p>0</text:p>
          </table:table-cell>
          <table:table-cell office:value-type="string">
            <text:p>Virginia Beach</text:p>
          </table:table-cell>
          <table:table-cell table:number-columns-repeated="2" office:value-type="string">
            <text:p>FALSE</text:p>
          </table:table-cell>
          <table:table-cell office:value-type="string">
            <text:p>Keefe Valenzuela Noel</text:p>
          </table:table-cell>
          <table:table-cell office:value-type="float" office:value="819088863">
            <text:p>819088863</text:p>
          </table:table-cell>
          <table:table-cell office:value-type="string">
            <text:p>magnis.dis.parturient@lobortisquam.edu</text:p>
          </table:table-cell>
          <table:table-cell office:value-type="string">
            <text:p>Pascale Page Boyer</text:p>
          </table:table-cell>
          <table:table-cell office:value-type="float" office:value="819088863">
            <text:p>819088863</text:p>
          </table:table-cell>
          <table:table-cell office:value-type="string">
            <text:p>est@eu.edu</text:p>
          </table:table-cell>
          <table:table-cell office:value-type="date" office:date-value="2010-01-16">
            <text:p>16/01/2010</text:p>
          </table:table-cell>
          <table:table-cell/>
          <table:table-cell office:value-type="date" office:date-value="2011-02-21">
            <text:p>21/02/2011</text:p>
          </table:table-cell>
          <table:table-cell office:value-type="string">
            <text:p>R</text:p>
          </table:table-cell>
          <table:table-cell table:number-columns-repeated="97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Elton</text:p>
          </table:table-cell>
          <table:table-cell office:value-type="string">
            <text:p>Warren</text:p>
          </table:table-cell>
          <table:table-cell office:value-type="string">
            <text:p>Reilly</text:p>
          </table:table-cell>
          <table:table-cell office:value-type="string">
            <text:p>F</text:p>
          </table:table-cell>
          <table:table-cell table:style-name="ce4" office:value-type="date" office:date-value="1998-12-17">
            <text:p>17/12/98</text:p>
          </table:table-cell>
          <table:table-cell office:value-type="string">
            <text:p>04236796B</text:p>
          </table:table-cell>
          <table:table-cell/>
          <table:table-cell office:value-type="string">
            <text:p>FALSE</text:p>
          </table:table-cell>
          <table:table-cell office:value-type="string">
            <text:p>P.O. Box 201, 120 Libero Av.</text:p>
          </table:table-cell>
          <table:table-cell office:value-type="float" office:value="9">
            <text:p>9</text:p>
          </table:table-cell>
          <table:table-cell/>
          <table:table-cell office:value-type="float" office:value="15">
            <text:p>15</text:p>
          </table:table-cell>
          <table:table-cell office:value-type="float" office:value="56779">
            <text:p>56779</text:p>
          </table:table-cell>
          <table:table-cell office:value-type="float" office:value="205755432">
            <text:p>205755432</text:p>
          </table:table-cell>
          <table:table-cell office:value-type="float" office:value="381766315">
            <text:p>381766315</text:p>
          </table:table-cell>
          <table:table-cell office:value-type="string">
            <text:p>tristique.senectus@lorem.ca</text:p>
          </table:table-cell>
          <table:table-cell table:style-name="ce3" office:value-type="float" office:value="0">
            <text:p>0</text:p>
          </table:table-cell>
          <table:table-cell office:value-type="string">
            <text:p>East Riding of Yorkshire</text:p>
          </table:table-cell>
          <table:table-cell table:style-name="ce3" office:value-type="float" office:value="0">
            <text:p>0</text:p>
          </table:table-cell>
          <table:table-cell office:value-type="string">
            <text:p>Frisco</text:p>
          </table:table-cell>
          <table:table-cell table:number-columns-repeated="2" office:value-type="string">
            <text:p>FALSE</text:p>
          </table:table-cell>
          <table:table-cell office:value-type="string">
            <text:p>Raja Cohen Ellis</text:p>
          </table:table-cell>
          <table:table-cell office:value-type="float" office:value="381766315">
            <text:p>381766315</text:p>
          </table:table-cell>
          <table:table-cell office:value-type="string">
            <text:p>a@sedpede.ca</text:p>
          </table:table-cell>
          <table:table-cell office:value-type="string">
            <text:p>Jemima Ware Ayala</text:p>
          </table:table-cell>
          <table:table-cell office:value-type="float" office:value="381766315">
            <text:p>381766315</text:p>
          </table:table-cell>
          <table:table-cell office:value-type="string">
            <text:p>Aliquam.tincidunt.nunc@ipsumPhasellusvitae.com</text:p>
          </table:table-cell>
          <table:table-cell office:value-type="date" office:date-value="2010-05-11">
            <text:p>11/05/2010</text:p>
          </table:table-cell>
          <table:table-cell/>
          <table:table-cell office:value-type="date" office:date-value="2010-06-13">
            <text:p>13/06/2010</text:p>
          </table:table-cell>
          <table:table-cell office:value-type="string">
            <text:p>C</text:p>
          </table:table-cell>
          <table:table-cell table:number-columns-repeated="97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Mufutau</text:p>
          </table:table-cell>
          <table:table-cell office:value-type="string">
            <text:p>Marshall</text:p>
          </table:table-cell>
          <table:table-cell office:value-type="string">
            <text:p>Grimes</text:p>
          </table:table-cell>
          <table:table-cell office:value-type="string">
            <text:p>F</text:p>
          </table:table-cell>
          <table:table-cell table:style-name="ce4" office:value-type="date" office:date-value="1996-10-27">
            <text:p>27/10/96</text:p>
          </table:table-cell>
          <table:table-cell office:value-type="string">
            <text:p>22937850I</text:p>
          </table:table-cell>
          <table:table-cell/>
          <table:table-cell office:value-type="string">
            <text:p>FALSE</text:p>
          </table:table-cell>
          <table:table-cell office:value-type="string">
            <text:p>4642 Tempor Rd.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2531">
            <text:p>2531</text:p>
          </table:table-cell>
          <table:table-cell office:value-type="float" office:value="929997121">
            <text:p>929997121</text:p>
          </table:table-cell>
          <table:table-cell office:value-type="float" office:value="136362158">
            <text:p>136362158</text:p>
          </table:table-cell>
          <table:table-cell office:value-type="string">
            <text:p>pellentesque@etrutrum.ca</text:p>
          </table:table-cell>
          <table:table-cell table:style-name="ce3" office:value-type="float" office:value="0">
            <text:p>0</text:p>
          </table:table-cell>
          <table:table-cell office:value-type="string">
            <text:p>WA</text:p>
          </table:table-cell>
          <table:table-cell table:style-name="ce3" office:value-type="float" office:value="0">
            <text:p>0</text:p>
          </table:table-cell>
          <table:table-cell office:value-type="string">
            <text:p>Uniontown</text:p>
          </table:table-cell>
          <table:table-cell table:number-columns-repeated="2" office:value-type="string">
            <text:p>FALSE</text:p>
          </table:table-cell>
          <table:table-cell office:value-type="string">
            <text:p>Ross Bright Valentine</text:p>
          </table:table-cell>
          <table:table-cell office:value-type="float" office:value="136362158">
            <text:p>136362158</text:p>
          </table:table-cell>
          <table:table-cell office:value-type="string">
            <text:p>luctus.felis@consequatenimdiam.com</text:p>
          </table:table-cell>
          <table:table-cell office:value-type="string">
            <text:p>Ann Nunez Delacruz</text:p>
          </table:table-cell>
          <table:table-cell office:value-type="float" office:value="136362158">
            <text:p>136362158</text:p>
          </table:table-cell>
          <table:table-cell office:value-type="string">
            <text:p>torquent@aliquetmolestietellus.edu</text:p>
          </table:table-cell>
          <table:table-cell office:value-type="date" office:date-value="2005-10-20">
            <text:p>20/10/2005</text:p>
          </table:table-cell>
          <table:table-cell office:value-type="date" office:date-value="2004-06-28">
            <text:p>28/06/2004</text:p>
          </table:table-cell>
          <table:table-cell office:value-type="date" office:date-value="2010-09-18">
            <text:p>18/09/2010</text:p>
          </table:table-cell>
          <table:table-cell office:value-type="string">
            <text:p>R</text:p>
          </table:table-cell>
          <table:table-cell table:number-columns-repeated="97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Calvin</text:p>
          </table:table-cell>
          <table:table-cell office:value-type="string">
            <text:p>Simmons</text:p>
          </table:table-cell>
          <table:table-cell office:value-type="string">
            <text:p>Duncan</text:p>
          </table:table-cell>
          <table:table-cell office:value-type="string">
            <text:p>F</text:p>
          </table:table-cell>
          <table:table-cell table:style-name="ce4" office:value-type="date" office:date-value="2003-10-18">
            <text:p>18/10/03</text:p>
          </table:table-cell>
          <table:table-cell office:value-type="string">
            <text:p>80885898C</text:p>
          </table:table-cell>
          <table:table-cell/>
          <table:table-cell office:value-type="string">
            <text:p>FALSE</text:p>
          </table:table-cell>
          <table:table-cell office:value-type="string">
            <text:p>P.O. Box 382, 3385 Consectetuer St.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office:value-type="float" office:value="89847">
            <text:p>89847</text:p>
          </table:table-cell>
          <table:table-cell office:value-type="float" office:value="892773680">
            <text:p>892773680</text:p>
          </table:table-cell>
          <table:table-cell office:value-type="float" office:value="67446940">
            <text:p>67446940</text:p>
          </table:table-cell>
          <table:table-cell office:value-type="string">
            <text:p>enim@venenatis.com</text:p>
          </table:table-cell>
          <table:table-cell table:style-name="ce3" office:value-type="float" office:value="0">
            <text:p>0</text:p>
          </table:table-cell>
          <table:table-cell office:value-type="string">
            <text:p>WMD</text:p>
          </table:table-cell>
          <table:table-cell table:style-name="ce3" office:value-type="float" office:value="0">
            <text:p>0</text:p>
          </table:table-cell>
          <table:table-cell office:value-type="string">
            <text:p>Hamilton</text:p>
          </table:table-cell>
          <table:table-cell table:number-columns-repeated="2" office:value-type="string">
            <text:p>FALSE</text:p>
          </table:table-cell>
          <table:table-cell office:value-type="string">
            <text:p>Lee Humphrey Landry</text:p>
          </table:table-cell>
          <table:table-cell office:value-type="float" office:value="67446940">
            <text:p>67446940</text:p>
          </table:table-cell>
          <table:table-cell office:value-type="string">
            <text:p>neque@neque.ca</text:p>
          </table:table-cell>
          <table:table-cell office:value-type="string">
            <text:p>Mallory Gaines Wilcox</text:p>
          </table:table-cell>
          <table:table-cell office:value-type="float" office:value="67446940">
            <text:p>67446940</text:p>
          </table:table-cell>
          <table:table-cell office:value-type="string">
            <text:p>non@quisarcuvel.edu</text:p>
          </table:table-cell>
          <table:table-cell office:value-type="date" office:date-value="2009-08-24">
            <text:p>24/08/2009</text:p>
          </table:table-cell>
          <table:table-cell/>
          <table:table-cell office:value-type="date" office:date-value="2010-09-10">
            <text:p>10/09/2010</text:p>
          </table:table-cell>
          <table:table-cell office:value-type="string">
            <text:p>T</text:p>
          </table:table-cell>
          <table:table-cell table:number-columns-repeated="976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Ora</text:p>
          </table:table-cell>
          <table:table-cell office:value-type="string">
            <text:p>Fitzgerald</text:p>
          </table:table-cell>
          <table:table-cell office:value-type="string">
            <text:p>Howard</text:p>
          </table:table-cell>
          <table:table-cell office:value-type="string">
            <text:p>M</text:p>
          </table:table-cell>
          <table:table-cell table:style-name="ce4" office:value-type="date" office:date-value="2000-09-17">
            <text:p>17/09/00</text:p>
          </table:table-cell>
          <table:table-cell office:value-type="string">
            <text:p>46465567E</text:p>
          </table:table-cell>
          <table:table-cell/>
          <table:table-cell office:value-type="string">
            <text:p>FALSE</text:p>
          </table:table-cell>
          <table:table-cell office:value-type="string">
            <text:p>Ap #867-1041 Sed St.</text:p>
          </table:table-cell>
          <table:table-cell office:value-type="float" office:value="2">
            <text:p>2</text:p>
          </table:table-cell>
          <table:table-cell/>
          <table:table-cell office:value-type="float" office:value="17">
            <text:p>17</text:p>
          </table:table-cell>
          <table:table-cell office:value-type="float" office:value="72644">
            <text:p>72644</text:p>
          </table:table-cell>
          <table:table-cell office:value-type="float" office:value="665229882">
            <text:p>665229882</text:p>
          </table:table-cell>
          <table:table-cell office:value-type="float" office:value="442200281">
            <text:p>442200281</text:p>
          </table:table-cell>
          <table:table-cell office:value-type="string">
            <text:p>quis.turpis.vitae@tortordictum.edu</text:p>
          </table:table-cell>
          <table:table-cell table:style-name="ce3" office:value-type="float" office:value="0">
            <text:p>0</text:p>
          </table:table-cell>
          <table:table-cell office:value-type="string">
            <text:p>NL</text:p>
          </table:table-cell>
          <table:table-cell table:style-name="ce3" office:value-type="float" office:value="0">
            <text:p>0</text:p>
          </table:table-cell>
          <table:table-cell office:value-type="string">
            <text:p>Fairfax</text:p>
          </table:table-cell>
          <table:table-cell table:number-columns-repeated="2" office:value-type="string">
            <text:p>FALSE</text:p>
          </table:table-cell>
          <table:table-cell office:value-type="string">
            <text:p>Gray Bender Rowe</text:p>
          </table:table-cell>
          <table:table-cell office:value-type="float" office:value="442200281">
            <text:p>442200281</text:p>
          </table:table-cell>
          <table:table-cell office:value-type="string">
            <text:p>sagittis@Fusce.org</text:p>
          </table:table-cell>
          <table:table-cell office:value-type="string">
            <text:p>Molly Phelps Cooke</text:p>
          </table:table-cell>
          <table:table-cell office:value-type="float" office:value="442200281">
            <text:p>442200281</text:p>
          </table:table-cell>
          <table:table-cell office:value-type="string">
            <text:p>ipsum@accumsanconvallis.ca</text:p>
          </table:table-cell>
          <table:table-cell office:value-type="date" office:date-value="2009-03-20">
            <text:p>20/03/2009</text:p>
          </table:table-cell>
          <table:table-cell/>
          <table:table-cell office:value-type="date" office:date-value="2010-06-02">
            <text:p>02/06/2010</text:p>
          </table:table-cell>
          <table:table-cell office:value-type="string">
            <text:p>M</text:p>
          </table:table-cell>
          <table:table-cell table:number-columns-repeated="97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Igor</text:p>
          </table:table-cell>
          <table:table-cell office:value-type="string">
            <text:p>Vega</text:p>
          </table:table-cell>
          <table:table-cell office:value-type="string">
            <text:p>Hopkins</text:p>
          </table:table-cell>
          <table:table-cell office:value-type="string">
            <text:p>M</text:p>
          </table:table-cell>
          <table:table-cell table:style-name="ce4" office:value-type="date" office:date-value="1990-12-22">
            <text:p>22/12/90</text:p>
          </table:table-cell>
          <table:table-cell office:value-type="string">
            <text:p>84047548N</text:p>
          </table:table-cell>
          <table:table-cell/>
          <table:table-cell office:value-type="string">
            <text:p>FALSE</text:p>
          </table:table-cell>
          <table:table-cell office:value-type="string">
            <text:p>394-585 Libero Street</text:p>
          </table:table-cell>
          <table:table-cell office:value-type="float" office:value="5">
            <text:p>5</text:p>
          </table:table-cell>
          <table:table-cell/>
          <table:table-cell office:value-type="float" office:value="19">
            <text:p>19</text:p>
          </table:table-cell>
          <table:table-cell office:value-type="float" office:value="60833">
            <text:p>60833</text:p>
          </table:table-cell>
          <table:table-cell office:value-type="float" office:value="688628496">
            <text:p>688628496</text:p>
          </table:table-cell>
          <table:table-cell office:value-type="float" office:value="297953625">
            <text:p>297953625</text:p>
          </table:table-cell>
          <table:table-cell office:value-type="string">
            <text:p>vel@metusInnec.com</text:p>
          </table:table-cell>
          <table:table-cell table:style-name="ce3" office:value-type="float" office:value="0">
            <text:p>0</text:p>
          </table:table-cell>
          <table:table-cell office:value-type="string">
            <text:p>DC</text:p>
          </table:table-cell>
          <table:table-cell table:style-name="ce3" office:value-type="float" office:value="0">
            <text:p>0</text:p>
          </table:table-cell>
          <table:table-cell office:value-type="string">
            <text:p>Gardena</text:p>
          </table:table-cell>
          <table:table-cell table:number-columns-repeated="2" office:value-type="string">
            <text:p>FALSE</text:p>
          </table:table-cell>
          <table:table-cell office:value-type="string">
            <text:p>Jamal Roberts Mills</text:p>
          </table:table-cell>
          <table:table-cell office:value-type="float" office:value="297953625">
            <text:p>297953625</text:p>
          </table:table-cell>
          <table:table-cell office:value-type="string">
            <text:p>Proin.eget@orci.com</text:p>
          </table:table-cell>
          <table:table-cell office:value-type="string">
            <text:p>Lara Mccormick Wagner</text:p>
          </table:table-cell>
          <table:table-cell office:value-type="float" office:value="297953625">
            <text:p>297953625</text:p>
          </table:table-cell>
          <table:table-cell office:value-type="string">
            <text:p>enim.diam.vel@orci.org</text:p>
          </table:table-cell>
          <table:table-cell office:value-type="date" office:date-value="2010-08-05">
            <text:p>05/08/2010</text:p>
          </table:table-cell>
          <table:table-cell/>
          <table:table-cell office:value-type="date" office:date-value="2011-03-16">
            <text:p>16/03/2011</text:p>
          </table:table-cell>
          <table:table-cell office:value-type="string">
            <text:p>C</text:p>
          </table:table-cell>
          <table:table-cell table:number-columns-repeated="976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Lamar</text:p>
          </table:table-cell>
          <table:table-cell office:value-type="string">
            <text:p>Fleming</text:p>
          </table:table-cell>
          <table:table-cell office:value-type="string">
            <text:p>Sellers</text:p>
          </table:table-cell>
          <table:table-cell office:value-type="string">
            <text:p>F</text:p>
          </table:table-cell>
          <table:table-cell table:style-name="ce4" office:value-type="date" office:date-value="2004-11-29">
            <text:p>29/11/04</text:p>
          </table:table-cell>
          <table:table-cell office:value-type="string">
            <text:p>80702669T</text:p>
          </table:table-cell>
          <table:table-cell/>
          <table:table-cell office:value-type="string">
            <text:p>FALSE</text:p>
          </table:table-cell>
          <table:table-cell office:value-type="string">
            <text:p>2762 Sit Ave</text:p>
          </table:table-cell>
          <table:table-cell office:value-type="float" office:value="8">
            <text:p>8</text:p>
          </table:table-cell>
          <table:table-cell/>
          <table:table-cell office:value-type="float" office:value="29">
            <text:p>29</text:p>
          </table:table-cell>
          <table:table-cell office:value-type="float" office:value="58748">
            <text:p>58748</text:p>
          </table:table-cell>
          <table:table-cell office:value-type="float" office:value="38233998">
            <text:p>38233998</text:p>
          </table:table-cell>
          <table:table-cell office:value-type="float" office:value="522569118">
            <text:p>522569118</text:p>
          </table:table-cell>
          <table:table-cell office:value-type="string">
            <text:p>egestas.lacinia@eu.org</text:p>
          </table:table-cell>
          <table:table-cell table:style-name="ce3" office:value-type="float" office:value="0">
            <text:p>0</text:p>
          </table:table-cell>
          <table:table-cell office:value-type="string">
            <text:p>AB</text:p>
          </table:table-cell>
          <table:table-cell table:style-name="ce3" office:value-type="float" office:value="0">
            <text:p>0</text:p>
          </table:table-cell>
          <table:table-cell office:value-type="string">
            <text:p>Truth or Consequences</text:p>
          </table:table-cell>
          <table:table-cell table:number-columns-repeated="2" office:value-type="string">
            <text:p>FALSE</text:p>
          </table:table-cell>
          <table:table-cell office:value-type="string">
            <text:p>Reese Austin Odonnell</text:p>
          </table:table-cell>
          <table:table-cell office:value-type="float" office:value="522569118">
            <text:p>522569118</text:p>
          </table:table-cell>
          <table:table-cell office:value-type="string">
            <text:p>laoreet@at.edu</text:p>
          </table:table-cell>
          <table:table-cell office:value-type="string">
            <text:p>Nichole Santos Bruce</text:p>
          </table:table-cell>
          <table:table-cell office:value-type="float" office:value="522569118">
            <text:p>522569118</text:p>
          </table:table-cell>
          <table:table-cell office:value-type="string">
            <text:p>a.arcu.Sed@eros.com</text:p>
          </table:table-cell>
          <table:table-cell office:value-type="date" office:date-value="2010-07-14">
            <text:p>14/07/2010</text:p>
          </table:table-cell>
          <table:table-cell/>
          <table:table-cell office:value-type="date" office:date-value="2011-03-05">
            <text:p>05/03/2011</text:p>
          </table:table-cell>
          <table:table-cell office:value-type="string">
            <text:p>C</text:p>
          </table:table-cell>
          <table:table-cell table:number-columns-repeated="97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Audra</text:p>
          </table:table-cell>
          <table:table-cell office:value-type="string">
            <text:p>Patton</text:p>
          </table:table-cell>
          <table:table-cell office:value-type="string">
            <text:p>Murray</text:p>
          </table:table-cell>
          <table:table-cell office:value-type="string">
            <text:p>M</text:p>
          </table:table-cell>
          <table:table-cell table:style-name="ce4" office:value-type="date" office:date-value="1996-06-27">
            <text:p>27/06/96</text:p>
          </table:table-cell>
          <table:table-cell office:value-type="string">
            <text:p>48081621V</text:p>
          </table:table-cell>
          <table:table-cell/>
          <table:table-cell office:value-type="string">
            <text:p>FALSE</text:p>
          </table:table-cell>
          <table:table-cell office:value-type="string">
            <text:p>Ap #842-5423 Molestie Ave</text:p>
          </table:table-cell>
          <table:table-cell office:value-type="float" office:value="4">
            <text:p>4</text:p>
          </table:table-cell>
          <table:table-cell/>
          <table:table-cell office:value-type="float" office:value="18">
            <text:p>18</text:p>
          </table:table-cell>
          <table:table-cell office:value-type="float" office:value="66894">
            <text:p>66894</text:p>
          </table:table-cell>
          <table:table-cell office:value-type="float" office:value="766847515">
            <text:p>766847515</text:p>
          </table:table-cell>
          <table:table-cell office:value-type="float" office:value="701728325">
            <text:p>701728325</text:p>
          </table:table-cell>
          <table:table-cell office:value-type="string">
            <text:p>imperdiet.nec@at.org</text:p>
          </table:table-cell>
          <table:table-cell table:style-name="ce3" office:value-type="float" office:value="0">
            <text:p>0</text:p>
          </table:table-cell>
          <table:table-cell office:value-type="string">
            <text:p>NY</text:p>
          </table:table-cell>
          <table:table-cell table:style-name="ce3" office:value-type="float" office:value="0">
            <text:p>0</text:p>
          </table:table-cell>
          <table:table-cell office:value-type="string">
            <text:p>Santa Cruz</text:p>
          </table:table-cell>
          <table:table-cell table:number-columns-repeated="2" office:value-type="string">
            <text:p>FALSE</text:p>
          </table:table-cell>
          <table:table-cell office:value-type="string">
            <text:p>Ulric Chan Lott</text:p>
          </table:table-cell>
          <table:table-cell office:value-type="float" office:value="701728325">
            <text:p>701728325</text:p>
          </table:table-cell>
          <table:table-cell office:value-type="string">
            <text:p>ultrices.posuere.cubilia@morbitristique.edu</text:p>
          </table:table-cell>
          <table:table-cell office:value-type="string">
            <text:p>Mara Anderson Logan</text:p>
          </table:table-cell>
          <table:table-cell office:value-type="float" office:value="701728325">
            <text:p>701728325</text:p>
          </table:table-cell>
          <table:table-cell office:value-type="string">
            <text:p>a.dui@tristiquesenectuset.ca</text:p>
          </table:table-cell>
          <table:table-cell office:value-type="date" office:date-value="2010-02-15">
            <text:p>15/02/2010</text:p>
          </table:table-cell>
          <table:table-cell/>
          <table:table-cell office:value-type="date" office:date-value="2010-11-16">
            <text:p>16/11/2010</text:p>
          </table:table-cell>
          <table:table-cell office:value-type="string">
            <text:p>T</text:p>
          </table:table-cell>
          <table:table-cell table:number-columns-repeated="976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Adena</text:p>
          </table:table-cell>
          <table:table-cell office:value-type="string">
            <text:p>Sandoval</text:p>
          </table:table-cell>
          <table:table-cell office:value-type="string">
            <text:p>Morrow</text:p>
          </table:table-cell>
          <table:table-cell office:value-type="string">
            <text:p>F</text:p>
          </table:table-cell>
          <table:table-cell table:style-name="ce4" office:value-type="date" office:date-value="1995-05-07">
            <text:p>07/05/95</text:p>
          </table:table-cell>
          <table:table-cell office:value-type="string">
            <text:p>57670581E</text:p>
          </table:table-cell>
          <table:table-cell/>
          <table:table-cell office:value-type="string">
            <text:p>FALSE</text:p>
          </table:table-cell>
          <table:table-cell office:value-type="string">
            <text:p>P.O. Box 814, 9564 Integer St.</text:p>
          </table:table-cell>
          <table:table-cell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office:value-type="float" office:value="51514">
            <text:p>51514</text:p>
          </table:table-cell>
          <table:table-cell office:value-type="float" office:value="555447007">
            <text:p>555447007</text:p>
          </table:table-cell>
          <table:table-cell office:value-type="float" office:value="4810139">
            <text:p>4810139</text:p>
          </table:table-cell>
          <table:table-cell office:value-type="string">
            <text:p>dolor@urnaNunc.edu</text:p>
          </table:table-cell>
          <table:table-cell table:style-name="ce3" office:value-type="float" office:value="0">
            <text:p>0</text:p>
          </table:table-cell>
          <table:table-cell office:value-type="string">
            <text:p>MN</text:p>
          </table:table-cell>
          <table:table-cell table:style-name="ce3" office:value-type="float" office:value="0">
            <text:p>0</text:p>
          </table:table-cell>
          <table:table-cell office:value-type="string">
            <text:p>Roseville</text:p>
          </table:table-cell>
          <table:table-cell table:number-columns-repeated="2" office:value-type="string">
            <text:p>FALSE</text:p>
          </table:table-cell>
          <table:table-cell office:value-type="string">
            <text:p>Joshua Cunningham Greene</text:p>
          </table:table-cell>
          <table:table-cell office:value-type="float" office:value="4810139">
            <text:p>4810139</text:p>
          </table:table-cell>
          <table:table-cell office:value-type="string">
            <text:p>purus@fringillami.ca</text:p>
          </table:table-cell>
          <table:table-cell office:value-type="string">
            <text:p>Morgan Poole Knowles</text:p>
          </table:table-cell>
          <table:table-cell office:value-type="float" office:value="4810139">
            <text:p>4810139</text:p>
          </table:table-cell>
          <table:table-cell office:value-type="string">
            <text:p>turpis.Aliquam.adipiscing@sodalesnisi.edu</text:p>
          </table:table-cell>
          <table:table-cell office:value-type="date" office:date-value="2006-02-15">
            <text:p>15/02/2006</text:p>
          </table:table-cell>
          <table:table-cell/>
          <table:table-cell office:value-type="date" office:date-value="2010-07-30">
            <text:p>30/07/2010</text:p>
          </table:table-cell>
          <table:table-cell office:value-type="string">
            <text:p>R</text:p>
          </table:table-cell>
          <table:table-cell table:number-columns-repeated="976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Linus</text:p>
          </table:table-cell>
          <table:table-cell office:value-type="string">
            <text:p>Freeman</text:p>
          </table:table-cell>
          <table:table-cell office:value-type="string">
            <text:p>Warner</text:p>
          </table:table-cell>
          <table:table-cell office:value-type="string">
            <text:p>M</text:p>
          </table:table-cell>
          <table:table-cell table:style-name="ce4" office:value-type="date" office:date-value="2003-12-10">
            <text:p>10/12/03</text:p>
          </table:table-cell>
          <table:table-cell office:value-type="string">
            <text:p>73115020X</text:p>
          </table:table-cell>
          <table:table-cell/>
          <table:table-cell office:value-type="string">
            <text:p>FALSE</text:p>
          </table:table-cell>
          <table:table-cell office:value-type="string">
            <text:p>225-1409 A, Road</text:p>
          </table:table-cell>
          <table:table-cell office:value-type="float" office:value="5">
            <text:p>5</text:p>
          </table:table-cell>
          <table:table-cell/>
          <table:table-cell office:value-type="float" office:value="24">
            <text:p>24</text:p>
          </table:table-cell>
          <table:table-cell office:value-type="float" office:value="79224">
            <text:p>79224</text:p>
          </table:table-cell>
          <table:table-cell office:value-type="float" office:value="65817285">
            <text:p>65817285</text:p>
          </table:table-cell>
          <table:table-cell office:value-type="float" office:value="801507418">
            <text:p>801507418</text:p>
          </table:table-cell>
          <table:table-cell office:value-type="string">
            <text:p>Donec@sitametlorem.ca</text:p>
          </table:table-cell>
          <table:table-cell table:style-name="ce3" office:value-type="float" office:value="0">
            <text:p>0</text:p>
          </table:table-cell>
          <table:table-cell office:value-type="string">
            <text:p>Zld.</text:p>
          </table:table-cell>
          <table:table-cell table:style-name="ce3" office:value-type="float" office:value="0">
            <text:p>0</text:p>
          </table:table-cell>
          <table:table-cell office:value-type="string">
            <text:p>Brockton</text:p>
          </table:table-cell>
          <table:table-cell table:number-columns-repeated="2" office:value-type="string">
            <text:p>FALSE</text:p>
          </table:table-cell>
          <table:table-cell office:value-type="string">
            <text:p>Wang Wolf Barry</text:p>
          </table:table-cell>
          <table:table-cell office:value-type="float" office:value="801507418">
            <text:p>801507418</text:p>
          </table:table-cell>
          <table:table-cell office:value-type="string">
            <text:p>tempor.lorem@Integerid.edu</text:p>
          </table:table-cell>
          <table:table-cell office:value-type="string">
            <text:p>Sopoline Douglas George</text:p>
          </table:table-cell>
          <table:table-cell office:value-type="float" office:value="801507418">
            <text:p>801507418</text:p>
          </table:table-cell>
          <table:table-cell office:value-type="string">
            <text:p>mi.ac@aliquamenim.org</text:p>
          </table:table-cell>
          <table:table-cell office:value-type="date" office:date-value="2004-09-18">
            <text:p>18/09/2004</text:p>
          </table:table-cell>
          <table:table-cell/>
          <table:table-cell office:value-type="date" office:date-value="2010-06-04">
            <text:p>04/06/2010</text:p>
          </table:table-cell>
          <table:table-cell office:value-type="string">
            <text:p>T</text:p>
          </table:table-cell>
          <table:table-cell table:number-columns-repeated="976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Jenna</text:p>
          </table:table-cell>
          <table:table-cell office:value-type="string">
            <text:p>Barker</text:p>
          </table:table-cell>
          <table:table-cell office:value-type="string">
            <text:p>Ayala</text:p>
          </table:table-cell>
          <table:table-cell office:value-type="string">
            <text:p>F</text:p>
          </table:table-cell>
          <table:table-cell table:style-name="ce4" office:value-type="date" office:date-value="1993-07-03">
            <text:p>03/07/93</text:p>
          </table:table-cell>
          <table:table-cell office:value-type="string">
            <text:p>45219933R</text:p>
          </table:table-cell>
          <table:table-cell/>
          <table:table-cell office:value-type="string">
            <text:p>FALSE</text:p>
          </table:table-cell>
          <table:table-cell office:value-type="string">
            <text:p>P.O. Box 790, 7641 Mauris St.</text:p>
          </table:table-cell>
          <table:table-cell office:value-type="float" office:value="6">
            <text:p>6</text:p>
          </table:table-cell>
          <table:table-cell/>
          <table:table-cell office:value-type="float" office:value="16">
            <text:p>16</text:p>
          </table:table-cell>
          <table:table-cell office:value-type="float" office:value="90525">
            <text:p>90525</text:p>
          </table:table-cell>
          <table:table-cell office:value-type="float" office:value="282581674">
            <text:p>282581674</text:p>
          </table:table-cell>
          <table:table-cell office:value-type="float" office:value="267427736">
            <text:p>267427736</text:p>
          </table:table-cell>
          <table:table-cell office:value-type="string">
            <text:p>lectus@atlacusQuisque.org</text:p>
          </table:table-cell>
          <table:table-cell table:style-name="ce3" office:value-type="float" office:value="0">
            <text:p>0</text:p>
          </table:table-cell>
          <table:table-cell office:value-type="string">
            <text:p>N.-H.</text:p>
          </table:table-cell>
          <table:table-cell table:style-name="ce3" office:value-type="float" office:value="0">
            <text:p>0</text:p>
          </table:table-cell>
          <table:table-cell office:value-type="string">
            <text:p>Vicksburg</text:p>
          </table:table-cell>
          <table:table-cell table:number-columns-repeated="2" office:value-type="string">
            <text:p>FALSE</text:p>
          </table:table-cell>
          <table:table-cell office:value-type="string">
            <text:p>Clinton Callahan Forbes</text:p>
          </table:table-cell>
          <table:table-cell office:value-type="float" office:value="267427736">
            <text:p>267427736</text:p>
          </table:table-cell>
          <table:table-cell office:value-type="string">
            <text:p>nisi.Mauris@velvenenatisvel.ca</text:p>
          </table:table-cell>
          <table:table-cell office:value-type="string">
            <text:p>Emma Ortega Mccullough</text:p>
          </table:table-cell>
          <table:table-cell office:value-type="float" office:value="267427736">
            <text:p>267427736</text:p>
          </table:table-cell>
          <table:table-cell office:value-type="string">
            <text:p>Nam.consequat.dolor@lectuspede.com</text:p>
          </table:table-cell>
          <table:table-cell office:value-type="date" office:date-value="2005-11-08">
            <text:p>08/11/2005</text:p>
          </table:table-cell>
          <table:table-cell/>
          <table:table-cell office:value-type="date" office:date-value="2010-09-22">
            <text:p>22/09/2010</text:p>
          </table:table-cell>
          <table:table-cell office:value-type="string">
            <text:p>M</text:p>
          </table:table-cell>
          <table:table-cell table:number-columns-repeated="976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Geraldine</text:p>
          </table:table-cell>
          <table:table-cell office:value-type="string">
            <text:p>Shannon</text:p>
          </table:table-cell>
          <table:table-cell office:value-type="string">
            <text:p>Mcmillan</text:p>
          </table:table-cell>
          <table:table-cell office:value-type="string">
            <text:p>F</text:p>
          </table:table-cell>
          <table:table-cell table:style-name="ce4" office:value-type="date" office:date-value="2005-10-12">
            <text:p>12/10/05</text:p>
          </table:table-cell>
          <table:table-cell office:value-type="string">
            <text:p>83012915P</text:p>
          </table:table-cell>
          <table:table-cell/>
          <table:table-cell office:value-type="string">
            <text:p>FALSE</text:p>
          </table:table-cell>
          <table:table-cell office:value-type="string">
            <text:p>8010 Tempor St.</text:p>
          </table:table-cell>
          <table:table-cell office:value-type="float" office:value="1">
            <text:p>1</text:p>
          </table:table-cell>
          <table:table-cell/>
          <table:table-cell office:value-type="float" office:value="19">
            <text:p>19</text:p>
          </table:table-cell>
          <table:table-cell office:value-type="float" office:value="17500">
            <text:p>17500</text:p>
          </table:table-cell>
          <table:table-cell office:value-type="float" office:value="653295427">
            <text:p>653295427</text:p>
          </table:table-cell>
          <table:table-cell office:value-type="float" office:value="46355398">
            <text:p>46355398</text:p>
          </table:table-cell>
          <table:table-cell office:value-type="string">
            <text:p>non.sapien.molestie@Etiamimperdietdictum.com</text:p>
          </table:table-cell>
          <table:table-cell table:style-name="ce3" office:value-type="float" office:value="0">
            <text:p>0</text:p>
          </table:table-cell>
          <table:table-cell office:value-type="string">
            <text:p>Manitoba</text:p>
          </table:table-cell>
          <table:table-cell table:style-name="ce3" office:value-type="float" office:value="0">
            <text:p>0</text:p>
          </table:table-cell>
          <table:table-cell office:value-type="string">
            <text:p>San Bernardino</text:p>
          </table:table-cell>
          <table:table-cell table:number-columns-repeated="2" office:value-type="string">
            <text:p>FALSE</text:p>
          </table:table-cell>
          <table:table-cell office:value-type="string">
            <text:p>Asher Sellers Cruz</text:p>
          </table:table-cell>
          <table:table-cell office:value-type="float" office:value="46355398">
            <text:p>46355398</text:p>
          </table:table-cell>
          <table:table-cell office:value-type="string">
            <text:p>Mauris.vestibulum.neque@tinciduntcongueturpis.edu</text:p>
          </table:table-cell>
          <table:table-cell office:value-type="string">
            <text:p>Sophia Hendrix Farrell</text:p>
          </table:table-cell>
          <table:table-cell office:value-type="float" office:value="46355398">
            <text:p>46355398</text:p>
          </table:table-cell>
          <table:table-cell office:value-type="string">
            <text:p>rhoncus@tortorNunc.edu</text:p>
          </table:table-cell>
          <table:table-cell office:value-type="date" office:date-value="2008-06-16">
            <text:p>16/06/2008</text:p>
          </table:table-cell>
          <table:table-cell/>
          <table:table-cell office:value-type="date" office:date-value="2011-03-09">
            <text:p>09/03/2011</text:p>
          </table:table-cell>
          <table:table-cell office:value-type="string">
            <text:p>C</text:p>
          </table:table-cell>
          <table:table-cell table:number-columns-repeated="976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Neil</text:p>
          </table:table-cell>
          <table:table-cell office:value-type="string">
            <text:p>Wise</text:p>
          </table:table-cell>
          <table:table-cell office:value-type="string">
            <text:p>Haley</text:p>
          </table:table-cell>
          <table:table-cell office:value-type="string">
            <text:p>M</text:p>
          </table:table-cell>
          <table:table-cell table:style-name="ce4" office:value-type="date" office:date-value="2005-09-19">
            <text:p>19/09/05</text:p>
          </table:table-cell>
          <table:table-cell office:value-type="string">
            <text:p>53088070A</text:p>
          </table:table-cell>
          <table:table-cell/>
          <table:table-cell office:value-type="string">
            <text:p>FALSE</text:p>
          </table:table-cell>
          <table:table-cell office:value-type="string">
            <text:p>460 Nec St.</text:p>
          </table:table-cell>
          <table:table-cell office:value-type="float" office:value="5">
            <text:p>5</text:p>
          </table:table-cell>
          <table:table-cell/>
          <table:table-cell office:value-type="float" office:value="11">
            <text:p>11</text:p>
          </table:table-cell>
          <table:table-cell office:value-type="float" office:value="90747">
            <text:p>90747</text:p>
          </table:table-cell>
          <table:table-cell office:value-type="float" office:value="748759578">
            <text:p>748759578</text:p>
          </table:table-cell>
          <table:table-cell office:value-type="float" office:value="321444359">
            <text:p>321444359</text:p>
          </table:table-cell>
          <table:table-cell office:value-type="string">
            <text:p>tempus.eu.ligula@sapienmolestieorci.com</text:p>
          </table:table-cell>
          <table:table-cell table:style-name="ce3" office:value-type="float" office:value="0">
            <text:p>0</text:p>
          </table:table-cell>
          <table:table-cell office:value-type="string">
            <text:p>Newfoundland and Labrador</text:p>
          </table:table-cell>
          <table:table-cell table:style-name="ce3" office:value-type="float" office:value="0">
            <text:p>0</text:p>
          </table:table-cell>
          <table:table-cell office:value-type="string">
            <text:p>Carson City</text:p>
          </table:table-cell>
          <table:table-cell table:number-columns-repeated="2" office:value-type="string">
            <text:p>FALSE</text:p>
          </table:table-cell>
          <table:table-cell office:value-type="string">
            <text:p>Phillip Baldwin Colon</text:p>
          </table:table-cell>
          <table:table-cell office:value-type="float" office:value="321444359">
            <text:p>321444359</text:p>
          </table:table-cell>
          <table:table-cell office:value-type="string">
            <text:p>nascetur@Etiam.edu</text:p>
          </table:table-cell>
          <table:table-cell office:value-type="string">
            <text:p>Rinah Salas Nelson</text:p>
          </table:table-cell>
          <table:table-cell office:value-type="float" office:value="321444359">
            <text:p>321444359</text:p>
          </table:table-cell>
          <table:table-cell office:value-type="string">
            <text:p>ac.libero.nec@diamloremauctor.ca</text:p>
          </table:table-cell>
          <table:table-cell office:value-type="date" office:date-value="2009-10-18">
            <text:p>18/10/2009</text:p>
          </table:table-cell>
          <table:table-cell office:value-type="date" office:date-value="2004-10-15">
            <text:p>15/10/2004</text:p>
          </table:table-cell>
          <table:table-cell office:value-type="date" office:date-value="2011-01-05">
            <text:p>05/01/2011</text:p>
          </table:table-cell>
          <table:table-cell office:value-type="string">
            <text:p>P</text:p>
          </table:table-cell>
          <table:table-cell table:number-columns-repeated="976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Amela</text:p>
          </table:table-cell>
          <table:table-cell office:value-type="string">
            <text:p>Haney</text:p>
          </table:table-cell>
          <table:table-cell office:value-type="string">
            <text:p>Cardenas</text:p>
          </table:table-cell>
          <table:table-cell office:value-type="string">
            <text:p>F</text:p>
          </table:table-cell>
          <table:table-cell table:style-name="ce4" office:value-type="date" office:date-value="1995-08-07">
            <text:p>07/08/95</text:p>
          </table:table-cell>
          <table:table-cell office:value-type="string">
            <text:p>75238191M</text:p>
          </table:table-cell>
          <table:table-cell/>
          <table:table-cell office:value-type="string">
            <text:p>FALSE</text:p>
          </table:table-cell>
          <table:table-cell office:value-type="string">
            <text:p>5784 Orci. Ave</text:p>
          </table:table-cell>
          <table:table-cell office:value-type="float" office:value="1">
            <text:p>1</text:p>
          </table:table-cell>
          <table:table-cell/>
          <table:table-cell office:value-type="float" office:value="17">
            <text:p>17</text:p>
          </table:table-cell>
          <table:table-cell office:value-type="float" office:value="96716">
            <text:p>96716</text:p>
          </table:table-cell>
          <table:table-cell office:value-type="float" office:value="965183191">
            <text:p>965183191</text:p>
          </table:table-cell>
          <table:table-cell office:value-type="float" office:value="469558529">
            <text:p>469558529</text:p>
          </table:table-cell>
          <table:table-cell office:value-type="string">
            <text:p>lectus.pede@faucibus.com</text:p>
          </table:table-cell>
          <table:table-cell table:style-name="ce3" office:value-type="float" office:value="0">
            <text:p>0</text:p>
          </table:table-cell>
          <table:table-cell office:value-type="string">
            <text:p>Groningen</text:p>
          </table:table-cell>
          <table:table-cell table:style-name="ce3" office:value-type="float" office:value="0">
            <text:p>0</text:p>
          </table:table-cell>
          <table:table-cell office:value-type="string">
            <text:p>Arcadia</text:p>
          </table:table-cell>
          <table:table-cell table:number-columns-repeated="2" office:value-type="string">
            <text:p>FALSE</text:p>
          </table:table-cell>
          <table:table-cell office:value-type="string">
            <text:p>Bruno Boyle Ferguson</text:p>
          </table:table-cell>
          <table:table-cell office:value-type="float" office:value="469558529">
            <text:p>469558529</text:p>
          </table:table-cell>
          <table:table-cell office:value-type="string">
            <text:p>placerat.eget.venenatis@Inscelerisquescelerisque.org</text:p>
          </table:table-cell>
          <table:table-cell office:value-type="string">
            <text:p>Roanna Schultz Hawkins</text:p>
          </table:table-cell>
          <table:table-cell office:value-type="float" office:value="469558529">
            <text:p>469558529</text:p>
          </table:table-cell>
          <table:table-cell office:value-type="string">
            <text:p>condimentum@Donecsollicitudinadipiscing.edu</text:p>
          </table:table-cell>
          <table:table-cell office:value-type="date" office:date-value="2008-01-24">
            <text:p>24/01/2008</text:p>
          </table:table-cell>
          <table:table-cell/>
          <table:table-cell office:value-type="date" office:date-value="2010-04-11">
            <text:p>11/04/2010</text:p>
          </table:table-cell>
          <table:table-cell office:value-type="string">
            <text:p>P</text:p>
          </table:table-cell>
          <table:table-cell table:number-columns-repeated="976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Miranda</text:p>
          </table:table-cell>
          <table:table-cell office:value-type="string">
            <text:p>Lawrence</text:p>
          </table:table-cell>
          <table:table-cell office:value-type="string">
            <text:p>King</text:p>
          </table:table-cell>
          <table:table-cell office:value-type="string">
            <text:p>M</text:p>
          </table:table-cell>
          <table:table-cell table:style-name="ce4" office:value-type="date" office:date-value="1993-02-26">
            <text:p>26/02/93</text:p>
          </table:table-cell>
          <table:table-cell office:value-type="string">
            <text:p>65586072A</text:p>
          </table:table-cell>
          <table:table-cell/>
          <table:table-cell office:value-type="string">
            <text:p>FALSE</text:p>
          </table:table-cell>
          <table:table-cell office:value-type="string">
            <text:p>765-716 Vitae Rd.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52166">
            <text:p>52166</text:p>
          </table:table-cell>
          <table:table-cell office:value-type="float" office:value="589800189">
            <text:p>589800189</text:p>
          </table:table-cell>
          <table:table-cell office:value-type="float" office:value="918390214">
            <text:p>918390214</text:p>
          </table:table-cell>
          <table:table-cell office:value-type="string">
            <text:p>dis.parturient.montes@Proinvelarcu.edu</text:p>
          </table:table-cell>
          <table:table-cell table:style-name="ce3" office:value-type="float" office:value="0">
            <text:p>0</text:p>
          </table:table-cell>
          <table:table-cell office:value-type="string">
            <text:p>Manitoba</text:p>
          </table:table-cell>
          <table:table-cell table:style-name="ce3" office:value-type="float" office:value="0">
            <text:p>0</text:p>
          </table:table-cell>
          <table:table-cell office:value-type="string">
            <text:p>La Puente</text:p>
          </table:table-cell>
          <table:table-cell table:number-columns-repeated="2" office:value-type="string">
            <text:p>FALSE</text:p>
          </table:table-cell>
          <table:table-cell office:value-type="string">
            <text:p>Raymond Collins Paul</text:p>
          </table:table-cell>
          <table:table-cell office:value-type="float" office:value="918390214">
            <text:p>918390214</text:p>
          </table:table-cell>
          <table:table-cell office:value-type="string">
            <text:p>pretium@acurna.org</text:p>
          </table:table-cell>
          <table:table-cell office:value-type="string">
            <text:p>Amelia Gordon Giles</text:p>
          </table:table-cell>
          <table:table-cell office:value-type="float" office:value="918390214">
            <text:p>918390214</text:p>
          </table:table-cell>
          <table:table-cell office:value-type="string">
            <text:p>mus@vitaeorciPhasellus.com</text:p>
          </table:table-cell>
          <table:table-cell office:value-type="date" office:date-value="2004-10-02">
            <text:p>02/10/2004</text:p>
          </table:table-cell>
          <table:table-cell/>
          <table:table-cell office:value-type="date" office:date-value="2010-04-23">
            <text:p>23/04/2010</text:p>
          </table:table-cell>
          <table:table-cell office:value-type="string">
            <text:p>C</text:p>
          </table:table-cell>
          <table:table-cell table:number-columns-repeated="976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Brian</text:p>
          </table:table-cell>
          <table:table-cell office:value-type="string">
            <text:p>Holloway</text:p>
          </table:table-cell>
          <table:table-cell office:value-type="string">
            <text:p>Joyner</text:p>
          </table:table-cell>
          <table:table-cell office:value-type="string">
            <text:p>F</text:p>
          </table:table-cell>
          <table:table-cell table:style-name="ce4" office:value-type="date" office:date-value="2004-03-12">
            <text:p>12/03/04</text:p>
          </table:table-cell>
          <table:table-cell office:value-type="string">
            <text:p>63089810C</text:p>
          </table:table-cell>
          <table:table-cell/>
          <table:table-cell office:value-type="string">
            <text:p>FALSE</text:p>
          </table:table-cell>
          <table:table-cell office:value-type="string">
            <text:p>Ap #236-8398 Amet Rd.</text:p>
          </table:table-cell>
          <table:table-cell office:value-type="float" office:value="6">
            <text:p>6</text:p>
          </table:table-cell>
          <table:table-cell/>
          <table:table-cell office:value-type="float" office:value="28">
            <text:p>28</text:p>
          </table:table-cell>
          <table:table-cell office:value-type="float" office:value="66921">
            <text:p>66921</text:p>
          </table:table-cell>
          <table:table-cell office:value-type="float" office:value="511693396">
            <text:p>511693396</text:p>
          </table:table-cell>
          <table:table-cell office:value-type="float" office:value="577437267">
            <text:p>577437267</text:p>
          </table:table-cell>
          <table:table-cell office:value-type="string">
            <text:p>Vivamus.sit@ligula.org</text:p>
          </table:table-cell>
          <table:table-cell table:style-name="ce3" office:value-type="float" office:value="0">
            <text:p>0</text:p>
          </table:table-cell>
          <table:table-cell office:value-type="string">
            <text:p>Zuid Holland</text:p>
          </table:table-cell>
          <table:table-cell table:style-name="ce3" office:value-type="float" office:value="0">
            <text:p>0</text:p>
          </table:table-cell>
          <table:table-cell office:value-type="string">
            <text:p>Santa Clara</text:p>
          </table:table-cell>
          <table:table-cell table:number-columns-repeated="2" office:value-type="string">
            <text:p>FALSE</text:p>
          </table:table-cell>
          <table:table-cell office:value-type="string">
            <text:p>Orlando Nichols Adkins</text:p>
          </table:table-cell>
          <table:table-cell office:value-type="float" office:value="577437267">
            <text:p>577437267</text:p>
          </table:table-cell>
          <table:table-cell office:value-type="string">
            <text:p>malesuada@nonummyac.edu</text:p>
          </table:table-cell>
          <table:table-cell office:value-type="string">
            <text:p>Indira Miller Curtis</text:p>
          </table:table-cell>
          <table:table-cell office:value-type="float" office:value="577437267">
            <text:p>577437267</text:p>
          </table:table-cell>
          <table:table-cell office:value-type="string">
            <text:p>arcu.et.pede@mattis.org</text:p>
          </table:table-cell>
          <table:table-cell office:value-type="date" office:date-value="2008-03-12">
            <text:p>12/03/2008</text:p>
          </table:table-cell>
          <table:table-cell/>
          <table:table-cell office:value-type="date" office:date-value="2010-12-31">
            <text:p>31/12/2010</text:p>
          </table:table-cell>
          <table:table-cell office:value-type="string">
            <text:p>M</text:p>
          </table:table-cell>
          <table:table-cell table:number-columns-repeated="976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Nola</text:p>
          </table:table-cell>
          <table:table-cell office:value-type="string">
            <text:p>Santos</text:p>
          </table:table-cell>
          <table:table-cell office:value-type="string">
            <text:p>Sullivan</text:p>
          </table:table-cell>
          <table:table-cell office:value-type="string">
            <text:p>M</text:p>
          </table:table-cell>
          <table:table-cell table:style-name="ce4" office:value-type="date" office:date-value="1992-07-29">
            <text:p>29/07/92</text:p>
          </table:table-cell>
          <table:table-cell office:value-type="string">
            <text:p>63089811C</text:p>
          </table:table-cell>
          <table:table-cell/>
          <table:table-cell office:value-type="string">
            <text:p>FALSE</text:p>
          </table:table-cell>
          <table:table-cell office:value-type="string">
            <text:p>P.O. Box 301, 964 Semper Road</text:p>
          </table:table-cell>
          <table:table-cell office:value-type="float" office:value="9">
            <text:p>9</text:p>
          </table:table-cell>
          <table:table-cell/>
          <table:table-cell office:value-type="float" office:value="29">
            <text:p>29</text:p>
          </table:table-cell>
          <table:table-cell office:value-type="float" office:value="66569">
            <text:p>66569</text:p>
          </table:table-cell>
          <table:table-cell office:value-type="float" office:value="190477413">
            <text:p>190477413</text:p>
          </table:table-cell>
          <table:table-cell office:value-type="float" office:value="190098209">
            <text:p>190098209</text:p>
          </table:table-cell>
          <table:table-cell office:value-type="string">
            <text:p>lorem.ut.aliquam@pedeCumsociis.edu</text:p>
          </table:table-cell>
          <table:table-cell table:style-name="ce3" office:value-type="float" office:value="0">
            <text:p>0</text:p>
          </table:table-cell>
          <table:table-cell office:value-type="string">
            <text:p>NL</text:p>
          </table:table-cell>
          <table:table-cell table:style-name="ce3" office:value-type="float" office:value="0">
            <text:p>0</text:p>
          </table:table-cell>
          <table:table-cell office:value-type="string">
            <text:p>Ardmore</text:p>
          </table:table-cell>
          <table:table-cell table:number-columns-repeated="2" office:value-type="string">
            <text:p>FALSE</text:p>
          </table:table-cell>
          <table:table-cell office:value-type="string">
            <text:p>Gage Luna Ruiz</text:p>
          </table:table-cell>
          <table:table-cell office:value-type="float" office:value="190098209">
            <text:p>190098209</text:p>
          </table:table-cell>
          <table:table-cell office:value-type="string">
            <text:p>aliquet.vel@Quisqueliberolacus.edu</text:p>
          </table:table-cell>
          <table:table-cell office:value-type="string">
            <text:p>Ashely</text:p>
          </table:table-cell>
          <table:table-cell office:value-type="float" office:value="190098209">
            <text:p>190098209</text:p>
          </table:table-cell>
          <table:table-cell office:value-type="string">
            <text:p>scelerisque.neque.sed@massa.com</text:p>
          </table:table-cell>
          <table:table-cell office:value-type="date" office:date-value="2006-04-19">
            <text:p>19/04/2006</text:p>
          </table:table-cell>
          <table:table-cell/>
          <table:table-cell office:value-type="date" office:date-value="2010-05-16">
            <text:p>16/05/2010</text:p>
          </table:table-cell>
          <table:table-cell table:number-columns-repeated="977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Rina</text:p>
          </table:table-cell>
          <table:table-cell office:value-type="string">
            <text:p>Hewitt</text:p>
          </table:table-cell>
          <table:table-cell office:value-type="string">
            <text:p>Rodriquez</text:p>
          </table:table-cell>
          <table:table-cell office:value-type="string">
            <text:p>M</text:p>
          </table:table-cell>
          <table:table-cell table:style-name="ce4" office:value-type="date" office:date-value="2003-09-29">
            <text:p>29/09/03</text:p>
          </table:table-cell>
          <table:table-cell office:value-type="string">
            <text:p>18085320Z</text:p>
          </table:table-cell>
          <table:table-cell/>
          <table:table-cell office:value-type="string">
            <text:p>FALSE</text:p>
          </table:table-cell>
          <table:table-cell office:value-type="string">
            <text:p>8879 Euismod Ave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99633">
            <text:p>99633</text:p>
          </table:table-cell>
          <table:table-cell office:value-type="float" office:value="161375855">
            <text:p>161375855</text:p>
          </table:table-cell>
          <table:table-cell office:value-type="float" office:value="766720662">
            <text:p>766720662</text:p>
          </table:table-cell>
          <table:table-cell office:value-type="string">
            <text:p>Fusce.mi@risusIn.ca</text:p>
          </table:table-cell>
          <table:table-cell table:style-name="ce3" office:value-type="float" office:value="0">
            <text:p>0</text:p>
          </table:table-cell>
          <table:table-cell office:value-type="string">
            <text:p>Strathclyde</text:p>
          </table:table-cell>
          <table:table-cell table:style-name="ce3" office:value-type="float" office:value="0">
            <text:p>0</text:p>
          </table:table-cell>
          <table:table-cell office:value-type="string">
            <text:p>Helena</text:p>
          </table:table-cell>
          <table:table-cell table:number-columns-repeated="2" office:value-type="string">
            <text:p>FALSE</text:p>
          </table:table-cell>
          <table:table-cell office:value-type="string">
            <text:p>Amery York Nolan</text:p>
          </table:table-cell>
          <table:table-cell office:value-type="float" office:value="766720662">
            <text:p>766720662</text:p>
          </table:table-cell>
          <table:table-cell office:value-type="string">
            <text:p>lacinia.Sed@torquentperconubia.org</text:p>
          </table:table-cell>
          <table:table-cell office:value-type="string">
            <text:p>Aileen Moses Willis</text:p>
          </table:table-cell>
          <table:table-cell office:value-type="float" office:value="766720662">
            <text:p>766720662</text:p>
          </table:table-cell>
          <table:table-cell office:value-type="string">
            <text:p>arcu.ac@feugiatSed.org</text:p>
          </table:table-cell>
          <table:table-cell office:value-type="date" office:date-value="2006-06-07">
            <text:p>07/06/2006</text:p>
          </table:table-cell>
          <table:table-cell/>
          <table:table-cell office:value-type="date" office:date-value="2011-01-14">
            <text:p>14/01/2011</text:p>
          </table:table-cell>
          <table:table-cell office:value-type="string">
            <text:p>T</text:p>
          </table:table-cell>
          <table:table-cell table:number-columns-repeated="976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Ina</text:p>
          </table:table-cell>
          <table:table-cell office:value-type="string">
            <text:p>Trevino</text:p>
          </table:table-cell>
          <table:table-cell office:value-type="string">
            <text:p>Gonzalez</text:p>
          </table:table-cell>
          <table:table-cell office:value-type="string">
            <text:p>M</text:p>
          </table:table-cell>
          <table:table-cell table:style-name="ce4" office:value-type="date" office:date-value="2000-04-04">
            <text:p>04/04/00</text:p>
          </table:table-cell>
          <table:table-cell office:value-type="string">
            <text:p>68540626S</text:p>
          </table:table-cell>
          <table:table-cell/>
          <table:table-cell office:value-type="string">
            <text:p>FALSE</text:p>
          </table:table-cell>
          <table:table-cell office:value-type="string">
            <text:p>3951 Leo, Rd.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50306">
            <text:p>50306</text:p>
          </table:table-cell>
          <table:table-cell office:value-type="float" office:value="579939909">
            <text:p>579939909</text:p>
          </table:table-cell>
          <table:table-cell office:value-type="float" office:value="315490811">
            <text:p>315490811</text:p>
          </table:table-cell>
          <table:table-cell office:value-type="string">
            <text:p>aliquet.metus.urna@mauris.edu</text:p>
          </table:table-cell>
          <table:table-cell table:style-name="ce3" office:value-type="float" office:value="0">
            <text:p>0</text:p>
          </table:table-cell>
          <table:table-cell office:value-type="string">
            <text:p>NU</text:p>
          </table:table-cell>
          <table:table-cell table:style-name="ce3" office:value-type="float" office:value="0">
            <text:p>0</text:p>
          </table:table-cell>
          <table:table-cell office:value-type="string">
            <text:p>Passaic</text:p>
          </table:table-cell>
          <table:table-cell table:number-columns-repeated="2" office:value-type="string">
            <text:p>FALSE</text:p>
          </table:table-cell>
          <table:table-cell office:value-type="string">
            <text:p>Chaney Holden Parks</text:p>
          </table:table-cell>
          <table:table-cell office:value-type="float" office:value="315490811">
            <text:p>315490811</text:p>
          </table:table-cell>
          <table:table-cell office:value-type="string">
            <text:p>tellus@Donec.org</text:p>
          </table:table-cell>
          <table:table-cell office:value-type="string">
            <text:p>Destiny Richards Parsons</text:p>
          </table:table-cell>
          <table:table-cell office:value-type="float" office:value="315490811">
            <text:p>315490811</text:p>
          </table:table-cell>
          <table:table-cell office:value-type="string">
            <text:p>sit@vitaemauris.ca</text:p>
          </table:table-cell>
          <table:table-cell office:value-type="date" office:date-value="2003-03-02">
            <text:p>02/03/2003</text:p>
          </table:table-cell>
          <table:table-cell/>
          <table:table-cell office:value-type="date" office:date-value="2010-12-29">
            <text:p>29/12/2010</text:p>
          </table:table-cell>
          <table:table-cell office:value-type="string">
            <text:p>M</text:p>
          </table:table-cell>
          <table:table-cell table:number-columns-repeated="976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Holly</text:p>
          </table:table-cell>
          <table:table-cell office:value-type="string">
            <text:p>Simpson</text:p>
          </table:table-cell>
          <table:table-cell office:value-type="string">
            <text:p>Harper</text:p>
          </table:table-cell>
          <table:table-cell office:value-type="string">
            <text:p>F</text:p>
          </table:table-cell>
          <table:table-cell table:style-name="ce4" office:value-type="date" office:date-value="2004-10-13">
            <text:p>13/10/04</text:p>
          </table:table-cell>
          <table:table-cell office:value-type="string">
            <text:p>07323388S</text:p>
          </table:table-cell>
          <table:table-cell/>
          <table:table-cell office:value-type="string">
            <text:p>FALSE</text:p>
          </table:table-cell>
          <table:table-cell office:value-type="string">
            <text:p>Ap #231-9738 Bibendum Rd.</text:p>
          </table:table-cell>
          <table:table-cell office:value-type="float" office:value="7">
            <text:p>7</text:p>
          </table:table-cell>
          <table:table-cell/>
          <table:table-cell office:value-type="float" office:value="22">
            <text:p>22</text:p>
          </table:table-cell>
          <table:table-cell office:value-type="float" office:value="36810">
            <text:p>36810</text:p>
          </table:table-cell>
          <table:table-cell office:value-type="float" office:value="724848576">
            <text:p>724848576</text:p>
          </table:table-cell>
          <table:table-cell office:value-type="float" office:value="496993260">
            <text:p>496993260</text:p>
          </table:table-cell>
          <table:table-cell office:value-type="string">
            <text:p>elementum.dui@risusNulla.ca</text:p>
          </table:table-cell>
          <table:table-cell table:style-name="ce3" office:value-type="float" office:value="0">
            <text:p>0</text:p>
          </table:table-cell>
          <table:table-cell office:value-type="string">
            <text:p>Limburg</text:p>
          </table:table-cell>
          <table:table-cell table:style-name="ce3" office:value-type="float" office:value="0">
            <text:p>0</text:p>
          </table:table-cell>
          <table:table-cell office:value-type="string">
            <text:p>Alpharetta</text:p>
          </table:table-cell>
          <table:table-cell table:number-columns-repeated="2" office:value-type="string">
            <text:p>FALSE</text:p>
          </table:table-cell>
          <table:table-cell office:value-type="string">
            <text:p>Leo Sherman Mcknight</text:p>
          </table:table-cell>
          <table:table-cell office:value-type="float" office:value="496993260">
            <text:p>496993260</text:p>
          </table:table-cell>
          <table:table-cell office:value-type="string">
            <text:p>Suspendisse.commodo@etarcu.org</text:p>
          </table:table-cell>
          <table:table-cell office:value-type="string">
            <text:p>Elaine Moreno Richard</text:p>
          </table:table-cell>
          <table:table-cell office:value-type="float" office:value="496993260">
            <text:p>496993260</text:p>
          </table:table-cell>
          <table:table-cell office:value-type="string">
            <text:p>Duis.cursus@mattissemper.edu</text:p>
          </table:table-cell>
          <table:table-cell office:value-type="date" office:date-value="2010-11-23">
            <text:p>23/11/2010</text:p>
          </table:table-cell>
          <table:table-cell/>
          <table:table-cell office:value-type="date" office:date-value="2010-08-22">
            <text:p>22/08/2010</text:p>
          </table:table-cell>
          <table:table-cell office:value-type="string">
            <text:p>P</text:p>
          </table:table-cell>
          <table:table-cell table:number-columns-repeated="976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Sydnee</text:p>
          </table:table-cell>
          <table:table-cell office:value-type="string">
            <text:p>Peterson</text:p>
          </table:table-cell>
          <table:table-cell office:value-type="string">
            <text:p>Pruitt</text:p>
          </table:table-cell>
          <table:table-cell office:value-type="string">
            <text:p>F</text:p>
          </table:table-cell>
          <table:table-cell table:style-name="ce4" office:value-type="date" office:date-value="1992-08-20">
            <text:p>20/08/92</text:p>
          </table:table-cell>
          <table:table-cell office:value-type="string">
            <text:p>09694667K</text:p>
          </table:table-cell>
          <table:table-cell/>
          <table:table-cell office:value-type="string">
            <text:p>FALSE</text:p>
          </table:table-cell>
          <table:table-cell office:value-type="string">
            <text:p>Ap #559-9456 Habitant Rd.</text:p>
          </table:table-cell>
          <table:table-cell office:value-type="float" office:value="5">
            <text:p>5</text:p>
          </table:table-cell>
          <table:table-cell/>
          <table:table-cell office:value-type="float" office:value="28">
            <text:p>28</text:p>
          </table:table-cell>
          <table:table-cell office:value-type="float" office:value="96766">
            <text:p>96766</text:p>
          </table:table-cell>
          <table:table-cell office:value-type="float" office:value="241509136">
            <text:p>241509136</text:p>
          </table:table-cell>
          <table:table-cell office:value-type="float" office:value="739072850">
            <text:p>739072850</text:p>
          </table:table-cell>
          <table:table-cell office:value-type="string">
            <text:p>aptent.taciti.sociosqu@eliteratvitae.ca</text:p>
          </table:table-cell>
          <table:table-cell table:style-name="ce3" office:value-type="float" office:value="0">
            <text:p>0</text:p>
          </table:table-cell>
          <table:table-cell office:value-type="string">
            <text:p>Quebec</text:p>
          </table:table-cell>
          <table:table-cell table:style-name="ce3" office:value-type="float" office:value="0">
            <text:p>0</text:p>
          </table:table-cell>
          <table:table-cell office:value-type="string">
            <text:p>Florence</text:p>
          </table:table-cell>
          <table:table-cell table:number-columns-repeated="2" office:value-type="string">
            <text:p>FALSE</text:p>
          </table:table-cell>
          <table:table-cell office:value-type="string">
            <text:p>Ashton Mccullough Cabrera</text:p>
          </table:table-cell>
          <table:table-cell office:value-type="float" office:value="739072850">
            <text:p>739072850</text:p>
          </table:table-cell>
          <table:table-cell office:value-type="string">
            <text:p>montes.nascetur.ridiculus@liberonec.com</text:p>
          </table:table-cell>
          <table:table-cell office:value-type="string">
            <text:p>Pamela Fulton Rodgers</text:p>
          </table:table-cell>
          <table:table-cell office:value-type="float" office:value="739072850">
            <text:p>739072850</text:p>
          </table:table-cell>
          <table:table-cell office:value-type="string">
            <text:p>tellus@Craslorem.org</text:p>
          </table:table-cell>
          <table:table-cell office:value-type="date" office:date-value="2006-02-03">
            <text:p>03/02/2006</text:p>
          </table:table-cell>
          <table:table-cell/>
          <table:table-cell office:value-type="date" office:date-value="2010-05-20">
            <text:p>20/05/2010</text:p>
          </table:table-cell>
          <table:table-cell office:value-type="string">
            <text:p>R</text:p>
          </table:table-cell>
          <table:table-cell table:number-columns-repeated="976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Jasper</text:p>
          </table:table-cell>
          <table:table-cell office:value-type="string">
            <text:p>Mccarty</text:p>
          </table:table-cell>
          <table:table-cell office:value-type="string">
            <text:p>Parsons</text:p>
          </table:table-cell>
          <table:table-cell office:value-type="string">
            <text:p>M</text:p>
          </table:table-cell>
          <table:table-cell table:style-name="ce4" office:value-type="date" office:date-value="2002-10-02">
            <text:p>02/10/02</text:p>
          </table:table-cell>
          <table:table-cell office:value-type="string">
            <text:p>56363805C</text:p>
          </table:table-cell>
          <table:table-cell/>
          <table:table-cell office:value-type="string">
            <text:p>FALSE</text:p>
          </table:table-cell>
          <table:table-cell office:value-type="string">
            <text:p>P.O. Box 554, 3753 Ligula Road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44368">
            <text:p>44368</text:p>
          </table:table-cell>
          <table:table-cell office:value-type="float" office:value="323539602">
            <text:p>323539602</text:p>
          </table:table-cell>
          <table:table-cell office:value-type="float" office:value="454391065">
            <text:p>454391065</text:p>
          </table:table-cell>
          <table:table-cell office:value-type="string">
            <text:p>quam.vel@ad.org</text:p>
          </table:table-cell>
          <table:table-cell table:style-name="ce3" office:value-type="float" office:value="0">
            <text:p>0</text:p>
          </table:table-cell>
          <table:table-cell office:value-type="string">
            <text:p>Alberta</text:p>
          </table:table-cell>
          <table:table-cell table:style-name="ce3" office:value-type="float" office:value="0">
            <text:p>0</text:p>
          </table:table-cell>
          <table:table-cell office:value-type="string">
            <text:p>Lahaina</text:p>
          </table:table-cell>
          <table:table-cell table:number-columns-repeated="2" office:value-type="string">
            <text:p>FALSE</text:p>
          </table:table-cell>
          <table:table-cell office:value-type="string">
            <text:p>Igor Lambert Johns</text:p>
          </table:table-cell>
          <table:table-cell office:value-type="float" office:value="454391065">
            <text:p>454391065</text:p>
          </table:table-cell>
          <table:table-cell office:value-type="string">
            <text:p>Donec@tellusfaucibus.edu</text:p>
          </table:table-cell>
          <table:table-cell office:value-type="string">
            <text:p>Willa Shaffer Bryan</text:p>
          </table:table-cell>
          <table:table-cell office:value-type="float" office:value="454391065">
            <text:p>454391065</text:p>
          </table:table-cell>
          <table:table-cell office:value-type="string">
            <text:p>vestibulum.neque.sed@Integervulputate.edu</text:p>
          </table:table-cell>
          <table:table-cell office:value-type="date" office:date-value="2006-10-28">
            <text:p>28/10/2006</text:p>
          </table:table-cell>
          <table:table-cell/>
          <table:table-cell office:value-type="date" office:date-value="2010-10-12">
            <text:p>12/10/2010</text:p>
          </table:table-cell>
          <table:table-cell office:value-type="string">
            <text:p>T</text:p>
          </table:table-cell>
          <table:table-cell table:number-columns-repeated="976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Gil</text:p>
          </table:table-cell>
          <table:table-cell office:value-type="string">
            <text:p>Durham</text:p>
          </table:table-cell>
          <table:table-cell office:value-type="string">
            <text:p>Mcbride</text:p>
          </table:table-cell>
          <table:table-cell office:value-type="string">
            <text:p>M</text:p>
          </table:table-cell>
          <table:table-cell table:style-name="ce4" office:value-type="date" office:date-value="1993-09-09">
            <text:p>09/09/93</text:p>
          </table:table-cell>
          <table:table-cell office:value-type="string">
            <text:p>87462770R</text:p>
          </table:table-cell>
          <table:table-cell/>
          <table:table-cell office:value-type="string">
            <text:p>FALSE</text:p>
          </table:table-cell>
          <table:table-cell office:value-type="string">
            <text:p>250-6707 Dolor. Street</text:p>
          </table:table-cell>
          <table:table-cell office:value-type="float" office:value="6">
            <text:p>6</text:p>
          </table:table-cell>
          <table:table-cell/>
          <table:table-cell office:value-type="float" office:value="13">
            <text:p>13</text:p>
          </table:table-cell>
          <table:table-cell office:value-type="float" office:value="37590">
            <text:p>37590</text:p>
          </table:table-cell>
          <table:table-cell office:value-type="float" office:value="759704292">
            <text:p>759704292</text:p>
          </table:table-cell>
          <table:table-cell office:value-type="float" office:value="163792853">
            <text:p>163792853</text:p>
          </table:table-cell>
          <table:table-cell office:value-type="string">
            <text:p>convallis@molestiepharetranibh.edu</text:p>
          </table:table-cell>
          <table:table-cell table:style-name="ce3" office:value-type="float" office:value="0">
            <text:p>0</text:p>
          </table:table-cell>
          <table:table-cell office:value-type="string">
            <text:p>Delaware</text:p>
          </table:table-cell>
          <table:table-cell table:style-name="ce3" office:value-type="float" office:value="0">
            <text:p>0</text:p>
          </table:table-cell>
          <table:table-cell office:value-type="string">
            <text:p>Fargo</text:p>
          </table:table-cell>
          <table:table-cell table:number-columns-repeated="2" office:value-type="string">
            <text:p>FALSE</text:p>
          </table:table-cell>
          <table:table-cell office:value-type="string">
            <text:p>Aquila Horne Fisher</text:p>
          </table:table-cell>
          <table:table-cell office:value-type="float" office:value="163792853">
            <text:p>163792853</text:p>
          </table:table-cell>
          <table:table-cell office:value-type="string">
            <text:p>Vivamus.euismod@erosProinultrices.ca</text:p>
          </table:table-cell>
          <table:table-cell office:value-type="string">
            <text:p>Sara Willis Eaton</text:p>
          </table:table-cell>
          <table:table-cell office:value-type="float" office:value="163792853">
            <text:p>163792853</text:p>
          </table:table-cell>
          <table:table-cell office:value-type="string">
            <text:p>convallis@Fuscedolor.org</text:p>
          </table:table-cell>
          <table:table-cell office:value-type="date" office:date-value="2005-03-07">
            <text:p>07/03/2005</text:p>
          </table:table-cell>
          <table:table-cell/>
          <table:table-cell office:value-type="date" office:date-value="2010-07-15">
            <text:p>15/07/2010</text:p>
          </table:table-cell>
          <table:table-cell office:value-type="string">
            <text:p>M</text:p>
          </table:table-cell>
          <table:table-cell table:number-columns-repeated="976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Axel</text:p>
          </table:table-cell>
          <table:table-cell office:value-type="string">
            <text:p>Cantrell</text:p>
          </table:table-cell>
          <table:table-cell office:value-type="string">
            <text:p>Warner</text:p>
          </table:table-cell>
          <table:table-cell office:value-type="string">
            <text:p>F</text:p>
          </table:table-cell>
          <table:table-cell table:style-name="ce4" office:value-type="date" office:date-value="2001-12-11">
            <text:p>11/12/01</text:p>
          </table:table-cell>
          <table:table-cell office:value-type="string">
            <text:p>18882118M</text:p>
          </table:table-cell>
          <table:table-cell/>
          <table:table-cell office:value-type="string">
            <text:p>FALSE</text:p>
          </table:table-cell>
          <table:table-cell office:value-type="string">
            <text:p>5626 Sed Av.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12320">
            <text:p>12320</text:p>
          </table:table-cell>
          <table:table-cell office:value-type="float" office:value="576766194">
            <text:p>576766194</text:p>
          </table:table-cell>
          <table:table-cell office:value-type="float" office:value="508961642">
            <text:p>508961642</text:p>
          </table:table-cell>
          <table:table-cell office:value-type="string">
            <text:p>ipsum@Sedmolestie.edu</text:p>
          </table:table-cell>
          <table:table-cell table:style-name="ce3" office:value-type="float" office:value="0">
            <text:p>0</text:p>
          </table:table-cell>
          <table:table-cell office:value-type="string">
            <text:p>Lanarkshire</text:p>
          </table:table-cell>
          <table:table-cell table:style-name="ce3" office:value-type="float" office:value="0">
            <text:p>0</text:p>
          </table:table-cell>
          <table:table-cell office:value-type="string">
            <text:p>East St. Louis</text:p>
          </table:table-cell>
          <table:table-cell table:number-columns-repeated="2" office:value-type="string">
            <text:p>FALSE</text:p>
          </table:table-cell>
          <table:table-cell office:value-type="string">
            <text:p>Jonah Hull Sheppard</text:p>
          </table:table-cell>
          <table:table-cell office:value-type="float" office:value="508961642">
            <text:p>508961642</text:p>
          </table:table-cell>
          <table:table-cell office:value-type="string">
            <text:p>amet.consectetuer.adipiscing@duilectusrutrum.ca</text:p>
          </table:table-cell>
          <table:table-cell office:value-type="string">
            <text:p>Quail Robinson Blake</text:p>
          </table:table-cell>
          <table:table-cell office:value-type="float" office:value="508961642">
            <text:p>508961642</text:p>
          </table:table-cell>
          <table:table-cell office:value-type="string">
            <text:p>libero@nec.ca</text:p>
          </table:table-cell>
          <table:table-cell office:value-type="date" office:date-value="2009-07-07">
            <text:p>07/07/2009</text:p>
          </table:table-cell>
          <table:table-cell/>
          <table:table-cell office:value-type="date" office:date-value="2010-10-18">
            <text:p>18/10/2010</text:p>
          </table:table-cell>
          <table:table-cell office:value-type="string">
            <text:p>T</text:p>
          </table:table-cell>
          <table:table-cell table:number-columns-repeated="976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Idona</text:p>
          </table:table-cell>
          <table:table-cell office:value-type="string">
            <text:p>Weber</text:p>
          </table:table-cell>
          <table:table-cell office:value-type="string">
            <text:p>Porter</text:p>
          </table:table-cell>
          <table:table-cell office:value-type="string">
            <text:p>M</text:p>
          </table:table-cell>
          <table:table-cell table:style-name="ce4" office:value-type="date" office:date-value="2005-01-23">
            <text:p>23/01/05</text:p>
          </table:table-cell>
          <table:table-cell office:value-type="string">
            <text:p>83241648V</text:p>
          </table:table-cell>
          <table:table-cell/>
          <table:table-cell office:value-type="string">
            <text:p>FALSE</text:p>
          </table:table-cell>
          <table:table-cell office:value-type="string">
            <text:p>Ap #584-8938 Venenatis Rd.</text:p>
          </table:table-cell>
          <table:table-cell office:value-type="float" office:value="7">
            <text:p>7</text:p>
          </table:table-cell>
          <table:table-cell/>
          <table:table-cell office:value-type="float" office:value="22">
            <text:p>22</text:p>
          </table:table-cell>
          <table:table-cell office:value-type="float" office:value="72389">
            <text:p>72389</text:p>
          </table:table-cell>
          <table:table-cell office:value-type="float" office:value="18763640">
            <text:p>18763640</text:p>
          </table:table-cell>
          <table:table-cell office:value-type="float" office:value="568499574">
            <text:p>568499574</text:p>
          </table:table-cell>
          <table:table-cell office:value-type="string">
            <text:p>congue@pede.com</text:p>
          </table:table-cell>
          <table:table-cell table:style-name="ce3" office:value-type="float" office:value="0">
            <text:p>0</text:p>
          </table:table-cell>
          <table:table-cell office:value-type="string">
            <text:p>New Brunswick</text:p>
          </table:table-cell>
          <table:table-cell table:style-name="ce3" office:value-type="float" office:value="0">
            <text:p>0</text:p>
          </table:table-cell>
          <table:table-cell office:value-type="string">
            <text:p>Peekskill</text:p>
          </table:table-cell>
          <table:table-cell table:number-columns-repeated="2" office:value-type="string">
            <text:p>FALSE</text:p>
          </table:table-cell>
          <table:table-cell office:value-type="string">
            <text:p>Evan Kidd Vaughn</text:p>
          </table:table-cell>
          <table:table-cell office:value-type="float" office:value="568499574">
            <text:p>568499574</text:p>
          </table:table-cell>
          <table:table-cell office:value-type="string">
            <text:p>neque.Nullam@orciin.ca</text:p>
          </table:table-cell>
          <table:table-cell office:value-type="string">
            <text:p>Lydia Stephens Rice</text:p>
          </table:table-cell>
          <table:table-cell office:value-type="float" office:value="568499574">
            <text:p>568499574</text:p>
          </table:table-cell>
          <table:table-cell office:value-type="string">
            <text:p>morbi@suscipitest.edu</text:p>
          </table:table-cell>
          <table:table-cell office:value-type="date" office:date-value="2005-04-23">
            <text:p>23/04/2005</text:p>
          </table:table-cell>
          <table:table-cell/>
          <table:table-cell office:value-type="date" office:date-value="2011-03-02">
            <text:p>02/03/2011</text:p>
          </table:table-cell>
          <table:table-cell office:value-type="string">
            <text:p>R</text:p>
          </table:table-cell>
          <table:table-cell table:number-columns-repeated="976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Brent</text:p>
          </table:table-cell>
          <table:table-cell office:value-type="string">
            <text:p>Duncan</text:p>
          </table:table-cell>
          <table:table-cell office:value-type="string">
            <text:p>Kidd</text:p>
          </table:table-cell>
          <table:table-cell office:value-type="string">
            <text:p>F</text:p>
          </table:table-cell>
          <table:table-cell table:style-name="ce4" office:value-type="date" office:date-value="1993-09-28">
            <text:p>28/09/93</text:p>
          </table:table-cell>
          <table:table-cell office:value-type="string">
            <text:p>69825903N</text:p>
          </table:table-cell>
          <table:table-cell/>
          <table:table-cell office:value-type="string">
            <text:p>FALSE</text:p>
          </table:table-cell>
          <table:table-cell office:value-type="string">
            <text:p>635-6137 Amet Rd.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79813">
            <text:p>79813</text:p>
          </table:table-cell>
          <table:table-cell office:value-type="float" office:value="850085943">
            <text:p>850085943</text:p>
          </table:table-cell>
          <table:table-cell office:value-type="float" office:value="756162650">
            <text:p>756162650</text:p>
          </table:table-cell>
          <table:table-cell office:value-type="string">
            <text:p>feugiat.tellus.lorem@odioNam.com</text:p>
          </table:table-cell>
          <table:table-cell table:style-name="ce3" office:value-type="float" office:value="0">
            <text:p>0</text:p>
          </table:table-cell>
          <table:table-cell office:value-type="string">
            <text:p>Mississippi</text:p>
          </table:table-cell>
          <table:table-cell table:style-name="ce3" office:value-type="float" office:value="0">
            <text:p>0</text:p>
          </table:table-cell>
          <table:table-cell office:value-type="string">
            <text:p>Sutter Creek</text:p>
          </table:table-cell>
          <table:table-cell table:number-columns-repeated="2" office:value-type="string">
            <text:p>FALSE</text:p>
          </table:table-cell>
          <table:table-cell office:value-type="string">
            <text:p>Keefe Stevenson Macdonald</text:p>
          </table:table-cell>
          <table:table-cell office:value-type="float" office:value="756162650">
            <text:p>756162650</text:p>
          </table:table-cell>
          <table:table-cell office:value-type="string">
            <text:p>risus.Donec@aliquetdiam.org</text:p>
          </table:table-cell>
          <table:table-cell office:value-type="string">
            <text:p>Liberty Payne Petty</text:p>
          </table:table-cell>
          <table:table-cell office:value-type="float" office:value="756162650">
            <text:p>756162650</text:p>
          </table:table-cell>
          <table:table-cell office:value-type="string">
            <text:p>blandit.at.nisi@egetmassaSuspendisse.edu</text:p>
          </table:table-cell>
          <table:table-cell office:value-type="date" office:date-value="2010-10-13">
            <text:p>13/10/2010</text:p>
          </table:table-cell>
          <table:table-cell/>
          <table:table-cell office:value-type="date" office:date-value="2011-03-13">
            <text:p>13/03/2011</text:p>
          </table:table-cell>
          <table:table-cell office:value-type="string">
            <text:p>T</text:p>
          </table:table-cell>
          <table:table-cell table:number-columns-repeated="976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Bruno</text:p>
          </table:table-cell>
          <table:table-cell office:value-type="string">
            <text:p>Norris</text:p>
          </table:table-cell>
          <table:table-cell office:value-type="string">
            <text:p>Hancock</text:p>
          </table:table-cell>
          <table:table-cell office:value-type="string">
            <text:p>M</text:p>
          </table:table-cell>
          <table:table-cell table:style-name="ce4" office:value-type="date" office:date-value="2003-04-25">
            <text:p>25/04/03</text:p>
          </table:table-cell>
          <table:table-cell office:value-type="string">
            <text:p>34934941H</text:p>
          </table:table-cell>
          <table:table-cell/>
          <table:table-cell office:value-type="string">
            <text:p>FALSE</text:p>
          </table:table-cell>
          <table:table-cell office:value-type="string">
            <text:p>P.O. Box 127, 5973 Nunc. Rd.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office:value-type="float" office:value="91027">
            <text:p>91027</text:p>
          </table:table-cell>
          <table:table-cell office:value-type="float" office:value="910779226">
            <text:p>910779226</text:p>
          </table:table-cell>
          <table:table-cell office:value-type="float" office:value="615964009">
            <text:p>615964009</text:p>
          </table:table-cell>
          <table:table-cell office:value-type="string">
            <text:p>Aliquam@diamnunc.com</text:p>
          </table:table-cell>
          <table:table-cell table:style-name="ce3" office:value-type="float" office:value="0">
            <text:p>0</text:p>
          </table:table-cell>
          <table:table-cell office:value-type="string">
            <text:p>Flevoland</text:p>
          </table:table-cell>
          <table:table-cell table:style-name="ce3" office:value-type="float" office:value="0">
            <text:p>0</text:p>
          </table:table-cell>
          <table:table-cell office:value-type="string">
            <text:p>Ketchikan</text:p>
          </table:table-cell>
          <table:table-cell table:number-columns-repeated="2" office:value-type="string">
            <text:p>FALSE</text:p>
          </table:table-cell>
          <table:table-cell office:value-type="string">
            <text:p>Benedict Mcleod Goodman</text:p>
          </table:table-cell>
          <table:table-cell office:value-type="float" office:value="615964009">
            <text:p>615964009</text:p>
          </table:table-cell>
          <table:table-cell office:value-type="string">
            <text:p>et.arcu@gravida.com</text:p>
          </table:table-cell>
          <table:table-cell office:value-type="string">
            <text:p>Fay Pace Mcintosh</text:p>
          </table:table-cell>
          <table:table-cell office:value-type="float" office:value="615964009">
            <text:p>615964009</text:p>
          </table:table-cell>
          <table:table-cell office:value-type="string">
            <text:p>augue.ac@odio.org</text:p>
          </table:table-cell>
          <table:table-cell office:value-type="date" office:date-value="2003-12-20">
            <text:p>20/12/2003</text:p>
          </table:table-cell>
          <table:table-cell/>
          <table:table-cell office:value-type="date" office:date-value="2010-12-14">
            <text:p>14/12/2010</text:p>
          </table:table-cell>
          <table:table-cell office:value-type="string">
            <text:p>R</text:p>
          </table:table-cell>
          <table:table-cell table:number-columns-repeated="976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Ivy</text:p>
          </table:table-cell>
          <table:table-cell office:value-type="string">
            <text:p>Ingram</text:p>
          </table:table-cell>
          <table:table-cell office:value-type="string">
            <text:p>Pollard</text:p>
          </table:table-cell>
          <table:table-cell office:value-type="string">
            <text:p>M</text:p>
          </table:table-cell>
          <table:table-cell table:style-name="ce4" office:value-type="date" office:date-value="1994-09-10">
            <text:p>10/09/94</text:p>
          </table:table-cell>
          <table:table-cell office:value-type="string">
            <text:p>36850318Q</text:p>
          </table:table-cell>
          <table:table-cell/>
          <table:table-cell office:value-type="string">
            <text:p>FALSE</text:p>
          </table:table-cell>
          <table:table-cell office:value-type="string">
            <text:p>P.O. Box 596, 3653 In Road</text:p>
          </table:table-cell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 office:value-type="float" office:value="57923">
            <text:p>57923</text:p>
          </table:table-cell>
          <table:table-cell office:value-type="float" office:value="132549976">
            <text:p>132549976</text:p>
          </table:table-cell>
          <table:table-cell office:value-type="float" office:value="372612135">
            <text:p>372612135</text:p>
          </table:table-cell>
          <table:table-cell office:value-type="string">
            <text:p>mi.fringilla@a.edu</text:p>
          </table:table-cell>
          <table:table-cell table:style-name="ce3" office:value-type="float" office:value="0">
            <text:p>0</text:p>
          </table:table-cell>
          <table:table-cell office:value-type="string">
            <text:p>Nova Scotia</text:p>
          </table:table-cell>
          <table:table-cell table:style-name="ce3" office:value-type="float" office:value="0">
            <text:p>0</text:p>
          </table:table-cell>
          <table:table-cell office:value-type="string">
            <text:p>Guánica</text:p>
          </table:table-cell>
          <table:table-cell table:number-columns-repeated="2" office:value-type="string">
            <text:p>FALSE</text:p>
          </table:table-cell>
          <table:table-cell office:value-type="string">
            <text:p>Conan Gibson Knight</text:p>
          </table:table-cell>
          <table:table-cell office:value-type="float" office:value="372612135">
            <text:p>372612135</text:p>
          </table:table-cell>
          <table:table-cell office:value-type="string">
            <text:p>parturient.montes@CurabiturdictumPhasellus.com</text:p>
          </table:table-cell>
          <table:table-cell office:value-type="string">
            <text:p>Abigail Garner Robinson</text:p>
          </table:table-cell>
          <table:table-cell office:value-type="float" office:value="372612135">
            <text:p>372612135</text:p>
          </table:table-cell>
          <table:table-cell office:value-type="string">
            <text:p>ullamcorper.eu@pellentesqueeget.org</text:p>
          </table:table-cell>
          <table:table-cell office:value-type="date" office:date-value="2005-10-18">
            <text:p>18/10/2005</text:p>
          </table:table-cell>
          <table:table-cell/>
          <table:table-cell office:value-type="date" office:date-value="2010-12-10">
            <text:p>10/12/2010</text:p>
          </table:table-cell>
          <table:table-cell office:value-type="string">
            <text:p>C</text:p>
          </table:table-cell>
          <table:table-cell table:number-columns-repeated="976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Donovan</text:p>
          </table:table-cell>
          <table:table-cell office:value-type="string">
            <text:p>Woods</text:p>
          </table:table-cell>
          <table:table-cell office:value-type="string">
            <text:p>Wong</text:p>
          </table:table-cell>
          <table:table-cell office:value-type="string">
            <text:p>F</text:p>
          </table:table-cell>
          <table:table-cell table:style-name="ce4" office:value-type="date" office:date-value="1991-07-03">
            <text:p>03/07/91</text:p>
          </table:table-cell>
          <table:table-cell office:value-type="string">
            <text:p>59708188N</text:p>
          </table:table-cell>
          <table:table-cell/>
          <table:table-cell office:value-type="string">
            <text:p>FALSE</text:p>
          </table:table-cell>
          <table:table-cell office:value-type="string">
            <text:p>Ap #912-3533 Lectus Rd.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 office:value-type="float" office:value="99445">
            <text:p>99445</text:p>
          </table:table-cell>
          <table:table-cell office:value-type="float" office:value="630664167">
            <text:p>630664167</text:p>
          </table:table-cell>
          <table:table-cell office:value-type="float" office:value="713317593">
            <text:p>713317593</text:p>
          </table:table-cell>
          <table:table-cell office:value-type="string">
            <text:p>porttitor.vulputate.posuere@rhoncusDonec.com</text:p>
          </table:table-cell>
          <table:table-cell table:style-name="ce3" office:value-type="float" office:value="0">
            <text:p>0</text:p>
          </table:table-cell>
          <table:table-cell office:value-type="string">
            <text:p>Zeeland</text:p>
          </table:table-cell>
          <table:table-cell table:style-name="ce3" office:value-type="float" office:value="0">
            <text:p>0</text:p>
          </table:table-cell>
          <table:table-cell office:value-type="string">
            <text:p>Torrington</text:p>
          </table:table-cell>
          <table:table-cell table:number-columns-repeated="2" office:value-type="string">
            <text:p>FALSE</text:p>
          </table:table-cell>
          <table:table-cell office:value-type="string">
            <text:p>Chase Barton Duncan</text:p>
          </table:table-cell>
          <table:table-cell office:value-type="float" office:value="713317593">
            <text:p>713317593</text:p>
          </table:table-cell>
          <table:table-cell office:value-type="string">
            <text:p>ut.molestie@metusurnaconvallis.org</text:p>
          </table:table-cell>
          <table:table-cell office:value-type="string">
            <text:p>Britanni Humphrey Orr</text:p>
          </table:table-cell>
          <table:table-cell office:value-type="float" office:value="713317593">
            <text:p>713317593</text:p>
          </table:table-cell>
          <table:table-cell office:value-type="string">
            <text:p>arcu.Curabitur@aliquet.ca</text:p>
          </table:table-cell>
          <table:table-cell office:value-type="date" office:date-value="2004-05-01">
            <text:p>01/05/2004</text:p>
          </table:table-cell>
          <table:table-cell/>
          <table:table-cell office:value-type="date" office:date-value="2010-08-04">
            <text:p>04/08/2010</text:p>
          </table:table-cell>
          <table:table-cell office:value-type="string">
            <text:p>M</text:p>
          </table:table-cell>
          <table:table-cell table:number-columns-repeated="976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Laurel</text:p>
          </table:table-cell>
          <table:table-cell office:value-type="string">
            <text:p>Faulkner</text:p>
          </table:table-cell>
          <table:table-cell office:value-type="string">
            <text:p>Hodges</text:p>
          </table:table-cell>
          <table:table-cell office:value-type="string">
            <text:p>F</text:p>
          </table:table-cell>
          <table:table-cell table:style-name="ce4" office:value-type="date" office:date-value="2001-06-21">
            <text:p>21/06/01</text:p>
          </table:table-cell>
          <table:table-cell office:value-type="string">
            <text:p>17782603U</text:p>
          </table:table-cell>
          <table:table-cell/>
          <table:table-cell office:value-type="string">
            <text:p>FALSE</text:p>
          </table:table-cell>
          <table:table-cell office:value-type="string">
            <text:p>1630 Dictum St.</text:p>
          </table:table-cell>
          <table:table-cell office:value-type="float" office:value="6">
            <text:p>6</text:p>
          </table:table-cell>
          <table:table-cell/>
          <table:table-cell office:value-type="float" office:value="30">
            <text:p>30</text:p>
          </table:table-cell>
          <table:table-cell office:value-type="float" office:value="74702">
            <text:p>74702</text:p>
          </table:table-cell>
          <table:table-cell office:value-type="float" office:value="917249370">
            <text:p>917249370</text:p>
          </table:table-cell>
          <table:table-cell office:value-type="float" office:value="751560658">
            <text:p>751560658</text:p>
          </table:table-cell>
          <table:table-cell office:value-type="string">
            <text:p>pellentesque@eu.com</text:p>
          </table:table-cell>
          <table:table-cell table:style-name="ce3" office:value-type="float" office:value="0">
            <text:p>0</text:p>
          </table:table-cell>
          <table:table-cell office:value-type="string">
            <text:p>CT</text:p>
          </table:table-cell>
          <table:table-cell table:style-name="ce3" office:value-type="float" office:value="0">
            <text:p>0</text:p>
          </table:table-cell>
          <table:table-cell office:value-type="string">
            <text:p>Diamond Bar</text:p>
          </table:table-cell>
          <table:table-cell table:number-columns-repeated="2" office:value-type="string">
            <text:p>FALSE</text:p>
          </table:table-cell>
          <table:table-cell office:value-type="string">
            <text:p>Ulric Conley Livingston</text:p>
          </table:table-cell>
          <table:table-cell office:value-type="float" office:value="751560658">
            <text:p>751560658</text:p>
          </table:table-cell>
          <table:table-cell office:value-type="string">
            <text:p>et.commodo@inconsectetueripsum.ca</text:p>
          </table:table-cell>
          <table:table-cell office:value-type="string">
            <text:p>Hadley Trevino Logan</text:p>
          </table:table-cell>
          <table:table-cell office:value-type="float" office:value="751560658">
            <text:p>751560658</text:p>
          </table:table-cell>
          <table:table-cell office:value-type="string">
            <text:p>mi.eleifend@nec.com</text:p>
          </table:table-cell>
          <table:table-cell office:value-type="date" office:date-value="2004-02-06">
            <text:p>06/02/2004</text:p>
          </table:table-cell>
          <table:table-cell/>
          <table:table-cell office:value-type="date" office:date-value="2010-09-01">
            <text:p>01/09/2010</text:p>
          </table:table-cell>
          <table:table-cell office:value-type="string">
            <text:p>P</text:p>
          </table:table-cell>
          <table:table-cell table:number-columns-repeated="976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Noelle</text:p>
          </table:table-cell>
          <table:table-cell office:value-type="string">
            <text:p>Oneil</text:p>
          </table:table-cell>
          <table:table-cell office:value-type="string">
            <text:p>Acevedo</text:p>
          </table:table-cell>
          <table:table-cell office:value-type="string">
            <text:p>M</text:p>
          </table:table-cell>
          <table:table-cell table:style-name="ce4" office:value-type="date" office:date-value="2003-10-26">
            <text:p>26/10/03</text:p>
          </table:table-cell>
          <table:table-cell office:value-type="string">
            <text:p>62893790P</text:p>
          </table:table-cell>
          <table:table-cell/>
          <table:table-cell office:value-type="string">
            <text:p>FALSE</text:p>
          </table:table-cell>
          <table:table-cell office:value-type="string">
            <text:p>P.O. Box 150, 3259 Ornare, St.</text:p>
          </table:table-cell>
          <table:table-cell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50167">
            <text:p>50167</text:p>
          </table:table-cell>
          <table:table-cell office:value-type="float" office:value="624416955">
            <text:p>624416955</text:p>
          </table:table-cell>
          <table:table-cell office:value-type="float" office:value="335261209">
            <text:p>335261209</text:p>
          </table:table-cell>
          <table:table-cell office:value-type="string">
            <text:p>vitae@gravidanuncsed.ca</text:p>
          </table:table-cell>
          <table:table-cell table:style-name="ce3" office:value-type="float" office:value="0">
            <text:p>0</text:p>
          </table:table-cell>
          <table:table-cell office:value-type="string">
            <text:p>MB</text:p>
          </table:table-cell>
          <table:table-cell table:style-name="ce3" office:value-type="float" office:value="0">
            <text:p>0</text:p>
          </table:table-cell>
          <table:table-cell office:value-type="string">
            <text:p>Bowie</text:p>
          </table:table-cell>
          <table:table-cell table:number-columns-repeated="2" office:value-type="string">
            <text:p>FALSE</text:p>
          </table:table-cell>
          <table:table-cell office:value-type="string">
            <text:p>Emmanuel Schwartz Mullins</text:p>
          </table:table-cell>
          <table:table-cell office:value-type="float" office:value="335261209">
            <text:p>335261209</text:p>
          </table:table-cell>
          <table:table-cell office:value-type="string">
            <text:p>neque.venenatis@Nunccommodoauctor.edu</text:p>
          </table:table-cell>
          <table:table-cell office:value-type="string">
            <text:p>Inez Atkinson Edwards</text:p>
          </table:table-cell>
          <table:table-cell office:value-type="float" office:value="335261209">
            <text:p>335261209</text:p>
          </table:table-cell>
          <table:table-cell office:value-type="string">
            <text:p>tincidunt@ullamcorperDuiscursus.ca</text:p>
          </table:table-cell>
          <table:table-cell office:value-type="date" office:date-value="2010-01-19">
            <text:p>19/01/2010</text:p>
          </table:table-cell>
          <table:table-cell/>
          <table:table-cell office:value-type="date" office:date-value="2011-03-16">
            <text:p>16/03/2011</text:p>
          </table:table-cell>
          <table:table-cell office:value-type="string">
            <text:p>R</text:p>
          </table:table-cell>
          <table:table-cell table:number-columns-repeated="976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Dana</text:p>
          </table:table-cell>
          <table:table-cell office:value-type="string">
            <text:p>Velazquez</text:p>
          </table:table-cell>
          <table:table-cell office:value-type="string">
            <text:p>Paul</text:p>
          </table:table-cell>
          <table:table-cell office:value-type="string">
            <text:p>F</text:p>
          </table:table-cell>
          <table:table-cell table:style-name="ce4" office:value-type="date" office:date-value="1995-05-14">
            <text:p>14/05/95</text:p>
          </table:table-cell>
          <table:table-cell office:value-type="string">
            <text:p>45315014O</text:p>
          </table:table-cell>
          <table:table-cell/>
          <table:table-cell office:value-type="string">
            <text:p>FALSE</text:p>
          </table:table-cell>
          <table:table-cell office:value-type="string">
            <text:p>328-7518 Cursus, St.</text:p>
          </table:table-cell>
          <table:table-cell office:value-type="float" office:value="4">
            <text:p>4</text:p>
          </table:table-cell>
          <table:table-cell/>
          <table:table-cell office:value-type="float" office:value="15">
            <text:p>15</text:p>
          </table:table-cell>
          <table:table-cell office:value-type="float" office:value="79236">
            <text:p>79236</text:p>
          </table:table-cell>
          <table:table-cell office:value-type="float" office:value="600848488">
            <text:p>600848488</text:p>
          </table:table-cell>
          <table:table-cell office:value-type="float" office:value="864791607">
            <text:p>864791607</text:p>
          </table:table-cell>
          <table:table-cell office:value-type="string">
            <text:p>mi.felis.adipiscing@justoPraesent.edu</text:p>
          </table:table-cell>
          <table:table-cell table:style-name="ce3" office:value-type="float" office:value="0">
            <text:p>0</text:p>
          </table:table-cell>
          <table:table-cell office:value-type="string">
            <text:p>ND</text:p>
          </table:table-cell>
          <table:table-cell table:style-name="ce3" office:value-type="float" office:value="0">
            <text:p>0</text:p>
          </table:table-cell>
          <table:table-cell office:value-type="string">
            <text:p>Weirton</text:p>
          </table:table-cell>
          <table:table-cell table:number-columns-repeated="2" office:value-type="string">
            <text:p>FALSE</text:p>
          </table:table-cell>
          <table:table-cell office:value-type="string">
            <text:p>Basil Madden Mcconnell</text:p>
          </table:table-cell>
          <table:table-cell office:value-type="float" office:value="864791607">
            <text:p>864791607</text:p>
          </table:table-cell>
          <table:table-cell office:value-type="string">
            <text:p>mauris@neque.org</text:p>
          </table:table-cell>
          <table:table-cell office:value-type="string">
            <text:p>Ann Savage Wagner</text:p>
          </table:table-cell>
          <table:table-cell office:value-type="float" office:value="864791607">
            <text:p>864791607</text:p>
          </table:table-cell>
          <table:table-cell office:value-type="string">
            <text:p>quis.accumsan@enimEtiamimperdiet.org</text:p>
          </table:table-cell>
          <table:table-cell office:value-type="date" office:date-value="2009-02-18">
            <text:p>18/02/2009</text:p>
          </table:table-cell>
          <table:table-cell office:value-type="date" office:date-value="2005-04-21">
            <text:p>21/04/2005</text:p>
          </table:table-cell>
          <table:table-cell office:value-type="date" office:date-value="2010-04-09">
            <text:p>09/04/2010</text:p>
          </table:table-cell>
          <table:table-cell office:value-type="string">
            <text:p>R</text:p>
          </table:table-cell>
          <table:table-cell table:number-columns-repeated="976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Maryam</text:p>
          </table:table-cell>
          <table:table-cell office:value-type="string">
            <text:p>Kelly</text:p>
          </table:table-cell>
          <table:table-cell office:value-type="string">
            <text:p>Knight</text:p>
          </table:table-cell>
          <table:table-cell office:value-type="string">
            <text:p>F</text:p>
          </table:table-cell>
          <table:table-cell table:style-name="ce4" office:value-type="date" office:date-value="2004-02-16">
            <text:p>16/02/04</text:p>
          </table:table-cell>
          <table:table-cell office:value-type="string">
            <text:p>88147771U</text:p>
          </table:table-cell>
          <table:table-cell/>
          <table:table-cell office:value-type="string">
            <text:p>FALSE</text:p>
          </table:table-cell>
          <table:table-cell office:value-type="string">
            <text:p>P.O. Box 392, 1219 Eu Street</text:p>
          </table:table-cell>
          <table:table-cell office:value-type="float" office:value="6">
            <text:p>6</text:p>
          </table:table-cell>
          <table:table-cell/>
          <table:table-cell office:value-type="float" office:value="17">
            <text:p>17</text:p>
          </table:table-cell>
          <table:table-cell office:value-type="float" office:value="84846">
            <text:p>84846</text:p>
          </table:table-cell>
          <table:table-cell office:value-type="float" office:value="567373971">
            <text:p>567373971</text:p>
          </table:table-cell>
          <table:table-cell office:value-type="float" office:value="399540695">
            <text:p>399540695</text:p>
          </table:table-cell>
          <table:table-cell office:value-type="string">
            <text:p>sem@luctus.org</text:p>
          </table:table-cell>
          <table:table-cell table:style-name="ce3" office:value-type="float" office:value="0">
            <text:p>0</text:p>
          </table:table-cell>
          <table:table-cell office:value-type="string">
            <text:p>QC</text:p>
          </table:table-cell>
          <table:table-cell table:style-name="ce3" office:value-type="float" office:value="0">
            <text:p>0</text:p>
          </table:table-cell>
          <table:table-cell office:value-type="string">
            <text:p>Columbia</text:p>
          </table:table-cell>
          <table:table-cell table:number-columns-repeated="2" office:value-type="string">
            <text:p>FALSE</text:p>
          </table:table-cell>
          <table:table-cell office:value-type="string">
            <text:p>Brenden Burke Waters</text:p>
          </table:table-cell>
          <table:table-cell office:value-type="float" office:value="399540695">
            <text:p>399540695</text:p>
          </table:table-cell>
          <table:table-cell office:value-type="string">
            <text:p>lorem@semper.com</text:p>
          </table:table-cell>
          <table:table-cell office:value-type="string">
            <text:p>MacKenzie Wolfe Hays</text:p>
          </table:table-cell>
          <table:table-cell office:value-type="float" office:value="399540695">
            <text:p>399540695</text:p>
          </table:table-cell>
          <table:table-cell office:value-type="string">
            <text:p>aliquet@sodales.org</text:p>
          </table:table-cell>
          <table:table-cell office:value-type="date" office:date-value="2004-10-23">
            <text:p>23/10/2004</text:p>
          </table:table-cell>
          <table:table-cell/>
          <table:table-cell office:value-type="date" office:date-value="2010-11-25">
            <text:p>25/11/2010</text:p>
          </table:table-cell>
          <table:table-cell office:value-type="string">
            <text:p>T</text:p>
          </table:table-cell>
          <table:table-cell table:number-columns-repeated="976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Joel</text:p>
          </table:table-cell>
          <table:table-cell office:value-type="string">
            <text:p>Sosa</text:p>
          </table:table-cell>
          <table:table-cell office:value-type="string">
            <text:p>Williams</text:p>
          </table:table-cell>
          <table:table-cell office:value-type="string">
            <text:p>M</text:p>
          </table:table-cell>
          <table:table-cell table:style-name="ce4" office:value-type="date" office:date-value="1994-03-31">
            <text:p>31/03/94</text:p>
          </table:table-cell>
          <table:table-cell office:value-type="string">
            <text:p>14987218M</text:p>
          </table:table-cell>
          <table:table-cell/>
          <table:table-cell office:value-type="string">
            <text:p>FALSE</text:p>
          </table:table-cell>
          <table:table-cell office:value-type="string">
            <text:p>Ap #285-2830 Nec, Ave</text:p>
          </table:table-cell>
          <table:table-cell office:value-type="float" office:value="8">
            <text:p>8</text:p>
          </table:table-cell>
          <table:table-cell/>
          <table:table-cell office:value-type="float" office:value="11">
            <text:p>11</text:p>
          </table:table-cell>
          <table:table-cell office:value-type="float" office:value="14656">
            <text:p>14656</text:p>
          </table:table-cell>
          <table:table-cell office:value-type="float" office:value="752863723">
            <text:p>752863723</text:p>
          </table:table-cell>
          <table:table-cell office:value-type="float" office:value="537914722">
            <text:p>537914722</text:p>
          </table:table-cell>
          <table:table-cell office:value-type="string">
            <text:p>semper@luctus.ca</text:p>
          </table:table-cell>
          <table:table-cell table:style-name="ce3" office:value-type="float" office:value="0">
            <text:p>0</text:p>
          </table:table-cell>
          <table:table-cell office:value-type="string">
            <text:p>Noord Brabant</text:p>
          </table:table-cell>
          <table:table-cell table:style-name="ce3" office:value-type="float" office:value="0">
            <text:p>0</text:p>
          </table:table-cell>
          <table:table-cell office:value-type="string">
            <text:p>Warren</text:p>
          </table:table-cell>
          <table:table-cell table:number-columns-repeated="2" office:value-type="string">
            <text:p>FALSE</text:p>
          </table:table-cell>
          <table:table-cell office:value-type="string">
            <text:p>Jonas Wise Hood</text:p>
          </table:table-cell>
          <table:table-cell office:value-type="float" office:value="537914722">
            <text:p>537914722</text:p>
          </table:table-cell>
          <table:table-cell office:value-type="string">
            <text:p>erat.neque@Maurisnon.org</text:p>
          </table:table-cell>
          <table:table-cell office:value-type="string">
            <text:p>Alma Moore Whitehead</text:p>
          </table:table-cell>
          <table:table-cell office:value-type="float" office:value="537914722">
            <text:p>537914722</text:p>
          </table:table-cell>
          <table:table-cell office:value-type="string">
            <text:p>libero.Proin.sed@orci.edu</text:p>
          </table:table-cell>
          <table:table-cell office:value-type="date" office:date-value="2005-12-22">
            <text:p>22/12/2005</text:p>
          </table:table-cell>
          <table:table-cell/>
          <table:table-cell office:value-type="date" office:date-value="2010-11-10">
            <text:p>10/11/2010</text:p>
          </table:table-cell>
          <table:table-cell office:value-type="string">
            <text:p>M</text:p>
          </table:table-cell>
          <table:table-cell table:number-columns-repeated="976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Talon</text:p>
          </table:table-cell>
          <table:table-cell office:value-type="string">
            <text:p>Morin</text:p>
          </table:table-cell>
          <table:table-cell office:value-type="string">
            <text:p>Hinton</text:p>
          </table:table-cell>
          <table:table-cell office:value-type="string">
            <text:p>M</text:p>
          </table:table-cell>
          <table:table-cell table:style-name="ce4" office:value-type="date" office:date-value="1994-06-16">
            <text:p>16/06/94</text:p>
          </table:table-cell>
          <table:table-cell office:value-type="string">
            <text:p>12979921K</text:p>
          </table:table-cell>
          <table:table-cell/>
          <table:table-cell office:value-type="string">
            <text:p>FALSE</text:p>
          </table:table-cell>
          <table:table-cell office:value-type="string">
            <text:p>P.O. Box 476, 403 Ultrices. Ave</text:p>
          </table:table-cell>
          <table:table-cell office:value-type="float" office:value="1">
            <text:p>1</text:p>
          </table:table-cell>
          <table:table-cell/>
          <table:table-cell office:value-type="float" office:value="23">
            <text:p>23</text:p>
          </table:table-cell>
          <table:table-cell office:value-type="float" office:value="39463">
            <text:p>39463</text:p>
          </table:table-cell>
          <table:table-cell office:value-type="float" office:value="666926323">
            <text:p>666926323</text:p>
          </table:table-cell>
          <table:table-cell office:value-type="float" office:value="502475560">
            <text:p>502475560</text:p>
          </table:table-cell>
          <table:table-cell office:value-type="string">
            <text:p>litora.torquent@necligula.ca</text:p>
          </table:table-cell>
          <table:table-cell table:style-name="ce3" office:value-type="float" office:value="0">
            <text:p>0</text:p>
          </table:table-cell>
          <table:table-cell office:value-type="string">
            <text:p>Limburg</text:p>
          </table:table-cell>
          <table:table-cell table:style-name="ce3" office:value-type="float" office:value="0">
            <text:p>0</text:p>
          </table:table-cell>
          <table:table-cell office:value-type="string">
            <text:p>Middlebury</text:p>
          </table:table-cell>
          <table:table-cell table:number-columns-repeated="2" office:value-type="string">
            <text:p>FALSE</text:p>
          </table:table-cell>
          <table:table-cell office:value-type="string">
            <text:p>Slade Newman Ross</text:p>
          </table:table-cell>
          <table:table-cell office:value-type="float" office:value="502475560">
            <text:p>502475560</text:p>
          </table:table-cell>
          <table:table-cell office:value-type="string">
            <text:p>Donec.fringilla.Donec@non.org</text:p>
          </table:table-cell>
          <table:table-cell office:value-type="string">
            <text:p>Rachel Buckley Hood</text:p>
          </table:table-cell>
          <table:table-cell office:value-type="float" office:value="502475560">
            <text:p>502475560</text:p>
          </table:table-cell>
          <table:table-cell office:value-type="string">
            <text:p>Phasellus@auctorullamcorper.com</text:p>
          </table:table-cell>
          <table:table-cell office:value-type="date" office:date-value="2005-04-19">
            <text:p>19/04/2005</text:p>
          </table:table-cell>
          <table:table-cell/>
          <table:table-cell office:value-type="date" office:date-value="2010-08-15">
            <text:p>15/08/2010</text:p>
          </table:table-cell>
          <table:table-cell office:value-type="string">
            <text:p>P</text:p>
          </table:table-cell>
          <table:table-cell table:number-columns-repeated="976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Lacy</text:p>
          </table:table-cell>
          <table:table-cell office:value-type="string">
            <text:p>Charles</text:p>
          </table:table-cell>
          <table:table-cell office:value-type="string">
            <text:p>Watts</text:p>
          </table:table-cell>
          <table:table-cell office:value-type="string">
            <text:p>F</text:p>
          </table:table-cell>
          <table:table-cell table:style-name="ce4" office:value-type="date" office:date-value="2002-07-04">
            <text:p>04/07/02</text:p>
          </table:table-cell>
          <table:table-cell office:value-type="string">
            <text:p>55744594H</text:p>
          </table:table-cell>
          <table:table-cell/>
          <table:table-cell office:value-type="string">
            <text:p>FALSE</text:p>
          </table:table-cell>
          <table:table-cell office:value-type="string">
            <text:p>P.O. Box 773, 8862 Sociis St.</text:p>
          </table:table-cell>
          <table:table-cell office:value-type="float" office:value="6">
            <text:p>6</text:p>
          </table:table-cell>
          <table:table-cell/>
          <table:table-cell office:value-type="float" office:value="17">
            <text:p>17</text:p>
          </table:table-cell>
          <table:table-cell office:value-type="float" office:value="91755">
            <text:p>91755</text:p>
          </table:table-cell>
          <table:table-cell office:value-type="float" office:value="232729500">
            <text:p>232729500</text:p>
          </table:table-cell>
          <table:table-cell office:value-type="float" office:value="874674888">
            <text:p>874674888</text:p>
          </table:table-cell>
          <table:table-cell office:value-type="string">
            <text:p>dapibus.quam@convallisligulaDonec.edu</text:p>
          </table:table-cell>
          <table:table-cell table:style-name="ce3" office:value-type="float" office:value="0">
            <text:p>0</text:p>
          </table:table-cell>
          <table:table-cell office:value-type="string">
            <text:p>WIS</text:p>
          </table:table-cell>
          <table:table-cell table:style-name="ce3" office:value-type="float" office:value="0">
            <text:p>0</text:p>
          </table:table-cell>
          <table:table-cell office:value-type="string">
            <text:p>Victoria</text:p>
          </table:table-cell>
          <table:table-cell table:number-columns-repeated="2" office:value-type="string">
            <text:p>FALSE</text:p>
          </table:table-cell>
          <table:table-cell office:value-type="string">
            <text:p>Brennan Frost Kennedy</text:p>
          </table:table-cell>
          <table:table-cell office:value-type="float" office:value="874674888">
            <text:p>874674888</text:p>
          </table:table-cell>
          <table:table-cell office:value-type="string">
            <text:p>enim@ultriciesornare.edu</text:p>
          </table:table-cell>
          <table:table-cell office:value-type="string">
            <text:p>Donna Barrera York</text:p>
          </table:table-cell>
          <table:table-cell office:value-type="float" office:value="874674888">
            <text:p>874674888</text:p>
          </table:table-cell>
          <table:table-cell office:value-type="string">
            <text:p>sem.Pellentesque.ut@nonhendrerit.edu</text:p>
          </table:table-cell>
          <table:table-cell office:value-type="date" office:date-value="2004-04-05">
            <text:p>05/04/2004</text:p>
          </table:table-cell>
          <table:table-cell/>
          <table:table-cell office:value-type="date" office:date-value="2011-01-12">
            <text:p>12/01/2011</text:p>
          </table:table-cell>
          <table:table-cell office:value-type="string">
            <text:p>M</text:p>
          </table:table-cell>
          <table:table-cell table:number-columns-repeated="976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Nash</text:p>
          </table:table-cell>
          <table:table-cell office:value-type="string">
            <text:p>Patel</text:p>
          </table:table-cell>
          <table:table-cell office:value-type="string">
            <text:p>Davenport</text:p>
          </table:table-cell>
          <table:table-cell office:value-type="string">
            <text:p>M</text:p>
          </table:table-cell>
          <table:table-cell table:style-name="ce4" office:value-type="date" office:date-value="1997-04-06">
            <text:p>06/04/97</text:p>
          </table:table-cell>
          <table:table-cell office:value-type="string">
            <text:p>58333576X</text:p>
          </table:table-cell>
          <table:table-cell/>
          <table:table-cell office:value-type="string">
            <text:p>FALSE</text:p>
          </table:table-cell>
          <table:table-cell office:value-type="string">
            <text:p>195-2229 Eu Av.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33716">
            <text:p>33716</text:p>
          </table:table-cell>
          <table:table-cell office:value-type="float" office:value="325838368">
            <text:p>325838368</text:p>
          </table:table-cell>
          <table:table-cell office:value-type="float" office:value="363808751">
            <text:p>363808751</text:p>
          </table:table-cell>
          <table:table-cell office:value-type="string">
            <text:p>molestie.Sed@nasceturridiculus.edu</text:p>
          </table:table-cell>
          <table:table-cell table:style-name="ce3" office:value-type="float" office:value="0">
            <text:p>0</text:p>
          </table:table-cell>
          <table:table-cell office:value-type="string">
            <text:p>Dr.</text:p>
          </table:table-cell>
          <table:table-cell table:style-name="ce3" office:value-type="float" office:value="0">
            <text:p>0</text:p>
          </table:table-cell>
          <table:table-cell office:value-type="string">
            <text:p>Sioux Falls</text:p>
          </table:table-cell>
          <table:table-cell table:number-columns-repeated="2" office:value-type="string">
            <text:p>FALSE</text:p>
          </table:table-cell>
          <table:table-cell office:value-type="string">
            <text:p>Zeus Kelley Stone</text:p>
          </table:table-cell>
          <table:table-cell office:value-type="float" office:value="363808751">
            <text:p>363808751</text:p>
          </table:table-cell>
          <table:table-cell office:value-type="string">
            <text:p>eu.enim@Proin.ca</text:p>
          </table:table-cell>
          <table:table-cell office:value-type="string">
            <text:p>Inga Fitzgerald Bean</text:p>
          </table:table-cell>
          <table:table-cell office:value-type="float" office:value="363808751">
            <text:p>363808751</text:p>
          </table:table-cell>
          <table:table-cell office:value-type="string">
            <text:p>eu@Curabitursed.com</text:p>
          </table:table-cell>
          <table:table-cell office:value-type="date" office:date-value="2002-07-12">
            <text:p>12/07/2002</text:p>
          </table:table-cell>
          <table:table-cell/>
          <table:table-cell office:value-type="date" office:date-value="2010-09-06">
            <text:p>06/09/2010</text:p>
          </table:table-cell>
          <table:table-cell office:value-type="string">
            <text:p>M</text:p>
          </table:table-cell>
          <table:table-cell table:number-columns-repeated="97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Jeremy</text:p>
          </table:table-cell>
          <table:table-cell office:value-type="string">
            <text:p>Perry</text:p>
          </table:table-cell>
          <table:table-cell office:value-type="string">
            <text:p>Reyes</text:p>
          </table:table-cell>
          <table:table-cell office:value-type="string">
            <text:p>F</text:p>
          </table:table-cell>
          <table:table-cell table:style-name="ce4" office:value-type="date" office:date-value="1994-12-10">
            <text:p>10/12/94</text:p>
          </table:table-cell>
          <table:table-cell office:value-type="string">
            <text:p>65501632L</text:p>
          </table:table-cell>
          <table:table-cell/>
          <table:table-cell office:value-type="string">
            <text:p>FALSE</text:p>
          </table:table-cell>
          <table:table-cell office:value-type="string">
            <text:p>2942 Conubia St.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float" office:value="25192">
            <text:p>25192</text:p>
          </table:table-cell>
          <table:table-cell office:value-type="float" office:value="806456940">
            <text:p>806456940</text:p>
          </table:table-cell>
          <table:table-cell office:value-type="float" office:value="540874450">
            <text:p>540874450</text:p>
          </table:table-cell>
          <table:table-cell office:value-type="string">
            <text:p>fames@iaculisodioNam.com</text:p>
          </table:table-cell>
          <table:table-cell table:style-name="ce3" office:value-type="float" office:value="0">
            <text:p>0</text:p>
          </table:table-cell>
          <table:table-cell office:value-type="string">
            <text:p>Ontario</text:p>
          </table:table-cell>
          <table:table-cell table:style-name="ce3" office:value-type="float" office:value="0">
            <text:p>0</text:p>
          </table:table-cell>
          <table:table-cell office:value-type="string">
            <text:p>Shelton</text:p>
          </table:table-cell>
          <table:table-cell table:number-columns-repeated="2" office:value-type="string">
            <text:p>FALSE</text:p>
          </table:table-cell>
          <table:table-cell office:value-type="string">
            <text:p>Colin Barber Good</text:p>
          </table:table-cell>
          <table:table-cell office:value-type="float" office:value="540874450">
            <text:p>540874450</text:p>
          </table:table-cell>
          <table:table-cell office:value-type="string">
            <text:p>rutrum@atarcuVestibulum.edu</text:p>
          </table:table-cell>
          <table:table-cell office:value-type="string">
            <text:p>Portia Cherry Fields</text:p>
          </table:table-cell>
          <table:table-cell office:value-type="float" office:value="540874450">
            <text:p>540874450</text:p>
          </table:table-cell>
          <table:table-cell office:value-type="string">
            <text:p>non@Duisdignissimtempor.com</text:p>
          </table:table-cell>
          <table:table-cell office:value-type="date" office:date-value="2006-11-21">
            <text:p>21/11/2006</text:p>
          </table:table-cell>
          <table:table-cell/>
          <table:table-cell office:value-type="date" office:date-value="2010-06-28">
            <text:p>28/06/2010</text:p>
          </table:table-cell>
          <table:table-cell office:value-type="string">
            <text:p>M</text:p>
          </table:table-cell>
          <table:table-cell table:number-columns-repeated="976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Irene</text:p>
          </table:table-cell>
          <table:table-cell office:value-type="string">
            <text:p>Macdonald</text:p>
          </table:table-cell>
          <table:table-cell office:value-type="string">
            <text:p>Ewing</text:p>
          </table:table-cell>
          <table:table-cell office:value-type="string">
            <text:p>F</text:p>
          </table:table-cell>
          <table:table-cell table:style-name="ce4" office:value-type="date" office:date-value="1995-06-09">
            <text:p>09/06/95</text:p>
          </table:table-cell>
          <table:table-cell office:value-type="string">
            <text:p>46010538O</text:p>
          </table:table-cell>
          <table:table-cell/>
          <table:table-cell office:value-type="string">
            <text:p>FALSE</text:p>
          </table:table-cell>
          <table:table-cell office:value-type="string">
            <text:p>6719 Ultrices St.</text:p>
          </table:table-cell>
          <table:table-cell office:value-type="float" office:value="2">
            <text:p>2</text:p>
          </table:table-cell>
          <table:table-cell/>
          <table:table-cell office:value-type="float" office:value="24">
            <text:p>24</text:p>
          </table:table-cell>
          <table:table-cell office:value-type="float" office:value="68435">
            <text:p>68435</text:p>
          </table:table-cell>
          <table:table-cell office:value-type="float" office:value="404416453">
            <text:p>404416453</text:p>
          </table:table-cell>
          <table:table-cell office:value-type="float" office:value="501002735">
            <text:p>501002735</text:p>
          </table:table-cell>
          <table:table-cell office:value-type="string">
            <text:p>feugiat@risus.com</text:p>
          </table:table-cell>
          <table:table-cell table:style-name="ce3" office:value-type="float" office:value="0">
            <text:p>0</text:p>
          </table:table-cell>
          <table:table-cell office:value-type="string">
            <text:p>Co. Carlow</text:p>
          </table:table-cell>
          <table:table-cell table:style-name="ce3" office:value-type="float" office:value="0">
            <text:p>0</text:p>
          </table:table-cell>
          <table:table-cell office:value-type="string">
            <text:p>Diamond Bar</text:p>
          </table:table-cell>
          <table:table-cell table:number-columns-repeated="2" office:value-type="string">
            <text:p>FALSE</text:p>
          </table:table-cell>
          <table:table-cell office:value-type="string">
            <text:p>Carson Jimenez Dejesus</text:p>
          </table:table-cell>
          <table:table-cell office:value-type="float" office:value="501002735">
            <text:p>501002735</text:p>
          </table:table-cell>
          <table:table-cell office:value-type="string">
            <text:p>est@Classaptenttaciti.org</text:p>
          </table:table-cell>
          <table:table-cell office:value-type="string">
            <text:p>Zoe Sweeney Mcmahon</text:p>
          </table:table-cell>
          <table:table-cell office:value-type="float" office:value="501002735">
            <text:p>501002735</text:p>
          </table:table-cell>
          <table:table-cell office:value-type="string">
            <text:p>Pellentesque@arcuCurabitur.ca</text:p>
          </table:table-cell>
          <table:table-cell office:value-type="date" office:date-value="2010-06-12">
            <text:p>12/06/2010</text:p>
          </table:table-cell>
          <table:table-cell/>
          <table:table-cell office:value-type="date" office:date-value="2010-10-31">
            <text:p>31/10/2010</text:p>
          </table:table-cell>
          <table:table-cell office:value-type="string">
            <text:p>C</text:p>
          </table:table-cell>
          <table:table-cell table:number-columns-repeated="976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Quin</text:p>
          </table:table-cell>
          <table:table-cell office:value-type="string">
            <text:p>Craft</text:p>
          </table:table-cell>
          <table:table-cell office:value-type="string">
            <text:p>Rush</text:p>
          </table:table-cell>
          <table:table-cell office:value-type="string">
            <text:p>F</text:p>
          </table:table-cell>
          <table:table-cell table:style-name="ce4" office:value-type="date" office:date-value="1992-02-05">
            <text:p>05/02/92</text:p>
          </table:table-cell>
          <table:table-cell office:value-type="string">
            <text:p>88730555D</text:p>
          </table:table-cell>
          <table:table-cell/>
          <table:table-cell office:value-type="string">
            <text:p>FALSE</text:p>
          </table:table-cell>
          <table:table-cell office:value-type="string">
            <text:p>Ap #646-6460 Aliquet, St.</text:p>
          </table:table-cell>
          <table:table-cell office:value-type="float" office:value="1">
            <text:p>1</text:p>
          </table:table-cell>
          <table:table-cell/>
          <table:table-cell office:value-type="float" office:value="21">
            <text:p>21</text:p>
          </table:table-cell>
          <table:table-cell office:value-type="float" office:value="467">
            <text:p>467</text:p>
          </table:table-cell>
          <table:table-cell office:value-type="float" office:value="627241440">
            <text:p>627241440</text:p>
          </table:table-cell>
          <table:table-cell office:value-type="float" office:value="937132427">
            <text:p>937132427</text:p>
          </table:table-cell>
          <table:table-cell office:value-type="string">
            <text:p>tempor@Maurisnulla.org</text:p>
          </table:table-cell>
          <table:table-cell table:style-name="ce3" office:value-type="float" office:value="0">
            <text:p>0</text:p>
          </table:table-cell>
          <table:table-cell office:value-type="string">
            <text:p>Fr.</text:p>
          </table:table-cell>
          <table:table-cell table:style-name="ce3" office:value-type="float" office:value="0">
            <text:p>0</text:p>
          </table:table-cell>
          <table:table-cell office:value-type="string">
            <text:p>Bossier City</text:p>
          </table:table-cell>
          <table:table-cell table:number-columns-repeated="2" office:value-type="string">
            <text:p>FALSE</text:p>
          </table:table-cell>
          <table:table-cell office:value-type="string">
            <text:p>Barrett Foreman Ingram</text:p>
          </table:table-cell>
          <table:table-cell office:value-type="float" office:value="937132427">
            <text:p>937132427</text:p>
          </table:table-cell>
          <table:table-cell office:value-type="string">
            <text:p>ultrices.posuere.cubilia@actellusSuspendisse.ca</text:p>
          </table:table-cell>
          <table:table-cell office:value-type="string">
            <text:p>Ayanna Rodriguez Cantrell</text:p>
          </table:table-cell>
          <table:table-cell office:value-type="float" office:value="937132427">
            <text:p>937132427</text:p>
          </table:table-cell>
          <table:table-cell office:value-type="string">
            <text:p>risus@cursusvestibulumMauris.edu</text:p>
          </table:table-cell>
          <table:table-cell office:value-type="date" office:date-value="2010-10-20">
            <text:p>20/10/2010</text:p>
          </table:table-cell>
          <table:table-cell/>
          <table:table-cell office:value-type="date" office:date-value="2010-06-25">
            <text:p>25/06/2010</text:p>
          </table:table-cell>
          <table:table-cell office:value-type="string">
            <text:p>C</text:p>
          </table:table-cell>
          <table:table-cell table:number-columns-repeated="976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Urielle</text:p>
          </table:table-cell>
          <table:table-cell office:value-type="string">
            <text:p>Chan</text:p>
          </table:table-cell>
          <table:table-cell office:value-type="string">
            <text:p>Daniels</text:p>
          </table:table-cell>
          <table:table-cell office:value-type="string">
            <text:p>F</text:p>
          </table:table-cell>
          <table:table-cell table:style-name="ce4" office:value-type="date" office:date-value="1992-05-28">
            <text:p>28/05/92</text:p>
          </table:table-cell>
          <table:table-cell office:value-type="string">
            <text:p>99542213F</text:p>
          </table:table-cell>
          <table:table-cell/>
          <table:table-cell office:value-type="string">
            <text:p>FALSE</text:p>
          </table:table-cell>
          <table:table-cell office:value-type="string">
            <text:p>1435 Sem Rd.</text:p>
          </table:table-cell>
          <table:table-cell office:value-type="float" office:value="10">
            <text:p>10</text:p>
          </table:table-cell>
          <table:table-cell/>
          <table:table-cell office:value-type="float" office:value="15">
            <text:p>15</text:p>
          </table:table-cell>
          <table:table-cell office:value-type="float" office:value="79753">
            <text:p>79753</text:p>
          </table:table-cell>
          <table:table-cell office:value-type="float" office:value="487628979">
            <text:p>487628979</text:p>
          </table:table-cell>
          <table:table-cell office:value-type="float" office:value="231072527">
            <text:p>231072527</text:p>
          </table:table-cell>
          <table:table-cell office:value-type="string">
            <text:p>malesuada.ut.sem@eteuismodet.edu</text:p>
          </table:table-cell>
          <table:table-cell table:style-name="ce3" office:value-type="float" office:value="0">
            <text:p>0</text:p>
          </table:table-cell>
          <table:table-cell office:value-type="string">
            <text:p>LOU</text:p>
          </table:table-cell>
          <table:table-cell table:style-name="ce3" office:value-type="float" office:value="0">
            <text:p>0</text:p>
          </table:table-cell>
          <table:table-cell office:value-type="string">
            <text:p>Hermosa Beach</text:p>
          </table:table-cell>
          <table:table-cell table:number-columns-repeated="2" office:value-type="string">
            <text:p>FALSE</text:p>
          </table:table-cell>
          <table:table-cell office:value-type="string">
            <text:p>Ralph Steele Gentry</text:p>
          </table:table-cell>
          <table:table-cell office:value-type="float" office:value="231072527">
            <text:p>231072527</text:p>
          </table:table-cell>
          <table:table-cell office:value-type="string">
            <text:p>nibh@quamelementumat.org</text:p>
          </table:table-cell>
          <table:table-cell office:value-type="string">
            <text:p>Nita Moore Slater</text:p>
          </table:table-cell>
          <table:table-cell office:value-type="float" office:value="231072527">
            <text:p>231072527</text:p>
          </table:table-cell>
          <table:table-cell office:value-type="string">
            <text:p>adipiscing.lobortis@nonleo.com</text:p>
          </table:table-cell>
          <table:table-cell office:value-type="date" office:date-value="2008-05-23">
            <text:p>23/05/2008</text:p>
          </table:table-cell>
          <table:table-cell/>
          <table:table-cell office:value-type="date" office:date-value="2010-06-16">
            <text:p>16/06/2010</text:p>
          </table:table-cell>
          <table:table-cell office:value-type="string">
            <text:p>M</text:p>
          </table:table-cell>
          <table:table-cell table:number-columns-repeated="976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Amy</text:p>
          </table:table-cell>
          <table:table-cell office:value-type="string">
            <text:p>Johnson</text:p>
          </table:table-cell>
          <table:table-cell office:value-type="string">
            <text:p>Mccoy</text:p>
          </table:table-cell>
          <table:table-cell office:value-type="string">
            <text:p>M</text:p>
          </table:table-cell>
          <table:table-cell table:style-name="ce4" office:value-type="date" office:date-value="1999-01-27">
            <text:p>27/01/99</text:p>
          </table:table-cell>
          <table:table-cell office:value-type="string">
            <text:p>17482942A</text:p>
          </table:table-cell>
          <table:table-cell/>
          <table:table-cell office:value-type="string">
            <text:p>FALSE</text:p>
          </table:table-cell>
          <table:table-cell office:value-type="string">
            <text:p>663-7251 Lacus, Ave</text:p>
          </table:table-cell>
          <table:table-cell office:value-type="float" office:value="5">
            <text:p>5</text:p>
          </table:table-cell>
          <table:table-cell/>
          <table:table-cell office:value-type="float" office:value="13">
            <text:p>13</text:p>
          </table:table-cell>
          <table:table-cell office:value-type="float" office:value="72094">
            <text:p>72094</text:p>
          </table:table-cell>
          <table:table-cell office:value-type="float" office:value="66544811">
            <text:p>66544811</text:p>
          </table:table-cell>
          <table:table-cell office:value-type="float" office:value="990412654">
            <text:p>990412654</text:p>
          </table:table-cell>
          <table:table-cell office:value-type="string">
            <text:p>consectetuer.adipiscing.elit@tellus.org</text:p>
          </table:table-cell>
          <table:table-cell table:style-name="ce3" office:value-type="float" office:value="0">
            <text:p>0</text:p>
          </table:table-cell>
          <table:table-cell office:value-type="string">
            <text:p>NE</text:p>
          </table:table-cell>
          <table:table-cell table:style-name="ce3" office:value-type="float" office:value="0">
            <text:p>0</text:p>
          </table:table-cell>
          <table:table-cell office:value-type="string">
            <text:p>Malden</text:p>
          </table:table-cell>
          <table:table-cell table:number-columns-repeated="2" office:value-type="string">
            <text:p>FALSE</text:p>
          </table:table-cell>
          <table:table-cell office:value-type="string">
            <text:p>Hoyt Nguyen Patton</text:p>
          </table:table-cell>
          <table:table-cell office:value-type="float" office:value="990412654">
            <text:p>990412654</text:p>
          </table:table-cell>
          <table:table-cell office:value-type="string">
            <text:p>id.enim.Curabitur@Duis.ca</text:p>
          </table:table-cell>
          <table:table-cell office:value-type="string">
            <text:p>Nerea Perkins Olson</text:p>
          </table:table-cell>
          <table:table-cell office:value-type="float" office:value="990412654">
            <text:p>990412654</text:p>
          </table:table-cell>
          <table:table-cell office:value-type="string">
            <text:p>gravida@magnaDuis.org</text:p>
          </table:table-cell>
          <table:table-cell office:value-type="date" office:date-value="2008-12-14">
            <text:p>14/12/2008</text:p>
          </table:table-cell>
          <table:table-cell/>
          <table:table-cell office:value-type="date" office:date-value="2010-10-02">
            <text:p>02/10/2010</text:p>
          </table:table-cell>
          <table:table-cell office:value-type="string">
            <text:p>P</text:p>
          </table:table-cell>
          <table:table-cell table:number-columns-repeated="976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Astra</text:p>
          </table:table-cell>
          <table:table-cell office:value-type="string">
            <text:p>Vargas</text:p>
          </table:table-cell>
          <table:table-cell office:value-type="string">
            <text:p>Luna</text:p>
          </table:table-cell>
          <table:table-cell office:value-type="string">
            <text:p>F</text:p>
          </table:table-cell>
          <table:table-cell table:style-name="ce4" office:value-type="date" office:date-value="1993-12-31">
            <text:p>31/12/93</text:p>
          </table:table-cell>
          <table:table-cell office:value-type="string">
            <text:p>87430892U</text:p>
          </table:table-cell>
          <table:table-cell/>
          <table:table-cell office:value-type="string">
            <text:p>FALSE</text:p>
          </table:table-cell>
          <table:table-cell office:value-type="string">
            <text:p>P.O. Box 217, 3792 In Road</text:p>
          </table:table-cell>
          <table:table-cell office:value-type="float" office:value="4">
            <text:p>4</text:p>
          </table:table-cell>
          <table:table-cell/>
          <table:table-cell office:value-type="float" office:value="12">
            <text:p>12</text:p>
          </table:table-cell>
          <table:table-cell office:value-type="float" office:value="57919">
            <text:p>57919</text:p>
          </table:table-cell>
          <table:table-cell office:value-type="float" office:value="149195862">
            <text:p>149195862</text:p>
          </table:table-cell>
          <table:table-cell office:value-type="float" office:value="184903433">
            <text:p>184903433</text:p>
          </table:table-cell>
          <table:table-cell office:value-type="string">
            <text:p>amet.diam@temporeratneque.org</text:p>
          </table:table-cell>
          <table:table-cell table:style-name="ce3" office:value-type="float" office:value="0">
            <text:p>0</text:p>
          </table:table-cell>
          <table:table-cell office:value-type="string">
            <text:p>YT</text:p>
          </table:table-cell>
          <table:table-cell table:style-name="ce3" office:value-type="float" office:value="0">
            <text:p>0</text:p>
          </table:table-cell>
          <table:table-cell office:value-type="string">
            <text:p>Alpharetta</text:p>
          </table:table-cell>
          <table:table-cell table:number-columns-repeated="2" office:value-type="string">
            <text:p>FALSE</text:p>
          </table:table-cell>
          <table:table-cell office:value-type="string">
            <text:p>Valentine Payne Newton</text:p>
          </table:table-cell>
          <table:table-cell office:value-type="float" office:value="184903433">
            <text:p>184903433</text:p>
          </table:table-cell>
          <table:table-cell office:value-type="string">
            <text:p>ut@ornaretortor.ca</text:p>
          </table:table-cell>
          <table:table-cell office:value-type="string">
            <text:p>Nyssa Patton Rosales</text:p>
          </table:table-cell>
          <table:table-cell office:value-type="float" office:value="184903433">
            <text:p>184903433</text:p>
          </table:table-cell>
          <table:table-cell office:value-type="string">
            <text:p>Curabitur@penatibus.ca</text:p>
          </table:table-cell>
          <table:table-cell office:value-type="date" office:date-value="2005-09-14">
            <text:p>14/09/2005</text:p>
          </table:table-cell>
          <table:table-cell/>
          <table:table-cell office:value-type="date" office:date-value="2010-11-29">
            <text:p>29/11/2010</text:p>
          </table:table-cell>
          <table:table-cell office:value-type="string">
            <text:p>T</text:p>
          </table:table-cell>
          <table:table-cell table:number-columns-repeated="976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Ria</text:p>
          </table:table-cell>
          <table:table-cell office:value-type="string">
            <text:p>Stanton</text:p>
          </table:table-cell>
          <table:table-cell office:value-type="string">
            <text:p>Roth</text:p>
          </table:table-cell>
          <table:table-cell office:value-type="string">
            <text:p>F</text:p>
          </table:table-cell>
          <table:table-cell table:style-name="ce4" office:value-type="date" office:date-value="2005-02-10">
            <text:p>10/02/05</text:p>
          </table:table-cell>
          <table:table-cell office:value-type="string">
            <text:p>67483088O</text:p>
          </table:table-cell>
          <table:table-cell/>
          <table:table-cell office:value-type="string">
            <text:p>FALSE</text:p>
          </table:table-cell>
          <table:table-cell office:value-type="string">
            <text:p>2014 Tortor, Av.</text:p>
          </table:table-cell>
          <table:table-cell office:value-type="float" office:value="3">
            <text:p>3</text:p>
          </table:table-cell>
          <table:table-cell/>
          <table:table-cell office:value-type="float" office:value="20">
            <text:p>20</text:p>
          </table:table-cell>
          <table:table-cell office:value-type="float" office:value="58845">
            <text:p>58845</text:p>
          </table:table-cell>
          <table:table-cell office:value-type="float" office:value="625044801">
            <text:p>625044801</text:p>
          </table:table-cell>
          <table:table-cell office:value-type="float" office:value="922363266">
            <text:p>922363266</text:p>
          </table:table-cell>
          <table:table-cell office:value-type="string">
            <text:p>est.tempor.bibendum@euplacerat.edu</text:p>
          </table:table-cell>
          <table:table-cell table:style-name="ce3" office:value-type="float" office:value="0">
            <text:p>0</text:p>
          </table:table-cell>
          <table:table-cell office:value-type="string">
            <text:p>Maine</text:p>
          </table:table-cell>
          <table:table-cell table:style-name="ce3" office:value-type="float" office:value="0">
            <text:p>0</text:p>
          </table:table-cell>
          <table:table-cell office:value-type="string">
            <text:p>Fitchburg</text:p>
          </table:table-cell>
          <table:table-cell table:number-columns-repeated="2" office:value-type="string">
            <text:p>FALSE</text:p>
          </table:table-cell>
          <table:table-cell office:value-type="string">
            <text:p>Jasper Maddox Graves</text:p>
          </table:table-cell>
          <table:table-cell office:value-type="float" office:value="922363266">
            <text:p>922363266</text:p>
          </table:table-cell>
          <table:table-cell office:value-type="string">
            <text:p>Morbi.vehicula@magna.org</text:p>
          </table:table-cell>
          <table:table-cell office:value-type="string">
            <text:p>Ima Hardy Reynolds</text:p>
          </table:table-cell>
          <table:table-cell office:value-type="float" office:value="922363266">
            <text:p>922363266</text:p>
          </table:table-cell>
          <table:table-cell office:value-type="string">
            <text:p>metus.Vivamus@dignissimMaecenasornare.com</text:p>
          </table:table-cell>
          <table:table-cell office:value-type="date" office:date-value="2005-10-17">
            <text:p>17/10/2005</text:p>
          </table:table-cell>
          <table:table-cell/>
          <table:table-cell office:value-type="date" office:date-value="2011-02-09">
            <text:p>09/02/2011</text:p>
          </table:table-cell>
          <table:table-cell office:value-type="string">
            <text:p>P</text:p>
          </table:table-cell>
          <table:table-cell table:number-columns-repeated="976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Macon</text:p>
          </table:table-cell>
          <table:table-cell office:value-type="string">
            <text:p>Barker</text:p>
          </table:table-cell>
          <table:table-cell office:value-type="string">
            <text:p>Stafford</text:p>
          </table:table-cell>
          <table:table-cell office:value-type="string">
            <text:p>F</text:p>
          </table:table-cell>
          <table:table-cell table:style-name="ce4" office:value-type="date" office:date-value="1991-10-30">
            <text:p>30/10/91</text:p>
          </table:table-cell>
          <table:table-cell office:value-type="string">
            <text:p>37661561J</text:p>
          </table:table-cell>
          <table:table-cell/>
          <table:table-cell office:value-type="string">
            <text:p>FALSE</text:p>
          </table:table-cell>
          <table:table-cell office:value-type="string">
            <text:p>3969 Vitae, Rd.</text:p>
          </table:table-cell>
          <table:table-cell office:value-type="float" office:value="9">
            <text:p>9</text:p>
          </table:table-cell>
          <table:table-cell/>
          <table:table-cell office:value-type="float" office:value="18">
            <text:p>18</text:p>
          </table:table-cell>
          <table:table-cell office:value-type="float" office:value="78608">
            <text:p>78608</text:p>
          </table:table-cell>
          <table:table-cell office:value-type="float" office:value="388773307">
            <text:p>388773307</text:p>
          </table:table-cell>
          <table:table-cell office:value-type="float" office:value="766250338">
            <text:p>766250338</text:p>
          </table:table-cell>
          <table:table-cell office:value-type="string">
            <text:p>ipsum.dolor.sit@vitaerisusDuis.com</text:p>
          </table:table-cell>
          <table:table-cell table:style-name="ce3" office:value-type="float" office:value="0">
            <text:p>0</text:p>
          </table:table-cell>
          <table:table-cell office:value-type="string">
            <text:p>Washington</text:p>
          </table:table-cell>
          <table:table-cell table:style-name="ce3" office:value-type="float" office:value="0">
            <text:p>0</text:p>
          </table:table-cell>
          <table:table-cell office:value-type="string">
            <text:p>Frederiksted</text:p>
          </table:table-cell>
          <table:table-cell table:number-columns-repeated="2" office:value-type="string">
            <text:p>FALSE</text:p>
          </table:table-cell>
          <table:table-cell office:value-type="string">
            <text:p>Drew Mosley Larson</text:p>
          </table:table-cell>
          <table:table-cell office:value-type="float" office:value="766250338">
            <text:p>766250338</text:p>
          </table:table-cell>
          <table:table-cell office:value-type="string">
            <text:p>Pellentesque.habitant@orciUtsagittis.ca</text:p>
          </table:table-cell>
          <table:table-cell office:value-type="string">
            <text:p>Cara Farmer Long</text:p>
          </table:table-cell>
          <table:table-cell office:value-type="float" office:value="766250338">
            <text:p>766250338</text:p>
          </table:table-cell>
          <table:table-cell office:value-type="string">
            <text:p>litora@eratsemper.edu</text:p>
          </table:table-cell>
          <table:table-cell office:value-type="date" office:date-value="2004-01-29">
            <text:p>29/01/2004</text:p>
          </table:table-cell>
          <table:table-cell/>
          <table:table-cell office:value-type="date" office:date-value="2010-11-08">
            <text:p>08/11/2010</text:p>
          </table:table-cell>
          <table:table-cell office:value-type="string">
            <text:p>T</text:p>
          </table:table-cell>
          <table:table-cell table:number-columns-repeated="976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Ignatius</text:p>
          </table:table-cell>
          <table:table-cell office:value-type="string">
            <text:p>Koch</text:p>
          </table:table-cell>
          <table:table-cell office:value-type="string">
            <text:p>Orr</text:p>
          </table:table-cell>
          <table:table-cell office:value-type="string">
            <text:p>M</text:p>
          </table:table-cell>
          <table:table-cell table:style-name="ce4" office:value-type="date" office:date-value="2003-01-26">
            <text:p>26/01/03</text:p>
          </table:table-cell>
          <table:table-cell office:value-type="string">
            <text:p>25474959E</text:p>
          </table:table-cell>
          <table:table-cell/>
          <table:table-cell office:value-type="string">
            <text:p>FALSE</text:p>
          </table:table-cell>
          <table:table-cell office:value-type="string">
            <text:p>589-8606 Arcu Street</text:p>
          </table:table-cell>
          <table:table-cell office:value-type="float" office:value="1">
            <text:p>1</text:p>
          </table:table-cell>
          <table:table-cell/>
          <table:table-cell office:value-type="float" office:value="19">
            <text:p>19</text:p>
          </table:table-cell>
          <table:table-cell office:value-type="float" office:value="72799">
            <text:p>72799</text:p>
          </table:table-cell>
          <table:table-cell office:value-type="float" office:value="877604127">
            <text:p>877604127</text:p>
          </table:table-cell>
          <table:table-cell office:value-type="float" office:value="176881495">
            <text:p>176881495</text:p>
          </table:table-cell>
          <table:table-cell office:value-type="string">
            <text:p>urna.nec.luctus@id.ca</text:p>
          </table:table-cell>
          <table:table-cell table:style-name="ce3" office:value-type="float" office:value="0">
            <text:p>0</text:p>
          </table:table-cell>
          <table:table-cell office:value-type="string">
            <text:p>Fr.</text:p>
          </table:table-cell>
          <table:table-cell table:style-name="ce3" office:value-type="float" office:value="0">
            <text:p>0</text:p>
          </table:table-cell>
          <table:table-cell office:value-type="string">
            <text:p>Morrison</text:p>
          </table:table-cell>
          <table:table-cell table:number-columns-repeated="2" office:value-type="string">
            <text:p>FALSE</text:p>
          </table:table-cell>
          <table:table-cell office:value-type="string">
            <text:p>Jamal Marsh Allison</text:p>
          </table:table-cell>
          <table:table-cell office:value-type="float" office:value="176881495">
            <text:p>176881495</text:p>
          </table:table-cell>
          <table:table-cell office:value-type="string">
            <text:p>nibh.vulputate.mauris@Phasellus.org</text:p>
          </table:table-cell>
          <table:table-cell office:value-type="string">
            <text:p>Quynn Glover Weeks</text:p>
          </table:table-cell>
          <table:table-cell office:value-type="float" office:value="176881495">
            <text:p>176881495</text:p>
          </table:table-cell>
          <table:table-cell office:value-type="string">
            <text:p>Cras@eueratsemper.ca</text:p>
          </table:table-cell>
          <table:table-cell office:value-type="date" office:date-value="2006-09-08">
            <text:p>08/09/2006</text:p>
          </table:table-cell>
          <table:table-cell/>
          <table:table-cell office:value-type="date" office:date-value="2010-10-30">
            <text:p>30/10/2010</text:p>
          </table:table-cell>
          <table:table-cell office:value-type="string">
            <text:p>T</text:p>
          </table:table-cell>
          <table:table-cell table:number-columns-repeated="976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Jolie</text:p>
          </table:table-cell>
          <table:table-cell office:value-type="string">
            <text:p>Randolph</text:p>
          </table:table-cell>
          <table:table-cell office:value-type="string">
            <text:p>Richmond</text:p>
          </table:table-cell>
          <table:table-cell office:value-type="string">
            <text:p>M</text:p>
          </table:table-cell>
          <table:table-cell table:style-name="ce4" office:value-type="date" office:date-value="2006-01-09">
            <text:p>09/01/06</text:p>
          </table:table-cell>
          <table:table-cell office:value-type="string">
            <text:p>86848158H</text:p>
          </table:table-cell>
          <table:table-cell/>
          <table:table-cell office:value-type="string">
            <text:p>FALSE</text:p>
          </table:table-cell>
          <table:table-cell office:value-type="string">
            <text:p>P.O. Box 242, 7939 Ipsum. Road</text:p>
          </table:table-cell>
          <table:table-cell office:value-type="float" office:value="3">
            <text:p>3</text:p>
          </table:table-cell>
          <table:table-cell/>
          <table:table-cell office:value-type="float" office:value="8">
            <text:p>8</text:p>
          </table:table-cell>
          <table:table-cell office:value-type="float" office:value="54027">
            <text:p>54027</text:p>
          </table:table-cell>
          <table:table-cell office:value-type="float" office:value="346692675">
            <text:p>346692675</text:p>
          </table:table-cell>
          <table:table-cell office:value-type="float" office:value="272021523">
            <text:p>272021523</text:p>
          </table:table-cell>
          <table:table-cell office:value-type="string">
            <text:p>nunc@convallis.com</text:p>
          </table:table-cell>
          <table:table-cell table:style-name="ce3" office:value-type="float" office:value="0">
            <text:p>0</text:p>
          </table:table-cell>
          <table:table-cell office:value-type="string">
            <text:p>Wisconsin</text:p>
          </table:table-cell>
          <table:table-cell table:style-name="ce3" office:value-type="float" office:value="0">
            <text:p>0</text:p>
          </table:table-cell>
          <table:table-cell office:value-type="string">
            <text:p>Glens Falls</text:p>
          </table:table-cell>
          <table:table-cell table:number-columns-repeated="2" office:value-type="string">
            <text:p>FALSE</text:p>
          </table:table-cell>
          <table:table-cell office:value-type="string">
            <text:p>Dexter Lang Hurst</text:p>
          </table:table-cell>
          <table:table-cell office:value-type="float" office:value="272021523">
            <text:p>272021523</text:p>
          </table:table-cell>
          <table:table-cell office:value-type="string">
            <text:p>Suspendisse.commodo@aceleifendvitae.ca</text:p>
          </table:table-cell>
          <table:table-cell office:value-type="string">
            <text:p>Nita Levine Pace</text:p>
          </table:table-cell>
          <table:table-cell office:value-type="float" office:value="272021523">
            <text:p>272021523</text:p>
          </table:table-cell>
          <table:table-cell office:value-type="string">
            <text:p>a.nunc.In@Phasellus.org</text:p>
          </table:table-cell>
          <table:table-cell office:value-type="date" office:date-value="2003-05-05">
            <text:p>05/05/2003</text:p>
          </table:table-cell>
          <table:table-cell/>
          <table:table-cell office:value-type="date" office:date-value="2011-01-09">
            <text:p>09/01/2011</text:p>
          </table:table-cell>
          <table:table-cell office:value-type="string">
            <text:p>C</text:p>
          </table:table-cell>
          <table:table-cell table:number-columns-repeated="976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Kiara</text:p>
          </table:table-cell>
          <table:table-cell office:value-type="string">
            <text:p>Campos</text:p>
          </table:table-cell>
          <table:table-cell office:value-type="string">
            <text:p>Montoya</text:p>
          </table:table-cell>
          <table:table-cell office:value-type="string">
            <text:p>M</text:p>
          </table:table-cell>
          <table:table-cell table:style-name="ce4" office:value-type="date" office:date-value="1998-04-13">
            <text:p>13/04/98</text:p>
          </table:table-cell>
          <table:table-cell office:value-type="string">
            <text:p>00573898T</text:p>
          </table:table-cell>
          <table:table-cell/>
          <table:table-cell office:value-type="string">
            <text:p>FALSE</text:p>
          </table:table-cell>
          <table:table-cell office:value-type="string">
            <text:p>425-361 Cubilia Street</text:p>
          </table:table-cell>
          <table:table-cell office:value-type="float" office:value="3">
            <text:p>3</text:p>
          </table:table-cell>
          <table:table-cell/>
          <table:table-cell office:value-type="float" office:value="18">
            <text:p>18</text:p>
          </table:table-cell>
          <table:table-cell office:value-type="float" office:value="63800">
            <text:p>63800</text:p>
          </table:table-cell>
          <table:table-cell office:value-type="float" office:value="599425990">
            <text:p>599425990</text:p>
          </table:table-cell>
          <table:table-cell office:value-type="float" office:value="768159632">
            <text:p>768159632</text:p>
          </table:table-cell>
          <table:table-cell office:value-type="string">
            <text:p>hendrerit@CrasinterdumNunc.org</text:p>
          </table:table-cell>
          <table:table-cell table:style-name="ce3" office:value-type="float" office:value="0">
            <text:p>0</text:p>
          </table:table-cell>
          <table:table-cell office:value-type="string">
            <text:p>Quebec</text:p>
          </table:table-cell>
          <table:table-cell table:style-name="ce3" office:value-type="float" office:value="0">
            <text:p>0</text:p>
          </table:table-cell>
          <table:table-cell office:value-type="string">
            <text:p>Cudahy</text:p>
          </table:table-cell>
          <table:table-cell table:number-columns-repeated="2" office:value-type="string">
            <text:p>FALSE</text:p>
          </table:table-cell>
          <table:table-cell office:value-type="string">
            <text:p>Gavin Garrett Pratt</text:p>
          </table:table-cell>
          <table:table-cell office:value-type="float" office:value="768159632">
            <text:p>768159632</text:p>
          </table:table-cell>
          <table:table-cell office:value-type="string">
            <text:p>Nunc.mauris.elit@scelerisqueneque.com</text:p>
          </table:table-cell>
          <table:table-cell office:value-type="string">
            <text:p>Quinn Cooke Rivers</text:p>
          </table:table-cell>
          <table:table-cell office:value-type="float" office:value="768159632">
            <text:p>768159632</text:p>
          </table:table-cell>
          <table:table-cell office:value-type="string">
            <text:p>ut@nuncsed.ca</text:p>
          </table:table-cell>
          <table:table-cell office:value-type="date" office:date-value="2010-01-28">
            <text:p>28/01/2010</text:p>
          </table:table-cell>
          <table:table-cell/>
          <table:table-cell office:value-type="date" office:date-value="2010-08-30">
            <text:p>30/08/2010</text:p>
          </table:table-cell>
          <table:table-cell office:value-type="string">
            <text:p>C</text:p>
          </table:table-cell>
          <table:table-cell table:number-columns-repeated="976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Sloane</text:p>
          </table:table-cell>
          <table:table-cell office:value-type="string">
            <text:p>Mccray</text:p>
          </table:table-cell>
          <table:table-cell office:value-type="string">
            <text:p>Wilder</text:p>
          </table:table-cell>
          <table:table-cell office:value-type="string">
            <text:p>M</text:p>
          </table:table-cell>
          <table:table-cell table:style-name="ce4" office:value-type="date" office:date-value="1996-07-23">
            <text:p>23/07/96</text:p>
          </table:table-cell>
          <table:table-cell office:value-type="string">
            <text:p>82935473Z</text:p>
          </table:table-cell>
          <table:table-cell/>
          <table:table-cell office:value-type="string">
            <text:p>FALSE</text:p>
          </table:table-cell>
          <table:table-cell office:value-type="string">
            <text:p>Ap #465-1396 Mauris Road</text:p>
          </table:table-cell>
          <table:table-cell office:value-type="float" office:value="9">
            <text:p>9</text:p>
          </table:table-cell>
          <table:table-cell/>
          <table:table-cell office:value-type="float" office:value="20">
            <text:p>20</text:p>
          </table:table-cell>
          <table:table-cell office:value-type="float" office:value="67803">
            <text:p>67803</text:p>
          </table:table-cell>
          <table:table-cell office:value-type="float" office:value="984027809">
            <text:p>984027809</text:p>
          </table:table-cell>
          <table:table-cell office:value-type="float" office:value="909647525">
            <text:p>909647525</text:p>
          </table:table-cell>
          <table:table-cell office:value-type="string">
            <text:p>Aliquam.fringilla@hendreritDonec.edu</text:p>
          </table:table-cell>
          <table:table-cell table:style-name="ce3" office:value-type="float" office:value="0">
            <text:p>0</text:p>
          </table:table-cell>
          <table:table-cell office:value-type="string">
            <text:p>Newfoundland and Labrador</text:p>
          </table:table-cell>
          <table:table-cell table:style-name="ce3" office:value-type="float" office:value="0">
            <text:p>0</text:p>
          </table:table-cell>
          <table:table-cell office:value-type="string">
            <text:p>Detroit</text:p>
          </table:table-cell>
          <table:table-cell table:number-columns-repeated="2" office:value-type="string">
            <text:p>FALSE</text:p>
          </table:table-cell>
          <table:table-cell office:value-type="string">
            <text:p>Bruce Horn Patton</text:p>
          </table:table-cell>
          <table:table-cell office:value-type="float" office:value="909647525">
            <text:p>909647525</text:p>
          </table:table-cell>
          <table:table-cell office:value-type="string">
            <text:p>Quisque.tincidunt.pede@euligulaAenean.ca</text:p>
          </table:table-cell>
          <table:table-cell office:value-type="string">
            <text:p>Ursula Fletcher Robbins</text:p>
          </table:table-cell>
          <table:table-cell office:value-type="float" office:value="909647525">
            <text:p>909647525</text:p>
          </table:table-cell>
          <table:table-cell office:value-type="string">
            <text:p>magnis@eleifendegestasSed.org</text:p>
          </table:table-cell>
          <table:table-cell office:value-type="date" office:date-value="2010-06-24">
            <text:p>24/06/2010</text:p>
          </table:table-cell>
          <table:table-cell/>
          <table:table-cell office:value-type="date" office:date-value="2011-02-22">
            <text:p>22/02/2011</text:p>
          </table:table-cell>
          <table:table-cell office:value-type="string">
            <text:p>R</text:p>
          </table:table-cell>
          <table:table-cell table:number-columns-repeated="976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Galvin</text:p>
          </table:table-cell>
          <table:table-cell office:value-type="string">
            <text:p>Melton</text:p>
          </table:table-cell>
          <table:table-cell office:value-type="string">
            <text:p>Copeland</text:p>
          </table:table-cell>
          <table:table-cell office:value-type="string">
            <text:p>M</text:p>
          </table:table-cell>
          <table:table-cell table:style-name="ce4" office:value-type="date" office:date-value="1990-12-20">
            <text:p>20/12/90</text:p>
          </table:table-cell>
          <table:table-cell office:value-type="string">
            <text:p>94408647C</text:p>
          </table:table-cell>
          <table:table-cell/>
          <table:table-cell office:value-type="string">
            <text:p>FALSE</text:p>
          </table:table-cell>
          <table:table-cell office:value-type="string">
            <text:p>251-7250 Facilisis Avenue</text:p>
          </table:table-cell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 office:value-type="float" office:value="26118">
            <text:p>26118</text:p>
          </table:table-cell>
          <table:table-cell office:value-type="float" office:value="622746439">
            <text:p>622746439</text:p>
          </table:table-cell>
          <table:table-cell office:value-type="float" office:value="937392032">
            <text:p>937392032</text:p>
          </table:table-cell>
          <table:table-cell office:value-type="string">
            <text:p>ac.fermentum@tempusmauris.ca</text:p>
          </table:table-cell>
          <table:table-cell table:style-name="ce3" office:value-type="float" office:value="0">
            <text:p>0</text:p>
          </table:table-cell>
          <table:table-cell office:value-type="string">
            <text:p>Nebraska</text:p>
          </table:table-cell>
          <table:table-cell table:style-name="ce3" office:value-type="float" office:value="0">
            <text:p>0</text:p>
          </table:table-cell>
          <table:table-cell office:value-type="string">
            <text:p>Seal Beach</text:p>
          </table:table-cell>
          <table:table-cell table:number-columns-repeated="2" office:value-type="string">
            <text:p>FALSE</text:p>
          </table:table-cell>
          <table:table-cell office:value-type="string">
            <text:p>Xenos Kemp Baker</text:p>
          </table:table-cell>
          <table:table-cell office:value-type="float" office:value="937392032">
            <text:p>937392032</text:p>
          </table:table-cell>
          <table:table-cell office:value-type="string">
            <text:p>Aenean@massarutrummagna.ca</text:p>
          </table:table-cell>
          <table:table-cell office:value-type="string">
            <text:p>Madison Moss Carroll</text:p>
          </table:table-cell>
          <table:table-cell office:value-type="float" office:value="937392032">
            <text:p>937392032</text:p>
          </table:table-cell>
          <table:table-cell office:value-type="string">
            <text:p>ut@acfermentum.ca</text:p>
          </table:table-cell>
          <table:table-cell office:value-type="date" office:date-value="2010-09-07">
            <text:p>07/09/2010</text:p>
          </table:table-cell>
          <table:table-cell/>
          <table:table-cell office:value-type="date" office:date-value="2011-03-28">
            <text:p>28/03/2011</text:p>
          </table:table-cell>
          <table:table-cell office:value-type="string">
            <text:p>P</text:p>
          </table:table-cell>
          <table:table-cell table:number-columns-repeated="976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David</text:p>
          </table:table-cell>
          <table:table-cell office:value-type="string">
            <text:p>Parrish</text:p>
          </table:table-cell>
          <table:table-cell office:value-type="string">
            <text:p>Vega</text:p>
          </table:table-cell>
          <table:table-cell office:value-type="string">
            <text:p>F</text:p>
          </table:table-cell>
          <table:table-cell table:style-name="ce4" office:value-type="date" office:date-value="2002-04-13">
            <text:p>13/04/02</text:p>
          </table:table-cell>
          <table:table-cell office:value-type="string">
            <text:p>93596926I</text:p>
          </table:table-cell>
          <table:table-cell/>
          <table:table-cell office:value-type="string">
            <text:p>FALSE</text:p>
          </table:table-cell>
          <table:table-cell office:value-type="string">
            <text:p>437-2189 Maecenas Road</text:p>
          </table:table-cell>
          <table:table-cell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office:value-type="float" office:value="60511">
            <text:p>60511</text:p>
          </table:table-cell>
          <table:table-cell office:value-type="float" office:value="607492458">
            <text:p>607492458</text:p>
          </table:table-cell>
          <table:table-cell office:value-type="float" office:value="466553024">
            <text:p>466553024</text:p>
          </table:table-cell>
          <table:table-cell office:value-type="string">
            <text:p>eget@orciin.com</text:p>
          </table:table-cell>
          <table:table-cell table:style-name="ce3" office:value-type="float" office:value="0">
            <text:p>0</text:p>
          </table:table-cell>
          <table:table-cell office:value-type="string">
            <text:p>Zuid Holland</text:p>
          </table:table-cell>
          <table:table-cell table:style-name="ce3" office:value-type="float" office:value="0">
            <text:p>0</text:p>
          </table:table-cell>
          <table:table-cell office:value-type="string">
            <text:p>Ruston</text:p>
          </table:table-cell>
          <table:table-cell table:number-columns-repeated="2" office:value-type="string">
            <text:p>FALSE</text:p>
          </table:table-cell>
          <table:table-cell office:value-type="string">
            <text:p>Gareth Hester Barron</text:p>
          </table:table-cell>
          <table:table-cell office:value-type="float" office:value="466553024">
            <text:p>466553024</text:p>
          </table:table-cell>
          <table:table-cell office:value-type="string">
            <text:p>ac.nulla.In@Sedauctorodio.edu</text:p>
          </table:table-cell>
          <table:table-cell office:value-type="string">
            <text:p>Ima Vincent Davis</text:p>
          </table:table-cell>
          <table:table-cell office:value-type="float" office:value="466553024">
            <text:p>466553024</text:p>
          </table:table-cell>
          <table:table-cell office:value-type="string">
            <text:p>velit@et.org</text:p>
          </table:table-cell>
          <table:table-cell office:value-type="date" office:date-value="2002-12-21">
            <text:p>21/12/2002</text:p>
          </table:table-cell>
          <table:table-cell/>
          <table:table-cell office:value-type="date" office:date-value="2011-03-01">
            <text:p>01/03/2011</text:p>
          </table:table-cell>
          <table:table-cell office:value-type="string">
            <text:p>P</text:p>
          </table:table-cell>
          <table:table-cell table:number-columns-repeated="976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Martin</text:p>
          </table:table-cell>
          <table:table-cell office:value-type="string">
            <text:p>Anthony</text:p>
          </table:table-cell>
          <table:table-cell office:value-type="string">
            <text:p>Bradford</text:p>
          </table:table-cell>
          <table:table-cell office:value-type="string">
            <text:p>F</text:p>
          </table:table-cell>
          <table:table-cell table:style-name="ce4" office:value-type="date" office:date-value="2001-12-22">
            <text:p>22/12/01</text:p>
          </table:table-cell>
          <table:table-cell office:value-type="string">
            <text:p>41460948N</text:p>
          </table:table-cell>
          <table:table-cell/>
          <table:table-cell office:value-type="string">
            <text:p>FALSE</text:p>
          </table:table-cell>
          <table:table-cell office:value-type="string">
            <text:p>Ap #346-8613 Elementum, Rd.</text:p>
          </table:table-cell>
          <table:table-cell office:value-type="float" office:value="1">
            <text:p>1</text:p>
          </table:table-cell>
          <table:table-cell/>
          <table:table-cell office:value-type="float" office:value="19">
            <text:p>19</text:p>
          </table:table-cell>
          <table:table-cell office:value-type="float" office:value="14106">
            <text:p>14106</text:p>
          </table:table-cell>
          <table:table-cell office:value-type="float" office:value="403848987">
            <text:p>403848987</text:p>
          </table:table-cell>
          <table:table-cell office:value-type="float" office:value="41011284">
            <text:p>41011284</text:p>
          </table:table-cell>
          <table:table-cell office:value-type="string">
            <text:p>porta.elit.a@parturientmontes.com</text:p>
          </table:table-cell>
          <table:table-cell table:style-name="ce3" office:value-type="float" office:value="0">
            <text:p>0</text:p>
          </table:table-cell>
          <table:table-cell office:value-type="string">
            <text:p>Ov.</text:p>
          </table:table-cell>
          <table:table-cell table:style-name="ce3" office:value-type="float" office:value="0">
            <text:p>0</text:p>
          </table:table-cell>
          <table:table-cell office:value-type="string">
            <text:p>Cedar Falls</text:p>
          </table:table-cell>
          <table:table-cell table:number-columns-repeated="2" office:value-type="string">
            <text:p>FALSE</text:p>
          </table:table-cell>
          <table:table-cell office:value-type="string">
            <text:p>Xander Collins Mathews</text:p>
          </table:table-cell>
          <table:table-cell office:value-type="float" office:value="41011284">
            <text:p>41011284</text:p>
          </table:table-cell>
          <table:table-cell office:value-type="string">
            <text:p>odio@metus.edu</text:p>
          </table:table-cell>
          <table:table-cell office:value-type="string">
            <text:p>India Gardner Melton</text:p>
          </table:table-cell>
          <table:table-cell office:value-type="float" office:value="41011284">
            <text:p>41011284</text:p>
          </table:table-cell>
          <table:table-cell office:value-type="string">
            <text:p>cubilia@Phasellusinfelis.edu</text:p>
          </table:table-cell>
          <table:table-cell office:value-type="date" office:date-value="2003-01-24">
            <text:p>24/01/2003</text:p>
          </table:table-cell>
          <table:table-cell/>
          <table:table-cell office:value-type="date" office:date-value="2010-09-13">
            <text:p>13/09/2010</text:p>
          </table:table-cell>
          <table:table-cell office:value-type="string">
            <text:p>P</text:p>
          </table:table-cell>
          <table:table-cell table:number-columns-repeated="976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Sacha</text:p>
          </table:table-cell>
          <table:table-cell office:value-type="string">
            <text:p>Delaney</text:p>
          </table:table-cell>
          <table:table-cell office:value-type="string">
            <text:p>Morris</text:p>
          </table:table-cell>
          <table:table-cell office:value-type="string">
            <text:p>F</text:p>
          </table:table-cell>
          <table:table-cell table:style-name="ce4" office:value-type="date" office:date-value="2001-11-18">
            <text:p>18/11/01</text:p>
          </table:table-cell>
          <table:table-cell office:value-type="string">
            <text:p>73478155M</text:p>
          </table:table-cell>
          <table:table-cell/>
          <table:table-cell office:value-type="string">
            <text:p>FALSE</text:p>
          </table:table-cell>
          <table:table-cell office:value-type="string">
            <text:p>194-1454 Mauris Rd.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 office:value-type="float" office:value="36448">
            <text:p>36448</text:p>
          </table:table-cell>
          <table:table-cell office:value-type="float" office:value="725127751">
            <text:p>725127751</text:p>
          </table:table-cell>
          <table:table-cell office:value-type="float" office:value="862562047">
            <text:p>862562047</text:p>
          </table:table-cell>
          <table:table-cell office:value-type="string">
            <text:p>velit.in.aliquet@inceptoshymenaeos.edu</text:p>
          </table:table-cell>
          <table:table-cell table:style-name="ce3" office:value-type="float" office:value="0">
            <text:p>0</text:p>
          </table:table-cell>
          <table:table-cell office:value-type="string">
            <text:p>N.-H.</text:p>
          </table:table-cell>
          <table:table-cell table:style-name="ce3" office:value-type="float" office:value="0">
            <text:p>0</text:p>
          </table:table-cell>
          <table:table-cell office:value-type="string">
            <text:p>Nenana</text:p>
          </table:table-cell>
          <table:table-cell table:number-columns-repeated="2" office:value-type="string">
            <text:p>FALSE</text:p>
          </table:table-cell>
          <table:table-cell office:value-type="string">
            <text:p>Gregory Russell Newton</text:p>
          </table:table-cell>
          <table:table-cell office:value-type="float" office:value="862562047">
            <text:p>862562047</text:p>
          </table:table-cell>
          <table:table-cell office:value-type="string">
            <text:p>dui@cursuspurusNullam.com</text:p>
          </table:table-cell>
          <table:table-cell office:value-type="string">
            <text:p>Amy Forbes Bradford</text:p>
          </table:table-cell>
          <table:table-cell office:value-type="float" office:value="862562047">
            <text:p>862562047</text:p>
          </table:table-cell>
          <table:table-cell office:value-type="string">
            <text:p>sapien.gravida.non@imperdieterat.com</text:p>
          </table:table-cell>
          <table:table-cell office:value-type="date" office:date-value="2004-09-02">
            <text:p>02/09/2004</text:p>
          </table:table-cell>
          <table:table-cell/>
          <table:table-cell office:value-type="date" office:date-value="2011-01-31">
            <text:p>31/01/2011</text:p>
          </table:table-cell>
          <table:table-cell office:value-type="string">
            <text:p>M</text:p>
          </table:table-cell>
          <table:table-cell table:number-columns-repeated="976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Scott</text:p>
          </table:table-cell>
          <table:table-cell office:value-type="string">
            <text:p>Page</text:p>
          </table:table-cell>
          <table:table-cell office:value-type="string">
            <text:p>Bond</text:p>
          </table:table-cell>
          <table:table-cell office:value-type="string">
            <text:p>F</text:p>
          </table:table-cell>
          <table:table-cell table:style-name="ce4" office:value-type="date" office:date-value="1999-05-28">
            <text:p>28/05/99</text:p>
          </table:table-cell>
          <table:table-cell office:value-type="string">
            <text:p>99383565Y</text:p>
          </table:table-cell>
          <table:table-cell/>
          <table:table-cell office:value-type="string">
            <text:p>FALSE</text:p>
          </table:table-cell>
          <table:table-cell office:value-type="string">
            <text:p>836-9448 Aenean St.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office:value-type="float" office:value="972">
            <text:p>972</text:p>
          </table:table-cell>
          <table:table-cell office:value-type="float" office:value="66304907">
            <text:p>66304907</text:p>
          </table:table-cell>
          <table:table-cell office:value-type="float" office:value="616397942">
            <text:p>616397942</text:p>
          </table:table-cell>
          <table:table-cell office:value-type="string">
            <text:p>sapien.Aenean.massa@elitCurabitur.edu</text:p>
          </table:table-cell>
          <table:table-cell table:style-name="ce3" office:value-type="float" office:value="0">
            <text:p>0</text:p>
          </table:table-cell>
          <table:table-cell office:value-type="string">
            <text:p>BC</text:p>
          </table:table-cell>
          <table:table-cell table:style-name="ce3" office:value-type="float" office:value="0">
            <text:p>0</text:p>
          </table:table-cell>
          <table:table-cell office:value-type="string">
            <text:p>San Rafael</text:p>
          </table:table-cell>
          <table:table-cell table:number-columns-repeated="2" office:value-type="string">
            <text:p>FALSE</text:p>
          </table:table-cell>
          <table:table-cell office:value-type="string">
            <text:p>Kieran Walls Byers</text:p>
          </table:table-cell>
          <table:table-cell office:value-type="float" office:value="616397942">
            <text:p>616397942</text:p>
          </table:table-cell>
          <table:table-cell office:value-type="string">
            <text:p>Sed.nec@semperauctor.com</text:p>
          </table:table-cell>
          <table:table-cell office:value-type="string">
            <text:p>Marcia Stone Tillman</text:p>
          </table:table-cell>
          <table:table-cell office:value-type="float" office:value="616397942">
            <text:p>616397942</text:p>
          </table:table-cell>
          <table:table-cell office:value-type="string">
            <text:p>consequat.lectus@purus.org</text:p>
          </table:table-cell>
          <table:table-cell office:value-type="date" office:date-value="2006-02-27">
            <text:p>27/02/2006</text:p>
          </table:table-cell>
          <table:table-cell office:value-type="date" office:date-value="2006-08-28">
            <text:p>28/08/2006</text:p>
          </table:table-cell>
          <table:table-cell office:value-type="date" office:date-value="2010-10-10">
            <text:p>10/10/2010</text:p>
          </table:table-cell>
          <table:table-cell office:value-type="string">
            <text:p>P</text:p>
          </table:table-cell>
          <table:table-cell table:number-columns-repeated="976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Molly</text:p>
          </table:table-cell>
          <table:table-cell office:value-type="string">
            <text:p>Obrien</text:p>
          </table:table-cell>
          <table:table-cell office:value-type="string">
            <text:p>Pope</text:p>
          </table:table-cell>
          <table:table-cell office:value-type="string">
            <text:p>M</text:p>
          </table:table-cell>
          <table:table-cell table:style-name="ce4" office:value-type="date" office:date-value="1997-12-17">
            <text:p>17/12/97</text:p>
          </table:table-cell>
          <table:table-cell office:value-type="string">
            <text:p>45801724J</text:p>
          </table:table-cell>
          <table:table-cell/>
          <table:table-cell office:value-type="string">
            <text:p>FALSE</text:p>
          </table:table-cell>
          <table:table-cell office:value-type="string">
            <text:p>Ap #961-5391 Lorem, Av.</text:p>
          </table:table-cell>
          <table:table-cell office:value-type="float" office:value="6">
            <text:p>6</text:p>
          </table:table-cell>
          <table:table-cell/>
          <table:table-cell office:value-type="float" office:value="25">
            <text:p>25</text:p>
          </table:table-cell>
          <table:table-cell office:value-type="float" office:value="75070">
            <text:p>75070</text:p>
          </table:table-cell>
          <table:table-cell office:value-type="float" office:value="647706865">
            <text:p>647706865</text:p>
          </table:table-cell>
          <table:table-cell office:value-type="float" office:value="63809559">
            <text:p>63809559</text:p>
          </table:table-cell>
          <table:table-cell office:value-type="string">
            <text:p>Mauris@Suspendisseac.edu</text:p>
          </table:table-cell>
          <table:table-cell table:style-name="ce3" office:value-type="float" office:value="0">
            <text:p>0</text:p>
          </table:table-cell>
          <table:table-cell office:value-type="string">
            <text:p>Flevoland</text:p>
          </table:table-cell>
          <table:table-cell table:style-name="ce3" office:value-type="float" office:value="0">
            <text:p>0</text:p>
          </table:table-cell>
          <table:table-cell office:value-type="string">
            <text:p>City of Industry</text:p>
          </table:table-cell>
          <table:table-cell table:number-columns-repeated="2" office:value-type="string">
            <text:p>FALSE</text:p>
          </table:table-cell>
          <table:table-cell office:value-type="string">
            <text:p>Stone Le Blair</text:p>
          </table:table-cell>
          <table:table-cell office:value-type="float" office:value="63809559">
            <text:p>63809559</text:p>
          </table:table-cell>
          <table:table-cell office:value-type="string">
            <text:p>sit@duiCras.org</text:p>
          </table:table-cell>
          <table:table-cell office:value-type="string">
            <text:p>Iris Mclean Schultz</text:p>
          </table:table-cell>
          <table:table-cell office:value-type="float" office:value="63809559">
            <text:p>63809559</text:p>
          </table:table-cell>
          <table:table-cell office:value-type="string">
            <text:p>tellus@erat.org</text:p>
          </table:table-cell>
          <table:table-cell office:value-type="date" office:date-value="2004-01-14">
            <text:p>14/01/2004</text:p>
          </table:table-cell>
          <table:table-cell/>
          <table:table-cell office:value-type="date" office:date-value="2010-12-10">
            <text:p>10/12/2010</text:p>
          </table:table-cell>
          <table:table-cell office:value-type="string">
            <text:p>C</text:p>
          </table:table-cell>
          <table:table-cell table:number-columns-repeated="976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Alika</text:p>
          </table:table-cell>
          <table:table-cell office:value-type="string">
            <text:p>Knapp</text:p>
          </table:table-cell>
          <table:table-cell office:value-type="string">
            <text:p>Lopez</text:p>
          </table:table-cell>
          <table:table-cell office:value-type="string">
            <text:p>M</text:p>
          </table:table-cell>
          <table:table-cell table:style-name="ce4" office:value-type="date" office:date-value="1996-10-04">
            <text:p>04/10/96</text:p>
          </table:table-cell>
          <table:table-cell office:value-type="string">
            <text:p>11310914E</text:p>
          </table:table-cell>
          <table:table-cell/>
          <table:table-cell office:value-type="string">
            <text:p>FALSE</text:p>
          </table:table-cell>
          <table:table-cell office:value-type="string">
            <text:p>899-4192 Cubilia St.</text:p>
          </table:table-cell>
          <table:table-cell office:value-type="float" office:value="4">
            <text:p>4</text:p>
          </table:table-cell>
          <table:table-cell/>
          <table:table-cell office:value-type="float" office:value="26">
            <text:p>26</text:p>
          </table:table-cell>
          <table:table-cell office:value-type="float" office:value="18166">
            <text:p>18166</text:p>
          </table:table-cell>
          <table:table-cell office:value-type="float" office:value="803299235">
            <text:p>803299235</text:p>
          </table:table-cell>
          <table:table-cell office:value-type="float" office:value="625642986">
            <text:p>625642986</text:p>
          </table:table-cell>
          <table:table-cell office:value-type="string">
            <text:p>Maecenas.iaculis.aliquet@et.com</text:p>
          </table:table-cell>
          <table:table-cell table:style-name="ce3" office:value-type="float" office:value="0">
            <text:p>0</text:p>
          </table:table-cell>
          <table:table-cell office:value-type="string">
            <text:p>FL</text:p>
          </table:table-cell>
          <table:table-cell table:style-name="ce3" office:value-type="float" office:value="0">
            <text:p>0</text:p>
          </table:table-cell>
          <table:table-cell office:value-type="string">
            <text:p>Lowell</text:p>
          </table:table-cell>
          <table:table-cell table:number-columns-repeated="2" office:value-type="string">
            <text:p>FALSE</text:p>
          </table:table-cell>
          <table:table-cell office:value-type="string">
            <text:p>Aquila Pena Webster</text:p>
          </table:table-cell>
          <table:table-cell office:value-type="float" office:value="625642986">
            <text:p>625642986</text:p>
          </table:table-cell>
          <table:table-cell office:value-type="string">
            <text:p>torquent.per.conubia@amalesuada.edu</text:p>
          </table:table-cell>
          <table:table-cell office:value-type="string">
            <text:p>Tanya Skinner Mays</text:p>
          </table:table-cell>
          <table:table-cell office:value-type="float" office:value="625642986">
            <text:p>625642986</text:p>
          </table:table-cell>
          <table:table-cell office:value-type="string">
            <text:p>vestibulum.lorem.sit@Namporttitorscelerisque.com</text:p>
          </table:table-cell>
          <table:table-cell office:value-type="date" office:date-value="2005-05-13">
            <text:p>13/05/2005</text:p>
          </table:table-cell>
          <table:table-cell/>
          <table:table-cell office:value-type="date" office:date-value="2011-02-09">
            <text:p>09/02/2011</text:p>
          </table:table-cell>
          <table:table-cell office:value-type="string">
            <text:p>P</text:p>
          </table:table-cell>
          <table:table-cell table:number-columns-repeated="976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Shaine</text:p>
          </table:table-cell>
          <table:table-cell office:value-type="string">
            <text:p>Stein</text:p>
          </table:table-cell>
          <table:table-cell office:value-type="string">
            <text:p>Nielsen</text:p>
          </table:table-cell>
          <table:table-cell office:value-type="string">
            <text:p>F</text:p>
          </table:table-cell>
          <table:table-cell table:style-name="ce4" office:value-type="date" office:date-value="1994-05-08">
            <text:p>08/05/94</text:p>
          </table:table-cell>
          <table:table-cell office:value-type="string">
            <text:p>10475428E</text:p>
          </table:table-cell>
          <table:table-cell/>
          <table:table-cell office:value-type="string">
            <text:p>FALSE</text:p>
          </table:table-cell>
          <table:table-cell office:value-type="string">
            <text:p>P.O. Box 259, 217 Vitae Ave</text:p>
          </table:table-cell>
          <table:table-cell office:value-type="float" office:value="9">
            <text:p>9</text:p>
          </table:table-cell>
          <table:table-cell/>
          <table:table-cell office:value-type="float" office:value="20">
            <text:p>20</text:p>
          </table:table-cell>
          <table:table-cell office:value-type="float" office:value="4275">
            <text:p>4275</text:p>
          </table:table-cell>
          <table:table-cell office:value-type="float" office:value="682499487">
            <text:p>682499487</text:p>
          </table:table-cell>
          <table:table-cell office:value-type="float" office:value="398508640">
            <text:p>398508640</text:p>
          </table:table-cell>
          <table:table-cell office:value-type="string">
            <text:p>sociis.natoque@interdumNuncsollicitudin.edu</text:p>
          </table:table-cell>
          <table:table-cell table:style-name="ce3" office:value-type="float" office:value="0">
            <text:p>0</text:p>
          </table:table-cell>
          <table:table-cell office:value-type="string">
            <text:p>Zld.</text:p>
          </table:table-cell>
          <table:table-cell table:style-name="ce3" office:value-type="float" office:value="0">
            <text:p>0</text:p>
          </table:table-cell>
          <table:table-cell office:value-type="string">
            <text:p>Rhinelander</text:p>
          </table:table-cell>
          <table:table-cell table:number-columns-repeated="2" office:value-type="string">
            <text:p>FALSE</text:p>
          </table:table-cell>
          <table:table-cell office:value-type="string">
            <text:p>Nathaniel Whitley Dyer</text:p>
          </table:table-cell>
          <table:table-cell office:value-type="float" office:value="398508640">
            <text:p>398508640</text:p>
          </table:table-cell>
          <table:table-cell office:value-type="string">
            <text:p>metus@egestasSed.com</text:p>
          </table:table-cell>
          <table:table-cell office:value-type="string">
            <text:p>Briar Craig Becker</text:p>
          </table:table-cell>
          <table:table-cell office:value-type="float" office:value="398508640">
            <text:p>398508640</text:p>
          </table:table-cell>
          <table:table-cell office:value-type="string">
            <text:p>lorem.vehicula.et@dui.edu</text:p>
          </table:table-cell>
          <table:table-cell office:value-type="date" office:date-value="2007-03-06">
            <text:p>06/03/2007</text:p>
          </table:table-cell>
          <table:table-cell/>
          <table:table-cell office:value-type="date" office:date-value="2010-06-03">
            <text:p>03/06/2010</text:p>
          </table:table-cell>
          <table:table-cell office:value-type="string">
            <text:p>R</text:p>
          </table:table-cell>
          <table:table-cell table:number-columns-repeated="976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Carl</text:p>
          </table:table-cell>
          <table:table-cell office:value-type="string">
            <text:p>Ward</text:p>
          </table:table-cell>
          <table:table-cell office:value-type="string">
            <text:p>Travis</text:p>
          </table:table-cell>
          <table:table-cell office:value-type="string">
            <text:p>F</text:p>
          </table:table-cell>
          <table:table-cell table:style-name="ce4" office:value-type="date" office:date-value="2004-10-09">
            <text:p>09/10/04</text:p>
          </table:table-cell>
          <table:table-cell office:value-type="string">
            <text:p>00333584Q</text:p>
          </table:table-cell>
          <table:table-cell/>
          <table:table-cell office:value-type="string">
            <text:p>FALSE</text:p>
          </table:table-cell>
          <table:table-cell office:value-type="string">
            <text:p>328-3145 Egestas. St.</text:p>
          </table:table-cell>
          <table:table-cell office:value-type="float" office:value="8">
            <text:p>8</text:p>
          </table:table-cell>
          <table:table-cell/>
          <table:table-cell office:value-type="float" office:value="6">
            <text:p>6</text:p>
          </table:table-cell>
          <table:table-cell office:value-type="float" office:value="66271">
            <text:p>66271</text:p>
          </table:table-cell>
          <table:table-cell office:value-type="float" office:value="115384696">
            <text:p>115384696</text:p>
          </table:table-cell>
          <table:table-cell office:value-type="float" office:value="385130321">
            <text:p>385130321</text:p>
          </table:table-cell>
          <table:table-cell office:value-type="string">
            <text:p>malesuada.ut@imperdiet.edu</text:p>
          </table:table-cell>
          <table:table-cell table:style-name="ce3" office:value-type="float" office:value="0">
            <text:p>0</text:p>
          </table:table-cell>
          <table:table-cell office:value-type="string">
            <text:p>Fr.</text:p>
          </table:table-cell>
          <table:table-cell table:style-name="ce3" office:value-type="float" office:value="0">
            <text:p>0</text:p>
          </table:table-cell>
          <table:table-cell office:value-type="string">
            <text:p>Grass Valley</text:p>
          </table:table-cell>
          <table:table-cell table:number-columns-repeated="2" office:value-type="string">
            <text:p>FALSE</text:p>
          </table:table-cell>
          <table:table-cell office:value-type="string">
            <text:p>Alden Clements Caldwell</text:p>
          </table:table-cell>
          <table:table-cell office:value-type="float" office:value="385130321">
            <text:p>385130321</text:p>
          </table:table-cell>
          <table:table-cell office:value-type="string">
            <text:p>Cum@Inat.com</text:p>
          </table:table-cell>
          <table:table-cell office:value-type="string">
            <text:p>Mechelle Hurst Spencer</text:p>
          </table:table-cell>
          <table:table-cell office:value-type="float" office:value="385130321">
            <text:p>385130321</text:p>
          </table:table-cell>
          <table:table-cell office:value-type="string">
            <text:p>dui.nec@lectusasollicitudin.com</text:p>
          </table:table-cell>
          <table:table-cell office:value-type="date" office:date-value="2010-09-27">
            <text:p>27/09/2010</text:p>
          </table:table-cell>
          <table:table-cell/>
          <table:table-cell office:value-type="date" office:date-value="2011-01-27">
            <text:p>27/01/2011</text:p>
          </table:table-cell>
          <table:table-cell office:value-type="string">
            <text:p>M</text:p>
          </table:table-cell>
          <table:table-cell table:number-columns-repeated="976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Neve</text:p>
          </table:table-cell>
          <table:table-cell office:value-type="string">
            <text:p>Page</text:p>
          </table:table-cell>
          <table:table-cell office:value-type="string">
            <text:p>Whitfield</text:p>
          </table:table-cell>
          <table:table-cell office:value-type="string">
            <text:p>M</text:p>
          </table:table-cell>
          <table:table-cell table:style-name="ce4" office:value-type="date" office:date-value="2000-03-06">
            <text:p>06/03/00</text:p>
          </table:table-cell>
          <table:table-cell office:value-type="string">
            <text:p>57909328Q</text:p>
          </table:table-cell>
          <table:table-cell/>
          <table:table-cell office:value-type="string">
            <text:p>FALSE</text:p>
          </table:table-cell>
          <table:table-cell office:value-type="string">
            <text:p>968-2495 Nulla St.</text:p>
          </table:table-cell>
          <table:table-cell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office:value-type="float" office:value="64238">
            <text:p>64238</text:p>
          </table:table-cell>
          <table:table-cell office:value-type="float" office:value="207609863">
            <text:p>207609863</text:p>
          </table:table-cell>
          <table:table-cell office:value-type="float" office:value="241677523">
            <text:p>241677523</text:p>
          </table:table-cell>
          <table:table-cell office:value-type="string">
            <text:p>mi@non.edu</text:p>
          </table:table-cell>
          <table:table-cell table:style-name="ce3" office:value-type="float" office:value="0">
            <text:p>0</text:p>
          </table:table-cell>
          <table:table-cell office:value-type="string">
            <text:p>Zeeland</text:p>
          </table:table-cell>
          <table:table-cell table:style-name="ce3" office:value-type="float" office:value="0">
            <text:p>0</text:p>
          </table:table-cell>
          <table:table-cell office:value-type="string">
            <text:p>Rancho Cordova</text:p>
          </table:table-cell>
          <table:table-cell table:number-columns-repeated="2" office:value-type="string">
            <text:p>FALSE</text:p>
          </table:table-cell>
          <table:table-cell office:value-type="string">
            <text:p>Neville Holden Chen</text:p>
          </table:table-cell>
          <table:table-cell office:value-type="float" office:value="241677523">
            <text:p>241677523</text:p>
          </table:table-cell>
          <table:table-cell office:value-type="string">
            <text:p>sed.facilisis.vitae@velitduisemper.edu</text:p>
          </table:table-cell>
          <table:table-cell office:value-type="string">
            <text:p>Claudia Norman Lucas</text:p>
          </table:table-cell>
          <table:table-cell office:value-type="float" office:value="241677523">
            <text:p>241677523</text:p>
          </table:table-cell>
          <table:table-cell office:value-type="string">
            <text:p>nec.tellus.Nunc@consectetuer.edu</text:p>
          </table:table-cell>
          <table:table-cell office:value-type="date" office:date-value="2004-09-08">
            <text:p>08/09/2004</text:p>
          </table:table-cell>
          <table:table-cell/>
          <table:table-cell office:value-type="date" office:date-value="2010-12-20">
            <text:p>20/12/2010</text:p>
          </table:table-cell>
          <table:table-cell office:value-type="string">
            <text:p>M</text:p>
          </table:table-cell>
          <table:table-cell table:number-columns-repeated="976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Devin</text:p>
          </table:table-cell>
          <table:table-cell office:value-type="string">
            <text:p>Barry</text:p>
          </table:table-cell>
          <table:table-cell office:value-type="string">
            <text:p>Gray</text:p>
          </table:table-cell>
          <table:table-cell office:value-type="string">
            <text:p>M</text:p>
          </table:table-cell>
          <table:table-cell table:style-name="ce4" office:value-type="date" office:date-value="2000-02-13">
            <text:p>13/02/00</text:p>
          </table:table-cell>
          <table:table-cell office:value-type="string">
            <text:p>32880168U</text:p>
          </table:table-cell>
          <table:table-cell/>
          <table:table-cell office:value-type="string">
            <text:p>FALSE</text:p>
          </table:table-cell>
          <table:table-cell office:value-type="string">
            <text:p>260-5725 Aenean Road</text:p>
          </table:table-cell>
          <table:table-cell office:value-type="float" office:value="7">
            <text:p>7</text:p>
          </table:table-cell>
          <table:table-cell/>
          <table:table-cell office:value-type="float" office:value="26">
            <text:p>26</text:p>
          </table:table-cell>
          <table:table-cell office:value-type="float" office:value="11613">
            <text:p>11613</text:p>
          </table:table-cell>
          <table:table-cell office:value-type="float" office:value="926490617">
            <text:p>926490617</text:p>
          </table:table-cell>
          <table:table-cell office:value-type="float" office:value="193286572">
            <text:p>193286572</text:p>
          </table:table-cell>
          <table:table-cell office:value-type="string">
            <text:p>nunc.In.at@lacusQuisque.com</text:p>
          </table:table-cell>
          <table:table-cell table:style-name="ce3" office:value-type="float" office:value="0">
            <text:p>0</text:p>
          </table:table-cell>
          <table:table-cell office:value-type="string">
            <text:p>QC</text:p>
          </table:table-cell>
          <table:table-cell table:style-name="ce3" office:value-type="float" office:value="0">
            <text:p>0</text:p>
          </table:table-cell>
          <table:table-cell office:value-type="string">
            <text:p>West Lafayette</text:p>
          </table:table-cell>
          <table:table-cell table:number-columns-repeated="2" office:value-type="string">
            <text:p>FALSE</text:p>
          </table:table-cell>
          <table:table-cell office:value-type="string">
            <text:p>Hall Crosby Ewing</text:p>
          </table:table-cell>
          <table:table-cell office:value-type="float" office:value="193286572">
            <text:p>193286572</text:p>
          </table:table-cell>
          <table:table-cell office:value-type="string">
            <text:p>nostra.per.inceptos@cursuspurus.ca</text:p>
          </table:table-cell>
          <table:table-cell office:value-type="string">
            <text:p>Leilani Sosa Humphrey</text:p>
          </table:table-cell>
          <table:table-cell office:value-type="float" office:value="193286572">
            <text:p>193286572</text:p>
          </table:table-cell>
          <table:table-cell office:value-type="string">
            <text:p>sit@sociosquad.ca</text:p>
          </table:table-cell>
          <table:table-cell office:value-type="date" office:date-value="2003-11-23">
            <text:p>23/11/2003</text:p>
          </table:table-cell>
          <table:table-cell/>
          <table:table-cell office:value-type="date" office:date-value="2010-12-04">
            <text:p>04/12/2010</text:p>
          </table:table-cell>
          <table:table-cell office:value-type="string">
            <text:p>T</text:p>
          </table:table-cell>
          <table:table-cell table:number-columns-repeated="976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Mira</text:p>
          </table:table-cell>
          <table:table-cell office:value-type="string">
            <text:p>Blevins</text:p>
          </table:table-cell>
          <table:table-cell office:value-type="string">
            <text:p>Preston</text:p>
          </table:table-cell>
          <table:table-cell office:value-type="string">
            <text:p>F</text:p>
          </table:table-cell>
          <table:table-cell table:style-name="ce4" office:value-type="date" office:date-value="1991-03-19">
            <text:p>19/03/91</text:p>
          </table:table-cell>
          <table:table-cell office:value-type="string">
            <text:p>71355900H</text:p>
          </table:table-cell>
          <table:table-cell/>
          <table:table-cell office:value-type="string">
            <text:p>FALSE</text:p>
          </table:table-cell>
          <table:table-cell office:value-type="string">
            <text:p>Ap #338-3427 Sit Avenue</text:p>
          </table:table-cell>
          <table:table-cell office:value-type="float" office:value="2">
            <text:p>2</text:p>
          </table:table-cell>
          <table:table-cell/>
          <table:table-cell office:value-type="float" office:value="30">
            <text:p>30</text:p>
          </table:table-cell>
          <table:table-cell office:value-type="float" office:value="94937">
            <text:p>94937</text:p>
          </table:table-cell>
          <table:table-cell office:value-type="float" office:value="158290458">
            <text:p>158290458</text:p>
          </table:table-cell>
          <table:table-cell office:value-type="float" office:value="256157735">
            <text:p>256157735</text:p>
          </table:table-cell>
          <table:table-cell office:value-type="string">
            <text:p>molestie.tortor@ligula.com</text:p>
          </table:table-cell>
          <table:table-cell table:style-name="ce3" office:value-type="float" office:value="0">
            <text:p>0</text:p>
          </table:table-cell>
          <table:table-cell office:value-type="string">
            <text:p>New Hampshire</text:p>
          </table:table-cell>
          <table:table-cell table:style-name="ce3" office:value-type="float" office:value="0">
            <text:p>0</text:p>
          </table:table-cell>
          <table:table-cell office:value-type="string">
            <text:p>Alhambra</text:p>
          </table:table-cell>
          <table:table-cell table:number-columns-repeated="2" office:value-type="string">
            <text:p>FALSE</text:p>
          </table:table-cell>
          <table:table-cell office:value-type="string">
            <text:p>Neville Hutchinson Reed</text:p>
          </table:table-cell>
          <table:table-cell office:value-type="float" office:value="256157735">
            <text:p>256157735</text:p>
          </table:table-cell>
          <table:table-cell office:value-type="string">
            <text:p>Nulla@felis.org</text:p>
          </table:table-cell>
          <table:table-cell office:value-type="string">
            <text:p>Colette Hernandez Benton</text:p>
          </table:table-cell>
          <table:table-cell office:value-type="float" office:value="256157735">
            <text:p>256157735</text:p>
          </table:table-cell>
          <table:table-cell office:value-type="string">
            <text:p>Donec.est@tempus.org</text:p>
          </table:table-cell>
          <table:table-cell office:value-type="date" office:date-value="2003-11-08">
            <text:p>08/11/2003</text:p>
          </table:table-cell>
          <table:table-cell/>
          <table:table-cell office:value-type="date" office:date-value="2010-08-30">
            <text:p>30/08/2010</text:p>
          </table:table-cell>
          <table:table-cell office:value-type="string">
            <text:p>C</text:p>
          </table:table-cell>
          <table:table-cell table:number-columns-repeated="976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Gannon</text:p>
          </table:table-cell>
          <table:table-cell office:value-type="string">
            <text:p>Holman</text:p>
          </table:table-cell>
          <table:table-cell office:value-type="string">
            <text:p>Foreman</text:p>
          </table:table-cell>
          <table:table-cell office:value-type="string">
            <text:p>F</text:p>
          </table:table-cell>
          <table:table-cell table:style-name="ce4" office:value-type="date" office:date-value="1993-03-20">
            <text:p>20/03/93</text:p>
          </table:table-cell>
          <table:table-cell office:value-type="string">
            <text:p>72891144V</text:p>
          </table:table-cell>
          <table:table-cell/>
          <table:table-cell office:value-type="string">
            <text:p>FALSE</text:p>
          </table:table-cell>
          <table:table-cell office:value-type="string">
            <text:p>177-6841 Lectus St.</text:p>
          </table:table-cell>
          <table:table-cell office:value-type="float" office:value="1">
            <text:p>1</text:p>
          </table:table-cell>
          <table:table-cell/>
          <table:table-cell office:value-type="float" office:value="14">
            <text:p>14</text:p>
          </table:table-cell>
          <table:table-cell office:value-type="float" office:value="41806">
            <text:p>41806</text:p>
          </table:table-cell>
          <table:table-cell office:value-type="float" office:value="722597311">
            <text:p>722597311</text:p>
          </table:table-cell>
          <table:table-cell office:value-type="float" office:value="520180183">
            <text:p>520180183</text:p>
          </table:table-cell>
          <table:table-cell office:value-type="string">
            <text:p>lectus.justo@odiovel.com</text:p>
          </table:table-cell>
          <table:table-cell table:style-name="ce3" office:value-type="float" office:value="0">
            <text:p>0</text:p>
          </table:table-cell>
          <table:table-cell office:value-type="string">
            <text:p>CA</text:p>
          </table:table-cell>
          <table:table-cell table:style-name="ce3" office:value-type="float" office:value="0">
            <text:p>0</text:p>
          </table:table-cell>
          <table:table-cell office:value-type="string">
            <text:p>Berlin</text:p>
          </table:table-cell>
          <table:table-cell table:number-columns-repeated="2" office:value-type="string">
            <text:p>FALSE</text:p>
          </table:table-cell>
          <table:table-cell office:value-type="string">
            <text:p>Thaddeus Curry Cummings</text:p>
          </table:table-cell>
          <table:table-cell office:value-type="float" office:value="520180183">
            <text:p>520180183</text:p>
          </table:table-cell>
          <table:table-cell office:value-type="string">
            <text:p>luctus.ut@metusVivamus.org</text:p>
          </table:table-cell>
          <table:table-cell office:value-type="string">
            <text:p>Abra Armstrong Dorsey</text:p>
          </table:table-cell>
          <table:table-cell office:value-type="float" office:value="520180183">
            <text:p>520180183</text:p>
          </table:table-cell>
          <table:table-cell office:value-type="string">
            <text:p>malesuada@posuerecubiliaCurae</text:p>
          </table:table-cell>
          <table:table-cell office:value-type="date" office:date-value="1900-03-24">
            <text:p>24/03/1900</text:p>
          </table:table-cell>
          <table:table-cell/>
          <table:table-cell office:value-type="date" office:date-value="2002-04-27">
            <text:p>27/04/2002</text:p>
          </table:table-cell>
          <table:table-cell office:value-type="string">
            <text:p>C</text:p>
          </table:table-cell>
          <table:table-cell table:number-columns-repeated="976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Tatyana</text:p>
          </table:table-cell>
          <table:table-cell office:value-type="string">
            <text:p>Stokes</text:p>
          </table:table-cell>
          <table:table-cell office:value-type="string">
            <text:p>Tillman</text:p>
          </table:table-cell>
          <table:table-cell office:value-type="string">
            <text:p>F</text:p>
          </table:table-cell>
          <table:table-cell table:style-name="ce4" office:value-type="date" office:date-value="2006-02-19">
            <text:p>19/02/06</text:p>
          </table:table-cell>
          <table:table-cell office:value-type="string">
            <text:p>53188991Q</text:p>
          </table:table-cell>
          <table:table-cell/>
          <table:table-cell office:value-type="string">
            <text:p>FALSE</text:p>
          </table:table-cell>
          <table:table-cell office:value-type="string">
            <text:p>2066 Massa. St.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74539">
            <text:p>74539</text:p>
          </table:table-cell>
          <table:table-cell office:value-type="float" office:value="329408628">
            <text:p>329408628</text:p>
          </table:table-cell>
          <table:table-cell office:value-type="float" office:value="302103347">
            <text:p>302103347</text:p>
          </table:table-cell>
          <table:table-cell office:value-type="string">
            <text:p>Quisque@egetmetus.ca</text:p>
          </table:table-cell>
          <table:table-cell table:style-name="ce3" office:value-type="float" office:value="0">
            <text:p>0</text:p>
          </table:table-cell>
          <table:table-cell office:value-type="string">
            <text:p>Alberta</text:p>
          </table:table-cell>
          <table:table-cell table:style-name="ce3" office:value-type="float" office:value="0">
            <text:p>0</text:p>
          </table:table-cell>
          <table:table-cell office:value-type="string">
            <text:p>Oil City</text:p>
          </table:table-cell>
          <table:table-cell table:number-columns-repeated="2" office:value-type="string">
            <text:p>FALSE</text:p>
          </table:table-cell>
          <table:table-cell office:value-type="string">
            <text:p>Colton Mcclure Taylor</text:p>
          </table:table-cell>
          <table:table-cell office:value-type="float" office:value="302103347">
            <text:p>302103347</text:p>
          </table:table-cell>
          <table:table-cell office:value-type="string">
            <text:p>non.egestas.a@ullamcorper.org</text:p>
          </table:table-cell>
          <table:table-cell office:value-type="string">
            <text:p>Noelani Brock Craig</text:p>
          </table:table-cell>
          <table:table-cell office:value-type="float" office:value="302103347">
            <text:p>302103347</text:p>
          </table:table-cell>
          <table:table-cell office:value-type="string">
            <text:p>in.cursus.et@tempuseuligula.com</text:p>
          </table:table-cell>
          <table:table-cell office:value-type="date" office:date-value="2002-11-07">
            <text:p>07/11/2002</text:p>
          </table:table-cell>
          <table:table-cell/>
          <table:table-cell office:value-type="date" office:date-value="2011-01-22">
            <text:p>22/01/2011</text:p>
          </table:table-cell>
          <table:table-cell office:value-type="string">
            <text:p>T</text:p>
          </table:table-cell>
          <table:table-cell table:number-columns-repeated="976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Aline</text:p>
          </table:table-cell>
          <table:table-cell office:value-type="string">
            <text:p>Acosta</text:p>
          </table:table-cell>
          <table:table-cell office:value-type="string">
            <text:p>Erickson</text:p>
          </table:table-cell>
          <table:table-cell office:value-type="string">
            <text:p>F</text:p>
          </table:table-cell>
          <table:table-cell table:style-name="ce4" office:value-type="date" office:date-value="2003-03-13">
            <text:p>13/03/03</text:p>
          </table:table-cell>
          <table:table-cell office:value-type="string">
            <text:p>40077094K</text:p>
          </table:table-cell>
          <table:table-cell/>
          <table:table-cell office:value-type="string">
            <text:p>FALSE</text:p>
          </table:table-cell>
          <table:table-cell office:value-type="string">
            <text:p>841-9559 Felis St.</text:p>
          </table:table-cell>
          <table:table-cell office:value-type="float" office:value="10">
            <text:p>10</text:p>
          </table:table-cell>
          <table:table-cell/>
          <table:table-cell office:value-type="float" office:value="24">
            <text:p>24</text:p>
          </table:table-cell>
          <table:table-cell office:value-type="float" office:value="14832">
            <text:p>14832</text:p>
          </table:table-cell>
          <table:table-cell office:value-type="float" office:value="887003874">
            <text:p>887003874</text:p>
          </table:table-cell>
          <table:table-cell office:value-type="float" office:value="374254260">
            <text:p>374254260</text:p>
          </table:table-cell>
          <table:table-cell office:value-type="string">
            <text:p>nisi@Integer.org</text:p>
          </table:table-cell>
          <table:table-cell table:style-name="ce3" office:value-type="float" office:value="0">
            <text:p>0</text:p>
          </table:table-cell>
          <table:table-cell office:value-type="string">
            <text:p>Overijssel</text:p>
          </table:table-cell>
          <table:table-cell table:style-name="ce3" office:value-type="float" office:value="0">
            <text:p>0</text:p>
          </table:table-cell>
          <table:table-cell office:value-type="string">
            <text:p>Nacogdoches</text:p>
          </table:table-cell>
          <table:table-cell table:number-columns-repeated="2" office:value-type="string">
            <text:p>FALSE</text:p>
          </table:table-cell>
          <table:table-cell office:value-type="string">
            <text:p>Kasper Bradley Henderson</text:p>
          </table:table-cell>
          <table:table-cell office:value-type="float" office:value="374254260">
            <text:p>374254260</text:p>
          </table:table-cell>
          <table:table-cell office:value-type="string">
            <text:p>leo@Donecconsectetuer.com</text:p>
          </table:table-cell>
          <table:table-cell office:value-type="string">
            <text:p>Xyla Trevino Rowe</text:p>
          </table:table-cell>
          <table:table-cell office:value-type="float" office:value="374254260">
            <text:p>374254260</text:p>
          </table:table-cell>
          <table:table-cell office:value-type="string">
            <text:p>vitae@dolor.edu</text:p>
          </table:table-cell>
          <table:table-cell office:value-type="date" office:date-value="2003-12-31">
            <text:p>31/12/2003</text:p>
          </table:table-cell>
          <table:table-cell/>
          <table:table-cell office:value-type="date" office:date-value="2010-11-23">
            <text:p>23/11/2010</text:p>
          </table:table-cell>
          <table:table-cell office:value-type="string">
            <text:p>C</text:p>
          </table:table-cell>
          <table:table-cell table:number-columns-repeated="976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Amery</text:p>
          </table:table-cell>
          <table:table-cell office:value-type="string">
            <text:p>Campbell</text:p>
          </table:table-cell>
          <table:table-cell office:value-type="string">
            <text:p>Wooten</text:p>
          </table:table-cell>
          <table:table-cell office:value-type="string">
            <text:p>M</text:p>
          </table:table-cell>
          <table:table-cell table:style-name="ce4" office:value-type="date" office:date-value="1997-10-26">
            <text:p>26/10/97</text:p>
          </table:table-cell>
          <table:table-cell office:value-type="string">
            <text:p>08738279R</text:p>
          </table:table-cell>
          <table:table-cell/>
          <table:table-cell office:value-type="string">
            <text:p>FALSE</text:p>
          </table:table-cell>
          <table:table-cell office:value-type="string">
            <text:p>716-2066 Quis, Av.</text:p>
          </table:table-cell>
          <table:table-cell office:value-type="float" office:value="7">
            <text:p>7</text:p>
          </table:table-cell>
          <table:table-cell/>
          <table:table-cell office:value-type="float" office:value="16">
            <text:p>16</text:p>
          </table:table-cell>
          <table:table-cell office:value-type="float" office:value="32189">
            <text:p>32189</text:p>
          </table:table-cell>
          <table:table-cell office:value-type="float" office:value="848109508">
            <text:p>848109508</text:p>
          </table:table-cell>
          <table:table-cell office:value-type="float" office:value="689350394">
            <text:p>689350394</text:p>
          </table:table-cell>
          <table:table-cell office:value-type="string">
            <text:p>Donec.fringilla@nuncsed.ca</text:p>
          </table:table-cell>
          <table:table-cell table:style-name="ce3" office:value-type="float" office:value="0">
            <text:p>0</text:p>
          </table:table-cell>
          <table:table-cell office:value-type="string">
            <text:p>L.</text:p>
          </table:table-cell>
          <table:table-cell table:style-name="ce3" office:value-type="float" office:value="0">
            <text:p>0</text:p>
          </table:table-cell>
          <table:table-cell office:value-type="string">
            <text:p>Springdale</text:p>
          </table:table-cell>
          <table:table-cell table:number-columns-repeated="2" office:value-type="string">
            <text:p>FALSE</text:p>
          </table:table-cell>
          <table:table-cell office:value-type="string">
            <text:p>Kane Swanson Mcneil</text:p>
          </table:table-cell>
          <table:table-cell office:value-type="float" office:value="689350394">
            <text:p>689350394</text:p>
          </table:table-cell>
          <table:table-cell office:value-type="string">
            <text:p>enim@Cras.com</text:p>
          </table:table-cell>
          <table:table-cell office:value-type="string">
            <text:p>Riley Barrett Holloway</text:p>
          </table:table-cell>
          <table:table-cell office:value-type="float" office:value="689350394">
            <text:p>689350394</text:p>
          </table:table-cell>
          <table:table-cell office:value-type="string">
            <text:p>eu.euismod@ultricesVivamus.edu</text:p>
          </table:table-cell>
          <table:table-cell office:value-type="date" office:date-value="2006-10-25">
            <text:p>25/10/2006</text:p>
          </table:table-cell>
          <table:table-cell/>
          <table:table-cell office:value-type="date" office:date-value="2011-03-20">
            <text:p>20/03/2011</text:p>
          </table:table-cell>
          <table:table-cell office:value-type="string">
            <text:p>R</text:p>
          </table:table-cell>
          <table:table-cell table:number-columns-repeated="976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Audra</text:p>
          </table:table-cell>
          <table:table-cell office:value-type="string">
            <text:p>Summers</text:p>
          </table:table-cell>
          <table:table-cell office:value-type="string">
            <text:p>Lee</text:p>
          </table:table-cell>
          <table:table-cell office:value-type="string">
            <text:p>M</text:p>
          </table:table-cell>
          <table:table-cell table:style-name="ce4" office:value-type="date" office:date-value="2001-12-03">
            <text:p>03/12/01</text:p>
          </table:table-cell>
          <table:table-cell office:value-type="string">
            <text:p>58230721U</text:p>
          </table:table-cell>
          <table:table-cell/>
          <table:table-cell office:value-type="string">
            <text:p>FALSE</text:p>
          </table:table-cell>
          <table:table-cell office:value-type="string">
            <text:p>P.O. Box 617, 458 Odio. St.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31658">
            <text:p>31658</text:p>
          </table:table-cell>
          <table:table-cell office:value-type="float" office:value="910269849">
            <text:p>910269849</text:p>
          </table:table-cell>
          <table:table-cell office:value-type="float" office:value="746028825">
            <text:p>746028825</text:p>
          </table:table-cell>
          <table:table-cell office:value-type="string">
            <text:p>metus.In.nec@libero.edu</text:p>
          </table:table-cell>
          <table:table-cell table:style-name="ce3" office:value-type="float" office:value="0">
            <text:p>0</text:p>
          </table:table-cell>
          <table:table-cell office:value-type="string">
            <text:p>Ov.</text:p>
          </table:table-cell>
          <table:table-cell table:style-name="ce3" office:value-type="float" office:value="0">
            <text:p>0</text:p>
          </table:table-cell>
          <table:table-cell office:value-type="string">
            <text:p>Darlington</text:p>
          </table:table-cell>
          <table:table-cell table:number-columns-repeated="2" office:value-type="string">
            <text:p>FALSE</text:p>
          </table:table-cell>
          <table:table-cell office:value-type="string">
            <text:p>Rogan Best Mclean</text:p>
          </table:table-cell>
          <table:table-cell office:value-type="float" office:value="746028825">
            <text:p>746028825</text:p>
          </table:table-cell>
          <table:table-cell office:value-type="string">
            <text:p>neque.sed.dictum@dapibus.org</text:p>
          </table:table-cell>
          <table:table-cell office:value-type="string">
            <text:p>Zenaida Pickett Cohen</text:p>
          </table:table-cell>
          <table:table-cell office:value-type="float" office:value="746028825">
            <text:p>746028825</text:p>
          </table:table-cell>
          <table:table-cell office:value-type="string">
            <text:p>id.libero@diamlorem.edu</text:p>
          </table:table-cell>
          <table:table-cell office:value-type="date" office:date-value="2006-05-17">
            <text:p>17/05/2006</text:p>
          </table:table-cell>
          <table:table-cell/>
          <table:table-cell office:value-type="date" office:date-value="2010-10-08">
            <text:p>08/10/2010</text:p>
          </table:table-cell>
          <table:table-cell office:value-type="string">
            <text:p>T</text:p>
          </table:table-cell>
          <table:table-cell table:number-columns-repeated="976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Donovan</text:p>
          </table:table-cell>
          <table:table-cell office:value-type="string">
            <text:p>Eaton</text:p>
          </table:table-cell>
          <table:table-cell office:value-type="string">
            <text:p>Anthony</text:p>
          </table:table-cell>
          <table:table-cell office:value-type="string">
            <text:p>F</text:p>
          </table:table-cell>
          <table:table-cell table:style-name="ce4" office:value-type="date" office:date-value="2003-04-27">
            <text:p>27/04/03</text:p>
          </table:table-cell>
          <table:table-cell office:value-type="string">
            <text:p>77881618M</text:p>
          </table:table-cell>
          <table:table-cell/>
          <table:table-cell office:value-type="string">
            <text:p>FALSE</text:p>
          </table:table-cell>
          <table:table-cell office:value-type="string">
            <text:p>P.O. Box 578, 5891 Quam. Road</text:p>
          </table:table-cell>
          <table:table-cell office:value-type="float" office:value="4">
            <text:p>4</text:p>
          </table:table-cell>
          <table:table-cell/>
          <table:table-cell office:value-type="float" office:value="22">
            <text:p>22</text:p>
          </table:table-cell>
          <table:table-cell office:value-type="float" office:value="75939">
            <text:p>75939</text:p>
          </table:table-cell>
          <table:table-cell office:value-type="float" office:value="686977574">
            <text:p>686977574</text:p>
          </table:table-cell>
          <table:table-cell office:value-type="float" office:value="422720048">
            <text:p>422720048</text:p>
          </table:table-cell>
          <table:table-cell office:value-type="string">
            <text:p>massa.lobortis@semNullainterdum.edu</text:p>
          </table:table-cell>
          <table:table-cell table:style-name="ce3" office:value-type="float" office:value="0">
            <text:p>0</text:p>
          </table:table-cell>
          <table:table-cell office:value-type="string">
            <text:p>ON</text:p>
          </table:table-cell>
          <table:table-cell table:style-name="ce3" office:value-type="float" office:value="0">
            <text:p>0</text:p>
          </table:table-cell>
          <table:table-cell office:value-type="string">
            <text:p>Aspen</text:p>
          </table:table-cell>
          <table:table-cell table:number-columns-repeated="2" office:value-type="string">
            <text:p>FALSE</text:p>
          </table:table-cell>
          <table:table-cell office:value-type="string">
            <text:p>Adrian Melendez Tyler</text:p>
          </table:table-cell>
          <table:table-cell office:value-type="float" office:value="422720048">
            <text:p>422720048</text:p>
          </table:table-cell>
          <table:table-cell office:value-type="string">
            <text:p>Vivamus.nisi@in.edu</text:p>
          </table:table-cell>
          <table:table-cell office:value-type="string">
            <text:p>Lee Levine Dunlap</text:p>
          </table:table-cell>
          <table:table-cell office:value-type="float" office:value="422720048">
            <text:p>422720048</text:p>
          </table:table-cell>
          <table:table-cell office:value-type="string">
            <text:p>sed.dolor@vitaeorci.com</text:p>
          </table:table-cell>
          <table:table-cell office:value-type="date" office:date-value="2010-12-27">
            <text:p>27/12/2010</text:p>
          </table:table-cell>
          <table:table-cell/>
          <table:table-cell office:value-type="date" office:date-value="2010-05-22">
            <text:p>22/05/2010</text:p>
          </table:table-cell>
          <table:table-cell office:value-type="string">
            <text:p>C</text:p>
          </table:table-cell>
          <table:table-cell table:number-columns-repeated="976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Griffin</text:p>
          </table:table-cell>
          <table:table-cell office:value-type="string">
            <text:p>Whitfield</text:p>
          </table:table-cell>
          <table:table-cell office:value-type="string">
            <text:p>Knapp</text:p>
          </table:table-cell>
          <table:table-cell office:value-type="string">
            <text:p>M</text:p>
          </table:table-cell>
          <table:table-cell table:style-name="ce4" office:value-type="date" office:date-value="2005-03-01">
            <text:p>01/03/05</text:p>
          </table:table-cell>
          <table:table-cell office:value-type="string">
            <text:p>48942796D</text:p>
          </table:table-cell>
          <table:table-cell/>
          <table:table-cell office:value-type="string">
            <text:p>FALSE</text:p>
          </table:table-cell>
          <table:table-cell office:value-type="string">
            <text:p>P.O. Box 721, 310 Interdum Rd.</text:p>
          </table:table-cell>
          <table:table-cell office:value-type="float" office:value="9">
            <text:p>9</text:p>
          </table:table-cell>
          <table:table-cell/>
          <table:table-cell office:value-type="float" office:value="19">
            <text:p>19</text:p>
          </table:table-cell>
          <table:table-cell office:value-type="float" office:value="11269">
            <text:p>11269</text:p>
          </table:table-cell>
          <table:table-cell office:value-type="float" office:value="801907852">
            <text:p>801907852</text:p>
          </table:table-cell>
          <table:table-cell office:value-type="float" office:value="37853038">
            <text:p>37853038</text:p>
          </table:table-cell>
          <table:table-cell office:value-type="string">
            <text:p>euismod.urna@sitamet.edu</text:p>
          </table:table-cell>
          <table:table-cell table:style-name="ce3" office:value-type="float" office:value="0">
            <text:p>0</text:p>
          </table:table-cell>
          <table:table-cell office:value-type="string">
            <text:p>AB</text:p>
          </table:table-cell>
          <table:table-cell table:style-name="ce3" office:value-type="float" office:value="0">
            <text:p>0</text:p>
          </table:table-cell>
          <table:table-cell office:value-type="string">
            <text:p>Manassas Park</text:p>
          </table:table-cell>
          <table:table-cell table:number-columns-repeated="2" office:value-type="string">
            <text:p>FALSE</text:p>
          </table:table-cell>
          <table:table-cell office:value-type="string">
            <text:p>Richard Dillon Greer</text:p>
          </table:table-cell>
          <table:table-cell office:value-type="float" office:value="37853038">
            <text:p>37853038</text:p>
          </table:table-cell>
          <table:table-cell office:value-type="string">
            <text:p>enim.sit.amet@nullaanteiaculis.ca</text:p>
          </table:table-cell>
          <table:table-cell office:value-type="string">
            <text:p>Vivian Koch Wilson</text:p>
          </table:table-cell>
          <table:table-cell office:value-type="float" office:value="37853038">
            <text:p>37853038</text:p>
          </table:table-cell>
          <table:table-cell office:value-type="string">
            <text:p>molestie.in@pedeac.com</text:p>
          </table:table-cell>
          <table:table-cell office:value-type="date" office:date-value="2005-05-23">
            <text:p>23/05/2005</text:p>
          </table:table-cell>
          <table:table-cell/>
          <table:table-cell office:value-type="date" office:date-value="2011-03-29">
            <text:p>29/03/2011</text:p>
          </table:table-cell>
          <table:table-cell office:value-type="string">
            <text:p>C</text:p>
          </table:table-cell>
          <table:table-cell table:number-columns-repeated="976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Hop</text:p>
          </table:table-cell>
          <table:table-cell office:value-type="string">
            <text:p>Mendoza</text:p>
          </table:table-cell>
          <table:table-cell office:value-type="string">
            <text:p>Morrow</text:p>
          </table:table-cell>
          <table:table-cell office:value-type="string">
            <text:p>M</text:p>
          </table:table-cell>
          <table:table-cell table:style-name="ce4" office:value-type="date" office:date-value="1992-04-03">
            <text:p>03/04/92</text:p>
          </table:table-cell>
          <table:table-cell office:value-type="string">
            <text:p>58847759G</text:p>
          </table:table-cell>
          <table:table-cell/>
          <table:table-cell office:value-type="string">
            <text:p>FALSE</text:p>
          </table:table-cell>
          <table:table-cell office:value-type="string">
            <text:p>8178 Justo. Rd.</text:p>
          </table:table-cell>
          <table:table-cell office:value-type="float" office:value="2">
            <text:p>2</text:p>
          </table:table-cell>
          <table:table-cell/>
          <table:table-cell office:value-type="float" office:value="22">
            <text:p>22</text:p>
          </table:table-cell>
          <table:table-cell office:value-type="float" office:value="58601">
            <text:p>58601</text:p>
          </table:table-cell>
          <table:table-cell office:value-type="float" office:value="820758088">
            <text:p>820758088</text:p>
          </table:table-cell>
          <table:table-cell office:value-type="float" office:value="240193989">
            <text:p>240193989</text:p>
          </table:table-cell>
          <table:table-cell office:value-type="string">
            <text:p>adipiscing@pedeblandit.ca</text:p>
          </table:table-cell>
          <table:table-cell table:style-name="ce3" office:value-type="float" office:value="0">
            <text:p>0</text:p>
          </table:table-cell>
          <table:table-cell office:value-type="string">
            <text:p>NM</text:p>
          </table:table-cell>
          <table:table-cell table:style-name="ce3" office:value-type="float" office:value="0">
            <text:p>0</text:p>
          </table:table-cell>
          <table:table-cell office:value-type="string">
            <text:p>Clovis</text:p>
          </table:table-cell>
          <table:table-cell table:number-columns-repeated="2" office:value-type="string">
            <text:p>FALSE</text:p>
          </table:table-cell>
          <table:table-cell office:value-type="string">
            <text:p>Grady Hoffman Flores</text:p>
          </table:table-cell>
          <table:table-cell office:value-type="float" office:value="240193989">
            <text:p>240193989</text:p>
          </table:table-cell>
          <table:table-cell office:value-type="string">
            <text:p>Cras@facilisisvitae.org</text:p>
          </table:table-cell>
          <table:table-cell office:value-type="string">
            <text:p>Ebony Bowers Greer</text:p>
          </table:table-cell>
          <table:table-cell office:value-type="float" office:value="240193989">
            <text:p>240193989</text:p>
          </table:table-cell>
          <table:table-cell office:value-type="string">
            <text:p>diam@Phasellus.com</text:p>
          </table:table-cell>
          <table:table-cell office:value-type="date" office:date-value="2008-05-27">
            <text:p>27/05/2008</text:p>
          </table:table-cell>
          <table:table-cell/>
          <table:table-cell office:value-type="date" office:date-value="2011-03-02">
            <text:p>02/03/2011</text:p>
          </table:table-cell>
          <table:table-cell office:value-type="string">
            <text:p>P</text:p>
          </table:table-cell>
          <table:table-cell table:number-columns-repeated="976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Finn</text:p>
          </table:table-cell>
          <table:table-cell office:value-type="string">
            <text:p>Sutton</text:p>
          </table:table-cell>
          <table:table-cell office:value-type="string">
            <text:p>Holman</text:p>
          </table:table-cell>
          <table:table-cell office:value-type="string">
            <text:p>F</text:p>
          </table:table-cell>
          <table:table-cell table:style-name="ce4" office:value-type="date" office:date-value="2002-11-13">
            <text:p>13/11/02</text:p>
          </table:table-cell>
          <table:table-cell office:value-type="string">
            <text:p>77227196O</text:p>
          </table:table-cell>
          <table:table-cell/>
          <table:table-cell office:value-type="string">
            <text:p>FALSE</text:p>
          </table:table-cell>
          <table:table-cell office:value-type="string">
            <text:p>152-3658 Elementum Rd.</text:p>
          </table:table-cell>
          <table:table-cell office:value-type="float" office:value="1">
            <text:p>1</text:p>
          </table:table-cell>
          <table:table-cell/>
          <table:table-cell office:value-type="float" office:value="30">
            <text:p>30</text:p>
          </table:table-cell>
          <table:table-cell office:value-type="float" office:value="66841">
            <text:p>66841</text:p>
          </table:table-cell>
          <table:table-cell office:value-type="float" office:value="259994225">
            <text:p>259994225</text:p>
          </table:table-cell>
          <table:table-cell office:value-type="float" office:value="339806409">
            <text:p>339806409</text:p>
          </table:table-cell>
          <table:table-cell office:value-type="string">
            <text:p>consequat.lectus.sit@liberoet.com</text:p>
          </table:table-cell>
          <table:table-cell table:style-name="ce3" office:value-type="float" office:value="0">
            <text:p>0</text:p>
          </table:table-cell>
          <table:table-cell office:value-type="string">
            <text:p>L.</text:p>
          </table:table-cell>
          <table:table-cell table:style-name="ce3" office:value-type="float" office:value="0">
            <text:p>0</text:p>
          </table:table-cell>
          <table:table-cell office:value-type="string">
            <text:p>Sheboygan</text:p>
          </table:table-cell>
          <table:table-cell table:number-columns-repeated="2" office:value-type="string">
            <text:p>FALSE</text:p>
          </table:table-cell>
          <table:table-cell office:value-type="string">
            <text:p>Marshall Reese Walker</text:p>
          </table:table-cell>
          <table:table-cell office:value-type="float" office:value="339806409">
            <text:p>339806409</text:p>
          </table:table-cell>
          <table:table-cell office:value-type="string">
            <text:p>Pellentesque@eratSednunc.ca</text:p>
          </table:table-cell>
          <table:table-cell office:value-type="string">
            <text:p>Hedy Mccray Hodge</text:p>
          </table:table-cell>
          <table:table-cell office:value-type="float" office:value="339806409">
            <text:p>339806409</text:p>
          </table:table-cell>
          <table:table-cell office:value-type="string">
            <text:p>ut.eros.non@Vestibulumut.ca</text:p>
          </table:table-cell>
          <table:table-cell office:value-type="date" office:date-value="2007-04-02">
            <text:p>02/04/2007</text:p>
          </table:table-cell>
          <table:table-cell/>
          <table:table-cell office:value-type="date" office:date-value="2010-10-07">
            <text:p>07/10/2010</text:p>
          </table:table-cell>
          <table:table-cell office:value-type="string">
            <text:p>C</text:p>
          </table:table-cell>
          <table:table-cell table:number-columns-repeated="976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Petra</text:p>
          </table:table-cell>
          <table:table-cell office:value-type="string">
            <text:p>Coffey</text:p>
          </table:table-cell>
          <table:table-cell office:value-type="string">
            <text:p>Hardy</text:p>
          </table:table-cell>
          <table:table-cell office:value-type="string">
            <text:p>M</text:p>
          </table:table-cell>
          <table:table-cell table:style-name="ce4" office:value-type="date" office:date-value="2003-01-13">
            <text:p>13/01/03</text:p>
          </table:table-cell>
          <table:table-cell office:value-type="string">
            <text:p>70011434J</text:p>
          </table:table-cell>
          <table:table-cell/>
          <table:table-cell office:value-type="string">
            <text:p>FALSE</text:p>
          </table:table-cell>
          <table:table-cell office:value-type="string">
            <text:p>129-8871 Est St.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485">
            <text:p>485</text:p>
          </table:table-cell>
          <table:table-cell office:value-type="float" office:value="441718644">
            <text:p>441718644</text:p>
          </table:table-cell>
          <table:table-cell office:value-type="float" office:value="267439304">
            <text:p>267439304</text:p>
          </table:table-cell>
          <table:table-cell office:value-type="string">
            <text:p>quam@congueInscelerisque.com</text:p>
          </table:table-cell>
          <table:table-cell table:style-name="ce3" office:value-type="float" office:value="0">
            <text:p>0</text:p>
          </table:table-cell>
          <table:table-cell office:value-type="string">
            <text:p>MB</text:p>
          </table:table-cell>
          <table:table-cell table:style-name="ce3" office:value-type="float" office:value="0">
            <text:p>0</text:p>
          </table:table-cell>
          <table:table-cell office:value-type="string">
            <text:p>Evansville</text:p>
          </table:table-cell>
          <table:table-cell table:number-columns-repeated="2" office:value-type="string">
            <text:p>FALSE</text:p>
          </table:table-cell>
          <table:table-cell office:value-type="string">
            <text:p>Rudyard Phelps Cummings</text:p>
          </table:table-cell>
          <table:table-cell office:value-type="float" office:value="267439304">
            <text:p>267439304</text:p>
          </table:table-cell>
          <table:table-cell office:value-type="string">
            <text:p>auctor.velit@Donecelementumlorem.org</text:p>
          </table:table-cell>
          <table:table-cell office:value-type="string">
            <text:p>Shay Carter Beck</text:p>
          </table:table-cell>
          <table:table-cell office:value-type="float" office:value="267439304">
            <text:p>267439304</text:p>
          </table:table-cell>
          <table:table-cell office:value-type="string">
            <text:p>nulla.magna.malesuada@nulla.edu</text:p>
          </table:table-cell>
          <table:table-cell office:value-type="date" office:date-value="2009-09-21">
            <text:p>21/09/2009</text:p>
          </table:table-cell>
          <table:table-cell/>
          <table:table-cell office:value-type="date" office:date-value="2010-06-10">
            <text:p>10/06/2010</text:p>
          </table:table-cell>
          <table:table-cell office:value-type="string">
            <text:p>P</text:p>
          </table:table-cell>
          <table:table-cell table:number-columns-repeated="976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Aquila</text:p>
          </table:table-cell>
          <table:table-cell office:value-type="string">
            <text:p>Powell</text:p>
          </table:table-cell>
          <table:table-cell office:value-type="string">
            <text:p>Montgomery</text:p>
          </table:table-cell>
          <table:table-cell office:value-type="string">
            <text:p>F</text:p>
          </table:table-cell>
          <table:table-cell table:style-name="ce4" office:value-type="date" office:date-value="1993-11-28">
            <text:p>28/11/93</text:p>
          </table:table-cell>
          <table:table-cell office:value-type="string">
            <text:p>64569071C</text:p>
          </table:table-cell>
          <table:table-cell/>
          <table:table-cell office:value-type="string">
            <text:p>FALSE</text:p>
          </table:table-cell>
          <table:table-cell office:value-type="string">
            <text:p>155-2844 In Avenue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14785">
            <text:p>14785</text:p>
          </table:table-cell>
          <table:table-cell office:value-type="float" office:value="845922103">
            <text:p>845922103</text:p>
          </table:table-cell>
          <table:table-cell office:value-type="float" office:value="596701054">
            <text:p>596701054</text:p>
          </table:table-cell>
          <table:table-cell office:value-type="string">
            <text:p>lorem@ipsum.edu</text:p>
          </table:table-cell>
          <table:table-cell table:style-name="ce3" office:value-type="float" office:value="0">
            <text:p>0</text:p>
          </table:table-cell>
          <table:table-cell office:value-type="string">
            <text:p>Limburg</text:p>
          </table:table-cell>
          <table:table-cell table:style-name="ce3" office:value-type="float" office:value="0">
            <text:p>0</text:p>
          </table:table-cell>
          <table:table-cell office:value-type="string">
            <text:p>Kent</text:p>
          </table:table-cell>
          <table:table-cell table:number-columns-repeated="2" office:value-type="string">
            <text:p>FALSE</text:p>
          </table:table-cell>
          <table:table-cell office:value-type="string">
            <text:p>Peter Medina Langley</text:p>
          </table:table-cell>
          <table:table-cell office:value-type="float" office:value="596701054">
            <text:p>596701054</text:p>
          </table:table-cell>
          <table:table-cell office:value-type="string">
            <text:p>tellus.faucibus@ullamcorpernislarcu.edu</text:p>
          </table:table-cell>
          <table:table-cell office:value-type="string">
            <text:p>Deborah Guerra Hanson</text:p>
          </table:table-cell>
          <table:table-cell office:value-type="float" office:value="596701054">
            <text:p>596701054</text:p>
          </table:table-cell>
          <table:table-cell office:value-type="string">
            <text:p>Fusce.fermentum@a.ca</text:p>
          </table:table-cell>
          <table:table-cell office:value-type="date" office:date-value="2004-05-09">
            <text:p>09/05/2004</text:p>
          </table:table-cell>
          <table:table-cell/>
          <table:table-cell office:value-type="date" office:date-value="2010-04-07">
            <text:p>07/04/2010</text:p>
          </table:table-cell>
          <table:table-cell office:value-type="string">
            <text:p>M</text:p>
          </table:table-cell>
          <table:table-cell table:number-columns-repeated="976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Palmer</text:p>
          </table:table-cell>
          <table:table-cell office:value-type="string">
            <text:p>Gordon</text:p>
          </table:table-cell>
          <table:table-cell office:value-type="string">
            <text:p>Madden</text:p>
          </table:table-cell>
          <table:table-cell office:value-type="string">
            <text:p>F</text:p>
          </table:table-cell>
          <table:table-cell table:style-name="ce4" office:value-type="date" office:date-value="1994-04-14">
            <text:p>14/04/94</text:p>
          </table:table-cell>
          <table:table-cell office:value-type="string">
            <text:p>23883861G</text:p>
          </table:table-cell>
          <table:table-cell/>
          <table:table-cell office:value-type="string">
            <text:p>FALSE</text:p>
          </table:table-cell>
          <table:table-cell office:value-type="string">
            <text:p>1704 Vitae Av.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92695">
            <text:p>92695</text:p>
          </table:table-cell>
          <table:table-cell office:value-type="float" office:value="798035688">
            <text:p>798035688</text:p>
          </table:table-cell>
          <table:table-cell office:value-type="float" office:value="59628600">
            <text:p>59628600</text:p>
          </table:table-cell>
          <table:table-cell office:value-type="string">
            <text:p>placerat.eget.venenatis@sapienmolestie.org</text:p>
          </table:table-cell>
          <table:table-cell table:style-name="ce3" office:value-type="float" office:value="0">
            <text:p>0</text:p>
          </table:table-cell>
          <table:table-cell office:value-type="string">
            <text:p>ANS</text:p>
          </table:table-cell>
          <table:table-cell table:style-name="ce3" office:value-type="float" office:value="0">
            <text:p>0</text:p>
          </table:table-cell>
          <table:table-cell office:value-type="string">
            <text:p>Cruz Bay</text:p>
          </table:table-cell>
          <table:table-cell table:number-columns-repeated="2" office:value-type="string">
            <text:p>FALSE</text:p>
          </table:table-cell>
          <table:table-cell office:value-type="string">
            <text:p>Cruz Villarreal Morin</text:p>
          </table:table-cell>
          <table:table-cell office:value-type="float" office:value="59628600">
            <text:p>59628600</text:p>
          </table:table-cell>
          <table:table-cell office:value-type="string">
            <text:p>Cras.interdum.Nunc@ametrisusDonec.edu</text:p>
          </table:table-cell>
          <table:table-cell office:value-type="string">
            <text:p>Josephine Massey Madden</text:p>
          </table:table-cell>
          <table:table-cell office:value-type="float" office:value="59628600">
            <text:p>59628600</text:p>
          </table:table-cell>
          <table:table-cell office:value-type="string">
            <text:p>enim@natoquepenatibuset.edu</text:p>
          </table:table-cell>
          <table:table-cell office:value-type="date" office:date-value="2006-07-15">
            <text:p>15/07/2006</text:p>
          </table:table-cell>
          <table:table-cell/>
          <table:table-cell office:value-type="date" office:date-value="2010-04-18">
            <text:p>18/04/2010</text:p>
          </table:table-cell>
          <table:table-cell office:value-type="string">
            <text:p>P</text:p>
          </table:table-cell>
          <table:table-cell table:number-columns-repeated="976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Tara</text:p>
          </table:table-cell>
          <table:table-cell office:value-type="string">
            <text:p>Osborne</text:p>
          </table:table-cell>
          <table:table-cell office:value-type="string">
            <text:p>Huffman</text:p>
          </table:table-cell>
          <table:table-cell office:value-type="string">
            <text:p>M</text:p>
          </table:table-cell>
          <table:table-cell table:style-name="ce4" office:value-type="date" office:date-value="2004-12-08">
            <text:p>08/12/04</text:p>
          </table:table-cell>
          <table:table-cell office:value-type="string">
            <text:p>50344424Y</text:p>
          </table:table-cell>
          <table:table-cell/>
          <table:table-cell office:value-type="string">
            <text:p>FALSE</text:p>
          </table:table-cell>
          <table:table-cell office:value-type="string">
            <text:p>171-8932 Elit. Road</text:p>
          </table:table-cell>
          <table:table-cell office:value-type="float" office:value="6">
            <text:p>6</text:p>
          </table:table-cell>
          <table:table-cell/>
          <table:table-cell office:value-type="float" office:value="13">
            <text:p>13</text:p>
          </table:table-cell>
          <table:table-cell office:value-type="float" office:value="31141">
            <text:p>31141</text:p>
          </table:table-cell>
          <table:table-cell office:value-type="float" office:value="449179714">
            <text:p>449179714</text:p>
          </table:table-cell>
          <table:table-cell office:value-type="float" office:value="379218830">
            <text:p>379218830</text:p>
          </table:table-cell>
          <table:table-cell office:value-type="string">
            <text:p>elementum.at.egestas@ligulaDonec.com</text:p>
          </table:table-cell>
          <table:table-cell table:style-name="ce3" office:value-type="float" office:value="0">
            <text:p>0</text:p>
          </table:table-cell>
          <table:table-cell office:value-type="string">
            <text:p>Groningen</text:p>
          </table:table-cell>
          <table:table-cell table:style-name="ce3" office:value-type="float" office:value="0">
            <text:p>0</text:p>
          </table:table-cell>
          <table:table-cell office:value-type="string">
            <text:p>Wilmington</text:p>
          </table:table-cell>
          <table:table-cell table:number-columns-repeated="2" office:value-type="string">
            <text:p>FALSE</text:p>
          </table:table-cell>
          <table:table-cell office:value-type="string">
            <text:p>Damian Pittman Ochoa</text:p>
          </table:table-cell>
          <table:table-cell office:value-type="float" office:value="379218830">
            <text:p>379218830</text:p>
          </table:table-cell>
          <table:table-cell office:value-type="string">
            <text:p>adipiscing.Mauris@rhoncusNullam.com</text:p>
          </table:table-cell>
          <table:table-cell office:value-type="string">
            <text:p>Jennifer Spencer Buckner</text:p>
          </table:table-cell>
          <table:table-cell office:value-type="float" office:value="379218830">
            <text:p>379218830</text:p>
          </table:table-cell>
          <table:table-cell office:value-type="string">
            <text:p>lacus@NulladignissimMaecenas.org</text:p>
          </table:table-cell>
          <table:table-cell office:value-type="date" office:date-value="2003-09-19">
            <text:p>19/09/2003</text:p>
          </table:table-cell>
          <table:table-cell/>
          <table:table-cell office:value-type="date" office:date-value="2011-03-16">
            <text:p>16/03/2011</text:p>
          </table:table-cell>
          <table:table-cell office:value-type="string">
            <text:p>C</text:p>
          </table:table-cell>
          <table:table-cell table:number-columns-repeated="976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Yoko</text:p>
          </table:table-cell>
          <table:table-cell office:value-type="string">
            <text:p>Summers</text:p>
          </table:table-cell>
          <table:table-cell office:value-type="string">
            <text:p>Trujillo</text:p>
          </table:table-cell>
          <table:table-cell office:value-type="string">
            <text:p>M</text:p>
          </table:table-cell>
          <table:table-cell table:style-name="ce4" office:value-type="date" office:date-value="1997-05-04">
            <text:p>04/05/97</text:p>
          </table:table-cell>
          <table:table-cell office:value-type="string">
            <text:p>39118987P</text:p>
          </table:table-cell>
          <table:table-cell/>
          <table:table-cell office:value-type="string">
            <text:p>FALSE</text:p>
          </table:table-cell>
          <table:table-cell office:value-type="string">
            <text:p>251-5103 Tellus St.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5590">
            <text:p>5590</text:p>
          </table:table-cell>
          <table:table-cell office:value-type="float" office:value="927344993">
            <text:p>927344993</text:p>
          </table:table-cell>
          <table:table-cell office:value-type="float" office:value="104548797">
            <text:p>104548797</text:p>
          </table:table-cell>
          <table:table-cell office:value-type="string">
            <text:p>morbi.tristique.senectus@nonenim.edu</text:p>
          </table:table-cell>
          <table:table-cell table:style-name="ce3" office:value-type="float" office:value="0">
            <text:p>0</text:p>
          </table:table-cell>
          <table:table-cell office:value-type="string">
            <text:p>Nunavut</text:p>
          </table:table-cell>
          <table:table-cell table:style-name="ce3" office:value-type="float" office:value="0">
            <text:p>0</text:p>
          </table:table-cell>
          <table:table-cell office:value-type="string">
            <text:p>Anaconda</text:p>
          </table:table-cell>
          <table:table-cell table:number-columns-repeated="2" office:value-type="string">
            <text:p>FALSE</text:p>
          </table:table-cell>
          <table:table-cell office:value-type="string">
            <text:p>Garth Boyd Gilliam</text:p>
          </table:table-cell>
          <table:table-cell office:value-type="float" office:value="104548797">
            <text:p>104548797</text:p>
          </table:table-cell>
          <table:table-cell office:value-type="string">
            <text:p>a.scelerisque@Loremipsumdolor.com</text:p>
          </table:table-cell>
          <table:table-cell office:value-type="string">
            <text:p>Tanya Oliver Gibbs</text:p>
          </table:table-cell>
          <table:table-cell office:value-type="float" office:value="104548797">
            <text:p>104548797</text:p>
          </table:table-cell>
          <table:table-cell office:value-type="string">
            <text:p>augue.ac.ipsum@acrisus.edu</text:p>
          </table:table-cell>
          <table:table-cell office:value-type="date" office:date-value="2006-11-27">
            <text:p>27/11/2006</text:p>
          </table:table-cell>
          <table:table-cell/>
          <table:table-cell office:value-type="date" office:date-value="2010-07-30">
            <text:p>30/07/2010</text:p>
          </table:table-cell>
          <table:table-cell office:value-type="string">
            <text:p>T</text:p>
          </table:table-cell>
          <table:table-cell table:number-columns-repeated="976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Iona</text:p>
          </table:table-cell>
          <table:table-cell office:value-type="string">
            <text:p>Reese</text:p>
          </table:table-cell>
          <table:table-cell office:value-type="string">
            <text:p>Mclean</text:p>
          </table:table-cell>
          <table:table-cell office:value-type="string">
            <text:p>M</text:p>
          </table:table-cell>
          <table:table-cell table:style-name="ce4" office:value-type="date" office:date-value="2004-09-02">
            <text:p>02/09/04</text:p>
          </table:table-cell>
          <table:table-cell office:value-type="string">
            <text:p>93320194S</text:p>
          </table:table-cell>
          <table:table-cell/>
          <table:table-cell office:value-type="string">
            <text:p>FALSE</text:p>
          </table:table-cell>
          <table:table-cell office:value-type="string">
            <text:p>Ap #234-5990 Id Street</text:p>
          </table:table-cell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office:value-type="float" office:value="78912">
            <text:p>78912</text:p>
          </table:table-cell>
          <table:table-cell office:value-type="float" office:value="863094481">
            <text:p>863094481</text:p>
          </table:table-cell>
          <table:table-cell office:value-type="float" office:value="303493268">
            <text:p>303493268</text:p>
          </table:table-cell>
          <table:table-cell office:value-type="string">
            <text:p>sollicitudin.orci.sem@nequeet.org</text:p>
          </table:table-cell>
          <table:table-cell table:style-name="ce3" office:value-type="float" office:value="0">
            <text:p>0</text:p>
          </table:table-cell>
          <table:table-cell office:value-type="string">
            <text:p>Ov.</text:p>
          </table:table-cell>
          <table:table-cell table:style-name="ce3" office:value-type="float" office:value="0">
            <text:p>0</text:p>
          </table:table-cell>
          <table:table-cell office:value-type="string">
            <text:p>Belleville</text:p>
          </table:table-cell>
          <table:table-cell table:number-columns-repeated="2" office:value-type="string">
            <text:p>FALSE</text:p>
          </table:table-cell>
          <table:table-cell office:value-type="string">
            <text:p>Kasimir Day Cohen</text:p>
          </table:table-cell>
          <table:table-cell office:value-type="float" office:value="303493268">
            <text:p>303493268</text:p>
          </table:table-cell>
          <table:table-cell office:value-type="string">
            <text:p>diam.Proin.dolor@utcursus.org</text:p>
          </table:table-cell>
          <table:table-cell office:value-type="string">
            <text:p>Isabella Chapman Gould</text:p>
          </table:table-cell>
          <table:table-cell office:value-type="float" office:value="303493268">
            <text:p>303493268</text:p>
          </table:table-cell>
          <table:table-cell office:value-type="string">
            <text:p>pede.blandit.congue@fermentum.org</text:p>
          </table:table-cell>
          <table:table-cell office:value-type="date" office:date-value="2007-11-28">
            <text:p>28/11/2007</text:p>
          </table:table-cell>
          <table:table-cell/>
          <table:table-cell office:value-type="date" office:date-value="2010-09-21">
            <text:p>21/09/2010</text:p>
          </table:table-cell>
          <table:table-cell office:value-type="string">
            <text:p>C</text:p>
          </table:table-cell>
          <table:table-cell table:number-columns-repeated="97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Shea</text:p>
          </table:table-cell>
          <table:table-cell office:value-type="string">
            <text:p>Carey</text:p>
          </table:table-cell>
          <table:table-cell office:value-type="string">
            <text:p>Rios</text:p>
          </table:table-cell>
          <table:table-cell office:value-type="string">
            <text:p>F</text:p>
          </table:table-cell>
          <table:table-cell table:style-name="ce4" office:value-type="date" office:date-value="1997-10-21">
            <text:p>21/10/97</text:p>
          </table:table-cell>
          <table:table-cell office:value-type="string">
            <text:p>11820920S</text:p>
          </table:table-cell>
          <table:table-cell/>
          <table:table-cell office:value-type="string">
            <text:p>FALSE</text:p>
          </table:table-cell>
          <table:table-cell office:value-type="string">
            <text:p>Ap #624-1242 Nunc. Rd.</text:p>
          </table:table-cell>
          <table:table-cell office:value-type="float" office:value="10">
            <text:p>10</text:p>
          </table:table-cell>
          <table:table-cell/>
          <table:table-cell office:value-type="float" office:value="15">
            <text:p>15</text:p>
          </table:table-cell>
          <table:table-cell office:value-type="float" office:value="68008">
            <text:p>68008</text:p>
          </table:table-cell>
          <table:table-cell office:value-type="float" office:value="622184226">
            <text:p>622184226</text:p>
          </table:table-cell>
          <table:table-cell office:value-type="float" office:value="941143180">
            <text:p>941143180</text:p>
          </table:table-cell>
          <table:table-cell office:value-type="string">
            <text:p>tincidunt.pede.ac@etrisusQuisque.com</text:p>
          </table:table-cell>
          <table:table-cell table:style-name="ce3" office:value-type="float" office:value="0">
            <text:p>0</text:p>
          </table:table-cell>
          <table:table-cell office:value-type="string">
            <text:p>DOR</text:p>
          </table:table-cell>
          <table:table-cell table:style-name="ce3" office:value-type="float" office:value="0">
            <text:p>0</text:p>
          </table:table-cell>
          <table:table-cell office:value-type="string">
            <text:p>Laurel</text:p>
          </table:table-cell>
          <table:table-cell table:number-columns-repeated="2" office:value-type="string">
            <text:p>FALSE</text:p>
          </table:table-cell>
          <table:table-cell office:value-type="string">
            <text:p>Owen Stokes Cortez</text:p>
          </table:table-cell>
          <table:table-cell office:value-type="float" office:value="941143180">
            <text:p>941143180</text:p>
          </table:table-cell>
          <table:table-cell office:value-type="string">
            <text:p>cursus.in@dignissimtemporarcu.com</text:p>
          </table:table-cell>
          <table:table-cell office:value-type="string">
            <text:p>Lucy Whitaker Everett</text:p>
          </table:table-cell>
          <table:table-cell office:value-type="float" office:value="941143180">
            <text:p>941143180</text:p>
          </table:table-cell>
          <table:table-cell office:value-type="string">
            <text:p>torquent.per@natoquepenatibuset.ca</text:p>
          </table:table-cell>
          <table:table-cell office:value-type="date" office:date-value="2003-01-17">
            <text:p>17/01/2003</text:p>
          </table:table-cell>
          <table:table-cell/>
          <table:table-cell office:value-type="date" office:date-value="2011-02-14">
            <text:p>14/02/2011</text:p>
          </table:table-cell>
          <table:table-cell office:value-type="string">
            <text:p>C</text:p>
          </table:table-cell>
          <table:table-cell table:number-columns-repeated="976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Britanney</text:p>
          </table:table-cell>
          <table:table-cell office:value-type="string">
            <text:p>Matthews</text:p>
          </table:table-cell>
          <table:table-cell office:value-type="string">
            <text:p>Conway</text:p>
          </table:table-cell>
          <table:table-cell office:value-type="string">
            <text:p>F</text:p>
          </table:table-cell>
          <table:table-cell table:style-name="ce4" office:value-type="date" office:date-value="1992-02-05">
            <text:p>05/02/92</text:p>
          </table:table-cell>
          <table:table-cell office:value-type="string">
            <text:p>56023606N</text:p>
          </table:table-cell>
          <table:table-cell/>
          <table:table-cell office:value-type="string">
            <text:p>FALSE</text:p>
          </table:table-cell>
          <table:table-cell office:value-type="string">
            <text:p>390-9871 Magna St.</text:p>
          </table:table-cell>
          <table:table-cell office:value-type="float" office:value="2">
            <text:p>2</text:p>
          </table:table-cell>
          <table:table-cell/>
          <table:table-cell office:value-type="float" office:value="11">
            <text:p>11</text:p>
          </table:table-cell>
          <table:table-cell office:value-type="float" office:value="65031">
            <text:p>65031</text:p>
          </table:table-cell>
          <table:table-cell office:value-type="float" office:value="682161310">
            <text:p>682161310</text:p>
          </table:table-cell>
          <table:table-cell office:value-type="float" office:value="150469676">
            <text:p>150469676</text:p>
          </table:table-cell>
          <table:table-cell office:value-type="string">
            <text:p>tempus.risus.Donec@tinciduntnequevitae.com</text:p>
          </table:table-cell>
          <table:table-cell table:style-name="ce3" office:value-type="float" office:value="0">
            <text:p>0</text:p>
          </table:table-cell>
          <table:table-cell office:value-type="string">
            <text:p>Noord Brabant</text:p>
          </table:table-cell>
          <table:table-cell table:style-name="ce3" office:value-type="float" office:value="0">
            <text:p>0</text:p>
          </table:table-cell>
          <table:table-cell office:value-type="string">
            <text:p>Connellsville</text:p>
          </table:table-cell>
          <table:table-cell table:number-columns-repeated="2" office:value-type="string">
            <text:p>FALSE</text:p>
          </table:table-cell>
          <table:table-cell office:value-type="string">
            <text:p>Gabriel Trevino Bradshaw</text:p>
          </table:table-cell>
          <table:table-cell office:value-type="float" office:value="150469676">
            <text:p>150469676</text:p>
          </table:table-cell>
          <table:table-cell office:value-type="string">
            <text:p>neque.Morbi.quis@MaurismagnaDuis.com</text:p>
          </table:table-cell>
          <table:table-cell office:value-type="string">
            <text:p>Yeo Washington Jordan</text:p>
          </table:table-cell>
          <table:table-cell office:value-type="float" office:value="150469676">
            <text:p>150469676</text:p>
          </table:table-cell>
          <table:table-cell office:value-type="string">
            <text:p>vehicula.Pellentesque@metusfacilisis.ca</text:p>
          </table:table-cell>
          <table:table-cell office:value-type="date" office:date-value="2005-01-21">
            <text:p>21/01/2005</text:p>
          </table:table-cell>
          <table:table-cell/>
          <table:table-cell office:value-type="date" office:date-value="2010-09-06">
            <text:p>06/09/2010</text:p>
          </table:table-cell>
          <table:table-cell office:value-type="string">
            <text:p>M</text:p>
          </table:table-cell>
          <table:table-cell table:number-columns-repeated="976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Ingrid</text:p>
          </table:table-cell>
          <table:table-cell office:value-type="string">
            <text:p>Boyd</text:p>
          </table:table-cell>
          <table:table-cell office:value-type="string">
            <text:p>Patterson</text:p>
          </table:table-cell>
          <table:table-cell office:value-type="string">
            <text:p>M</text:p>
          </table:table-cell>
          <table:table-cell table:style-name="ce4" office:value-type="date" office:date-value="2003-09-20">
            <text:p>20/09/03</text:p>
          </table:table-cell>
          <table:table-cell office:value-type="string">
            <text:p>27409133R</text:p>
          </table:table-cell>
          <table:table-cell/>
          <table:table-cell office:value-type="string">
            <text:p>FALSE</text:p>
          </table:table-cell>
          <table:table-cell office:value-type="string">
            <text:p>Ap #767-2173 Praesent Rd.</text:p>
          </table:table-cell>
          <table:table-cell office:value-type="float" office:value="3">
            <text:p>3</text:p>
          </table:table-cell>
          <table:table-cell/>
          <table:table-cell office:value-type="float" office:value="28">
            <text:p>28</text:p>
          </table:table-cell>
          <table:table-cell office:value-type="float" office:value="53965">
            <text:p>53965</text:p>
          </table:table-cell>
          <table:table-cell office:value-type="float" office:value="590939028">
            <text:p>590939028</text:p>
          </table:table-cell>
          <table:table-cell office:value-type="float" office:value="525762827">
            <text:p>525762827</text:p>
          </table:table-cell>
          <table:table-cell office:value-type="string">
            <text:p>quam@Integerin.ca</text:p>
          </table:table-cell>
          <table:table-cell table:style-name="ce3" office:value-type="float" office:value="0">
            <text:p>0</text:p>
          </table:table-cell>
          <table:table-cell office:value-type="string">
            <text:p>MDX</text:p>
          </table:table-cell>
          <table:table-cell table:style-name="ce3" office:value-type="float" office:value="0">
            <text:p>0</text:p>
          </table:table-cell>
          <table:table-cell office:value-type="string">
            <text:p>Annapolis</text:p>
          </table:table-cell>
          <table:table-cell table:number-columns-repeated="2" office:value-type="string">
            <text:p>FALSE</text:p>
          </table:table-cell>
          <table:table-cell office:value-type="string">
            <text:p>Marsden Velazquez Curry</text:p>
          </table:table-cell>
          <table:table-cell office:value-type="float" office:value="525762827">
            <text:p>525762827</text:p>
          </table:table-cell>
          <table:table-cell office:value-type="string">
            <text:p>habitant@tinciduntnunc.edu</text:p>
          </table:table-cell>
          <table:table-cell office:value-type="string">
            <text:p>Ann Velazquez Sargent</text:p>
          </table:table-cell>
          <table:table-cell office:value-type="float" office:value="525762827">
            <text:p>525762827</text:p>
          </table:table-cell>
          <table:table-cell office:value-type="string">
            <text:p>cursus.et.eros@atarcuVestibulum.ca</text:p>
          </table:table-cell>
          <table:table-cell office:value-type="date" office:date-value="2005-06-05">
            <text:p>05/06/2005</text:p>
          </table:table-cell>
          <table:table-cell/>
          <table:table-cell office:value-type="date" office:date-value="2010-04-25">
            <text:p>25/04/2010</text:p>
          </table:table-cell>
          <table:table-cell office:value-type="string">
            <text:p>P</text:p>
          </table:table-cell>
          <table:table-cell table:number-columns-repeated="976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Quincy</text:p>
          </table:table-cell>
          <table:table-cell office:value-type="string">
            <text:p>Cunningham</text:p>
          </table:table-cell>
          <table:table-cell office:value-type="string">
            <text:p>Parrish</text:p>
          </table:table-cell>
          <table:table-cell office:value-type="string">
            <text:p>M</text:p>
          </table:table-cell>
          <table:table-cell table:style-name="ce4" office:value-type="date" office:date-value="2002-08-08">
            <text:p>08/08/02</text:p>
          </table:table-cell>
          <table:table-cell office:value-type="string">
            <text:p>81238366G</text:p>
          </table:table-cell>
          <table:table-cell/>
          <table:table-cell office:value-type="string">
            <text:p>FALSE</text:p>
          </table:table-cell>
          <table:table-cell office:value-type="string">
            <text:p>112-4290 Ante Street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float" office:value="57868">
            <text:p>57868</text:p>
          </table:table-cell>
          <table:table-cell office:value-type="float" office:value="844503713">
            <text:p>844503713</text:p>
          </table:table-cell>
          <table:table-cell office:value-type="float" office:value="32134561">
            <text:p>32134561</text:p>
          </table:table-cell>
          <table:table-cell office:value-type="string">
            <text:p>et@facilisiSedneque.edu</text:p>
          </table:table-cell>
          <table:table-cell table:style-name="ce3" office:value-type="float" office:value="0">
            <text:p>0</text:p>
          </table:table-cell>
          <table:table-cell office:value-type="string">
            <text:p>N.-H.</text:p>
          </table:table-cell>
          <table:table-cell table:style-name="ce3" office:value-type="float" office:value="0">
            <text:p>0</text:p>
          </table:table-cell>
          <table:table-cell office:value-type="string">
            <text:p>Chicopee</text:p>
          </table:table-cell>
          <table:table-cell table:number-columns-repeated="2" office:value-type="string">
            <text:p>FALSE</text:p>
          </table:table-cell>
          <table:table-cell office:value-type="string">
            <text:p>Ryan Romero Smith</text:p>
          </table:table-cell>
          <table:table-cell office:value-type="float" office:value="32134561">
            <text:p>32134561</text:p>
          </table:table-cell>
          <table:table-cell office:value-type="string">
            <text:p>eget.ipsum.Donec@inaliquet.com</text:p>
          </table:table-cell>
          <table:table-cell office:value-type="string">
            <text:p>Laurel Mckee Kelly</text:p>
          </table:table-cell>
          <table:table-cell office:value-type="float" office:value="32134561">
            <text:p>32134561</text:p>
          </table:table-cell>
          <table:table-cell office:value-type="string">
            <text:p>elit@Phaselluslibero.edu</text:p>
          </table:table-cell>
          <table:table-cell office:value-type="date" office:date-value="2008-02-16">
            <text:p>16/02/2008</text:p>
          </table:table-cell>
          <table:table-cell/>
          <table:table-cell office:value-type="date" office:date-value="2010-07-13">
            <text:p>13/07/2010</text:p>
          </table:table-cell>
          <table:table-cell office:value-type="string">
            <text:p>C</text:p>
          </table:table-cell>
          <table:table-cell table:number-columns-repeated="976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Stone</text:p>
          </table:table-cell>
          <table:table-cell office:value-type="string">
            <text:p>Sherman</text:p>
          </table:table-cell>
          <table:table-cell office:value-type="string">
            <text:p>Head</text:p>
          </table:table-cell>
          <table:table-cell office:value-type="string">
            <text:p>M</text:p>
          </table:table-cell>
          <table:table-cell table:style-name="ce4" office:value-type="date" office:date-value="2005-07-03">
            <text:p>03/07/05</text:p>
          </table:table-cell>
          <table:table-cell office:value-type="string">
            <text:p>12113992C</text:p>
          </table:table-cell>
          <table:table-cell/>
          <table:table-cell office:value-type="string">
            <text:p>FALSE</text:p>
          </table:table-cell>
          <table:table-cell office:value-type="string">
            <text:p>763-5095 Est, Road</text:p>
          </table:table-cell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office:value-type="float" office:value="62049">
            <text:p>62049</text:p>
          </table:table-cell>
          <table:table-cell office:value-type="float" office:value="949227183">
            <text:p>949227183</text:p>
          </table:table-cell>
          <table:table-cell office:value-type="float" office:value="861245907">
            <text:p>861245907</text:p>
          </table:table-cell>
          <table:table-cell office:value-type="string">
            <text:p>lacus.Cras.interdum@id.com</text:p>
          </table:table-cell>
          <table:table-cell table:style-name="ce3" office:value-type="float" office:value="0">
            <text:p>0</text:p>
          </table:table-cell>
          <table:table-cell office:value-type="string">
            <text:p>SK</text:p>
          </table:table-cell>
          <table:table-cell table:style-name="ce3" office:value-type="float" office:value="0">
            <text:p>0</text:p>
          </table:table-cell>
          <table:table-cell office:value-type="string">
            <text:p>New Orleans</text:p>
          </table:table-cell>
          <table:table-cell table:number-columns-repeated="2" office:value-type="string">
            <text:p>FALSE</text:p>
          </table:table-cell>
          <table:table-cell office:value-type="string">
            <text:p>Charles Willis Olson</text:p>
          </table:table-cell>
          <table:table-cell office:value-type="float" office:value="861245907">
            <text:p>861245907</text:p>
          </table:table-cell>
          <table:table-cell office:value-type="string">
            <text:p>natoque@nibhAliquam.com</text:p>
          </table:table-cell>
          <table:table-cell office:value-type="string">
            <text:p>Jocelyn Arnold Castillo</text:p>
          </table:table-cell>
          <table:table-cell office:value-type="float" office:value="861245907">
            <text:p>861245907</text:p>
          </table:table-cell>
          <table:table-cell office:value-type="string">
            <text:p>molestie.dapibus@at.com</text:p>
          </table:table-cell>
          <table:table-cell office:value-type="date" office:date-value="2007-06-06">
            <text:p>06/06/2007</text:p>
          </table:table-cell>
          <table:table-cell/>
          <table:table-cell office:value-type="date" office:date-value="2010-06-07">
            <text:p>07/06/2010</text:p>
          </table:table-cell>
          <table:table-cell office:value-type="string">
            <text:p>C</text:p>
          </table:table-cell>
          <table:table-cell table:number-columns-repeated="976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Rudyard</text:p>
          </table:table-cell>
          <table:table-cell office:value-type="string">
            <text:p>Michael</text:p>
          </table:table-cell>
          <table:table-cell office:value-type="string">
            <text:p>Petty</text:p>
          </table:table-cell>
          <table:table-cell office:value-type="string">
            <text:p>M</text:p>
          </table:table-cell>
          <table:table-cell table:style-name="ce4" office:value-type="date" office:date-value="2003-11-01">
            <text:p>01/11/03</text:p>
          </table:table-cell>
          <table:table-cell office:value-type="string">
            <text:p>19526219T</text:p>
          </table:table-cell>
          <table:table-cell/>
          <table:table-cell office:value-type="string">
            <text:p>FALSE</text:p>
          </table:table-cell>
          <table:table-cell office:value-type="string">
            <text:p>598-3633 Nisi Rd.</text:p>
          </table:table-cell>
          <table:table-cell office:value-type="float" office:value="3">
            <text:p>3</text:p>
          </table:table-cell>
          <table:table-cell/>
          <table:table-cell office:value-type="float" office:value="17">
            <text:p>17</text:p>
          </table:table-cell>
          <table:table-cell office:value-type="float" office:value="19895">
            <text:p>19895</text:p>
          </table:table-cell>
          <table:table-cell office:value-type="float" office:value="299219959">
            <text:p>299219959</text:p>
          </table:table-cell>
          <table:table-cell office:value-type="float" office:value="17146067">
            <text:p>17146067</text:p>
          </table:table-cell>
          <table:table-cell office:value-type="string">
            <text:p>a.auctor.non@aceleifend.ca</text:p>
          </table:table-cell>
          <table:table-cell table:style-name="ce3" office:value-type="float" office:value="0">
            <text:p>0</text:p>
          </table:table-cell>
          <table:table-cell office:value-type="string">
            <text:p>U.</text:p>
          </table:table-cell>
          <table:table-cell table:style-name="ce3" office:value-type="float" office:value="0">
            <text:p>0</text:p>
          </table:table-cell>
          <table:table-cell office:value-type="string">
            <text:p>Scarborough</text:p>
          </table:table-cell>
          <table:table-cell table:number-columns-repeated="2" office:value-type="string">
            <text:p>FALSE</text:p>
          </table:table-cell>
          <table:table-cell office:value-type="string">
            <text:p>Jonah Benjamin Huff</text:p>
          </table:table-cell>
          <table:table-cell office:value-type="float" office:value="17146067">
            <text:p>17146067</text:p>
          </table:table-cell>
          <table:table-cell office:value-type="string">
            <text:p>urna.justo.faucibus@InfaucibusMorbi.edu</text:p>
          </table:table-cell>
          <table:table-cell office:value-type="string">
            <text:p>Kylee Ware Guerrero</text:p>
          </table:table-cell>
          <table:table-cell office:value-type="float" office:value="17146067">
            <text:p>17146067</text:p>
          </table:table-cell>
          <table:table-cell office:value-type="string">
            <text:p>non@non.edu</text:p>
          </table:table-cell>
          <table:table-cell office:value-type="date" office:date-value="2002-11-26">
            <text:p>26/11/2002</text:p>
          </table:table-cell>
          <table:table-cell/>
          <table:table-cell office:value-type="date" office:date-value="2010-05-28">
            <text:p>28/05/2010</text:p>
          </table:table-cell>
          <table:table-cell office:value-type="string">
            <text:p>P</text:p>
          </table:table-cell>
          <table:table-cell table:number-columns-repeated="976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Kellie</text:p>
          </table:table-cell>
          <table:table-cell office:value-type="string">
            <text:p>Pruitt</text:p>
          </table:table-cell>
          <table:table-cell office:value-type="string">
            <text:p>Macdonald</text:p>
          </table:table-cell>
          <table:table-cell office:value-type="string">
            <text:p>M</text:p>
          </table:table-cell>
          <table:table-cell table:style-name="ce4" office:value-type="date" office:date-value="2004-07-17">
            <text:p>17/07/04</text:p>
          </table:table-cell>
          <table:table-cell office:value-type="string">
            <text:p>32013841E</text:p>
          </table:table-cell>
          <table:table-cell/>
          <table:table-cell office:value-type="string">
            <text:p>FALSE</text:p>
          </table:table-cell>
          <table:table-cell office:value-type="string">
            <text:p>Ap #368-661 Sed Avenue</text:p>
          </table:table-cell>
          <table:table-cell office:value-type="float" office:value="6">
            <text:p>6</text:p>
          </table:table-cell>
          <table:table-cell/>
          <table:table-cell office:value-type="float" office:value="18">
            <text:p>18</text:p>
          </table:table-cell>
          <table:table-cell office:value-type="float" office:value="4152">
            <text:p>4152</text:p>
          </table:table-cell>
          <table:table-cell office:value-type="float" office:value="921272731">
            <text:p>921272731</text:p>
          </table:table-cell>
          <table:table-cell office:value-type="float" office:value="358510708">
            <text:p>358510708</text:p>
          </table:table-cell>
          <table:table-cell office:value-type="string">
            <text:p>eu@nullavulputate.org</text:p>
          </table:table-cell>
          <table:table-cell table:style-name="ce3" office:value-type="float" office:value="0">
            <text:p>0</text:p>
          </table:table-cell>
          <table:table-cell office:value-type="string">
            <text:p>DE</text:p>
          </table:table-cell>
          <table:table-cell table:style-name="ce3" office:value-type="float" office:value="0">
            <text:p>0</text:p>
          </table:table-cell>
          <table:table-cell office:value-type="string">
            <text:p>West Springfield</text:p>
          </table:table-cell>
          <table:table-cell table:number-columns-repeated="2" office:value-type="string">
            <text:p>FALSE</text:p>
          </table:table-cell>
          <table:table-cell office:value-type="string">
            <text:p>Hall Forbes Andrews</text:p>
          </table:table-cell>
          <table:table-cell office:value-type="float" office:value="358510708">
            <text:p>358510708</text:p>
          </table:table-cell>
          <table:table-cell office:value-type="string">
            <text:p>Integer.aliquam@cursus.com</text:p>
          </table:table-cell>
          <table:table-cell office:value-type="string">
            <text:p>Sonia Hunt Meadows</text:p>
          </table:table-cell>
          <table:table-cell office:value-type="float" office:value="358510708">
            <text:p>358510708</text:p>
          </table:table-cell>
          <table:table-cell office:value-type="string">
            <text:p>Cum.sociis.natoque@atpretium.edu</text:p>
          </table:table-cell>
          <table:table-cell office:value-type="date" office:date-value="2011-02-03">
            <text:p>03/02/2011</text:p>
          </table:table-cell>
          <table:table-cell/>
          <table:table-cell office:value-type="date" office:date-value="2010-09-30">
            <text:p>30/09/2010</text:p>
          </table:table-cell>
          <table:table-cell office:value-type="string">
            <text:p>T</text:p>
          </table:table-cell>
          <table:table-cell table:number-columns-repeated="976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Clementine</text:p>
          </table:table-cell>
          <table:table-cell office:value-type="string">
            <text:p>Tyson</text:p>
          </table:table-cell>
          <table:table-cell office:value-type="string">
            <text:p>Cantu</text:p>
          </table:table-cell>
          <table:table-cell office:value-type="string">
            <text:p>F</text:p>
          </table:table-cell>
          <table:table-cell table:style-name="ce4" office:value-type="date" office:date-value="1992-04-21">
            <text:p>21/04/92</text:p>
          </table:table-cell>
          <table:table-cell office:value-type="string">
            <text:p>34371428T</text:p>
          </table:table-cell>
          <table:table-cell/>
          <table:table-cell office:value-type="string">
            <text:p>FALSE</text:p>
          </table:table-cell>
          <table:table-cell office:value-type="string">
            <text:p>P.O. Box 608, 6398 Risus Ave</text:p>
          </table:table-cell>
          <table:table-cell office:value-type="float" office:value="10">
            <text:p>10</text:p>
          </table:table-cell>
          <table:table-cell/>
          <table:table-cell office:value-type="float" office:value="30">
            <text:p>30</text:p>
          </table:table-cell>
          <table:table-cell office:value-type="float" office:value="71390">
            <text:p>71390</text:p>
          </table:table-cell>
          <table:table-cell office:value-type="float" office:value="267100195">
            <text:p>267100195</text:p>
          </table:table-cell>
          <table:table-cell office:value-type="float" office:value="721859371">
            <text:p>721859371</text:p>
          </table:table-cell>
          <table:table-cell office:value-type="string">
            <text:p>Curabitur.vel@Cras.com</text:p>
          </table:table-cell>
          <table:table-cell table:style-name="ce3" office:value-type="float" office:value="0">
            <text:p>0</text:p>
          </table:table-cell>
          <table:table-cell office:value-type="string">
            <text:p>Utah</text:p>
          </table:table-cell>
          <table:table-cell table:style-name="ce3" office:value-type="float" office:value="0">
            <text:p>0</text:p>
          </table:table-cell>
          <table:table-cell office:value-type="string">
            <text:p>Gallup</text:p>
          </table:table-cell>
          <table:table-cell table:number-columns-repeated="2" office:value-type="string">
            <text:p>FALSE</text:p>
          </table:table-cell>
          <table:table-cell office:value-type="string">
            <text:p>Basil Herring Padilla</text:p>
          </table:table-cell>
          <table:table-cell office:value-type="float" office:value="721859371">
            <text:p>721859371</text:p>
          </table:table-cell>
          <table:table-cell office:value-type="string">
            <text:p>Nulla@vitae.edu</text:p>
          </table:table-cell>
          <table:table-cell office:value-type="string">
            <text:p>Cynthia Ray Miranda</text:p>
          </table:table-cell>
          <table:table-cell office:value-type="float" office:value="721859371">
            <text:p>721859371</text:p>
          </table:table-cell>
          <table:table-cell office:value-type="string">
            <text:p>leo.in.lobortis@laoreet.ca</text:p>
          </table:table-cell>
          <table:table-cell office:value-type="date" office:date-value="2009-10-07">
            <text:p>07/10/2009</text:p>
          </table:table-cell>
          <table:table-cell/>
          <table:table-cell office:value-type="date" office:date-value="2010-10-08">
            <text:p>08/10/2010</text:p>
          </table:table-cell>
          <table:table-cell office:value-type="string">
            <text:p>P</text:p>
          </table:table-cell>
          <table:table-cell table:number-columns-repeated="976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Blythe</text:p>
          </table:table-cell>
          <table:table-cell office:value-type="string">
            <text:p>Dillard</text:p>
          </table:table-cell>
          <table:table-cell office:value-type="string">
            <text:p>Berger</text:p>
          </table:table-cell>
          <table:table-cell office:value-type="string">
            <text:p>M</text:p>
          </table:table-cell>
          <table:table-cell table:style-name="ce4" office:value-type="date" office:date-value="1996-08-28">
            <text:p>28/08/96</text:p>
          </table:table-cell>
          <table:table-cell office:value-type="string">
            <text:p>05004216P</text:p>
          </table:table-cell>
          <table:table-cell/>
          <table:table-cell office:value-type="string">
            <text:p>FALSE</text:p>
          </table:table-cell>
          <table:table-cell office:value-type="string">
            <text:p>Ap #583-533 Est Street</text:p>
          </table:table-cell>
          <table:table-cell office:value-type="float" office:value="3">
            <text:p>3</text:p>
          </table:table-cell>
          <table:table-cell/>
          <table:table-cell office:value-type="float" office:value="9">
            <text:p>9</text:p>
          </table:table-cell>
          <table:table-cell office:value-type="float" office:value="52546">
            <text:p>52546</text:p>
          </table:table-cell>
          <table:table-cell office:value-type="float" office:value="369273990">
            <text:p>369273990</text:p>
          </table:table-cell>
          <table:table-cell office:value-type="float" office:value="980605992">
            <text:p>980605992</text:p>
          </table:table-cell>
          <table:table-cell office:value-type="string">
            <text:p>id@Etiam.com</text:p>
          </table:table-cell>
          <table:table-cell table:style-name="ce3" office:value-type="float" office:value="0">
            <text:p>0</text:p>
          </table:table-cell>
          <table:table-cell office:value-type="string">
            <text:p>Merionethshire</text:p>
          </table:table-cell>
          <table:table-cell table:style-name="ce3" office:value-type="float" office:value="0">
            <text:p>0</text:p>
          </table:table-cell>
          <table:table-cell office:value-type="string">
            <text:p>West Hollywood</text:p>
          </table:table-cell>
          <table:table-cell table:number-columns-repeated="2" office:value-type="string">
            <text:p>FALSE</text:p>
          </table:table-cell>
          <table:table-cell office:value-type="string">
            <text:p>Joseph Sampson Chambers</text:p>
          </table:table-cell>
          <table:table-cell office:value-type="float" office:value="980605992">
            <text:p>980605992</text:p>
          </table:table-cell>
          <table:table-cell office:value-type="string">
            <text:p>neque@liberolacusvarius.org</text:p>
          </table:table-cell>
          <table:table-cell office:value-type="string">
            <text:p>Rowan Hardin Mcmillan</text:p>
          </table:table-cell>
          <table:table-cell office:value-type="float" office:value="980605992">
            <text:p>980605992</text:p>
          </table:table-cell>
          <table:table-cell office:value-type="string">
            <text:p>parturient.montes.nascetur@nibhPhasellus.org</text:p>
          </table:table-cell>
          <table:table-cell office:value-type="date" office:date-value="2003-02-09">
            <text:p>09/02/2003</text:p>
          </table:table-cell>
          <table:table-cell/>
          <table:table-cell office:value-type="date" office:date-value="2010-05-03">
            <text:p>03/05/2010</text:p>
          </table:table-cell>
          <table:table-cell office:value-type="string">
            <text:p>C</text:p>
          </table:table-cell>
          <table:table-cell table:number-columns-repeated="976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Oleg</text:p>
          </table:table-cell>
          <table:table-cell office:value-type="string">
            <text:p>Brennan</text:p>
          </table:table-cell>
          <table:table-cell office:value-type="string">
            <text:p>Marks</text:p>
          </table:table-cell>
          <table:table-cell office:value-type="string">
            <text:p>F</text:p>
          </table:table-cell>
          <table:table-cell table:style-name="ce4" office:value-type="date" office:date-value="2002-07-13">
            <text:p>13/07/02</text:p>
          </table:table-cell>
          <table:table-cell office:value-type="string">
            <text:p>44939980A</text:p>
          </table:table-cell>
          <table:table-cell/>
          <table:table-cell office:value-type="string">
            <text:p>FALSE</text:p>
          </table:table-cell>
          <table:table-cell office:value-type="string">
            <text:p>6579 Egestas. Rd.</text:p>
          </table:table-cell>
          <table:table-cell office:value-type="float" office:value="3">
            <text:p>3</text:p>
          </table:table-cell>
          <table:table-cell/>
          <table:table-cell office:value-type="float" office:value="16">
            <text:p>16</text:p>
          </table:table-cell>
          <table:table-cell office:value-type="float" office:value="88022">
            <text:p>88022</text:p>
          </table:table-cell>
          <table:table-cell office:value-type="float" office:value="942607415">
            <text:p>942607415</text:p>
          </table:table-cell>
          <table:table-cell office:value-type="float" office:value="528623840">
            <text:p>528623840</text:p>
          </table:table-cell>
          <table:table-cell office:value-type="string">
            <text:p>enim.Mauris@senectus.edu</text:p>
          </table:table-cell>
          <table:table-cell table:style-name="ce3" office:value-type="float" office:value="0">
            <text:p>0</text:p>
          </table:table-cell>
          <table:table-cell office:value-type="string">
            <text:p>NY</text:p>
          </table:table-cell>
          <table:table-cell table:style-name="ce3" office:value-type="float" office:value="0">
            <text:p>0</text:p>
          </table:table-cell>
          <table:table-cell office:value-type="string">
            <text:p>Paducah</text:p>
          </table:table-cell>
          <table:table-cell table:number-columns-repeated="2" office:value-type="string">
            <text:p>FALSE</text:p>
          </table:table-cell>
          <table:table-cell office:value-type="string">
            <text:p>Lucas Cruz Palmer</text:p>
          </table:table-cell>
          <table:table-cell office:value-type="float" office:value="528623840">
            <text:p>528623840</text:p>
          </table:table-cell>
          <table:table-cell office:value-type="string">
            <text:p>massa@nequepellentesquemassa.com</text:p>
          </table:table-cell>
          <table:table-cell office:value-type="string">
            <text:p>Jenette Espinoza Villarreal</text:p>
          </table:table-cell>
          <table:table-cell office:value-type="float" office:value="528623840">
            <text:p>528623840</text:p>
          </table:table-cell>
          <table:table-cell office:value-type="string">
            <text:p>Sed.nec@Aliquamgravidamauris.ca</text:p>
          </table:table-cell>
          <table:table-cell office:value-type="date" office:date-value="2011-01-25">
            <text:p>25/01/2011</text:p>
          </table:table-cell>
          <table:table-cell/>
          <table:table-cell office:value-type="date" office:date-value="2010-08-26">
            <text:p>26/08/2010</text:p>
          </table:table-cell>
          <table:table-cell office:value-type="string">
            <text:p>T</text:p>
          </table:table-cell>
          <table:table-cell table:number-columns-repeated="976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Vaughan</text:p>
          </table:table-cell>
          <table:table-cell office:value-type="string">
            <text:p>Bradford</text:p>
          </table:table-cell>
          <table:table-cell office:value-type="string">
            <text:p>Oconnor</text:p>
          </table:table-cell>
          <table:table-cell office:value-type="string">
            <text:p>M</text:p>
          </table:table-cell>
          <table:table-cell table:style-name="ce4" office:value-type="date" office:date-value="1991-09-12">
            <text:p>12/09/91</text:p>
          </table:table-cell>
          <table:table-cell office:value-type="string">
            <text:p>90928856M</text:p>
          </table:table-cell>
          <table:table-cell/>
          <table:table-cell office:value-type="string">
            <text:p>FALSE</text:p>
          </table:table-cell>
          <table:table-cell office:value-type="string">
            <text:p>362-6423 Suspendisse Ave</text:p>
          </table:table-cell>
          <table:table-cell office:value-type="float" office:value="7">
            <text:p>7</text:p>
          </table:table-cell>
          <table:table-cell/>
          <table:table-cell office:value-type="float" office:value="12">
            <text:p>12</text:p>
          </table:table-cell>
          <table:table-cell office:value-type="float" office:value="5621">
            <text:p>5621</text:p>
          </table:table-cell>
          <table:table-cell office:value-type="float" office:value="672434187">
            <text:p>672434187</text:p>
          </table:table-cell>
          <table:table-cell office:value-type="float" office:value="70479379">
            <text:p>70479379</text:p>
          </table:table-cell>
          <table:table-cell office:value-type="string">
            <text:p>vulputate@Aliquamvulputate.org</text:p>
          </table:table-cell>
          <table:table-cell table:style-name="ce3" office:value-type="float" office:value="0">
            <text:p>0</text:p>
          </table:table-cell>
          <table:table-cell office:value-type="string">
            <text:p>NB</text:p>
          </table:table-cell>
          <table:table-cell table:style-name="ce3" office:value-type="float" office:value="0">
            <text:p>0</text:p>
          </table:table-cell>
          <table:table-cell office:value-type="string">
            <text:p>Vicksburg</text:p>
          </table:table-cell>
          <table:table-cell table:number-columns-repeated="2" office:value-type="string">
            <text:p>FALSE</text:p>
          </table:table-cell>
          <table:table-cell office:value-type="string">
            <text:p>Evan Saunders Durham</text:p>
          </table:table-cell>
          <table:table-cell office:value-type="float" office:value="70479379">
            <text:p>70479379</text:p>
          </table:table-cell>
          <table:table-cell office:value-type="string">
            <text:p>in.consectetuer@posuerevulputate.edu</text:p>
          </table:table-cell>
          <table:table-cell office:value-type="string">
            <text:p>TaShya Hood Long</text:p>
          </table:table-cell>
          <table:table-cell office:value-type="float" office:value="70479379">
            <text:p>70479379</text:p>
          </table:table-cell>
          <table:table-cell office:value-type="string">
            <text:p>Nam.nulla@vitae.org</text:p>
          </table:table-cell>
          <table:table-cell office:value-type="date" office:date-value="2004-09-03">
            <text:p>03/09/2004</text:p>
          </table:table-cell>
          <table:table-cell/>
          <table:table-cell office:value-type="date" office:date-value="2010-12-06">
            <text:p>06/12/2010</text:p>
          </table:table-cell>
          <table:table-cell office:value-type="string">
            <text:p>M</text:p>
          </table:table-cell>
          <table:table-cell table:number-columns-repeated="976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Malik</text:p>
          </table:table-cell>
          <table:table-cell office:value-type="string">
            <text:p>Gamble</text:p>
          </table:table-cell>
          <table:table-cell office:value-type="string">
            <text:p>Hernandez</text:p>
          </table:table-cell>
          <table:table-cell office:value-type="string">
            <text:p>F</text:p>
          </table:table-cell>
          <table:table-cell table:style-name="ce4" office:value-type="date" office:date-value="1997-02-11">
            <text:p>11/02/97</text:p>
          </table:table-cell>
          <table:table-cell office:value-type="string">
            <text:p>17095828Y</text:p>
          </table:table-cell>
          <table:table-cell/>
          <table:table-cell office:value-type="string">
            <text:p>FALSE</text:p>
          </table:table-cell>
          <table:table-cell office:value-type="string">
            <text:p>1936 Elementum Rd.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49992">
            <text:p>49992</text:p>
          </table:table-cell>
          <table:table-cell office:value-type="float" office:value="197210049">
            <text:p>197210049</text:p>
          </table:table-cell>
          <table:table-cell office:value-type="float" office:value="993921778">
            <text:p>993921778</text:p>
          </table:table-cell>
          <table:table-cell office:value-type="string">
            <text:p>ornare@aliquet.com</text:p>
          </table:table-cell>
          <table:table-cell table:style-name="ce3" office:value-type="float" office:value="0">
            <text:p>0</text:p>
          </table:table-cell>
          <table:table-cell office:value-type="string">
            <text:p>NU</text:p>
          </table:table-cell>
          <table:table-cell table:style-name="ce3" office:value-type="float" office:value="0">
            <text:p>0</text:p>
          </table:table-cell>
          <table:table-cell office:value-type="string">
            <text:p>Rapid City</text:p>
          </table:table-cell>
          <table:table-cell table:number-columns-repeated="2" office:value-type="string">
            <text:p>FALSE</text:p>
          </table:table-cell>
          <table:table-cell office:value-type="string">
            <text:p>Dillon Fuller Mcconnell</text:p>
          </table:table-cell>
          <table:table-cell office:value-type="float" office:value="993921778">
            <text:p>993921778</text:p>
          </table:table-cell>
          <table:table-cell office:value-type="string">
            <text:p>diam@luctusut.com</text:p>
          </table:table-cell>
          <table:table-cell office:value-type="string">
            <text:p>Emily Espinoza Mathis</text:p>
          </table:table-cell>
          <table:table-cell office:value-type="float" office:value="993921778">
            <text:p>993921778</text:p>
          </table:table-cell>
          <table:table-cell office:value-type="string">
            <text:p>odio.Nam@eratVivamus.com</text:p>
          </table:table-cell>
          <table:table-cell office:value-type="date" office:date-value="2008-09-30">
            <text:p>30/09/2008</text:p>
          </table:table-cell>
          <table:table-cell/>
          <table:table-cell office:value-type="date" office:date-value="2010-04-11">
            <text:p>11/04/2010</text:p>
          </table:table-cell>
          <table:table-cell office:value-type="string">
            <text:p>P</text:p>
          </table:table-cell>
          <table:table-cell table:number-columns-repeated="976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Wilma</text:p>
          </table:table-cell>
          <table:table-cell office:value-type="string">
            <text:p>Francis</text:p>
          </table:table-cell>
          <table:table-cell office:value-type="string">
            <text:p>Pace</text:p>
          </table:table-cell>
          <table:table-cell office:value-type="string">
            <text:p>F</text:p>
          </table:table-cell>
          <table:table-cell table:style-name="ce4" office:value-type="date" office:date-value="2001-07-01">
            <text:p>01/07/01</text:p>
          </table:table-cell>
          <table:table-cell office:value-type="string">
            <text:p>45721701J</text:p>
          </table:table-cell>
          <table:table-cell/>
          <table:table-cell office:value-type="string">
            <text:p>FALSE</text:p>
          </table:table-cell>
          <table:table-cell office:value-type="string">
            <text:p>Ap #383-2365 Non, Avenue</text:p>
          </table:table-cell>
          <table:table-cell office:value-type="float" office:value="4">
            <text:p>4</text:p>
          </table:table-cell>
          <table:table-cell/>
          <table:table-cell office:value-type="float" office:value="16">
            <text:p>16</text:p>
          </table:table-cell>
          <table:table-cell office:value-type="float" office:value="92441">
            <text:p>92441</text:p>
          </table:table-cell>
          <table:table-cell office:value-type="float" office:value="616849371">
            <text:p>616849371</text:p>
          </table:table-cell>
          <table:table-cell office:value-type="float" office:value="621579869">
            <text:p>621579869</text:p>
          </table:table-cell>
          <table:table-cell office:value-type="string">
            <text:p>justo.nec.ante@eleifendnunc.ca</text:p>
          </table:table-cell>
          <table:table-cell table:style-name="ce3" office:value-type="float" office:value="0">
            <text:p>0</text:p>
          </table:table-cell>
          <table:table-cell office:value-type="string">
            <text:p>AB</text:p>
          </table:table-cell>
          <table:table-cell table:style-name="ce3" office:value-type="float" office:value="0">
            <text:p>0</text:p>
          </table:table-cell>
          <table:table-cell office:value-type="string">
            <text:p>Dubuque</text:p>
          </table:table-cell>
          <table:table-cell table:number-columns-repeated="2" office:value-type="string">
            <text:p>FALSE</text:p>
          </table:table-cell>
          <table:table-cell office:value-type="string">
            <text:p>Bert Robinson Booker</text:p>
          </table:table-cell>
          <table:table-cell office:value-type="float" office:value="621579869">
            <text:p>621579869</text:p>
          </table:table-cell>
          <table:table-cell office:value-type="string">
            <text:p>massa.Mauris.vestibulum@Aliquamvulputateullamcorper.com</text:p>
          </table:table-cell>
          <table:table-cell office:value-type="string">
            <text:p>Inga Dale Massey</text:p>
          </table:table-cell>
          <table:table-cell office:value-type="float" office:value="621579869">
            <text:p>621579869</text:p>
          </table:table-cell>
          <table:table-cell office:value-type="string">
            <text:p>ligula.tortor@erosnon.org</text:p>
          </table:table-cell>
          <table:table-cell office:value-type="date" office:date-value="2008-09-20">
            <text:p>20/09/2008</text:p>
          </table:table-cell>
          <table:table-cell/>
          <table:table-cell office:value-type="date" office:date-value="2010-04-11">
            <text:p>11/04/2010</text:p>
          </table:table-cell>
          <table:table-cell office:value-type="string">
            <text:p>C</text:p>
          </table:table-cell>
          <table:table-cell table:number-columns-repeated="976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Jemima</text:p>
          </table:table-cell>
          <table:table-cell office:value-type="string">
            <text:p>Watts</text:p>
          </table:table-cell>
          <table:table-cell office:value-type="string">
            <text:p>Mcknight</text:p>
          </table:table-cell>
          <table:table-cell office:value-type="string">
            <text:p>M</text:p>
          </table:table-cell>
          <table:table-cell table:style-name="ce4" office:value-type="date" office:date-value="2003-08-29">
            <text:p>29/08/03</text:p>
          </table:table-cell>
          <table:table-cell office:value-type="string">
            <text:p>32619745N</text:p>
          </table:table-cell>
          <table:table-cell/>
          <table:table-cell office:value-type="string">
            <text:p>FALSE</text:p>
          </table:table-cell>
          <table:table-cell office:value-type="string">
            <text:p>Ap #224-6984 Urna St.</text:p>
          </table:table-cell>
          <table:table-cell office:value-type="float" office:value="3">
            <text:p>3</text:p>
          </table:table-cell>
          <table:table-cell/>
          <table:table-cell office:value-type="float" office:value="20">
            <text:p>20</text:p>
          </table:table-cell>
          <table:table-cell office:value-type="float" office:value="5183">
            <text:p>5183</text:p>
          </table:table-cell>
          <table:table-cell office:value-type="float" office:value="252360402">
            <text:p>252360402</text:p>
          </table:table-cell>
          <table:table-cell office:value-type="float" office:value="530757861">
            <text:p>530757861</text:p>
          </table:table-cell>
          <table:table-cell office:value-type="string">
            <text:p>faucibus@purusactellus.org</text:p>
          </table:table-cell>
          <table:table-cell table:style-name="ce3" office:value-type="float" office:value="0">
            <text:p>0</text:p>
          </table:table-cell>
          <table:table-cell office:value-type="string">
            <text:p>Fl.</text:p>
          </table:table-cell>
          <table:table-cell table:style-name="ce3" office:value-type="float" office:value="0">
            <text:p>0</text:p>
          </table:table-cell>
          <table:table-cell office:value-type="string">
            <text:p>Fallon</text:p>
          </table:table-cell>
          <table:table-cell table:number-columns-repeated="2" office:value-type="string">
            <text:p>FALSE</text:p>
          </table:table-cell>
          <table:table-cell office:value-type="string">
            <text:p>Ralph Woodward Hoover</text:p>
          </table:table-cell>
          <table:table-cell office:value-type="float" office:value="530757861">
            <text:p>530757861</text:p>
          </table:table-cell>
          <table:table-cell office:value-type="string">
            <text:p>in.faucibus.orci@Etiam.ca</text:p>
          </table:table-cell>
          <table:table-cell office:value-type="string">
            <text:p>Imogene Bright Figueroa</text:p>
          </table:table-cell>
          <table:table-cell office:value-type="float" office:value="530757861">
            <text:p>530757861</text:p>
          </table:table-cell>
          <table:table-cell office:value-type="string">
            <text:p>nunc@orciluctus.org</text:p>
          </table:table-cell>
          <table:table-cell office:value-type="date" office:date-value="2009-10-23">
            <text:p>23/10/2009</text:p>
          </table:table-cell>
          <table:table-cell/>
          <table:table-cell office:value-type="date" office:date-value="2010-09-15">
            <text:p>15/09/2010</text:p>
          </table:table-cell>
          <table:table-cell office:value-type="string">
            <text:p>C</text:p>
          </table:table-cell>
          <table:table-cell table:number-columns-repeated="976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Yen</text:p>
          </table:table-cell>
          <table:table-cell office:value-type="string">
            <text:p>Cross</text:p>
          </table:table-cell>
          <table:table-cell office:value-type="string">
            <text:p>Salas</text:p>
          </table:table-cell>
          <table:table-cell office:value-type="string">
            <text:p>M</text:p>
          </table:table-cell>
          <table:table-cell table:style-name="ce4" office:value-type="date" office:date-value="1992-11-10">
            <text:p>10/11/92</text:p>
          </table:table-cell>
          <table:table-cell office:value-type="string">
            <text:p>36804075A</text:p>
          </table:table-cell>
          <table:table-cell/>
          <table:table-cell office:value-type="string">
            <text:p>FALSE</text:p>
          </table:table-cell>
          <table:table-cell office:value-type="string">
            <text:p>789-2022 Ullamcorper. Rd.</text:p>
          </table:table-cell>
          <table:table-cell office:value-type="float" office:value="9">
            <text:p>9</text:p>
          </table:table-cell>
          <table:table-cell/>
          <table:table-cell office:value-type="float" office:value="17">
            <text:p>17</text:p>
          </table:table-cell>
          <table:table-cell office:value-type="float" office:value="44612">
            <text:p>44612</text:p>
          </table:table-cell>
          <table:table-cell office:value-type="float" office:value="258638179">
            <text:p>258638179</text:p>
          </table:table-cell>
          <table:table-cell office:value-type="float" office:value="38226681">
            <text:p>38226681</text:p>
          </table:table-cell>
          <table:table-cell office:value-type="string">
            <text:p>sed.facilisis@inceptoshymenaeosMauris.org</text:p>
          </table:table-cell>
          <table:table-cell table:style-name="ce3" office:value-type="float" office:value="0">
            <text:p>0</text:p>
          </table:table-cell>
          <table:table-cell office:value-type="string">
            <text:p>Noord Brabant</text:p>
          </table:table-cell>
          <table:table-cell table:style-name="ce3" office:value-type="float" office:value="0">
            <text:p>0</text:p>
          </table:table-cell>
          <table:table-cell office:value-type="string">
            <text:p>Geneva</text:p>
          </table:table-cell>
          <table:table-cell table:number-columns-repeated="2" office:value-type="string">
            <text:p>FALSE</text:p>
          </table:table-cell>
          <table:table-cell office:value-type="string">
            <text:p>Lucian Mccall Stokes</text:p>
          </table:table-cell>
          <table:table-cell office:value-type="float" office:value="38226681">
            <text:p>38226681</text:p>
          </table:table-cell>
          <table:table-cell office:value-type="string">
            <text:p>Fusce.mi@egetvolutpatornare.com</text:p>
          </table:table-cell>
          <table:table-cell office:value-type="string">
            <text:p>Bertha Colon Wise</text:p>
          </table:table-cell>
          <table:table-cell office:value-type="float" office:value="38226681">
            <text:p>38226681</text:p>
          </table:table-cell>
          <table:table-cell office:value-type="string">
            <text:p>Cum@Etiamligulatortor.com</text:p>
          </table:table-cell>
          <table:table-cell office:value-type="date" office:date-value="2009-12-21">
            <text:p>21/12/2009</text:p>
          </table:table-cell>
          <table:table-cell/>
          <table:table-cell office:value-type="date" office:date-value="2010-10-12">
            <text:p>12/10/2010</text:p>
          </table:table-cell>
          <table:table-cell office:value-type="string">
            <text:p>T</text:p>
          </table:table-cell>
          <table:table-cell table:number-columns-repeated="976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Zeph</text:p>
          </table:table-cell>
          <table:table-cell office:value-type="string">
            <text:p>Cannon</text:p>
          </table:table-cell>
          <table:table-cell office:value-type="string">
            <text:p>Guerra</text:p>
          </table:table-cell>
          <table:table-cell office:value-type="string">
            <text:p>M</text:p>
          </table:table-cell>
          <table:table-cell table:style-name="ce4" office:value-type="date" office:date-value="2003-11-10">
            <text:p>10/11/03</text:p>
          </table:table-cell>
          <table:table-cell office:value-type="string">
            <text:p>29113707L</text:p>
          </table:table-cell>
          <table:table-cell/>
          <table:table-cell office:value-type="string">
            <text:p>FALSE</text:p>
          </table:table-cell>
          <table:table-cell office:value-type="string">
            <text:p>6075 Quisque Avenue</text:p>
          </table:table-cell>
          <table:table-cell office:value-type="float" office:value="9">
            <text:p>9</text:p>
          </table:table-cell>
          <table:table-cell/>
          <table:table-cell office:value-type="float" office:value="23">
            <text:p>23</text:p>
          </table:table-cell>
          <table:table-cell office:value-type="float" office:value="6629">
            <text:p>6629</text:p>
          </table:table-cell>
          <table:table-cell office:value-type="float" office:value="635271862">
            <text:p>635271862</text:p>
          </table:table-cell>
          <table:table-cell office:value-type="float" office:value="865760845">
            <text:p>865760845</text:p>
          </table:table-cell>
          <table:table-cell office:value-type="string">
            <text:p>aliquet.Proin.velit@Sedidrisus.com</text:p>
          </table:table-cell>
          <table:table-cell table:style-name="ce3" office:value-type="float" office:value="0">
            <text:p>0</text:p>
          </table:table-cell>
          <table:table-cell office:value-type="string">
            <text:p>N.-Br.</text:p>
          </table:table-cell>
          <table:table-cell table:style-name="ce3" office:value-type="float" office:value="0">
            <text:p>0</text:p>
          </table:table-cell>
          <table:table-cell office:value-type="string">
            <text:p>Oklahoma City</text:p>
          </table:table-cell>
          <table:table-cell table:number-columns-repeated="2" office:value-type="string">
            <text:p>FALSE</text:p>
          </table:table-cell>
          <table:table-cell office:value-type="string">
            <text:p>Wyatt Whitney Hensley</text:p>
          </table:table-cell>
          <table:table-cell office:value-type="float" office:value="865760845">
            <text:p>865760845</text:p>
          </table:table-cell>
          <table:table-cell office:value-type="string">
            <text:p>et.magnis@nonhendrerit.edu</text:p>
          </table:table-cell>
          <table:table-cell office:value-type="string">
            <text:p>Macey Mcintyre Meyers</text:p>
          </table:table-cell>
          <table:table-cell office:value-type="float" office:value="865760845">
            <text:p>865760845</text:p>
          </table:table-cell>
          <table:table-cell office:value-type="string">
            <text:p>nulla.ante@tortordictum.ca</text:p>
          </table:table-cell>
          <table:table-cell office:value-type="date" office:date-value="2008-11-23">
            <text:p>23/11/2008</text:p>
          </table:table-cell>
          <table:table-cell/>
          <table:table-cell office:value-type="date" office:date-value="2010-08-03">
            <text:p>03/08/2010</text:p>
          </table:table-cell>
          <table:table-cell office:value-type="string">
            <text:p>P</text:p>
          </table:table-cell>
          <table:table-cell table:number-columns-repeated="976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Derek</text:p>
          </table:table-cell>
          <table:table-cell office:value-type="string">
            <text:p>Calderon</text:p>
          </table:table-cell>
          <table:table-cell office:value-type="string">
            <text:p>Brown</text:p>
          </table:table-cell>
          <table:table-cell office:value-type="string">
            <text:p>F</text:p>
          </table:table-cell>
          <table:table-cell table:style-name="ce4" office:value-type="date" office:date-value="1996-04-11">
            <text:p>11/04/96</text:p>
          </table:table-cell>
          <table:table-cell office:value-type="string">
            <text:p>31826833A</text:p>
          </table:table-cell>
          <table:table-cell/>
          <table:table-cell office:value-type="string">
            <text:p>FALSE</text:p>
          </table:table-cell>
          <table:table-cell office:value-type="string">
            <text:p>159-7075 Risus. St.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45466">
            <text:p>45466</text:p>
          </table:table-cell>
          <table:table-cell office:value-type="float" office:value="934333799">
            <text:p>934333799</text:p>
          </table:table-cell>
          <table:table-cell office:value-type="float" office:value="758885850">
            <text:p>758885850</text:p>
          </table:table-cell>
          <table:table-cell office:value-type="string">
            <text:p>ultrices@diam.ca</text:p>
          </table:table-cell>
          <table:table-cell table:style-name="ce3" office:value-type="float" office:value="0">
            <text:p>0</text:p>
          </table:table-cell>
          <table:table-cell office:value-type="string">
            <text:p>TYR</text:p>
          </table:table-cell>
          <table:table-cell table:style-name="ce3" office:value-type="float" office:value="0">
            <text:p>0</text:p>
          </table:table-cell>
          <table:table-cell office:value-type="string">
            <text:p>Marquette</text:p>
          </table:table-cell>
          <table:table-cell table:number-columns-repeated="2" office:value-type="string">
            <text:p>FALSE</text:p>
          </table:table-cell>
          <table:table-cell office:value-type="string">
            <text:p>Galvin Galloway Bowman</text:p>
          </table:table-cell>
          <table:table-cell office:value-type="float" office:value="758885850">
            <text:p>758885850</text:p>
          </table:table-cell>
          <table:table-cell office:value-type="string">
            <text:p>dapibus@euduiCum.org</text:p>
          </table:table-cell>
          <table:table-cell office:value-type="string">
            <text:p>Susan Rocha Pierce</text:p>
          </table:table-cell>
          <table:table-cell office:value-type="float" office:value="758885850">
            <text:p>758885850</text:p>
          </table:table-cell>
          <table:table-cell office:value-type="string">
            <text:p>parturient.montes.nascetur@velvulputate.ca</text:p>
          </table:table-cell>
          <table:table-cell office:value-type="date" office:date-value="2008-06-03">
            <text:p>03/06/2008</text:p>
          </table:table-cell>
          <table:table-cell/>
          <table:table-cell office:value-type="date" office:date-value="2010-11-10">
            <text:p>10/11/2010</text:p>
          </table:table-cell>
          <table:table-cell office:value-type="string">
            <text:p>M</text:p>
          </table:table-cell>
          <table:table-cell table:number-columns-repeated="976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Valentine</text:p>
          </table:table-cell>
          <table:table-cell office:value-type="string">
            <text:p>Dillard</text:p>
          </table:table-cell>
          <table:table-cell office:value-type="string">
            <text:p>Love</text:p>
          </table:table-cell>
          <table:table-cell office:value-type="string">
            <text:p>M</text:p>
          </table:table-cell>
          <table:table-cell table:style-name="ce4" office:value-type="date" office:date-value="1991-11-14">
            <text:p>14/11/91</text:p>
          </table:table-cell>
          <table:table-cell office:value-type="string">
            <text:p>65024076P</text:p>
          </table:table-cell>
          <table:table-cell/>
          <table:table-cell office:value-type="string">
            <text:p>FALSE</text:p>
          </table:table-cell>
          <table:table-cell office:value-type="string">
            <text:p>P.O. Box 713, 7700 Non Av.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48772">
            <text:p>48772</text:p>
          </table:table-cell>
          <table:table-cell office:value-type="float" office:value="911644732">
            <text:p>911644732</text:p>
          </table:table-cell>
          <table:table-cell office:value-type="float" office:value="81250690">
            <text:p>81250690</text:p>
          </table:table-cell>
          <table:table-cell office:value-type="string">
            <text:p>aliquet.vel@rhoncusid.ca</text:p>
          </table:table-cell>
          <table:table-cell table:style-name="ce3" office:value-type="float" office:value="0">
            <text:p>0</text:p>
          </table:table-cell>
          <table:table-cell office:value-type="string">
            <text:p>IN</text:p>
          </table:table-cell>
          <table:table-cell table:style-name="ce3" office:value-type="float" office:value="0">
            <text:p>0</text:p>
          </table:table-cell>
          <table:table-cell office:value-type="string">
            <text:p>New Rochelle</text:p>
          </table:table-cell>
          <table:table-cell table:number-columns-repeated="2" office:value-type="string">
            <text:p>FALSE</text:p>
          </table:table-cell>
          <table:table-cell office:value-type="string">
            <text:p>Randall Landry Haney</text:p>
          </table:table-cell>
          <table:table-cell office:value-type="float" office:value="81250690">
            <text:p>81250690</text:p>
          </table:table-cell>
          <table:table-cell office:value-type="string">
            <text:p>risus.Duis.a@erat.org</text:p>
          </table:table-cell>
          <table:table-cell office:value-type="string">
            <text:p>Nelle Douglas Brooks</text:p>
          </table:table-cell>
          <table:table-cell office:value-type="float" office:value="81250690">
            <text:p>81250690</text:p>
          </table:table-cell>
          <table:table-cell office:value-type="string">
            <text:p>dui.nec.urna@Nullaeuneque.com</text:p>
          </table:table-cell>
          <table:table-cell office:value-type="date" office:date-value="2005-07-31">
            <text:p>31/07/2005</text:p>
          </table:table-cell>
          <table:table-cell/>
          <table:table-cell office:value-type="date" office:date-value="2010-10-19">
            <text:p>19/10/2010</text:p>
          </table:table-cell>
          <table:table-cell office:value-type="string">
            <text:p>P</text:p>
          </table:table-cell>
          <table:table-cell table:number-columns-repeated="976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Teegan</text:p>
          </table:table-cell>
          <table:table-cell office:value-type="string">
            <text:p>Mays</text:p>
          </table:table-cell>
          <table:table-cell office:value-type="string">
            <text:p>Davenport</text:p>
          </table:table-cell>
          <table:table-cell office:value-type="string">
            <text:p>M</text:p>
          </table:table-cell>
          <table:table-cell table:style-name="ce4" office:value-type="date" office:date-value="2001-11-17">
            <text:p>17/11/01</text:p>
          </table:table-cell>
          <table:table-cell office:value-type="string">
            <text:p>58500421Y</text:p>
          </table:table-cell>
          <table:table-cell/>
          <table:table-cell office:value-type="string">
            <text:p>FALSE</text:p>
          </table:table-cell>
          <table:table-cell office:value-type="string">
            <text:p>6635 Primis Street</text:p>
          </table:table-cell>
          <table:table-cell office:value-type="float" office:value="1">
            <text:p>1</text:p>
          </table:table-cell>
          <table:table-cell/>
          <table:table-cell office:value-type="float" office:value="29">
            <text:p>29</text:p>
          </table:table-cell>
          <table:table-cell office:value-type="float" office:value="24453">
            <text:p>24453</text:p>
          </table:table-cell>
          <table:table-cell office:value-type="float" office:value="100498935">
            <text:p>100498935</text:p>
          </table:table-cell>
          <table:table-cell office:value-type="float" office:value="518543519">
            <text:p>518543519</text:p>
          </table:table-cell>
          <table:table-cell office:value-type="string">
            <text:p>ipsum@turpisNulla.ca</text:p>
          </table:table-cell>
          <table:table-cell table:style-name="ce3" office:value-type="float" office:value="0">
            <text:p>0</text:p>
          </table:table-cell>
          <table:table-cell office:value-type="string">
            <text:p>Friesland</text:p>
          </table:table-cell>
          <table:table-cell table:style-name="ce3" office:value-type="float" office:value="0">
            <text:p>0</text:p>
          </table:table-cell>
          <table:table-cell office:value-type="string">
            <text:p>Selma</text:p>
          </table:table-cell>
          <table:table-cell table:number-columns-repeated="2" office:value-type="string">
            <text:p>FALSE</text:p>
          </table:table-cell>
          <table:table-cell office:value-type="string">
            <text:p>Igor Armstrong Noble</text:p>
          </table:table-cell>
          <table:table-cell office:value-type="float" office:value="518543519">
            <text:p>518543519</text:p>
          </table:table-cell>
          <table:table-cell office:value-type="string">
            <text:p>nibh.sit@tellusimperdietnon.ca</text:p>
          </table:table-cell>
          <table:table-cell office:value-type="string">
            <text:p>Teegan Kim Dillard</text:p>
          </table:table-cell>
          <table:table-cell office:value-type="float" office:value="518543519">
            <text:p>518543519</text:p>
          </table:table-cell>
          <table:table-cell office:value-type="string">
            <text:p>mattis@libero.ca</text:p>
          </table:table-cell>
          <table:table-cell office:value-type="date" office:date-value="2010-10-13">
            <text:p>13/10/2010</text:p>
          </table:table-cell>
          <table:table-cell/>
          <table:table-cell office:value-type="date" office:date-value="2010-06-16">
            <text:p>16/06/2010</text:p>
          </table:table-cell>
          <table:table-cell office:value-type="string">
            <text:p>T</text:p>
          </table:table-cell>
          <table:table-cell table:number-columns-repeated="976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Melissa</text:p>
          </table:table-cell>
          <table:table-cell office:value-type="string">
            <text:p>William</text:p>
          </table:table-cell>
          <table:table-cell office:value-type="string">
            <text:p>Robinson</text:p>
          </table:table-cell>
          <table:table-cell office:value-type="string">
            <text:p>M</text:p>
          </table:table-cell>
          <table:table-cell table:style-name="ce4" office:value-type="date" office:date-value="2003-02-22">
            <text:p>22/02/03</text:p>
          </table:table-cell>
          <table:table-cell office:value-type="string">
            <text:p>66364470N</text:p>
          </table:table-cell>
          <table:table-cell/>
          <table:table-cell office:value-type="string">
            <text:p>FALSE</text:p>
          </table:table-cell>
          <table:table-cell office:value-type="string">
            <text:p>755 Egestas Rd.</text:p>
          </table:table-cell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office:value-type="float" office:value="95990">
            <text:p>95990</text:p>
          </table:table-cell>
          <table:table-cell office:value-type="float" office:value="22466436">
            <text:p>22466436</text:p>
          </table:table-cell>
          <table:table-cell office:value-type="float" office:value="158669081">
            <text:p>158669081</text:p>
          </table:table-cell>
          <table:table-cell office:value-type="string">
            <text:p>justo@elit.com</text:p>
          </table:table-cell>
          <table:table-cell table:style-name="ce3" office:value-type="float" office:value="0">
            <text:p>0</text:p>
          </table:table-cell>
          <table:table-cell office:value-type="string">
            <text:p>ANT</text:p>
          </table:table-cell>
          <table:table-cell table:style-name="ce3" office:value-type="float" office:value="0">
            <text:p>0</text:p>
          </table:table-cell>
          <table:table-cell office:value-type="string">
            <text:p>Marshfield</text:p>
          </table:table-cell>
          <table:table-cell table:number-columns-repeated="2" office:value-type="string">
            <text:p>FALSE</text:p>
          </table:table-cell>
          <table:table-cell office:value-type="string">
            <text:p>Scott Yates King</text:p>
          </table:table-cell>
          <table:table-cell office:value-type="float" office:value="158669081">
            <text:p>158669081</text:p>
          </table:table-cell>
          <table:table-cell office:value-type="string">
            <text:p>et@luctus.ca</text:p>
          </table:table-cell>
          <table:table-cell office:value-type="string">
            <text:p>Jemima Travis Kaufman</text:p>
          </table:table-cell>
          <table:table-cell office:value-type="float" office:value="158669081">
            <text:p>158669081</text:p>
          </table:table-cell>
          <table:table-cell office:value-type="string">
            <text:p>sapien.molestie.orci@euismod.ca</text:p>
          </table:table-cell>
          <table:table-cell office:value-type="date" office:date-value="2002-06-30">
            <text:p>30/06/2002</text:p>
          </table:table-cell>
          <table:table-cell/>
          <table:table-cell office:value-type="date" office:date-value="2011-03-20">
            <text:p>20/03/2011</text:p>
          </table:table-cell>
          <table:table-cell office:value-type="string">
            <text:p>M</text:p>
          </table:table-cell>
          <table:table-cell table:number-columns-repeated="976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Keiko</text:p>
          </table:table-cell>
          <table:table-cell office:value-type="string">
            <text:p>Howard</text:p>
          </table:table-cell>
          <table:table-cell office:value-type="string">
            <text:p>Barr</text:p>
          </table:table-cell>
          <table:table-cell office:value-type="string">
            <text:p>M</text:p>
          </table:table-cell>
          <table:table-cell table:style-name="ce4" office:value-type="date" office:date-value="1991-09-07">
            <text:p>07/09/91</text:p>
          </table:table-cell>
          <table:table-cell office:value-type="string">
            <text:p>80873621M</text:p>
          </table:table-cell>
          <table:table-cell/>
          <table:table-cell office:value-type="string">
            <text:p>FALSE</text:p>
          </table:table-cell>
          <table:table-cell office:value-type="string">
            <text:p>Ap #942-6122 Vulputate Avenue</text:p>
          </table:table-cell>
          <table:table-cell office:value-type="float" office:value="7">
            <text:p>7</text:p>
          </table:table-cell>
          <table:table-cell/>
          <table:table-cell office:value-type="float" office:value="29">
            <text:p>29</text:p>
          </table:table-cell>
          <table:table-cell office:value-type="float" office:value="11915">
            <text:p>11915</text:p>
          </table:table-cell>
          <table:table-cell office:value-type="float" office:value="649129678">
            <text:p>649129678</text:p>
          </table:table-cell>
          <table:table-cell office:value-type="float" office:value="578222927">
            <text:p>578222927</text:p>
          </table:table-cell>
          <table:table-cell office:value-type="string">
            <text:p>congue.In@tellusfaucibusleo.org</text:p>
          </table:table-cell>
          <table:table-cell table:style-name="ce3" office:value-type="float" office:value="0">
            <text:p>0</text:p>
          </table:table-cell>
          <table:table-cell office:value-type="string">
            <text:p>ID</text:p>
          </table:table-cell>
          <table:table-cell table:style-name="ce3" office:value-type="float" office:value="0">
            <text:p>0</text:p>
          </table:table-cell>
          <table:table-cell office:value-type="string">
            <text:p>Johnson City</text:p>
          </table:table-cell>
          <table:table-cell table:number-columns-repeated="2" office:value-type="string">
            <text:p>FALSE</text:p>
          </table:table-cell>
          <table:table-cell office:value-type="string">
            <text:p>Yardley Carney Whitley</text:p>
          </table:table-cell>
          <table:table-cell office:value-type="float" office:value="578222927">
            <text:p>578222927</text:p>
          </table:table-cell>
          <table:table-cell office:value-type="string">
            <text:p>lorem@consectetuermauris.ca</text:p>
          </table:table-cell>
          <table:table-cell office:value-type="string">
            <text:p>Celeste Battle Bray</text:p>
          </table:table-cell>
          <table:table-cell office:value-type="float" office:value="578222927">
            <text:p>578222927</text:p>
          </table:table-cell>
          <table:table-cell office:value-type="string">
            <text:p>dignissim.Maecenas.ornare@ipsumsodalespurus.edu</text:p>
          </table:table-cell>
          <table:table-cell office:value-type="date" office:date-value="2007-03-22">
            <text:p>22/03/2007</text:p>
          </table:table-cell>
          <table:table-cell/>
          <table:table-cell office:value-type="date" office:date-value="2010-09-25">
            <text:p>25/09/2010</text:p>
          </table:table-cell>
          <table:table-cell office:value-type="string">
            <text:p>C</text:p>
          </table:table-cell>
          <table:table-cell table:number-columns-repeated="976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Slade</text:p>
          </table:table-cell>
          <table:table-cell office:value-type="string">
            <text:p>Roberts</text:p>
          </table:table-cell>
          <table:table-cell office:value-type="string">
            <text:p>Velazquez</text:p>
          </table:table-cell>
          <table:table-cell office:value-type="string">
            <text:p>F</text:p>
          </table:table-cell>
          <table:table-cell table:style-name="ce4" office:value-type="date" office:date-value="1998-01-26">
            <text:p>26/01/98</text:p>
          </table:table-cell>
          <table:table-cell office:value-type="string">
            <text:p>30692113L</text:p>
          </table:table-cell>
          <table:table-cell/>
          <table:table-cell office:value-type="string">
            <text:p>FALSE</text:p>
          </table:table-cell>
          <table:table-cell office:value-type="string">
            <text:p>3826 Vitae St.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70439">
            <text:p>70439</text:p>
          </table:table-cell>
          <table:table-cell office:value-type="float" office:value="316506797">
            <text:p>316506797</text:p>
          </table:table-cell>
          <table:table-cell office:value-type="float" office:value="10994615">
            <text:p>10994615</text:p>
          </table:table-cell>
          <table:table-cell office:value-type="string">
            <text:p>pede@eget.com</text:p>
          </table:table-cell>
          <table:table-cell table:style-name="ce3" office:value-type="float" office:value="0">
            <text:p>0</text:p>
          </table:table-cell>
          <table:table-cell office:value-type="string">
            <text:p>Arkansas</text:p>
          </table:table-cell>
          <table:table-cell table:style-name="ce3" office:value-type="float" office:value="0">
            <text:p>0</text:p>
          </table:table-cell>
          <table:table-cell office:value-type="string">
            <text:p>Great Falls</text:p>
          </table:table-cell>
          <table:table-cell table:number-columns-repeated="2" office:value-type="string">
            <text:p>FALSE</text:p>
          </table:table-cell>
          <table:table-cell office:value-type="string">
            <text:p>Chaney Smith Nielsen</text:p>
          </table:table-cell>
          <table:table-cell office:value-type="float" office:value="10994615">
            <text:p>10994615</text:p>
          </table:table-cell>
          <table:table-cell office:value-type="string">
            <text:p>amet.consectetuer@pharetrafeliseget.com</text:p>
          </table:table-cell>
          <table:table-cell office:value-type="string">
            <text:p>Erin Good Adkins</text:p>
          </table:table-cell>
          <table:table-cell office:value-type="float" office:value="10994615">
            <text:p>10994615</text:p>
          </table:table-cell>
          <table:table-cell office:value-type="string">
            <text:p>Proin@pede.com</text:p>
          </table:table-cell>
          <table:table-cell office:value-type="date" office:date-value="2004-07-16">
            <text:p>16/07/2004</text:p>
          </table:table-cell>
          <table:table-cell/>
          <table:table-cell office:value-type="date" office:date-value="2010-06-17">
            <text:p>17/06/2010</text:p>
          </table:table-cell>
          <table:table-cell office:value-type="string">
            <text:p>P</text:p>
          </table:table-cell>
          <table:table-cell table:number-columns-repeated="976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Cade</text:p>
          </table:table-cell>
          <table:table-cell office:value-type="string">
            <text:p>Rice</text:p>
          </table:table-cell>
          <table:table-cell office:value-type="string">
            <text:p>Rose</text:p>
          </table:table-cell>
          <table:table-cell office:value-type="string">
            <text:p>F</text:p>
          </table:table-cell>
          <table:table-cell table:style-name="ce4" office:value-type="date" office:date-value="1997-01-19">
            <text:p>19/01/97</text:p>
          </table:table-cell>
          <table:table-cell office:value-type="string">
            <text:p>93213952J</text:p>
          </table:table-cell>
          <table:table-cell/>
          <table:table-cell office:value-type="string">
            <text:p>FALSE</text:p>
          </table:table-cell>
          <table:table-cell office:value-type="string">
            <text:p>420-594 Duis Rd.</text:p>
          </table:table-cell>
          <table:table-cell office:value-type="float" office:value="6">
            <text:p>6</text:p>
          </table:table-cell>
          <table:table-cell/>
          <table:table-cell office:value-type="float" office:value="16">
            <text:p>16</text:p>
          </table:table-cell>
          <table:table-cell office:value-type="float" office:value="22744">
            <text:p>22744</text:p>
          </table:table-cell>
          <table:table-cell office:value-type="float" office:value="651579203">
            <text:p>651579203</text:p>
          </table:table-cell>
          <table:table-cell office:value-type="float" office:value="140172206">
            <text:p>140172206</text:p>
          </table:table-cell>
          <table:table-cell office:value-type="string">
            <text:p>metus.In@Curabituregestas.com</text:p>
          </table:table-cell>
          <table:table-cell table:style-name="ce3" office:value-type="float" office:value="0">
            <text:p>0</text:p>
          </table:table-cell>
          <table:table-cell office:value-type="string">
            <text:p>L.</text:p>
          </table:table-cell>
          <table:table-cell table:style-name="ce3" office:value-type="float" office:value="0">
            <text:p>0</text:p>
          </table:table-cell>
          <table:table-cell office:value-type="string">
            <text:p>Twin Falls</text:p>
          </table:table-cell>
          <table:table-cell table:number-columns-repeated="2" office:value-type="string">
            <text:p>FALSE</text:p>
          </table:table-cell>
          <table:table-cell office:value-type="string">
            <text:p>Declan Townsend Navarro</text:p>
          </table:table-cell>
          <table:table-cell office:value-type="float" office:value="140172206">
            <text:p>140172206</text:p>
          </table:table-cell>
          <table:table-cell office:value-type="string">
            <text:p>erat.eget@molestie.ca</text:p>
          </table:table-cell>
          <table:table-cell office:value-type="string">
            <text:p>Kim Nguyen Bishop</text:p>
          </table:table-cell>
          <table:table-cell office:value-type="float" office:value="140172206">
            <text:p>140172206</text:p>
          </table:table-cell>
          <table:table-cell office:value-type="string">
            <text:p>sodales@sedturpisnec.org</text:p>
          </table:table-cell>
          <table:table-cell office:value-type="date" office:date-value="2004-01-10">
            <text:p>10/01/2004</text:p>
          </table:table-cell>
          <table:table-cell/>
          <table:table-cell office:value-type="date" office:date-value="2011-02-17">
            <text:p>17/02/2011</text:p>
          </table:table-cell>
          <table:table-cell office:value-type="string">
            <text:p>T</text:p>
          </table:table-cell>
          <table:table-cell table:number-columns-repeated="976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Bryar</text:p>
          </table:table-cell>
          <table:table-cell office:value-type="string">
            <text:p>Morrow</text:p>
          </table:table-cell>
          <table:table-cell office:value-type="string">
            <text:p>Ewing</text:p>
          </table:table-cell>
          <table:table-cell office:value-type="string">
            <text:p>F</text:p>
          </table:table-cell>
          <table:table-cell table:style-name="ce4" office:value-type="date" office:date-value="1991-06-02">
            <text:p>02/06/91</text:p>
          </table:table-cell>
          <table:table-cell office:value-type="string">
            <text:p>25999605X</text:p>
          </table:table-cell>
          <table:table-cell/>
          <table:table-cell office:value-type="string">
            <text:p>FALSE</text:p>
          </table:table-cell>
          <table:table-cell office:value-type="string">
            <text:p>5170 Dolor St.</text:p>
          </table:table-cell>
          <table:table-cell office:value-type="float" office:value="5">
            <text:p>5</text:p>
          </table:table-cell>
          <table:table-cell/>
          <table:table-cell office:value-type="float" office:value="26">
            <text:p>26</text:p>
          </table:table-cell>
          <table:table-cell office:value-type="float" office:value="81567">
            <text:p>81567</text:p>
          </table:table-cell>
          <table:table-cell office:value-type="float" office:value="707240105">
            <text:p>707240105</text:p>
          </table:table-cell>
          <table:table-cell office:value-type="float" office:value="560784746">
            <text:p>560784746</text:p>
          </table:table-cell>
          <table:table-cell office:value-type="string">
            <text:p>nulla@ac.org</text:p>
          </table:table-cell>
          <table:table-cell table:style-name="ce3" office:value-type="float" office:value="0">
            <text:p>0</text:p>
          </table:table-cell>
          <table:table-cell office:value-type="string">
            <text:p>Humberside</text:p>
          </table:table-cell>
          <table:table-cell table:style-name="ce3" office:value-type="float" office:value="0">
            <text:p>0</text:p>
          </table:table-cell>
          <table:table-cell office:value-type="string">
            <text:p>Huntington Park</text:p>
          </table:table-cell>
          <table:table-cell table:number-columns-repeated="2" office:value-type="string">
            <text:p>FALSE</text:p>
          </table:table-cell>
          <table:table-cell office:value-type="string">
            <text:p>Murphy Hebert Hurley</text:p>
          </table:table-cell>
          <table:table-cell office:value-type="float" office:value="560784746">
            <text:p>560784746</text:p>
          </table:table-cell>
          <table:table-cell office:value-type="string">
            <text:p>eu.tellus@vitae.ca</text:p>
          </table:table-cell>
          <table:table-cell office:value-type="string">
            <text:p>Shaine Turner Cabrera</text:p>
          </table:table-cell>
          <table:table-cell office:value-type="float" office:value="560784746">
            <text:p>560784746</text:p>
          </table:table-cell>
          <table:table-cell office:value-type="string">
            <text:p>ipsum.Suspendisse@tellusAeneanegestas.edu</text:p>
          </table:table-cell>
          <table:table-cell office:value-type="date" office:date-value="2009-10-08">
            <text:p>08/10/2009</text:p>
          </table:table-cell>
          <table:table-cell/>
          <table:table-cell office:value-type="date" office:date-value="2011-02-02">
            <text:p>02/02/2011</text:p>
          </table:table-cell>
          <table:table-cell office:value-type="string">
            <text:p>C</text:p>
          </table:table-cell>
          <table:table-cell table:number-columns-repeated="976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Harding</text:p>
          </table:table-cell>
          <table:table-cell office:value-type="string">
            <text:p>Bradford</text:p>
          </table:table-cell>
          <table:table-cell office:value-type="string">
            <text:p>Gamble</text:p>
          </table:table-cell>
          <table:table-cell office:value-type="string">
            <text:p>M</text:p>
          </table:table-cell>
          <table:table-cell table:style-name="ce4" office:value-type="date" office:date-value="1995-08-21">
            <text:p>21/08/95</text:p>
          </table:table-cell>
          <table:table-cell office:value-type="string">
            <text:p>91480119B</text:p>
          </table:table-cell>
          <table:table-cell/>
          <table:table-cell office:value-type="string">
            <text:p>FALSE</text:p>
          </table:table-cell>
          <table:table-cell office:value-type="string">
            <text:p>815-340 Hendrerit St.</text:p>
          </table:table-cell>
          <table:table-cell office:value-type="float" office:value="10">
            <text:p>10</text:p>
          </table:table-cell>
          <table:table-cell/>
          <table:table-cell office:value-type="float" office:value="7">
            <text:p>7</text:p>
          </table:table-cell>
          <table:table-cell office:value-type="float" office:value="5670">
            <text:p>5670</text:p>
          </table:table-cell>
          <table:table-cell office:value-type="float" office:value="848412992">
            <text:p>848412992</text:p>
          </table:table-cell>
          <table:table-cell office:value-type="float" office:value="930837886">
            <text:p>930837886</text:p>
          </table:table-cell>
          <table:table-cell office:value-type="string">
            <text:p>ac@famesacturpis.edu</text:p>
          </table:table-cell>
          <table:table-cell table:style-name="ce3" office:value-type="float" office:value="0">
            <text:p>0</text:p>
          </table:table-cell>
          <table:table-cell office:value-type="string">
            <text:p>Peebles-shire</text:p>
          </table:table-cell>
          <table:table-cell table:style-name="ce3" office:value-type="float" office:value="0">
            <text:p>0</text:p>
          </table:table-cell>
          <table:table-cell office:value-type="string">
            <text:p>Homer</text:p>
          </table:table-cell>
          <table:table-cell table:number-columns-repeated="2" office:value-type="string">
            <text:p>FALSE</text:p>
          </table:table-cell>
          <table:table-cell office:value-type="string">
            <text:p>Brock Lynch Nolan</text:p>
          </table:table-cell>
          <table:table-cell office:value-type="float" office:value="930837886">
            <text:p>930837886</text:p>
          </table:table-cell>
          <table:table-cell office:value-type="string">
            <text:p>nec.urna.et@Suspendissecommodo.com</text:p>
          </table:table-cell>
          <table:table-cell office:value-type="string">
            <text:p>McKenzie Craig James</text:p>
          </table:table-cell>
          <table:table-cell office:value-type="float" office:value="930837886">
            <text:p>930837886</text:p>
          </table:table-cell>
          <table:table-cell office:value-type="string">
            <text:p>ipsum@Aliquamultrices.edu</text:p>
          </table:table-cell>
          <table:table-cell office:value-type="date" office:date-value="2002-05-13">
            <text:p>13/05/2002</text:p>
          </table:table-cell>
          <table:table-cell/>
          <table:table-cell office:value-type="date" office:date-value="2011-02-25">
            <text:p>25/02/2011</text:p>
          </table:table-cell>
          <table:table-cell office:value-type="string">
            <text:p>R</text:p>
          </table:table-cell>
          <table:table-cell table:number-columns-repeated="976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Yardley</text:p>
          </table:table-cell>
          <table:table-cell office:value-type="string">
            <text:p>Bruce</text:p>
          </table:table-cell>
          <table:table-cell office:value-type="string">
            <text:p>Hunter</text:p>
          </table:table-cell>
          <table:table-cell office:value-type="string">
            <text:p>M</text:p>
          </table:table-cell>
          <table:table-cell table:style-name="ce4" office:value-type="date" office:date-value="1997-03-30">
            <text:p>30/03/97</text:p>
          </table:table-cell>
          <table:table-cell office:value-type="string">
            <text:p>57190043I</text:p>
          </table:table-cell>
          <table:table-cell/>
          <table:table-cell office:value-type="string">
            <text:p>FALSE</text:p>
          </table:table-cell>
          <table:table-cell office:value-type="string">
            <text:p>Ap #718-3166 Dui Street</text:p>
          </table:table-cell>
          <table:table-cell office:value-type="float" office:value="8">
            <text:p>8</text:p>
          </table:table-cell>
          <table:table-cell/>
          <table:table-cell office:value-type="float" office:value="15">
            <text:p>15</text:p>
          </table:table-cell>
          <table:table-cell office:value-type="float" office:value="13501">
            <text:p>13501</text:p>
          </table:table-cell>
          <table:table-cell office:value-type="float" office:value="486002764">
            <text:p>486002764</text:p>
          </table:table-cell>
          <table:table-cell office:value-type="float" office:value="416327428">
            <text:p>416327428</text:p>
          </table:table-cell>
          <table:table-cell office:value-type="string">
            <text:p>enim.condimentum@netus.org</text:p>
          </table:table-cell>
          <table:table-cell table:style-name="ce3" office:value-type="float" office:value="0">
            <text:p>0</text:p>
          </table:table-cell>
          <table:table-cell office:value-type="string">
            <text:p>Saskatchewan</text:p>
          </table:table-cell>
          <table:table-cell table:style-name="ce3" office:value-type="float" office:value="0">
            <text:p>0</text:p>
          </table:table-cell>
          <table:table-cell office:value-type="string">
            <text:p>Agat</text:p>
          </table:table-cell>
          <table:table-cell table:number-columns-repeated="2" office:value-type="string">
            <text:p>FALSE</text:p>
          </table:table-cell>
          <table:table-cell office:value-type="string">
            <text:p>David Casey Good</text:p>
          </table:table-cell>
          <table:table-cell office:value-type="float" office:value="416327428">
            <text:p>416327428</text:p>
          </table:table-cell>
          <table:table-cell office:value-type="string">
            <text:p>penatibus.et.magnis@Etiamligula.org</text:p>
          </table:table-cell>
          <table:table-cell office:value-type="string">
            <text:p>Martha Nunez Gutierrez</text:p>
          </table:table-cell>
          <table:table-cell office:value-type="float" office:value="416327428">
            <text:p>416327428</text:p>
          </table:table-cell>
          <table:table-cell office:value-type="string">
            <text:p>nec.malesuada.ut@etultrices.edu</text:p>
          </table:table-cell>
          <table:table-cell office:value-type="date" office:date-value="2008-06-30">
            <text:p>30/06/2008</text:p>
          </table:table-cell>
          <table:table-cell/>
          <table:table-cell office:value-type="date" office:date-value="2010-09-20">
            <text:p>20/09/2010</text:p>
          </table:table-cell>
          <table:table-cell office:value-type="string">
            <text:p>T</text:p>
          </table:table-cell>
          <table:table-cell table:number-columns-repeated="976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Josiah</text:p>
          </table:table-cell>
          <table:table-cell office:value-type="string">
            <text:p>Taylor</text:p>
          </table:table-cell>
          <table:table-cell office:value-type="string">
            <text:p>Garrison</text:p>
          </table:table-cell>
          <table:table-cell office:value-type="string">
            <text:p>F</text:p>
          </table:table-cell>
          <table:table-cell table:style-name="ce4" office:value-type="date" office:date-value="1995-03-29">
            <text:p>29/03/95</text:p>
          </table:table-cell>
          <table:table-cell office:value-type="string">
            <text:p>12729876J</text:p>
          </table:table-cell>
          <table:table-cell/>
          <table:table-cell office:value-type="string">
            <text:p>FALSE</text:p>
          </table:table-cell>
          <table:table-cell office:value-type="string">
            <text:p>Ap #886-3304 Dictum Av.</text:p>
          </table:table-cell>
          <table:table-cell office:value-type="float" office:value="10">
            <text:p>10</text:p>
          </table:table-cell>
          <table:table-cell/>
          <table:table-cell office:value-type="float" office:value="13">
            <text:p>13</text:p>
          </table:table-cell>
          <table:table-cell office:value-type="float" office:value="1066">
            <text:p>1066</text:p>
          </table:table-cell>
          <table:table-cell office:value-type="float" office:value="240372738">
            <text:p>240372738</text:p>
          </table:table-cell>
          <table:table-cell office:value-type="float" office:value="548548071">
            <text:p>548548071</text:p>
          </table:table-cell>
          <table:table-cell office:value-type="string">
            <text:p>sem.magna@ipsumSuspendisse.com</text:p>
          </table:table-cell>
          <table:table-cell table:style-name="ce3" office:value-type="float" office:value="0">
            <text:p>0</text:p>
          </table:table-cell>
          <table:table-cell office:value-type="string">
            <text:p>SRY</text:p>
          </table:table-cell>
          <table:table-cell table:style-name="ce3" office:value-type="float" office:value="0">
            <text:p>0</text:p>
          </table:table-cell>
          <table:table-cell office:value-type="string">
            <text:p>Dover</text:p>
          </table:table-cell>
          <table:table-cell table:number-columns-repeated="2" office:value-type="string">
            <text:p>FALSE</text:p>
          </table:table-cell>
          <table:table-cell office:value-type="string">
            <text:p>Dillon Wiggins Mooney</text:p>
          </table:table-cell>
          <table:table-cell office:value-type="float" office:value="548548071">
            <text:p>548548071</text:p>
          </table:table-cell>
          <table:table-cell office:value-type="string">
            <text:p>Vivamus@risusvarius.com</text:p>
          </table:table-cell>
          <table:table-cell office:value-type="string">
            <text:p>Justine Barker Foreman</text:p>
          </table:table-cell>
          <table:table-cell office:value-type="float" office:value="548548071">
            <text:p>548548071</text:p>
          </table:table-cell>
          <table:table-cell office:value-type="string">
            <text:p>porttitor@Etiam.com</text:p>
          </table:table-cell>
          <table:table-cell office:value-type="date" office:date-value="2007-02-02">
            <text:p>02/02/2007</text:p>
          </table:table-cell>
          <table:table-cell/>
          <table:table-cell office:value-type="date" office:date-value="2010-11-01">
            <text:p>01/11/2010</text:p>
          </table:table-cell>
          <table:table-cell office:value-type="string">
            <text:p>R</text:p>
          </table:table-cell>
          <table:table-cell table:number-columns-repeated="976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Jaquelyn</text:p>
          </table:table-cell>
          <table:table-cell office:value-type="string">
            <text:p>Bush</text:p>
          </table:table-cell>
          <table:table-cell office:value-type="string">
            <text:p>Melton</text:p>
          </table:table-cell>
          <table:table-cell office:value-type="string">
            <text:p>M</text:p>
          </table:table-cell>
          <table:table-cell table:style-name="ce4" office:value-type="date" office:date-value="1990-09-27">
            <text:p>27/09/90</text:p>
          </table:table-cell>
          <table:table-cell office:value-type="string">
            <text:p>19579371V</text:p>
          </table:table-cell>
          <table:table-cell/>
          <table:table-cell office:value-type="string">
            <text:p>FALSE</text:p>
          </table:table-cell>
          <table:table-cell office:value-type="string">
            <text:p>P.O. Box 300, 7522 Non Avenue</text:p>
          </table:table-cell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  <table:table-cell office:value-type="float" office:value="39418">
            <text:p>39418</text:p>
          </table:table-cell>
          <table:table-cell office:value-type="float" office:value="818447088">
            <text:p>818447088</text:p>
          </table:table-cell>
          <table:table-cell office:value-type="float" office:value="635834508">
            <text:p>635834508</text:p>
          </table:table-cell>
          <table:table-cell office:value-type="string">
            <text:p>tempor@Aliquamvulputate.edu</text:p>
          </table:table-cell>
          <table:table-cell table:style-name="ce3" office:value-type="float" office:value="0">
            <text:p>0</text:p>
          </table:table-cell>
          <table:table-cell office:value-type="string">
            <text:p>Maine</text:p>
          </table:table-cell>
          <table:table-cell table:style-name="ce3" office:value-type="float" office:value="0">
            <text:p>0</text:p>
          </table:table-cell>
          <table:table-cell office:value-type="string">
            <text:p>Littleton</text:p>
          </table:table-cell>
          <table:table-cell table:number-columns-repeated="2" office:value-type="string">
            <text:p>FALSE</text:p>
          </table:table-cell>
          <table:table-cell office:value-type="string">
            <text:p>Otto Crawford Cooley</text:p>
          </table:table-cell>
          <table:table-cell office:value-type="float" office:value="635834508">
            <text:p>635834508</text:p>
          </table:table-cell>
          <table:table-cell office:value-type="string">
            <text:p>sociis@dictumcursusNunc.edu</text:p>
          </table:table-cell>
          <table:table-cell office:value-type="string">
            <text:p>Nomlanga Munoz Fry</text:p>
          </table:table-cell>
          <table:table-cell office:value-type="float" office:value="635834508">
            <text:p>635834508</text:p>
          </table:table-cell>
          <table:table-cell office:value-type="string">
            <text:p>sit.amet.ultricies@elementumat.ca</text:p>
          </table:table-cell>
          <table:table-cell office:value-type="date" office:date-value="2005-01-05">
            <text:p>05/01/2005</text:p>
          </table:table-cell>
          <table:table-cell/>
          <table:table-cell office:value-type="date" office:date-value="2010-06-23">
            <text:p>23/06/2010</text:p>
          </table:table-cell>
          <table:table-cell office:value-type="string">
            <text:p>R</text:p>
          </table:table-cell>
          <table:table-cell table:number-columns-repeated="976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Sean</text:p>
          </table:table-cell>
          <table:table-cell office:value-type="string">
            <text:p>Chase</text:p>
          </table:table-cell>
          <table:table-cell office:value-type="string">
            <text:p>Gill</text:p>
          </table:table-cell>
          <table:table-cell office:value-type="string">
            <text:p>M</text:p>
          </table:table-cell>
          <table:table-cell table:style-name="ce4" office:value-type="date" office:date-value="1999-01-31">
            <text:p>31/01/99</text:p>
          </table:table-cell>
          <table:table-cell office:value-type="string">
            <text:p>53929377D</text:p>
          </table:table-cell>
          <table:table-cell/>
          <table:table-cell office:value-type="string">
            <text:p>FALSE</text:p>
          </table:table-cell>
          <table:table-cell office:value-type="string">
            <text:p>Ap #671-5645 Ante Avenue</text:p>
          </table:table-cell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85156">
            <text:p>85156</text:p>
          </table:table-cell>
          <table:table-cell office:value-type="float" office:value="559321598">
            <text:p>559321598</text:p>
          </table:table-cell>
          <table:table-cell office:value-type="float" office:value="251955664">
            <text:p>251955664</text:p>
          </table:table-cell>
          <table:table-cell office:value-type="string">
            <text:p>ultricies.ornare@estNuncullamcorper.ca</text:p>
          </table:table-cell>
          <table:table-cell table:style-name="ce3" office:value-type="float" office:value="0">
            <text:p>0</text:p>
          </table:table-cell>
          <table:table-cell office:value-type="string">
            <text:p>Massachusetts</text:p>
          </table:table-cell>
          <table:table-cell table:style-name="ce3" office:value-type="float" office:value="0">
            <text:p>0</text:p>
          </table:table-cell>
          <table:table-cell office:value-type="string">
            <text:p>Laramie</text:p>
          </table:table-cell>
          <table:table-cell table:number-columns-repeated="2" office:value-type="string">
            <text:p>FALSE</text:p>
          </table:table-cell>
          <table:table-cell office:value-type="string">
            <text:p>Allistair Donaldson Riley</text:p>
          </table:table-cell>
          <table:table-cell office:value-type="float" office:value="251955664">
            <text:p>251955664</text:p>
          </table:table-cell>
          <table:table-cell office:value-type="string">
            <text:p>rutrum.justo@faucibusut.com</text:p>
          </table:table-cell>
          <table:table-cell office:value-type="string">
            <text:p>Latifah Grant Fletcher</text:p>
          </table:table-cell>
          <table:table-cell office:value-type="float" office:value="251955664">
            <text:p>251955664</text:p>
          </table:table-cell>
          <table:table-cell office:value-type="string">
            <text:p>amet.metus@utodiovel.org</text:p>
          </table:table-cell>
          <table:table-cell office:value-type="date" office:date-value="2008-05-16">
            <text:p>16/05/2008</text:p>
          </table:table-cell>
          <table:table-cell/>
          <table:table-cell office:value-type="date" office:date-value="2011-02-24">
            <text:p>24/02/2011</text:p>
          </table:table-cell>
          <table:table-cell office:value-type="string">
            <text:p>M</text:p>
          </table:table-cell>
          <table:table-cell table:number-columns-repeated="976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Jermaine</text:p>
          </table:table-cell>
          <table:table-cell office:value-type="string">
            <text:p>Lara</text:p>
          </table:table-cell>
          <table:table-cell office:value-type="string">
            <text:p>Molina</text:p>
          </table:table-cell>
          <table:table-cell office:value-type="string">
            <text:p>M</text:p>
          </table:table-cell>
          <table:table-cell table:style-name="ce4" office:value-type="date" office:date-value="2004-11-14">
            <text:p>14/11/04</text:p>
          </table:table-cell>
          <table:table-cell office:value-type="string">
            <text:p>48585868W</text:p>
          </table:table-cell>
          <table:table-cell/>
          <table:table-cell office:value-type="string">
            <text:p>FALSE</text:p>
          </table:table-cell>
          <table:table-cell office:value-type="string">
            <text:p>Ap #680-1226 Fringilla Av.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office:value-type="float" office:value="94778">
            <text:p>94778</text:p>
          </table:table-cell>
          <table:table-cell office:value-type="float" office:value="975877631">
            <text:p>975877631</text:p>
          </table:table-cell>
          <table:table-cell office:value-type="float" office:value="308502373">
            <text:p>308502373</text:p>
          </table:table-cell>
          <table:table-cell office:value-type="string">
            <text:p>molestie.orci.tincidunt@loremfringillaornare.edu</text:p>
          </table:table-cell>
          <table:table-cell table:style-name="ce3" office:value-type="float" office:value="0">
            <text:p>0</text:p>
          </table:table-cell>
          <table:table-cell office:value-type="string">
            <text:p>NB</text:p>
          </table:table-cell>
          <table:table-cell table:style-name="ce3" office:value-type="float" office:value="0">
            <text:p>0</text:p>
          </table:table-cell>
          <table:table-cell office:value-type="string">
            <text:p>Nevada City</text:p>
          </table:table-cell>
          <table:table-cell table:number-columns-repeated="2" office:value-type="string">
            <text:p>FALSE</text:p>
          </table:table-cell>
          <table:table-cell office:value-type="string">
            <text:p>Brenden Petty Atkins</text:p>
          </table:table-cell>
          <table:table-cell office:value-type="float" office:value="308502373">
            <text:p>308502373</text:p>
          </table:table-cell>
          <table:table-cell office:value-type="string">
            <text:p>Nam@sociisnatoquepenatibus.org</text:p>
          </table:table-cell>
          <table:table-cell office:value-type="string">
            <text:p>Mari Kane Reynolds</text:p>
          </table:table-cell>
          <table:table-cell office:value-type="float" office:value="308502373">
            <text:p>308502373</text:p>
          </table:table-cell>
          <table:table-cell office:value-type="string">
            <text:p>urna@ami.com</text:p>
          </table:table-cell>
          <table:table-cell office:value-type="date" office:date-value="2003-06-23">
            <text:p>23/06/2003</text:p>
          </table:table-cell>
          <table:table-cell/>
          <table:table-cell office:value-type="date" office:date-value="2010-12-15">
            <text:p>15/12/2010</text:p>
          </table:table-cell>
          <table:table-cell office:value-type="string">
            <text:p>M</text:p>
          </table:table-cell>
          <table:table-cell table:number-columns-repeated="976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Fiona</text:p>
          </table:table-cell>
          <table:table-cell office:value-type="string">
            <text:p>Young</text:p>
          </table:table-cell>
          <table:table-cell office:value-type="string">
            <text:p>Hurst</text:p>
          </table:table-cell>
          <table:table-cell office:value-type="string">
            <text:p>M</text:p>
          </table:table-cell>
          <table:table-cell table:style-name="ce4" office:value-type="date" office:date-value="1998-02-05">
            <text:p>05/02/98</text:p>
          </table:table-cell>
          <table:table-cell office:value-type="string">
            <text:p>05059334A</text:p>
          </table:table-cell>
          <table:table-cell/>
          <table:table-cell office:value-type="string">
            <text:p>FALSE</text:p>
          </table:table-cell>
          <table:table-cell office:value-type="string">
            <text:p>P.O. Box 703, 342 Donec Street</text:p>
          </table:table-cell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office:value-type="float" office:value="37610">
            <text:p>37610</text:p>
          </table:table-cell>
          <table:table-cell office:value-type="float" office:value="446563528">
            <text:p>446563528</text:p>
          </table:table-cell>
          <table:table-cell office:value-type="float" office:value="95853542">
            <text:p>95853542</text:p>
          </table:table-cell>
          <table:table-cell office:value-type="string">
            <text:p>adipiscing.non.luctus@enimnectempus.org</text:p>
          </table:table-cell>
          <table:table-cell table:style-name="ce3" office:value-type="float" office:value="0">
            <text:p>0</text:p>
          </table:table-cell>
          <table:table-cell office:value-type="string">
            <text:p>Noord Holland</text:p>
          </table:table-cell>
          <table:table-cell table:style-name="ce3" office:value-type="float" office:value="0">
            <text:p>0</text:p>
          </table:table-cell>
          <table:table-cell office:value-type="string">
            <text:p>Rensselaer</text:p>
          </table:table-cell>
          <table:table-cell table:number-columns-repeated="2" office:value-type="string">
            <text:p>FALSE</text:p>
          </table:table-cell>
          <table:table-cell office:value-type="string">
            <text:p>Herman Horn Richards</text:p>
          </table:table-cell>
          <table:table-cell office:value-type="float" office:value="95853542">
            <text:p>95853542</text:p>
          </table:table-cell>
          <table:table-cell office:value-type="string">
            <text:p>pellentesque@gravidamaurisut.edu</text:p>
          </table:table-cell>
          <table:table-cell office:value-type="string">
            <text:p>Cassidy Bond Walter</text:p>
          </table:table-cell>
          <table:table-cell office:value-type="float" office:value="95853542">
            <text:p>95853542</text:p>
          </table:table-cell>
          <table:table-cell office:value-type="string">
            <text:p>sit.amet.faucibus@fermentumarcu.com</text:p>
          </table:table-cell>
          <table:table-cell office:value-type="date" office:date-value="2003-01-20">
            <text:p>20/01/2003</text:p>
          </table:table-cell>
          <table:table-cell/>
          <table:table-cell office:value-type="date" office:date-value="2011-02-24">
            <text:p>24/02/2011</text:p>
          </table:table-cell>
          <table:table-cell office:value-type="string">
            <text:p>P</text:p>
          </table:table-cell>
          <table:table-cell table:number-columns-repeated="976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Sasha</text:p>
          </table:table-cell>
          <table:table-cell office:value-type="string">
            <text:p>Boyle</text:p>
          </table:table-cell>
          <table:table-cell office:value-type="string">
            <text:p>Robbins</text:p>
          </table:table-cell>
          <table:table-cell office:value-type="string">
            <text:p>M</text:p>
          </table:table-cell>
          <table:table-cell table:style-name="ce4" office:value-type="date" office:date-value="2001-07-03">
            <text:p>03/07/01</text:p>
          </table:table-cell>
          <table:table-cell office:value-type="string">
            <text:p>71208917N</text:p>
          </table:table-cell>
          <table:table-cell/>
          <table:table-cell office:value-type="string">
            <text:p>FALSE</text:p>
          </table:table-cell>
          <table:table-cell office:value-type="string">
            <text:p>P.O. Box 634, 1186 Aliquet Av.</text:p>
          </table:table-cell>
          <table:table-cell office:value-type="float" office:value="7">
            <text:p>7</text:p>
          </table:table-cell>
          <table:table-cell/>
          <table:table-cell office:value-type="float" office:value="29">
            <text:p>29</text:p>
          </table:table-cell>
          <table:table-cell office:value-type="float" office:value="96483">
            <text:p>96483</text:p>
          </table:table-cell>
          <table:table-cell office:value-type="float" office:value="887221942">
            <text:p>887221942</text:p>
          </table:table-cell>
          <table:table-cell office:value-type="float" office:value="433937377">
            <text:p>433937377</text:p>
          </table:table-cell>
          <table:table-cell office:value-type="string">
            <text:p>augue@adui.org</text:p>
          </table:table-cell>
          <table:table-cell table:style-name="ce3" office:value-type="float" office:value="0">
            <text:p>0</text:p>
          </table:table-cell>
          <table:table-cell office:value-type="string">
            <text:p>MER</text:p>
          </table:table-cell>
          <table:table-cell table:style-name="ce3" office:value-type="float" office:value="0">
            <text:p>0</text:p>
          </table:table-cell>
          <table:table-cell office:value-type="string">
            <text:p>Mayagüez</text:p>
          </table:table-cell>
          <table:table-cell table:number-columns-repeated="2" office:value-type="string">
            <text:p>FALSE</text:p>
          </table:table-cell>
          <table:table-cell office:value-type="string">
            <text:p>Cole Waters Lawrence</text:p>
          </table:table-cell>
          <table:table-cell office:value-type="float" office:value="433937377">
            <text:p>433937377</text:p>
          </table:table-cell>
          <table:table-cell office:value-type="string">
            <text:p>vitae.orci@egestasrhoncusProin.com</text:p>
          </table:table-cell>
          <table:table-cell office:value-type="string">
            <text:p>Scarlett Grant Harris</text:p>
          </table:table-cell>
          <table:table-cell office:value-type="float" office:value="433937377">
            <text:p>433937377</text:p>
          </table:table-cell>
          <table:table-cell office:value-type="string">
            <text:p>libero.est.congue@mauriselit.edu</text:p>
          </table:table-cell>
          <table:table-cell office:value-type="date" office:date-value="2009-02-10">
            <text:p>10/02/2009</text:p>
          </table:table-cell>
          <table:table-cell/>
          <table:table-cell office:value-type="date" office:date-value="2010-07-02">
            <text:p>02/07/2010</text:p>
          </table:table-cell>
          <table:table-cell office:value-type="string">
            <text:p>R</text:p>
          </table:table-cell>
          <table:table-cell table:number-columns-repeated="976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Denton</text:p>
          </table:table-cell>
          <table:table-cell office:value-type="string">
            <text:p>Golden</text:p>
          </table:table-cell>
          <table:table-cell office:value-type="string">
            <text:p>Beasley</text:p>
          </table:table-cell>
          <table:table-cell office:value-type="string">
            <text:p>M</text:p>
          </table:table-cell>
          <table:table-cell table:style-name="ce4" office:value-type="date" office:date-value="2000-09-21">
            <text:p>21/09/00</text:p>
          </table:table-cell>
          <table:table-cell office:value-type="string">
            <text:p>53973626M</text:p>
          </table:table-cell>
          <table:table-cell/>
          <table:table-cell office:value-type="string">
            <text:p>FALSE</text:p>
          </table:table-cell>
          <table:table-cell office:value-type="string">
            <text:p>537-5961 A, St.</text:p>
          </table:table-cell>
          <table:table-cell office:value-type="float" office:value="8">
            <text:p>8</text:p>
          </table:table-cell>
          <table:table-cell/>
          <table:table-cell office:value-type="float" office:value="18">
            <text:p>18</text:p>
          </table:table-cell>
          <table:table-cell office:value-type="float" office:value="54329">
            <text:p>54329</text:p>
          </table:table-cell>
          <table:table-cell office:value-type="float" office:value="22552135">
            <text:p>22552135</text:p>
          </table:table-cell>
          <table:table-cell office:value-type="float" office:value="42022297">
            <text:p>42022297</text:p>
          </table:table-cell>
          <table:table-cell office:value-type="string">
            <text:p>ligula.Aenean@faucibusutnulla.com</text:p>
          </table:table-cell>
          <table:table-cell table:style-name="ce3" office:value-type="float" office:value="0">
            <text:p>0</text:p>
          </table:table-cell>
          <table:table-cell office:value-type="string">
            <text:p>MO</text:p>
          </table:table-cell>
          <table:table-cell table:style-name="ce3" office:value-type="float" office:value="0">
            <text:p>0</text:p>
          </table:table-cell>
          <table:table-cell office:value-type="string">
            <text:p>Covington</text:p>
          </table:table-cell>
          <table:table-cell table:number-columns-repeated="2" office:value-type="string">
            <text:p>FALSE</text:p>
          </table:table-cell>
          <table:table-cell office:value-type="string">
            <text:p>Amos Bolton Hooper</text:p>
          </table:table-cell>
          <table:table-cell office:value-type="float" office:value="42022297">
            <text:p>42022297</text:p>
          </table:table-cell>
          <table:table-cell office:value-type="string">
            <text:p>in.molestie@ad.ca</text:p>
          </table:table-cell>
          <table:table-cell office:value-type="string">
            <text:p>Kirby Holcomb Phillips</text:p>
          </table:table-cell>
          <table:table-cell office:value-type="float" office:value="42022297">
            <text:p>42022297</text:p>
          </table:table-cell>
          <table:table-cell office:value-type="string">
            <text:p>egestas@acmattis.edu</text:p>
          </table:table-cell>
          <table:table-cell office:value-type="date" office:date-value="2003-04-17">
            <text:p>17/04/2003</text:p>
          </table:table-cell>
          <table:table-cell/>
          <table:table-cell office:value-type="date" office:date-value="2010-09-06">
            <text:p>06/09/2010</text:p>
          </table:table-cell>
          <table:table-cell office:value-type="string">
            <text:p>R</text:p>
          </table:table-cell>
          <table:table-cell table:number-columns-repeated="976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Olympia</text:p>
          </table:table-cell>
          <table:table-cell office:value-type="string">
            <text:p>Bryan</text:p>
          </table:table-cell>
          <table:table-cell office:value-type="string">
            <text:p>Oconnor</text:p>
          </table:table-cell>
          <table:table-cell office:value-type="string">
            <text:p>M</text:p>
          </table:table-cell>
          <table:table-cell table:style-name="ce4" office:value-type="date" office:date-value="2001-01-16">
            <text:p>16/01/01</text:p>
          </table:table-cell>
          <table:table-cell office:value-type="string">
            <text:p>69275628C</text:p>
          </table:table-cell>
          <table:table-cell/>
          <table:table-cell office:value-type="string">
            <text:p>FALSE</text:p>
          </table:table-cell>
          <table:table-cell office:value-type="string">
            <text:p>8794 Tempus, St.</text:p>
          </table:table-cell>
          <table:table-cell office:value-type="float" office:value="4">
            <text:p>4</text:p>
          </table:table-cell>
          <table:table-cell/>
          <table:table-cell office:value-type="float" office:value="12">
            <text:p>12</text:p>
          </table:table-cell>
          <table:table-cell office:value-type="float" office:value="47699">
            <text:p>47699</text:p>
          </table:table-cell>
          <table:table-cell office:value-type="float" office:value="475966901">
            <text:p>475966901</text:p>
          </table:table-cell>
          <table:table-cell office:value-type="float" office:value="443326053">
            <text:p>443326053</text:p>
          </table:table-cell>
          <table:table-cell office:value-type="string">
            <text:p>Donec.egestas@auctorMauris.ca</text:p>
          </table:table-cell>
          <table:table-cell table:style-name="ce3" office:value-type="float" office:value="0">
            <text:p>0</text:p>
          </table:table-cell>
          <table:table-cell office:value-type="string">
            <text:p>AK</text:p>
          </table:table-cell>
          <table:table-cell table:style-name="ce3" office:value-type="float" office:value="0">
            <text:p>0</text:p>
          </table:table-cell>
          <table:table-cell office:value-type="string">
            <text:p>Needham</text:p>
          </table:table-cell>
          <table:table-cell table:number-columns-repeated="2" office:value-type="string">
            <text:p>FALSE</text:p>
          </table:table-cell>
          <table:table-cell office:value-type="string">
            <text:p>Jameson Decker Gentry</text:p>
          </table:table-cell>
          <table:table-cell office:value-type="float" office:value="443326053">
            <text:p>443326053</text:p>
          </table:table-cell>
          <table:table-cell office:value-type="string">
            <text:p>Phasellus@rutrumnon.com</text:p>
          </table:table-cell>
          <table:table-cell office:value-type="string">
            <text:p>Galena Torres Donaldson</text:p>
          </table:table-cell>
          <table:table-cell office:value-type="float" office:value="443326053">
            <text:p>443326053</text:p>
          </table:table-cell>
          <table:table-cell office:value-type="string">
            <text:p>dolor@egetvolutpatornare.edu</text:p>
          </table:table-cell>
          <table:table-cell office:value-type="date" office:date-value="2008-11-12">
            <text:p>12/11/2008</text:p>
          </table:table-cell>
          <table:table-cell/>
          <table:table-cell office:value-type="date" office:date-value="2010-08-07">
            <text:p>07/08/2010</text:p>
          </table:table-cell>
          <table:table-cell office:value-type="string">
            <text:p>C</text:p>
          </table:table-cell>
          <table:table-cell table:number-columns-repeated="976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Ina</text:p>
          </table:table-cell>
          <table:table-cell office:value-type="string">
            <text:p>Richardson</text:p>
          </table:table-cell>
          <table:table-cell office:value-type="string">
            <text:p>Patrick</text:p>
          </table:table-cell>
          <table:table-cell office:value-type="string">
            <text:p>F</text:p>
          </table:table-cell>
          <table:table-cell table:style-name="ce4" office:value-type="date" office:date-value="1993-04-28">
            <text:p>28/04/93</text:p>
          </table:table-cell>
          <table:table-cell office:value-type="string">
            <text:p>71883143E</text:p>
          </table:table-cell>
          <table:table-cell/>
          <table:table-cell office:value-type="string">
            <text:p>FALSE</text:p>
          </table:table-cell>
          <table:table-cell office:value-type="string">
            <text:p>Ap #391-139 Nisl. Rd.</text:p>
          </table:table-cell>
          <table:table-cell office:value-type="float" office:value="7">
            <text:p>7</text:p>
          </table:table-cell>
          <table:table-cell/>
          <table:table-cell office:value-type="float" office:value="19">
            <text:p>19</text:p>
          </table:table-cell>
          <table:table-cell office:value-type="float" office:value="17583">
            <text:p>17583</text:p>
          </table:table-cell>
          <table:table-cell office:value-type="float" office:value="670522852">
            <text:p>670522852</text:p>
          </table:table-cell>
          <table:table-cell office:value-type="float" office:value="185841122">
            <text:p>185841122</text:p>
          </table:table-cell>
          <table:table-cell office:value-type="string">
            <text:p>adipiscing.elit@a.org</text:p>
          </table:table-cell>
          <table:table-cell table:style-name="ce3" office:value-type="float" office:value="0">
            <text:p>0</text:p>
          </table:table-cell>
          <table:table-cell office:value-type="string">
            <text:p>WI</text:p>
          </table:table-cell>
          <table:table-cell table:style-name="ce3" office:value-type="float" office:value="0">
            <text:p>0</text:p>
          </table:table-cell>
          <table:table-cell office:value-type="string">
            <text:p>Providence</text:p>
          </table:table-cell>
          <table:table-cell table:number-columns-repeated="2" office:value-type="string">
            <text:p>FALSE</text:p>
          </table:table-cell>
          <table:table-cell office:value-type="string">
            <text:p>Yoshio Chapman Wilcox</text:p>
          </table:table-cell>
          <table:table-cell office:value-type="float" office:value="185841122">
            <text:p>185841122</text:p>
          </table:table-cell>
          <table:table-cell office:value-type="string">
            <text:p>at.arcu@nequetellus.com</text:p>
          </table:table-cell>
          <table:table-cell office:value-type="string">
            <text:p>Reagan Norton Shannon</text:p>
          </table:table-cell>
          <table:table-cell office:value-type="float" office:value="185841122">
            <text:p>185841122</text:p>
          </table:table-cell>
          <table:table-cell office:value-type="string">
            <text:p>ac.mattis@luctusvulputate.edu</text:p>
          </table:table-cell>
          <table:table-cell office:value-type="date" office:date-value="2009-09-23">
            <text:p>23/09/2009</text:p>
          </table:table-cell>
          <table:table-cell/>
          <table:table-cell office:value-type="date" office:date-value="2010-06-24">
            <text:p>24/06/2010</text:p>
          </table:table-cell>
          <table:table-cell office:value-type="string">
            <text:p>R</text:p>
          </table:table-cell>
          <table:table-cell table:number-columns-repeated="976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Joseph</text:p>
          </table:table-cell>
          <table:table-cell office:value-type="string">
            <text:p>Walls</text:p>
          </table:table-cell>
          <table:table-cell office:value-type="string">
            <text:p>Tucker</text:p>
          </table:table-cell>
          <table:table-cell office:value-type="string">
            <text:p>F</text:p>
          </table:table-cell>
          <table:table-cell table:style-name="ce4" office:value-type="date" office:date-value="2002-07-03">
            <text:p>03/07/02</text:p>
          </table:table-cell>
          <table:table-cell office:value-type="string">
            <text:p>47931273L</text:p>
          </table:table-cell>
          <table:table-cell/>
          <table:table-cell office:value-type="string">
            <text:p>FALSE</text:p>
          </table:table-cell>
          <table:table-cell office:value-type="string">
            <text:p>146-2048 Morbi Rd.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83850">
            <text:p>83850</text:p>
          </table:table-cell>
          <table:table-cell office:value-type="float" office:value="241043020">
            <text:p>241043020</text:p>
          </table:table-cell>
          <table:table-cell office:value-type="float" office:value="669491832">
            <text:p>669491832</text:p>
          </table:table-cell>
          <table:table-cell office:value-type="string">
            <text:p>sapien.imperdiet@Morbi.ca</text:p>
          </table:table-cell>
          <table:table-cell table:style-name="ce3" office:value-type="float" office:value="0">
            <text:p>0</text:p>
          </table:table-cell>
          <table:table-cell office:value-type="string">
            <text:p>MS</text:p>
          </table:table-cell>
          <table:table-cell table:style-name="ce3" office:value-type="float" office:value="0">
            <text:p>0</text:p>
          </table:table-cell>
          <table:table-cell office:value-type="string">
            <text:p>Laurel</text:p>
          </table:table-cell>
          <table:table-cell table:number-columns-repeated="2" office:value-type="string">
            <text:p>FALSE</text:p>
          </table:table-cell>
          <table:table-cell office:value-type="string">
            <text:p>Ira Keith Mcintosh</text:p>
          </table:table-cell>
          <table:table-cell office:value-type="float" office:value="669491832">
            <text:p>669491832</text:p>
          </table:table-cell>
          <table:table-cell office:value-type="string">
            <text:p>in.cursus.et@Aenean.org</text:p>
          </table:table-cell>
          <table:table-cell office:value-type="string">
            <text:p>Savannah Goff Cameron</text:p>
          </table:table-cell>
          <table:table-cell office:value-type="float" office:value="669491832">
            <text:p>669491832</text:p>
          </table:table-cell>
          <table:table-cell office:value-type="string">
            <text:p>feugiat.Sed@turpisvitae.org</text:p>
          </table:table-cell>
          <table:table-cell office:value-type="date" office:date-value="2004-10-06">
            <text:p>06/10/2004</text:p>
          </table:table-cell>
          <table:table-cell/>
          <table:table-cell office:value-type="date" office:date-value="2010-05-08">
            <text:p>08/05/2010</text:p>
          </table:table-cell>
          <table:table-cell office:value-type="string">
            <text:p>C</text:p>
          </table:table-cell>
          <table:table-cell table:number-columns-repeated="976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Yuri</text:p>
          </table:table-cell>
          <table:table-cell office:value-type="string">
            <text:p>Cleveland</text:p>
          </table:table-cell>
          <table:table-cell office:value-type="string">
            <text:p>Tyson</text:p>
          </table:table-cell>
          <table:table-cell office:value-type="string">
            <text:p>F</text:p>
          </table:table-cell>
          <table:table-cell table:style-name="ce4" office:value-type="date" office:date-value="1997-10-11">
            <text:p>11/10/97</text:p>
          </table:table-cell>
          <table:table-cell office:value-type="string">
            <text:p>49048949V</text:p>
          </table:table-cell>
          <table:table-cell/>
          <table:table-cell office:value-type="string">
            <text:p>FALSE</text:p>
          </table:table-cell>
          <table:table-cell office:value-type="string">
            <text:p>Ap #208-3491 Eget, St.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85663">
            <text:p>85663</text:p>
          </table:table-cell>
          <table:table-cell office:value-type="float" office:value="338183766">
            <text:p>338183766</text:p>
          </table:table-cell>
          <table:table-cell office:value-type="float" office:value="32354089">
            <text:p>32354089</text:p>
          </table:table-cell>
          <table:table-cell office:value-type="string">
            <text:p>sed@metusVivamuseuismod.edu</text:p>
          </table:table-cell>
          <table:table-cell table:style-name="ce3" office:value-type="float" office:value="0">
            <text:p>0</text:p>
          </table:table-cell>
          <table:table-cell office:value-type="string">
            <text:p>WAT</text:p>
          </table:table-cell>
          <table:table-cell table:style-name="ce3" office:value-type="float" office:value="0">
            <text:p>0</text:p>
          </table:table-cell>
          <table:table-cell office:value-type="string">
            <text:p>Kansas City</text:p>
          </table:table-cell>
          <table:table-cell table:number-columns-repeated="2" office:value-type="string">
            <text:p>FALSE</text:p>
          </table:table-cell>
          <table:table-cell office:value-type="string">
            <text:p>Gary Harrison Hull</text:p>
          </table:table-cell>
          <table:table-cell office:value-type="float" office:value="32354089">
            <text:p>32354089</text:p>
          </table:table-cell>
          <table:table-cell office:value-type="string">
            <text:p>enim@hendrerit.com</text:p>
          </table:table-cell>
          <table:table-cell office:value-type="string">
            <text:p>Wendy Alford Booker</text:p>
          </table:table-cell>
          <table:table-cell office:value-type="float" office:value="32354089">
            <text:p>32354089</text:p>
          </table:table-cell>
          <table:table-cell office:value-type="string">
            <text:p>nisi.a.odio@et.edu</text:p>
          </table:table-cell>
          <table:table-cell office:value-type="date" office:date-value="2006-07-30">
            <text:p>30/07/2006</text:p>
          </table:table-cell>
          <table:table-cell/>
          <table:table-cell office:value-type="date" office:date-value="2011-01-10">
            <text:p>10/01/2011</text:p>
          </table:table-cell>
          <table:table-cell office:value-type="string">
            <text:p>P</text:p>
          </table:table-cell>
          <table:table-cell table:number-columns-repeated="976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Sharon</text:p>
          </table:table-cell>
          <table:table-cell office:value-type="string">
            <text:p>Carter</text:p>
          </table:table-cell>
          <table:table-cell office:value-type="string">
            <text:p>Durham</text:p>
          </table:table-cell>
          <table:table-cell office:value-type="string">
            <text:p>M</text:p>
          </table:table-cell>
          <table:table-cell table:style-name="ce4" office:value-type="date" office:date-value="1999-10-10">
            <text:p>10/10/99</text:p>
          </table:table-cell>
          <table:table-cell office:value-type="string">
            <text:p>06369324O</text:p>
          </table:table-cell>
          <table:table-cell/>
          <table:table-cell office:value-type="string">
            <text:p>FALSE</text:p>
          </table:table-cell>
          <table:table-cell office:value-type="string">
            <text:p>P.O. Box 258, 1503 Sociis Ave</text:p>
          </table:table-cell>
          <table:table-cell office:value-type="float" office:value="3">
            <text:p>3</text:p>
          </table:table-cell>
          <table:table-cell/>
          <table:table-cell office:value-type="float" office:value="21">
            <text:p>21</text:p>
          </table:table-cell>
          <table:table-cell office:value-type="float" office:value="15360">
            <text:p>15360</text:p>
          </table:table-cell>
          <table:table-cell office:value-type="float" office:value="988522022">
            <text:p>988522022</text:p>
          </table:table-cell>
          <table:table-cell office:value-type="float" office:value="751141639">
            <text:p>751141639</text:p>
          </table:table-cell>
          <table:table-cell office:value-type="string">
            <text:p>lorem.vehicula@malesuada.edu</text:p>
          </table:table-cell>
          <table:table-cell table:style-name="ce3" office:value-type="float" office:value="0">
            <text:p>0</text:p>
          </table:table-cell>
          <table:table-cell office:value-type="string">
            <text:p>Montana</text:p>
          </table:table-cell>
          <table:table-cell table:style-name="ce3" office:value-type="float" office:value="0">
            <text:p>0</text:p>
          </table:table-cell>
          <table:table-cell office:value-type="string">
            <text:p>Flagstaff</text:p>
          </table:table-cell>
          <table:table-cell table:number-columns-repeated="2" office:value-type="string">
            <text:p>FALSE</text:p>
          </table:table-cell>
          <table:table-cell office:value-type="string">
            <text:p>Giacomo Rodriguez Albert</text:p>
          </table:table-cell>
          <table:table-cell office:value-type="float" office:value="751141639">
            <text:p>751141639</text:p>
          </table:table-cell>
          <table:table-cell office:value-type="string">
            <text:p>risus.at@molestie.com</text:p>
          </table:table-cell>
          <table:table-cell office:value-type="string">
            <text:p>Urielle Bruce Mcneil</text:p>
          </table:table-cell>
          <table:table-cell office:value-type="float" office:value="751141639">
            <text:p>751141639</text:p>
          </table:table-cell>
          <table:table-cell office:value-type="string">
            <text:p>et.euismod.et@eteuismodet.org</text:p>
          </table:table-cell>
          <table:table-cell office:value-type="date" office:date-value="2003-06-22">
            <text:p>22/06/2003</text:p>
          </table:table-cell>
          <table:table-cell/>
          <table:table-cell office:value-type="date" office:date-value="2010-07-16">
            <text:p>16/07/2010</text:p>
          </table:table-cell>
          <table:table-cell office:value-type="string">
            <text:p>M</text:p>
          </table:table-cell>
          <table:table-cell table:number-columns-repeated="976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Armando</text:p>
          </table:table-cell>
          <table:table-cell office:value-type="string">
            <text:p>Petty</text:p>
          </table:table-cell>
          <table:table-cell office:value-type="string">
            <text:p>Snider</text:p>
          </table:table-cell>
          <table:table-cell office:value-type="string">
            <text:p>F</text:p>
          </table:table-cell>
          <table:table-cell table:style-name="ce4" office:value-type="date" office:date-value="2001-10-02">
            <text:p>02/10/01</text:p>
          </table:table-cell>
          <table:table-cell office:value-type="string">
            <text:p>62510575H</text:p>
          </table:table-cell>
          <table:table-cell/>
          <table:table-cell office:value-type="string">
            <text:p>FALSE</text:p>
          </table:table-cell>
          <table:table-cell office:value-type="string">
            <text:p>P.O. Box 101, 3543 Nonummy St.</text:p>
          </table:table-cell>
          <table:table-cell office:value-type="float" office:value="9">
            <text:p>9</text:p>
          </table:table-cell>
          <table:table-cell/>
          <table:table-cell office:value-type="float" office:value="4">
            <text:p>4</text:p>
          </table:table-cell>
          <table:table-cell office:value-type="float" office:value="45567">
            <text:p>45567</text:p>
          </table:table-cell>
          <table:table-cell office:value-type="float" office:value="918856857">
            <text:p>918856857</text:p>
          </table:table-cell>
          <table:table-cell office:value-type="float" office:value="620223579">
            <text:p>620223579</text:p>
          </table:table-cell>
          <table:table-cell office:value-type="string">
            <text:p>tellus.Aenean@orcilacusvestibulum.org</text:p>
          </table:table-cell>
          <table:table-cell table:style-name="ce3" office:value-type="float" office:value="0">
            <text:p>0</text:p>
          </table:table-cell>
          <table:table-cell office:value-type="string">
            <text:p>Perth</text:p>
          </table:table-cell>
          <table:table-cell table:style-name="ce3" office:value-type="float" office:value="0">
            <text:p>0</text:p>
          </table:table-cell>
          <table:table-cell office:value-type="string">
            <text:p>Turlock</text:p>
          </table:table-cell>
          <table:table-cell table:number-columns-repeated="2" office:value-type="string">
            <text:p>FALSE</text:p>
          </table:table-cell>
          <table:table-cell office:value-type="string">
            <text:p>Vaughan Collier Barker</text:p>
          </table:table-cell>
          <table:table-cell office:value-type="float" office:value="620223579">
            <text:p>620223579</text:p>
          </table:table-cell>
          <table:table-cell office:value-type="string">
            <text:p>dui.Cras.pellentesque@porttitor.edu</text:p>
          </table:table-cell>
          <table:table-cell office:value-type="string">
            <text:p>Jolene Rivers Osborne</text:p>
          </table:table-cell>
          <table:table-cell office:value-type="float" office:value="620223579">
            <text:p>620223579</text:p>
          </table:table-cell>
          <table:table-cell office:value-type="string">
            <text:p>odio.Aliquam.vulputate@blanditat.org</text:p>
          </table:table-cell>
          <table:table-cell office:value-type="date" office:date-value="2002-11-20">
            <text:p>20/11/2002</text:p>
          </table:table-cell>
          <table:table-cell/>
          <table:table-cell office:value-type="date" office:date-value="2010-06-15">
            <text:p>15/06/2010</text:p>
          </table:table-cell>
          <table:table-cell office:value-type="string">
            <text:p>P</text:p>
          </table:table-cell>
          <table:table-cell table:number-columns-repeated="976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Ifeoma</text:p>
          </table:table-cell>
          <table:table-cell office:value-type="string">
            <text:p>Boone</text:p>
          </table:table-cell>
          <table:table-cell office:value-type="string">
            <text:p>Cortez</text:p>
          </table:table-cell>
          <table:table-cell office:value-type="string">
            <text:p>M</text:p>
          </table:table-cell>
          <table:table-cell table:style-name="ce4" office:value-type="date" office:date-value="1999-07-06">
            <text:p>06/07/99</text:p>
          </table:table-cell>
          <table:table-cell office:value-type="string">
            <text:p>91110679K</text:p>
          </table:table-cell>
          <table:table-cell/>
          <table:table-cell office:value-type="string">
            <text:p>FALSE</text:p>
          </table:table-cell>
          <table:table-cell office:value-type="string">
            <text:p>P.O. Box 948, 8113 Nec St.</text:p>
          </table:table-cell>
          <table:table-cell office:value-type="float" office:value="10">
            <text:p>10</text:p>
          </table:table-cell>
          <table:table-cell/>
          <table:table-cell office:value-type="float" office:value="18">
            <text:p>18</text:p>
          </table:table-cell>
          <table:table-cell office:value-type="float" office:value="9501">
            <text:p>9501</text:p>
          </table:table-cell>
          <table:table-cell office:value-type="float" office:value="732334372">
            <text:p>732334372</text:p>
          </table:table-cell>
          <table:table-cell office:value-type="float" office:value="237432185">
            <text:p>237432185</text:p>
          </table:table-cell>
          <table:table-cell office:value-type="string">
            <text:p>justo.nec@pellentesquemassalobortis.ca</text:p>
          </table:table-cell>
          <table:table-cell table:style-name="ce3" office:value-type="float" office:value="0">
            <text:p>0</text:p>
          </table:table-cell>
          <table:table-cell office:value-type="string">
            <text:p>Dr.</text:p>
          </table:table-cell>
          <table:table-cell table:style-name="ce3" office:value-type="float" office:value="0">
            <text:p>0</text:p>
          </table:table-cell>
          <table:table-cell office:value-type="string">
            <text:p>Santa Cruz</text:p>
          </table:table-cell>
          <table:table-cell table:number-columns-repeated="2" office:value-type="string">
            <text:p>FALSE</text:p>
          </table:table-cell>
          <table:table-cell office:value-type="string">
            <text:p>Bert Morse Howell</text:p>
          </table:table-cell>
          <table:table-cell office:value-type="float" office:value="237432185">
            <text:p>237432185</text:p>
          </table:table-cell>
          <table:table-cell office:value-type="string">
            <text:p>eu@malesuadaut.com</text:p>
          </table:table-cell>
          <table:table-cell office:value-type="string">
            <text:p>Alyssa Delaney Le</text:p>
          </table:table-cell>
          <table:table-cell office:value-type="float" office:value="237432185">
            <text:p>237432185</text:p>
          </table:table-cell>
          <table:table-cell office:value-type="string">
            <text:p>a.feugiat@magna.com</text:p>
          </table:table-cell>
          <table:table-cell office:value-type="date" office:date-value="2008-02-29">
            <text:p>29/02/2008</text:p>
          </table:table-cell>
          <table:table-cell/>
          <table:table-cell office:value-type="date" office:date-value="2010-04-30">
            <text:p>30/04/2010</text:p>
          </table:table-cell>
          <table:table-cell office:value-type="string">
            <text:p>R</text:p>
          </table:table-cell>
          <table:table-cell table:number-columns-repeated="976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Herrod</text:p>
          </table:table-cell>
          <table:table-cell office:value-type="string">
            <text:p>Vega</text:p>
          </table:table-cell>
          <table:table-cell office:value-type="string">
            <text:p>Cooley</text:p>
          </table:table-cell>
          <table:table-cell office:value-type="string">
            <text:p>F</text:p>
          </table:table-cell>
          <table:table-cell table:style-name="ce4" office:value-type="date" office:date-value="2005-07-03">
            <text:p>03/07/05</text:p>
          </table:table-cell>
          <table:table-cell office:value-type="string">
            <text:p>17559736W</text:p>
          </table:table-cell>
          <table:table-cell/>
          <table:table-cell office:value-type="string">
            <text:p>FALSE</text:p>
          </table:table-cell>
          <table:table-cell office:value-type="string">
            <text:p>641 Dolor Ave</text:p>
          </table:table-cell>
          <table:table-cell office:value-type="float" office:value="2">
            <text:p>2</text:p>
          </table:table-cell>
          <table:table-cell/>
          <table:table-cell office:value-type="float" office:value="29">
            <text:p>29</text:p>
          </table:table-cell>
          <table:table-cell office:value-type="float" office:value="749">
            <text:p>749</text:p>
          </table:table-cell>
          <table:table-cell office:value-type="float" office:value="673114755">
            <text:p>673114755</text:p>
          </table:table-cell>
          <table:table-cell office:value-type="float" office:value="641751321">
            <text:p>641751321</text:p>
          </table:table-cell>
          <table:table-cell office:value-type="string">
            <text:p>eu.tellus.Phasellus@Aliquam.org</text:p>
          </table:table-cell>
          <table:table-cell table:style-name="ce3" office:value-type="float" office:value="0">
            <text:p>0</text:p>
          </table:table-cell>
          <table:table-cell office:value-type="string">
            <text:p>N.-Br.</text:p>
          </table:table-cell>
          <table:table-cell table:style-name="ce3" office:value-type="float" office:value="0">
            <text:p>0</text:p>
          </table:table-cell>
          <table:table-cell office:value-type="string">
            <text:p>Saginaw</text:p>
          </table:table-cell>
          <table:table-cell table:number-columns-repeated="2" office:value-type="string">
            <text:p>FALSE</text:p>
          </table:table-cell>
          <table:table-cell office:value-type="string">
            <text:p>Colin Cabrera Gould</text:p>
          </table:table-cell>
          <table:table-cell office:value-type="float" office:value="641751321">
            <text:p>641751321</text:p>
          </table:table-cell>
          <table:table-cell office:value-type="string">
            <text:p>venenatis@ante.com</text:p>
          </table:table-cell>
          <table:table-cell office:value-type="string">
            <text:p>Ginger Shelton Simpson</text:p>
          </table:table-cell>
          <table:table-cell office:value-type="float" office:value="641751321">
            <text:p>641751321</text:p>
          </table:table-cell>
          <table:table-cell office:value-type="string">
            <text:p>vulputate.risus@massa.edu</text:p>
          </table:table-cell>
          <table:table-cell office:value-type="date" office:date-value="2010-01-12">
            <text:p>12/01/2010</text:p>
          </table:table-cell>
          <table:table-cell/>
          <table:table-cell office:value-type="date" office:date-value="2011-03-08">
            <text:p>08/03/2011</text:p>
          </table:table-cell>
          <table:table-cell office:value-type="string">
            <text:p>P</text:p>
          </table:table-cell>
          <table:table-cell table:number-columns-repeated="976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Gloria</text:p>
          </table:table-cell>
          <table:table-cell office:value-type="string">
            <text:p>Figueroa</text:p>
          </table:table-cell>
          <table:table-cell office:value-type="string">
            <text:p>Mills</text:p>
          </table:table-cell>
          <table:table-cell office:value-type="string">
            <text:p>F</text:p>
          </table:table-cell>
          <table:table-cell table:style-name="ce4" office:value-type="date" office:date-value="2001-09-27">
            <text:p>27/09/01</text:p>
          </table:table-cell>
          <table:table-cell office:value-type="string">
            <text:p>77006868H</text:p>
          </table:table-cell>
          <table:table-cell/>
          <table:table-cell office:value-type="string">
            <text:p>FALSE</text:p>
          </table:table-cell>
          <table:table-cell office:value-type="string">
            <text:p>P.O. Box 723, 1181 Cursus St.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21145">
            <text:p>21145</text:p>
          </table:table-cell>
          <table:table-cell office:value-type="float" office:value="637058386">
            <text:p>637058386</text:p>
          </table:table-cell>
          <table:table-cell office:value-type="float" office:value="321829287">
            <text:p>321829287</text:p>
          </table:table-cell>
          <table:table-cell office:value-type="string">
            <text:p>Duis.gravida@nullavulputate.edu</text:p>
          </table:table-cell>
          <table:table-cell table:style-name="ce3" office:value-type="float" office:value="0">
            <text:p>0</text:p>
          </table:table-cell>
          <table:table-cell office:value-type="string">
            <text:p>CMN</text:p>
          </table:table-cell>
          <table:table-cell table:style-name="ce3" office:value-type="float" office:value="0">
            <text:p>0</text:p>
          </table:table-cell>
          <table:table-cell office:value-type="string">
            <text:p>Little Rock</text:p>
          </table:table-cell>
          <table:table-cell table:number-columns-repeated="2" office:value-type="string">
            <text:p>FALSE</text:p>
          </table:table-cell>
          <table:table-cell office:value-type="string">
            <text:p>Deacon Kent Robertson</text:p>
          </table:table-cell>
          <table:table-cell office:value-type="float" office:value="321829287">
            <text:p>321829287</text:p>
          </table:table-cell>
          <table:table-cell office:value-type="string">
            <text:p>quis@convallisin.org</text:p>
          </table:table-cell>
          <table:table-cell office:value-type="string">
            <text:p>Jaquelyn Melton Durham</text:p>
          </table:table-cell>
          <table:table-cell office:value-type="float" office:value="321829287">
            <text:p>321829287</text:p>
          </table:table-cell>
          <table:table-cell office:value-type="string">
            <text:p>Sed.auctor@tinciduntaliquam.org</text:p>
          </table:table-cell>
          <table:table-cell office:value-type="date" office:date-value="2004-11-21">
            <text:p>21/11/2004</text:p>
          </table:table-cell>
          <table:table-cell/>
          <table:table-cell office:value-type="date" office:date-value="2011-01-28">
            <text:p>28/01/2011</text:p>
          </table:table-cell>
          <table:table-cell office:value-type="string">
            <text:p>T</text:p>
          </table:table-cell>
          <table:table-cell table:number-columns-repeated="976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Hedda</text:p>
          </table:table-cell>
          <table:table-cell office:value-type="string">
            <text:p>Whitley</text:p>
          </table:table-cell>
          <table:table-cell office:value-type="string">
            <text:p>Rosa</text:p>
          </table:table-cell>
          <table:table-cell office:value-type="string">
            <text:p>M</text:p>
          </table:table-cell>
          <table:table-cell table:style-name="ce4" office:value-type="date" office:date-value="2000-10-02">
            <text:p>02/10/00</text:p>
          </table:table-cell>
          <table:table-cell office:value-type="string">
            <text:p>94979399V</text:p>
          </table:table-cell>
          <table:table-cell/>
          <table:table-cell office:value-type="string">
            <text:p>FALSE</text:p>
          </table:table-cell>
          <table:table-cell office:value-type="string">
            <text:p>6368 Aliquam Street</text:p>
          </table:table-cell>
          <table:table-cell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  <table:table-cell office:value-type="float" office:value="17702">
            <text:p>17702</text:p>
          </table:table-cell>
          <table:table-cell office:value-type="float" office:value="210072547">
            <text:p>210072547</text:p>
          </table:table-cell>
          <table:table-cell office:value-type="float" office:value="880986854">
            <text:p>880986854</text:p>
          </table:table-cell>
          <table:table-cell office:value-type="string">
            <text:p>posuere@mattisornare.ca</text:p>
          </table:table-cell>
          <table:table-cell table:style-name="ce3" office:value-type="float" office:value="0">
            <text:p>0</text:p>
          </table:table-cell>
          <table:table-cell office:value-type="string">
            <text:p>Dr.</text:p>
          </table:table-cell>
          <table:table-cell table:style-name="ce3" office:value-type="float" office:value="0">
            <text:p>0</text:p>
          </table:table-cell>
          <table:table-cell office:value-type="string">
            <text:p>Paducah</text:p>
          </table:table-cell>
          <table:table-cell table:number-columns-repeated="2" office:value-type="string">
            <text:p>FALSE</text:p>
          </table:table-cell>
          <table:table-cell office:value-type="string">
            <text:p>Cole Hendricks Mercer</text:p>
          </table:table-cell>
          <table:table-cell office:value-type="float" office:value="880986854">
            <text:p>880986854</text:p>
          </table:table-cell>
          <table:table-cell office:value-type="string">
            <text:p>aliquet.libero.Integer@Morbi.edu</text:p>
          </table:table-cell>
          <table:table-cell office:value-type="string">
            <text:p>Xyla Bullock Oneal</text:p>
          </table:table-cell>
          <table:table-cell office:value-type="float" office:value="880986854">
            <text:p>880986854</text:p>
          </table:table-cell>
          <table:table-cell office:value-type="string">
            <text:p>molestie.arcu@torquent.edu</text:p>
          </table:table-cell>
          <table:table-cell office:value-type="date" office:date-value="2002-10-22">
            <text:p>22/10/2002</text:p>
          </table:table-cell>
          <table:table-cell/>
          <table:table-cell office:value-type="date" office:date-value="2010-06-02">
            <text:p>02/06/2010</text:p>
          </table:table-cell>
          <table:table-cell office:value-type="string">
            <text:p>T</text:p>
          </table:table-cell>
          <table:table-cell table:number-columns-repeated="976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Shaine</text:p>
          </table:table-cell>
          <table:table-cell office:value-type="string">
            <text:p>Page</text:p>
          </table:table-cell>
          <table:table-cell office:value-type="string">
            <text:p>Kinney</text:p>
          </table:table-cell>
          <table:table-cell office:value-type="string">
            <text:p>F</text:p>
          </table:table-cell>
          <table:table-cell table:style-name="ce4" office:value-type="date" office:date-value="2003-03-11">
            <text:p>11/03/03</text:p>
          </table:table-cell>
          <table:table-cell office:value-type="string">
            <text:p>86317644M</text:p>
          </table:table-cell>
          <table:table-cell/>
          <table:table-cell office:value-type="string">
            <text:p>FALSE</text:p>
          </table:table-cell>
          <table:table-cell office:value-type="string">
            <text:p>786-5271 Cubilia St.</text:p>
          </table:table-cell>
          <table:table-cell office:value-type="float" office:value="10">
            <text:p>10</text:p>
          </table:table-cell>
          <table:table-cell/>
          <table:table-cell office:value-type="float" office:value="22">
            <text:p>22</text:p>
          </table:table-cell>
          <table:table-cell office:value-type="float" office:value="19761">
            <text:p>19761</text:p>
          </table:table-cell>
          <table:table-cell office:value-type="float" office:value="342776467">
            <text:p>342776467</text:p>
          </table:table-cell>
          <table:table-cell office:value-type="float" office:value="601404303">
            <text:p>601404303</text:p>
          </table:table-cell>
          <table:table-cell office:value-type="string">
            <text:p>quis@ProinmiAliquam.ca</text:p>
          </table:table-cell>
          <table:table-cell table:style-name="ce3" office:value-type="float" office:value="0">
            <text:p>0</text:p>
          </table:table-cell>
          <table:table-cell office:value-type="string">
            <text:p>Florida</text:p>
          </table:table-cell>
          <table:table-cell table:style-name="ce3" office:value-type="float" office:value="0">
            <text:p>0</text:p>
          </table:table-cell>
          <table:table-cell office:value-type="string">
            <text:p>Davenport</text:p>
          </table:table-cell>
          <table:table-cell table:number-columns-repeated="2" office:value-type="string">
            <text:p>FALSE</text:p>
          </table:table-cell>
          <table:table-cell office:value-type="string">
            <text:p>Lucian Velazquez Spencer</text:p>
          </table:table-cell>
          <table:table-cell office:value-type="float" office:value="601404303">
            <text:p>601404303</text:p>
          </table:table-cell>
          <table:table-cell office:value-type="string">
            <text:p>ante@eutelluseu.edu</text:p>
          </table:table-cell>
          <table:table-cell office:value-type="string">
            <text:p>Lenore Mullins Lancaster</text:p>
          </table:table-cell>
          <table:table-cell office:value-type="float" office:value="601404303">
            <text:p>601404303</text:p>
          </table:table-cell>
          <table:table-cell office:value-type="string">
            <text:p>felis@ipsumportaelit.com</text:p>
          </table:table-cell>
          <table:table-cell office:value-type="date" office:date-value="2008-06-21">
            <text:p>21/06/2008</text:p>
          </table:table-cell>
          <table:table-cell/>
          <table:table-cell office:value-type="date" office:date-value="2010-06-09">
            <text:p>09/06/2010</text:p>
          </table:table-cell>
          <table:table-cell office:value-type="string">
            <text:p>C</text:p>
          </table:table-cell>
          <table:table-cell table:number-columns-repeated="976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Hedley</text:p>
          </table:table-cell>
          <table:table-cell office:value-type="string">
            <text:p>Dickerson</text:p>
          </table:table-cell>
          <table:table-cell office:value-type="string">
            <text:p>Parrish</text:p>
          </table:table-cell>
          <table:table-cell office:value-type="string">
            <text:p>M</text:p>
          </table:table-cell>
          <table:table-cell table:style-name="ce4" office:value-type="date" office:date-value="1997-10-04">
            <text:p>04/10/97</text:p>
          </table:table-cell>
          <table:table-cell office:value-type="string">
            <text:p>16178782A</text:p>
          </table:table-cell>
          <table:table-cell/>
          <table:table-cell office:value-type="string">
            <text:p>FALSE</text:p>
          </table:table-cell>
          <table:table-cell office:value-type="string">
            <text:p>419-1466 Sit Rd.</text:p>
          </table:table-cell>
          <table:table-cell office:value-type="float" office:value="10">
            <text:p>10</text:p>
          </table:table-cell>
          <table:table-cell/>
          <table:table-cell office:value-type="float" office:value="14">
            <text:p>14</text:p>
          </table:table-cell>
          <table:table-cell office:value-type="float" office:value="72230">
            <text:p>72230</text:p>
          </table:table-cell>
          <table:table-cell office:value-type="float" office:value="533392259">
            <text:p>533392259</text:p>
          </table:table-cell>
          <table:table-cell office:value-type="float" office:value="4270615">
            <text:p>4270615</text:p>
          </table:table-cell>
          <table:table-cell office:value-type="string">
            <text:p>libero@vel.ca</text:p>
          </table:table-cell>
          <table:table-cell table:style-name="ce3" office:value-type="float" office:value="0">
            <text:p>0</text:p>
          </table:table-cell>
          <table:table-cell office:value-type="string">
            <text:p>LAN</text:p>
          </table:table-cell>
          <table:table-cell table:style-name="ce3" office:value-type="float" office:value="0">
            <text:p>0</text:p>
          </table:table-cell>
          <table:table-cell office:value-type="string">
            <text:p>Mankato</text:p>
          </table:table-cell>
          <table:table-cell table:number-columns-repeated="2" office:value-type="string">
            <text:p>FALSE</text:p>
          </table:table-cell>
          <table:table-cell office:value-type="string">
            <text:p>Dorian Mcpherson Hyde</text:p>
          </table:table-cell>
          <table:table-cell office:value-type="float" office:value="4270615">
            <text:p>4270615</text:p>
          </table:table-cell>
          <table:table-cell office:value-type="string">
            <text:p>ut@Curabitur.com</text:p>
          </table:table-cell>
          <table:table-cell office:value-type="string">
            <text:p>Lavinia Simpson Sargent</text:p>
          </table:table-cell>
          <table:table-cell office:value-type="float" office:value="4270615">
            <text:p>4270615</text:p>
          </table:table-cell>
          <table:table-cell office:value-type="string">
            <text:p>Etiam@Suspendissecommodotincidunt.ca</text:p>
          </table:table-cell>
          <table:table-cell office:value-type="date" office:date-value="2008-12-29">
            <text:p>29/12/2008</text:p>
          </table:table-cell>
          <table:table-cell/>
          <table:table-cell office:value-type="date" office:date-value="2010-04-28">
            <text:p>28/04/2010</text:p>
          </table:table-cell>
          <table:table-cell office:value-type="string">
            <text:p>M</text:p>
          </table:table-cell>
          <table:table-cell table:number-columns-repeated="976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Yvonne</text:p>
          </table:table-cell>
          <table:table-cell office:value-type="string">
            <text:p>Dalton</text:p>
          </table:table-cell>
          <table:table-cell office:value-type="string">
            <text:p>Maddox</text:p>
          </table:table-cell>
          <table:table-cell office:value-type="string">
            <text:p>F</text:p>
          </table:table-cell>
          <table:table-cell table:style-name="ce4" office:value-type="date" office:date-value="1994-08-26">
            <text:p>26/08/94</text:p>
          </table:table-cell>
          <table:table-cell office:value-type="string">
            <text:p>27884434S</text:p>
          </table:table-cell>
          <table:table-cell/>
          <table:table-cell office:value-type="string">
            <text:p>FALSE</text:p>
          </table:table-cell>
          <table:table-cell office:value-type="string">
            <text:p>Ap #414-8115 Blandit Road</text:p>
          </table:table-cell>
          <table:table-cell office:value-type="float" office:value="2">
            <text:p>2</text:p>
          </table:table-cell>
          <table:table-cell/>
          <table:table-cell office:value-type="float" office:value="25">
            <text:p>25</text:p>
          </table:table-cell>
          <table:table-cell office:value-type="float" office:value="16807">
            <text:p>16807</text:p>
          </table:table-cell>
          <table:table-cell office:value-type="float" office:value="115941399">
            <text:p>115941399</text:p>
          </table:table-cell>
          <table:table-cell office:value-type="float" office:value="968746576">
            <text:p>968746576</text:p>
          </table:table-cell>
          <table:table-cell office:value-type="string">
            <text:p>velit.justo@scelerisque.com</text:p>
          </table:table-cell>
          <table:table-cell table:style-name="ce3" office:value-type="float" office:value="0">
            <text:p>0</text:p>
          </table:table-cell>
          <table:table-cell office:value-type="string">
            <text:p>Noord Brabant</text:p>
          </table:table-cell>
          <table:table-cell table:style-name="ce3" office:value-type="float" office:value="0">
            <text:p>0</text:p>
          </table:table-cell>
          <table:table-cell office:value-type="string">
            <text:p>Truth or Consequences</text:p>
          </table:table-cell>
          <table:table-cell table:number-columns-repeated="2" office:value-type="string">
            <text:p>FALSE</text:p>
          </table:table-cell>
          <table:table-cell office:value-type="string">
            <text:p>Walter Patel Little</text:p>
          </table:table-cell>
          <table:table-cell office:value-type="float" office:value="968746576">
            <text:p>968746576</text:p>
          </table:table-cell>
          <table:table-cell office:value-type="string">
            <text:p>facilisis.facilisis@arcuMorbi.org</text:p>
          </table:table-cell>
          <table:table-cell office:value-type="string">
            <text:p>MacKensie Marshall Mcdowell</text:p>
          </table:table-cell>
          <table:table-cell office:value-type="float" office:value="968746576">
            <text:p>968746576</text:p>
          </table:table-cell>
          <table:table-cell office:value-type="string">
            <text:p>tellus@erategettincidunt.edu</text:p>
          </table:table-cell>
          <table:table-cell office:value-type="date" office:date-value="2006-12-16">
            <text:p>16/12/2006</text:p>
          </table:table-cell>
          <table:table-cell/>
          <table:table-cell office:value-type="date" office:date-value="2011-03-11">
            <text:p>11/03/2011</text:p>
          </table:table-cell>
          <table:table-cell office:value-type="string">
            <text:p>R</text:p>
          </table:table-cell>
          <table:table-cell table:number-columns-repeated="976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Hannah</text:p>
          </table:table-cell>
          <table:table-cell office:value-type="string">
            <text:p>Oliver</text:p>
          </table:table-cell>
          <table:table-cell office:value-type="string">
            <text:p>Mcmahon</text:p>
          </table:table-cell>
          <table:table-cell office:value-type="string">
            <text:p>F</text:p>
          </table:table-cell>
          <table:table-cell table:style-name="ce4" office:value-type="date" office:date-value="2004-10-24">
            <text:p>24/10/04</text:p>
          </table:table-cell>
          <table:table-cell office:value-type="string">
            <text:p>33264631P</text:p>
          </table:table-cell>
          <table:table-cell/>
          <table:table-cell office:value-type="string">
            <text:p>FALSE</text:p>
          </table:table-cell>
          <table:table-cell office:value-type="string">
            <text:p>Ap #372-3907 Odio. Ave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11943">
            <text:p>11943</text:p>
          </table:table-cell>
          <table:table-cell office:value-type="float" office:value="621028583">
            <text:p>621028583</text:p>
          </table:table-cell>
          <table:table-cell office:value-type="float" office:value="111966303">
            <text:p>111966303</text:p>
          </table:table-cell>
          <table:table-cell office:value-type="string">
            <text:p>egestas.lacinia.Sed@hendreritnequeIn.org</text:p>
          </table:table-cell>
          <table:table-cell table:style-name="ce3" office:value-type="float" office:value="0">
            <text:p>0</text:p>
          </table:table-cell>
          <table:table-cell office:value-type="string">
            <text:p>Texas</text:p>
          </table:table-cell>
          <table:table-cell table:style-name="ce3" office:value-type="float" office:value="0">
            <text:p>0</text:p>
          </table:table-cell>
          <table:table-cell office:value-type="string">
            <text:p>North Charleston</text:p>
          </table:table-cell>
          <table:table-cell table:number-columns-repeated="2" office:value-type="string">
            <text:p>FALSE</text:p>
          </table:table-cell>
          <table:table-cell office:value-type="string">
            <text:p>Barclay Dillon Bernard</text:p>
          </table:table-cell>
          <table:table-cell office:value-type="float" office:value="111966303">
            <text:p>111966303</text:p>
          </table:table-cell>
          <table:table-cell office:value-type="string">
            <text:p>metus.In.nec@duiin.org</text:p>
          </table:table-cell>
          <table:table-cell office:value-type="string">
            <text:p>Clio Chang Key</text:p>
          </table:table-cell>
          <table:table-cell office:value-type="float" office:value="111966303">
            <text:p>111966303</text:p>
          </table:table-cell>
          <table:table-cell office:value-type="string">
            <text:p>mi.fringilla.mi@viverraDonectempus.ca</text:p>
          </table:table-cell>
          <table:table-cell office:value-type="date" office:date-value="2010-08-19">
            <text:p>19/08/2010</text:p>
          </table:table-cell>
          <table:table-cell/>
          <table:table-cell office:value-type="date" office:date-value="2011-02-03">
            <text:p>03/02/2011</text:p>
          </table:table-cell>
          <table:table-cell office:value-type="string">
            <text:p>C</text:p>
          </table:table-cell>
          <table:table-cell table:number-columns-repeated="976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Stewart</text:p>
          </table:table-cell>
          <table:table-cell office:value-type="string">
            <text:p>Nunez</text:p>
          </table:table-cell>
          <table:table-cell office:value-type="string">
            <text:p>David</text:p>
          </table:table-cell>
          <table:table-cell office:value-type="string">
            <text:p>M</text:p>
          </table:table-cell>
          <table:table-cell table:style-name="ce4" office:value-type="date" office:date-value="2006-01-29">
            <text:p>29/01/06</text:p>
          </table:table-cell>
          <table:table-cell office:value-type="string">
            <text:p>88658604W</text:p>
          </table:table-cell>
          <table:table-cell/>
          <table:table-cell office:value-type="string">
            <text:p>FALSE</text:p>
          </table:table-cell>
          <table:table-cell office:value-type="string">
            <text:p>Ap #750-6136 Ornare Rd.</text:p>
          </table:table-cell>
          <table:table-cell office:value-type="float" office:value="8">
            <text:p>8</text:p>
          </table:table-cell>
          <table:table-cell/>
          <table:table-cell office:value-type="float" office:value="24">
            <text:p>24</text:p>
          </table:table-cell>
          <table:table-cell office:value-type="float" office:value="38204">
            <text:p>38204</text:p>
          </table:table-cell>
          <table:table-cell office:value-type="float" office:value="894707828">
            <text:p>894707828</text:p>
          </table:table-cell>
          <table:table-cell office:value-type="float" office:value="537283699">
            <text:p>537283699</text:p>
          </table:table-cell>
          <table:table-cell office:value-type="string">
            <text:p>Cras.dolor@blandit.edu</text:p>
          </table:table-cell>
          <table:table-cell table:style-name="ce3" office:value-type="float" office:value="0">
            <text:p>0</text:p>
          </table:table-cell>
          <table:table-cell office:value-type="string">
            <text:p>U.</text:p>
          </table:table-cell>
          <table:table-cell table:style-name="ce3" office:value-type="float" office:value="0">
            <text:p>0</text:p>
          </table:table-cell>
          <table:table-cell office:value-type="string">
            <text:p>Rialto</text:p>
          </table:table-cell>
          <table:table-cell table:number-columns-repeated="2" office:value-type="string">
            <text:p>FALSE</text:p>
          </table:table-cell>
          <table:table-cell office:value-type="string">
            <text:p>Daniel Sosa Morse</text:p>
          </table:table-cell>
          <table:table-cell office:value-type="float" office:value="537283699">
            <text:p>537283699</text:p>
          </table:table-cell>
          <table:table-cell office:value-type="string">
            <text:p>nec.euismod.in@Nunccommodo.com</text:p>
          </table:table-cell>
          <table:table-cell office:value-type="string">
            <text:p>Anne Blankenship Osborne</text:p>
          </table:table-cell>
          <table:table-cell office:value-type="float" office:value="537283699">
            <text:p>537283699</text:p>
          </table:table-cell>
          <table:table-cell office:value-type="string">
            <text:p>et@Nunc.com</text:p>
          </table:table-cell>
          <table:table-cell office:value-type="date" office:date-value="2004-02-15">
            <text:p>15/02/2004</text:p>
          </table:table-cell>
          <table:table-cell/>
          <table:table-cell office:value-type="date" office:date-value="2010-04-20">
            <text:p>20/04/2010</text:p>
          </table:table-cell>
          <table:table-cell office:value-type="string">
            <text:p>M</text:p>
          </table:table-cell>
          <table:table-cell table:number-columns-repeated="976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Catherine</text:p>
          </table:table-cell>
          <table:table-cell office:value-type="string">
            <text:p>Parker</text:p>
          </table:table-cell>
          <table:table-cell office:value-type="string">
            <text:p>Mills</text:p>
          </table:table-cell>
          <table:table-cell office:value-type="string">
            <text:p>F</text:p>
          </table:table-cell>
          <table:table-cell table:style-name="ce4" office:value-type="date" office:date-value="1996-07-18">
            <text:p>18/07/96</text:p>
          </table:table-cell>
          <table:table-cell office:value-type="string">
            <text:p>36312515N</text:p>
          </table:table-cell>
          <table:table-cell/>
          <table:table-cell office:value-type="string">
            <text:p>FALSE</text:p>
          </table:table-cell>
          <table:table-cell office:value-type="string">
            <text:p>955-8240 Habitant Rd.</text:p>
          </table:table-cell>
          <table:table-cell office:value-type="float" office:value="3">
            <text:p>3</text:p>
          </table:table-cell>
          <table:table-cell/>
          <table:table-cell office:value-type="float" office:value="12">
            <text:p>12</text:p>
          </table:table-cell>
          <table:table-cell office:value-type="float" office:value="37340">
            <text:p>37340</text:p>
          </table:table-cell>
          <table:table-cell office:value-type="float" office:value="698916627">
            <text:p>698916627</text:p>
          </table:table-cell>
          <table:table-cell office:value-type="float" office:value="227714762">
            <text:p>227714762</text:p>
          </table:table-cell>
          <table:table-cell office:value-type="string">
            <text:p>Cum.sociis.natoque@lacusQuisquepurus.ca</text:p>
          </table:table-cell>
          <table:table-cell table:style-name="ce3" office:value-type="float" office:value="0">
            <text:p>0</text:p>
          </table:table-cell>
          <table:table-cell office:value-type="string">
            <text:p>Utrecht</text:p>
          </table:table-cell>
          <table:table-cell table:style-name="ce3" office:value-type="float" office:value="0">
            <text:p>0</text:p>
          </table:table-cell>
          <table:table-cell office:value-type="string">
            <text:p>Cohoes</text:p>
          </table:table-cell>
          <table:table-cell table:number-columns-repeated="2" office:value-type="string">
            <text:p>FALSE</text:p>
          </table:table-cell>
          <table:table-cell office:value-type="string">
            <text:p>Edan Velez Rodriquez</text:p>
          </table:table-cell>
          <table:table-cell office:value-type="float" office:value="227714762">
            <text:p>227714762</text:p>
          </table:table-cell>
          <table:table-cell office:value-type="string">
            <text:p>turpis.non@consectetuereuismodest.edu</text:p>
          </table:table-cell>
          <table:table-cell office:value-type="string">
            <text:p>Ayanna Gallegos Collins</text:p>
          </table:table-cell>
          <table:table-cell office:value-type="float" office:value="227714762">
            <text:p>227714762</text:p>
          </table:table-cell>
          <table:table-cell office:value-type="string">
            <text:p>magnis@libero.ca</text:p>
          </table:table-cell>
          <table:table-cell office:value-type="date" office:date-value="2011-02-09">
            <text:p>09/02/2011</text:p>
          </table:table-cell>
          <table:table-cell/>
          <table:table-cell office:value-type="date" office:date-value="2010-06-09">
            <text:p>09/06/2010</text:p>
          </table:table-cell>
          <table:table-cell office:value-type="string">
            <text:p>R</text:p>
          </table:table-cell>
          <table:table-cell table:number-columns-repeated="976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Brennan</text:p>
          </table:table-cell>
          <table:table-cell office:value-type="string">
            <text:p>Hodges</text:p>
          </table:table-cell>
          <table:table-cell office:value-type="string">
            <text:p>Park</text:p>
          </table:table-cell>
          <table:table-cell office:value-type="string">
            <text:p>M</text:p>
          </table:table-cell>
          <table:table-cell table:style-name="ce4" office:value-type="date" office:date-value="1999-07-11">
            <text:p>11/07/99</text:p>
          </table:table-cell>
          <table:table-cell office:value-type="string">
            <text:p>15543475C</text:p>
          </table:table-cell>
          <table:table-cell/>
          <table:table-cell office:value-type="string">
            <text:p>FALSE</text:p>
          </table:table-cell>
          <table:table-cell office:value-type="string">
            <text:p>Ap #979-6070 Eget St.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85634">
            <text:p>85634</text:p>
          </table:table-cell>
          <table:table-cell office:value-type="float" office:value="407837640">
            <text:p>407837640</text:p>
          </table:table-cell>
          <table:table-cell office:value-type="float" office:value="997123279">
            <text:p>997123279</text:p>
          </table:table-cell>
          <table:table-cell office:value-type="string">
            <text:p>ligula.Aenean@apurus.com</text:p>
          </table:table-cell>
          <table:table-cell table:style-name="ce3" office:value-type="float" office:value="0">
            <text:p>0</text:p>
          </table:table-cell>
          <table:table-cell office:value-type="string">
            <text:p>SK</text:p>
          </table:table-cell>
          <table:table-cell table:style-name="ce3" office:value-type="float" office:value="0">
            <text:p>0</text:p>
          </table:table-cell>
          <table:table-cell office:value-type="string">
            <text:p>Cody</text:p>
          </table:table-cell>
          <table:table-cell table:number-columns-repeated="2" office:value-type="string">
            <text:p>FALSE</text:p>
          </table:table-cell>
          <table:table-cell office:value-type="string">
            <text:p>Driscoll Hinton Bailey</text:p>
          </table:table-cell>
          <table:table-cell office:value-type="float" office:value="997123279">
            <text:p>997123279</text:p>
          </table:table-cell>
          <table:table-cell office:value-type="string">
            <text:p>ultricies@arcuiaculis.org</text:p>
          </table:table-cell>
          <table:table-cell office:value-type="string">
            <text:p>Tasha Barron Hahn</text:p>
          </table:table-cell>
          <table:table-cell office:value-type="float" office:value="997123279">
            <text:p>997123279</text:p>
          </table:table-cell>
          <table:table-cell office:value-type="string">
            <text:p>tincidunt.pede.ac@nonummy.org</text:p>
          </table:table-cell>
          <table:table-cell office:value-type="date" office:date-value="2005-05-11">
            <text:p>11/05/2005</text:p>
          </table:table-cell>
          <table:table-cell/>
          <table:table-cell office:value-type="date" office:date-value="2010-11-07">
            <text:p>07/11/2010</text:p>
          </table:table-cell>
          <table:table-cell office:value-type="string">
            <text:p>T</text:p>
          </table:table-cell>
          <table:table-cell table:number-columns-repeated="976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Deanna</text:p>
          </table:table-cell>
          <table:table-cell office:value-type="string">
            <text:p>Spears</text:p>
          </table:table-cell>
          <table:table-cell office:value-type="string">
            <text:p>English</text:p>
          </table:table-cell>
          <table:table-cell office:value-type="string">
            <text:p>M</text:p>
          </table:table-cell>
          <table:table-cell table:style-name="ce4" office:value-type="date" office:date-value="1997-02-11">
            <text:p>11/02/97</text:p>
          </table:table-cell>
          <table:table-cell office:value-type="string">
            <text:p>22610300Z</text:p>
          </table:table-cell>
          <table:table-cell/>
          <table:table-cell office:value-type="string">
            <text:p>FALSE</text:p>
          </table:table-cell>
          <table:table-cell office:value-type="string">
            <text:p>1791 Tortor. Av.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39632">
            <text:p>39632</text:p>
          </table:table-cell>
          <table:table-cell office:value-type="float" office:value="430853352">
            <text:p>430853352</text:p>
          </table:table-cell>
          <table:table-cell office:value-type="float" office:value="858391877">
            <text:p>858391877</text:p>
          </table:table-cell>
          <table:table-cell office:value-type="string">
            <text:p>vestibulum.massa.rutrum@tempuseu.org</text:p>
          </table:table-cell>
          <table:table-cell table:style-name="ce3" office:value-type="float" office:value="0">
            <text:p>0</text:p>
          </table:table-cell>
          <table:table-cell office:value-type="string">
            <text:p>Saskatchewan</text:p>
          </table:table-cell>
          <table:table-cell table:style-name="ce3" office:value-type="float" office:value="0">
            <text:p>0</text:p>
          </table:table-cell>
          <table:table-cell office:value-type="string">
            <text:p>Green Bay</text:p>
          </table:table-cell>
          <table:table-cell table:number-columns-repeated="2" office:value-type="string">
            <text:p>FALSE</text:p>
          </table:table-cell>
          <table:table-cell office:value-type="string">
            <text:p>Jeremy Hughes Green</text:p>
          </table:table-cell>
          <table:table-cell office:value-type="float" office:value="858391877">
            <text:p>858391877</text:p>
          </table:table-cell>
          <table:table-cell office:value-type="string">
            <text:p>et.euismod.et@Phasellus.edu</text:p>
          </table:table-cell>
          <table:table-cell office:value-type="string">
            <text:p>Jennifer Blake Price</text:p>
          </table:table-cell>
          <table:table-cell office:value-type="float" office:value="858391877">
            <text:p>858391877</text:p>
          </table:table-cell>
          <table:table-cell office:value-type="string">
            <text:p>neque@velitjustonec.ca</text:p>
          </table:table-cell>
          <table:table-cell office:value-type="date" office:date-value="2002-08-22">
            <text:p>22/08/2002</text:p>
          </table:table-cell>
          <table:table-cell/>
          <table:table-cell office:value-type="date" office:date-value="2010-08-24">
            <text:p>24/08/2010</text:p>
          </table:table-cell>
          <table:table-cell office:value-type="string">
            <text:p>T</text:p>
          </table:table-cell>
          <table:table-cell table:number-columns-repeated="976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Dean</text:p>
          </table:table-cell>
          <table:table-cell office:value-type="string">
            <text:p>Robertson</text:p>
          </table:table-cell>
          <table:table-cell office:value-type="string">
            <text:p>Freeman</text:p>
          </table:table-cell>
          <table:table-cell office:value-type="string">
            <text:p>M</text:p>
          </table:table-cell>
          <table:table-cell table:style-name="ce4" office:value-type="date" office:date-value="1999-07-16">
            <text:p>16/07/99</text:p>
          </table:table-cell>
          <table:table-cell office:value-type="string">
            <text:p>27684668Y</text:p>
          </table:table-cell>
          <table:table-cell/>
          <table:table-cell office:value-type="string">
            <text:p>FALSE</text:p>
          </table:table-cell>
          <table:table-cell office:value-type="string">
            <text:p>P.O. Box 792, 5675 Montes, Rd.</text:p>
          </table:table-cell>
          <table:table-cell office:value-type="float" office:value="7">
            <text:p>7</text:p>
          </table:table-cell>
          <table:table-cell/>
          <table:table-cell office:value-type="float" office:value="17">
            <text:p>17</text:p>
          </table:table-cell>
          <table:table-cell office:value-type="float" office:value="94229">
            <text:p>94229</text:p>
          </table:table-cell>
          <table:table-cell office:value-type="float" office:value="877822263">
            <text:p>877822263</text:p>
          </table:table-cell>
          <table:table-cell office:value-type="float" office:value="456550569">
            <text:p>456550569</text:p>
          </table:table-cell>
          <table:table-cell office:value-type="string">
            <text:p>odio.vel.est@augue.edu</text:p>
          </table:table-cell>
          <table:table-cell table:style-name="ce3" office:value-type="float" office:value="0">
            <text:p>0</text:p>
          </table:table-cell>
          <table:table-cell office:value-type="string">
            <text:p>Ov.</text:p>
          </table:table-cell>
          <table:table-cell table:style-name="ce3" office:value-type="float" office:value="0">
            <text:p>0</text:p>
          </table:table-cell>
          <table:table-cell office:value-type="string">
            <text:p>Kenner</text:p>
          </table:table-cell>
          <table:table-cell table:number-columns-repeated="2" office:value-type="string">
            <text:p>FALSE</text:p>
          </table:table-cell>
          <table:table-cell office:value-type="string">
            <text:p>Lester Bailey Gregory</text:p>
          </table:table-cell>
          <table:table-cell office:value-type="float" office:value="456550569">
            <text:p>456550569</text:p>
          </table:table-cell>
          <table:table-cell office:value-type="string">
            <text:p>id.mollis@amet.com</text:p>
          </table:table-cell>
          <table:table-cell office:value-type="string">
            <text:p>Allegra Dejesus Miller</text:p>
          </table:table-cell>
          <table:table-cell office:value-type="float" office:value="456550569">
            <text:p>456550569</text:p>
          </table:table-cell>
          <table:table-cell office:value-type="string">
            <text:p>sed.dui@magna.com</text:p>
          </table:table-cell>
          <table:table-cell office:value-type="date" office:date-value="2008-01-27">
            <text:p>27/01/2008</text:p>
          </table:table-cell>
          <table:table-cell/>
          <table:table-cell office:value-type="date" office:date-value="2010-10-28">
            <text:p>28/10/2010</text:p>
          </table:table-cell>
          <table:table-cell office:value-type="string">
            <text:p>P</text:p>
          </table:table-cell>
          <table:table-cell table:number-columns-repeated="976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Sonya</text:p>
          </table:table-cell>
          <table:table-cell office:value-type="string">
            <text:p>West</text:p>
          </table:table-cell>
          <table:table-cell office:value-type="string">
            <text:p>Haley</text:p>
          </table:table-cell>
          <table:table-cell office:value-type="string">
            <text:p>M</text:p>
          </table:table-cell>
          <table:table-cell table:style-name="ce4" office:value-type="date" office:date-value="1995-09-12">
            <text:p>12/09/95</text:p>
          </table:table-cell>
          <table:table-cell office:value-type="string">
            <text:p>29173017G</text:p>
          </table:table-cell>
          <table:table-cell/>
          <table:table-cell office:value-type="string">
            <text:p>FALSE</text:p>
          </table:table-cell>
          <table:table-cell office:value-type="string">
            <text:p>Ap #543-906 In Rd.</text:p>
          </table:table-cell>
          <table:table-cell office:value-type="float" office:value="10">
            <text:p>10</text:p>
          </table:table-cell>
          <table:table-cell/>
          <table:table-cell office:value-type="float" office:value="8">
            <text:p>8</text:p>
          </table:table-cell>
          <table:table-cell office:value-type="float" office:value="20736">
            <text:p>20736</text:p>
          </table:table-cell>
          <table:table-cell office:value-type="float" office:value="847208600">
            <text:p>847208600</text:p>
          </table:table-cell>
          <table:table-cell office:value-type="float" office:value="912859548">
            <text:p>912859548</text:p>
          </table:table-cell>
          <table:table-cell office:value-type="string">
            <text:p>neque.Nullam@nec.edu</text:p>
          </table:table-cell>
          <table:table-cell table:style-name="ce3" office:value-type="float" office:value="0">
            <text:p>0</text:p>
          </table:table-cell>
          <table:table-cell office:value-type="string">
            <text:p>WYK</text:p>
          </table:table-cell>
          <table:table-cell table:style-name="ce3" office:value-type="float" office:value="0">
            <text:p>0</text:p>
          </table:table-cell>
          <table:table-cell office:value-type="string">
            <text:p>Tyler</text:p>
          </table:table-cell>
          <table:table-cell table:number-columns-repeated="2" office:value-type="string">
            <text:p>FALSE</text:p>
          </table:table-cell>
          <table:table-cell office:value-type="string">
            <text:p>Colt Prince Schultz</text:p>
          </table:table-cell>
          <table:table-cell office:value-type="float" office:value="912859548">
            <text:p>912859548</text:p>
          </table:table-cell>
          <table:table-cell office:value-type="string">
            <text:p>lorem@Quisque.ca</text:p>
          </table:table-cell>
          <table:table-cell office:value-type="string">
            <text:p>Farrah Jenkins Davenport</text:p>
          </table:table-cell>
          <table:table-cell office:value-type="float" office:value="912859548">
            <text:p>912859548</text:p>
          </table:table-cell>
          <table:table-cell office:value-type="string">
            <text:p>elit.sed.consequat@ipsumPhasellus.com</text:p>
          </table:table-cell>
          <table:table-cell office:value-type="date" office:date-value="2010-05-28">
            <text:p>28/05/2010</text:p>
          </table:table-cell>
          <table:table-cell/>
          <table:table-cell office:value-type="date" office:date-value="2010-05-11">
            <text:p>11/05/2010</text:p>
          </table:table-cell>
          <table:table-cell office:value-type="string">
            <text:p>T</text:p>
          </table:table-cell>
          <table:table-cell table:number-columns-repeated="976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Fleur</text:p>
          </table:table-cell>
          <table:table-cell office:value-type="string">
            <text:p>Rocha</text:p>
          </table:table-cell>
          <table:table-cell office:value-type="string">
            <text:p>Clay</text:p>
          </table:table-cell>
          <table:table-cell office:value-type="string">
            <text:p>M</text:p>
          </table:table-cell>
          <table:table-cell table:style-name="ce4" office:value-type="date" office:date-value="2003-02-14">
            <text:p>14/02/03</text:p>
          </table:table-cell>
          <table:table-cell office:value-type="string">
            <text:p>04017063X</text:p>
          </table:table-cell>
          <table:table-cell/>
          <table:table-cell office:value-type="string">
            <text:p>FALSE</text:p>
          </table:table-cell>
          <table:table-cell office:value-type="string">
            <text:p>1118 Consectetuer Av.</text:p>
          </table:table-cell>
          <table:table-cell office:value-type="float" office:value="2">
            <text:p>2</text:p>
          </table:table-cell>
          <table:table-cell/>
          <table:table-cell office:value-type="float" office:value="21">
            <text:p>21</text:p>
          </table:table-cell>
          <table:table-cell office:value-type="float" office:value="65719">
            <text:p>65719</text:p>
          </table:table-cell>
          <table:table-cell office:value-type="float" office:value="792454137">
            <text:p>792454137</text:p>
          </table:table-cell>
          <table:table-cell office:value-type="float" office:value="938112120">
            <text:p>938112120</text:p>
          </table:table-cell>
          <table:table-cell office:value-type="string">
            <text:p>cursus.diam@ametnullaDonec.org</text:p>
          </table:table-cell>
          <table:table-cell table:style-name="ce3" office:value-type="float" office:value="0">
            <text:p>0</text:p>
          </table:table-cell>
          <table:table-cell office:value-type="string">
            <text:p>Prince Edward Island</text:p>
          </table:table-cell>
          <table:table-cell table:style-name="ce3" office:value-type="float" office:value="0">
            <text:p>0</text:p>
          </table:table-cell>
          <table:table-cell office:value-type="string">
            <text:p>Plattsburgh</text:p>
          </table:table-cell>
          <table:table-cell table:number-columns-repeated="2" office:value-type="string">
            <text:p>FALSE</text:p>
          </table:table-cell>
          <table:table-cell office:value-type="string">
            <text:p>Elton Daniel Rosario</text:p>
          </table:table-cell>
          <table:table-cell office:value-type="float" office:value="938112120">
            <text:p>938112120</text:p>
          </table:table-cell>
          <table:table-cell office:value-type="string">
            <text:p>mi.enim.condimentum@ultricesposuere.edu</text:p>
          </table:table-cell>
          <table:table-cell office:value-type="string">
            <text:p>Tamara Wall Valencia</text:p>
          </table:table-cell>
          <table:table-cell office:value-type="float" office:value="938112120">
            <text:p>938112120</text:p>
          </table:table-cell>
          <table:table-cell office:value-type="string">
            <text:p>est.vitae.sodales@nequeetnunc.com</text:p>
          </table:table-cell>
          <table:table-cell office:value-type="date" office:date-value="2008-02-04">
            <text:p>04/02/2008</text:p>
          </table:table-cell>
          <table:table-cell/>
          <table:table-cell office:value-type="date" office:date-value="2010-07-14">
            <text:p>14/07/2010</text:p>
          </table:table-cell>
          <table:table-cell office:value-type="string">
            <text:p>T</text:p>
          </table:table-cell>
          <table:table-cell table:number-columns-repeated="976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Damon</text:p>
          </table:table-cell>
          <table:table-cell office:value-type="string">
            <text:p>Wilkinson</text:p>
          </table:table-cell>
          <table:table-cell office:value-type="string">
            <text:p>Mcgowan</text:p>
          </table:table-cell>
          <table:table-cell office:value-type="string">
            <text:p>F</text:p>
          </table:table-cell>
          <table:table-cell table:style-name="ce4" office:value-type="date" office:date-value="1999-06-23">
            <text:p>23/06/99</text:p>
          </table:table-cell>
          <table:table-cell office:value-type="string">
            <text:p>54851877L</text:p>
          </table:table-cell>
          <table:table-cell/>
          <table:table-cell office:value-type="string">
            <text:p>FALSE</text:p>
          </table:table-cell>
          <table:table-cell office:value-type="string">
            <text:p>P.O. Box 312, 6700 Aliquet Ave</text:p>
          </table:table-cell>
          <table:table-cell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office:value-type="float" office:value="82110">
            <text:p>82110</text:p>
          </table:table-cell>
          <table:table-cell office:value-type="float" office:value="921153942">
            <text:p>921153942</text:p>
          </table:table-cell>
          <table:table-cell office:value-type="float" office:value="250330069">
            <text:p>250330069</text:p>
          </table:table-cell>
          <table:table-cell office:value-type="string">
            <text:p>dolor@vehicularisus.com</text:p>
          </table:table-cell>
          <table:table-cell table:style-name="ce3" office:value-type="float" office:value="0">
            <text:p>0</text:p>
          </table:table-cell>
          <table:table-cell office:value-type="string">
            <text:p>Ross and Cromarty</text:p>
          </table:table-cell>
          <table:table-cell table:style-name="ce3" office:value-type="float" office:value="0">
            <text:p>0</text:p>
          </table:table-cell>
          <table:table-cell office:value-type="string">
            <text:p>North Adams</text:p>
          </table:table-cell>
          <table:table-cell table:number-columns-repeated="2" office:value-type="string">
            <text:p>FALSE</text:p>
          </table:table-cell>
          <table:table-cell office:value-type="string">
            <text:p>Hyatt Potts Jacobs</text:p>
          </table:table-cell>
          <table:table-cell office:value-type="float" office:value="250330069">
            <text:p>250330069</text:p>
          </table:table-cell>
          <table:table-cell office:value-type="string">
            <text:p>lacinia.vitae@Sedmolestie.ca</text:p>
          </table:table-cell>
          <table:table-cell office:value-type="string">
            <text:p>Quin Trevino Mccoy</text:p>
          </table:table-cell>
          <table:table-cell office:value-type="float" office:value="250330069">
            <text:p>250330069</text:p>
          </table:table-cell>
          <table:table-cell office:value-type="string">
            <text:p>consectetuer.euismod@ultrices.org</text:p>
          </table:table-cell>
          <table:table-cell office:value-type="date" office:date-value="2007-06-04">
            <text:p>04/06/2007</text:p>
          </table:table-cell>
          <table:table-cell/>
          <table:table-cell office:value-type="date" office:date-value="2011-01-25">
            <text:p>25/01/2011</text:p>
          </table:table-cell>
          <table:table-cell office:value-type="string">
            <text:p>T</text:p>
          </table:table-cell>
          <table:table-cell table:number-columns-repeated="976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Russell</text:p>
          </table:table-cell>
          <table:table-cell office:value-type="string">
            <text:p>Boyd</text:p>
          </table:table-cell>
          <table:table-cell office:value-type="string">
            <text:p>Boyer</text:p>
          </table:table-cell>
          <table:table-cell office:value-type="string">
            <text:p>F</text:p>
          </table:table-cell>
          <table:table-cell table:style-name="ce4" office:value-type="date" office:date-value="1997-08-21">
            <text:p>21/08/97</text:p>
          </table:table-cell>
          <table:table-cell office:value-type="string">
            <text:p>17844441F</text:p>
          </table:table-cell>
          <table:table-cell/>
          <table:table-cell office:value-type="string">
            <text:p>FALSE</text:p>
          </table:table-cell>
          <table:table-cell office:value-type="string">
            <text:p>Ap #619-2125 Nec St.</text:p>
          </table:table-cell>
          <table:table-cell office:value-type="float" office:value="5">
            <text:p>5</text:p>
          </table:table-cell>
          <table:table-cell/>
          <table:table-cell office:value-type="float" office:value="26">
            <text:p>26</text:p>
          </table:table-cell>
          <table:table-cell office:value-type="float" office:value="16434">
            <text:p>16434</text:p>
          </table:table-cell>
          <table:table-cell office:value-type="float" office:value="466103583">
            <text:p>466103583</text:p>
          </table:table-cell>
          <table:table-cell office:value-type="float" office:value="973481266">
            <text:p>973481266</text:p>
          </table:table-cell>
          <table:table-cell office:value-type="string">
            <text:p>consequat@idmollisnec.ca</text:p>
          </table:table-cell>
          <table:table-cell table:style-name="ce3" office:value-type="float" office:value="0">
            <text:p>0</text:p>
          </table:table-cell>
          <table:table-cell office:value-type="string">
            <text:p>ANS</text:p>
          </table:table-cell>
          <table:table-cell table:style-name="ce3" office:value-type="float" office:value="0">
            <text:p>0</text:p>
          </table:table-cell>
          <table:table-cell office:value-type="string">
            <text:p>Kokomo</text:p>
          </table:table-cell>
          <table:table-cell table:number-columns-repeated="2" office:value-type="string">
            <text:p>FALSE</text:p>
          </table:table-cell>
          <table:table-cell office:value-type="string">
            <text:p>Damon Hensley Ray</text:p>
          </table:table-cell>
          <table:table-cell office:value-type="float" office:value="973481266">
            <text:p>973481266</text:p>
          </table:table-cell>
          <table:table-cell office:value-type="string">
            <text:p>posuere@scelerisquemollis.ca</text:p>
          </table:table-cell>
          <table:table-cell office:value-type="string">
            <text:p>Sonya Schroeder Berry</text:p>
          </table:table-cell>
          <table:table-cell office:value-type="float" office:value="973481266">
            <text:p>973481266</text:p>
          </table:table-cell>
          <table:table-cell office:value-type="string">
            <text:p>facilisis.facilisis@metus.com</text:p>
          </table:table-cell>
          <table:table-cell office:value-type="date" office:date-value="2003-01-04">
            <text:p>04/01/2003</text:p>
          </table:table-cell>
          <table:table-cell/>
          <table:table-cell office:value-type="date" office:date-value="2010-06-18">
            <text:p>18/06/2010</text:p>
          </table:table-cell>
          <table:table-cell office:value-type="string">
            <text:p>C</text:p>
          </table:table-cell>
          <table:table-cell table:number-columns-repeated="976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Lyle</text:p>
          </table:table-cell>
          <table:table-cell office:value-type="string">
            <text:p>Woods</text:p>
          </table:table-cell>
          <table:table-cell office:value-type="string">
            <text:p>Moss</text:p>
          </table:table-cell>
          <table:table-cell office:value-type="string">
            <text:p>F</text:p>
          </table:table-cell>
          <table:table-cell table:style-name="ce4" office:value-type="date" office:date-value="2000-12-04">
            <text:p>04/12/00</text:p>
          </table:table-cell>
          <table:table-cell office:value-type="string">
            <text:p>29910561T</text:p>
          </table:table-cell>
          <table:table-cell/>
          <table:table-cell office:value-type="string">
            <text:p>FALSE</text:p>
          </table:table-cell>
          <table:table-cell office:value-type="string">
            <text:p>Ap #698-7346 Arcu St.</text:p>
          </table:table-cell>
          <table:table-cell office:value-type="float" office:value="3">
            <text:p>3</text:p>
          </table:table-cell>
          <table:table-cell/>
          <table:table-cell office:value-type="float" office:value="12">
            <text:p>12</text:p>
          </table:table-cell>
          <table:table-cell office:value-type="float" office:value="4881">
            <text:p>4881</text:p>
          </table:table-cell>
          <table:table-cell office:value-type="float" office:value="508132920">
            <text:p>508132920</text:p>
          </table:table-cell>
          <table:table-cell office:value-type="float" office:value="59493815">
            <text:p>59493815</text:p>
          </table:table-cell>
          <table:table-cell office:value-type="string">
            <text:p>odio.sagittis@iaculis.edu</text:p>
          </table:table-cell>
          <table:table-cell table:style-name="ce3" office:value-type="float" office:value="0">
            <text:p>0</text:p>
          </table:table-cell>
          <table:table-cell office:value-type="string">
            <text:p>Noord Holland</text:p>
          </table:table-cell>
          <table:table-cell table:style-name="ce3" office:value-type="float" office:value="0">
            <text:p>0</text:p>
          </table:table-cell>
          <table:table-cell office:value-type="string">
            <text:p>Saint Louis</text:p>
          </table:table-cell>
          <table:table-cell table:number-columns-repeated="2" office:value-type="string">
            <text:p>FALSE</text:p>
          </table:table-cell>
          <table:table-cell office:value-type="string">
            <text:p>Brendan Barton Johns</text:p>
          </table:table-cell>
          <table:table-cell office:value-type="float" office:value="59493815">
            <text:p>59493815</text:p>
          </table:table-cell>
          <table:table-cell office:value-type="string">
            <text:p>sociis@necquamCurabitur.edu</text:p>
          </table:table-cell>
          <table:table-cell office:value-type="string">
            <text:p>Marcia Solomon Gamble</text:p>
          </table:table-cell>
          <table:table-cell office:value-type="float" office:value="59493815">
            <text:p>59493815</text:p>
          </table:table-cell>
          <table:table-cell office:value-type="string">
            <text:p>volutpat.Nulla@conubianostra.edu</text:p>
          </table:table-cell>
          <table:table-cell office:value-type="date" office:date-value="2011-03-16">
            <text:p>16/03/2011</text:p>
          </table:table-cell>
          <table:table-cell/>
          <table:table-cell office:value-type="date" office:date-value="2010-05-10">
            <text:p>10/05/2010</text:p>
          </table:table-cell>
          <table:table-cell office:value-type="string">
            <text:p>C</text:p>
          </table:table-cell>
          <table:table-cell table:number-columns-repeated="976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Kane</text:p>
          </table:table-cell>
          <table:table-cell office:value-type="string">
            <text:p>Gilliam</text:p>
          </table:table-cell>
          <table:table-cell office:value-type="string">
            <text:p>Lindsay</text:p>
          </table:table-cell>
          <table:table-cell office:value-type="string">
            <text:p>M</text:p>
          </table:table-cell>
          <table:table-cell table:style-name="ce4" office:value-type="date" office:date-value="1999-02-07">
            <text:p>07/02/99</text:p>
          </table:table-cell>
          <table:table-cell office:value-type="string">
            <text:p>58577360L</text:p>
          </table:table-cell>
          <table:table-cell/>
          <table:table-cell office:value-type="string">
            <text:p>FALSE</text:p>
          </table:table-cell>
          <table:table-cell office:value-type="string">
            <text:p>6027 Quisque Street</text:p>
          </table:table-cell>
          <table:table-cell office:value-type="float" office:value="6">
            <text:p>6</text:p>
          </table:table-cell>
          <table:table-cell/>
          <table:table-cell office:value-type="float" office:value="19">
            <text:p>19</text:p>
          </table:table-cell>
          <table:table-cell office:value-type="float" office:value="87976">
            <text:p>87976</text:p>
          </table:table-cell>
          <table:table-cell office:value-type="float" office:value="945996932">
            <text:p>945996932</text:p>
          </table:table-cell>
          <table:table-cell office:value-type="float" office:value="695515187">
            <text:p>695515187</text:p>
          </table:table-cell>
          <table:table-cell office:value-type="string">
            <text:p>tristique.pharetra.Quisque@bibendum.com</text:p>
          </table:table-cell>
          <table:table-cell table:style-name="ce3" office:value-type="float" office:value="0">
            <text:p>0</text:p>
          </table:table-cell>
          <table:table-cell office:value-type="string">
            <text:p>YT</text:p>
          </table:table-cell>
          <table:table-cell table:style-name="ce3" office:value-type="float" office:value="0">
            <text:p>0</text:p>
          </table:table-cell>
          <table:table-cell office:value-type="string">
            <text:p>Grand Forks</text:p>
          </table:table-cell>
          <table:table-cell table:number-columns-repeated="2" office:value-type="string">
            <text:p>FALSE</text:p>
          </table:table-cell>
          <table:table-cell office:value-type="string">
            <text:p>Barry Guerra Bell</text:p>
          </table:table-cell>
          <table:table-cell office:value-type="float" office:value="695515187">
            <text:p>695515187</text:p>
          </table:table-cell>
          <table:table-cell office:value-type="string">
            <text:p>ligula.consectetuer.rhoncus@auctornuncnulla.org</text:p>
          </table:table-cell>
          <table:table-cell office:value-type="string">
            <text:p>Rose Goff Reid</text:p>
          </table:table-cell>
          <table:table-cell office:value-type="float" office:value="695515187">
            <text:p>695515187</text:p>
          </table:table-cell>
          <table:table-cell office:value-type="string">
            <text:p>ornare@laciniavitae.org</text:p>
          </table:table-cell>
          <table:table-cell office:value-type="date" office:date-value="2005-09-04">
            <text:p>04/09/2005</text:p>
          </table:table-cell>
          <table:table-cell/>
          <table:table-cell office:value-type="date" office:date-value="2010-07-20">
            <text:p>20/07/2010</text:p>
          </table:table-cell>
          <table:table-cell office:value-type="string">
            <text:p>C</text:p>
          </table:table-cell>
          <table:table-cell table:number-columns-repeated="976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Andrew</text:p>
          </table:table-cell>
          <table:table-cell office:value-type="string">
            <text:p>Haynes</text:p>
          </table:table-cell>
          <table:table-cell office:value-type="string">
            <text:p>Rowe</text:p>
          </table:table-cell>
          <table:table-cell office:value-type="string">
            <text:p>F</text:p>
          </table:table-cell>
          <table:table-cell table:style-name="ce4" office:value-type="date" office:date-value="1996-11-21">
            <text:p>21/11/96</text:p>
          </table:table-cell>
          <table:table-cell office:value-type="string">
            <text:p>81829471U</text:p>
          </table:table-cell>
          <table:table-cell/>
          <table:table-cell office:value-type="string">
            <text:p>FALSE</text:p>
          </table:table-cell>
          <table:table-cell office:value-type="string">
            <text:p>P.O. Box 255, 8225 Mauris Road</text:p>
          </table:table-cell>
          <table:table-cell office:value-type="float" office:value="2">
            <text:p>2</text:p>
          </table:table-cell>
          <table:table-cell/>
          <table:table-cell office:value-type="float" office:value="14">
            <text:p>14</text:p>
          </table:table-cell>
          <table:table-cell office:value-type="float" office:value="32511">
            <text:p>32511</text:p>
          </table:table-cell>
          <table:table-cell office:value-type="float" office:value="389592676">
            <text:p>389592676</text:p>
          </table:table-cell>
          <table:table-cell office:value-type="float" office:value="107870475">
            <text:p>107870475</text:p>
          </table:table-cell>
          <table:table-cell office:value-type="string">
            <text:p>Mauris.blandit@semsemper.org</text:p>
          </table:table-cell>
          <table:table-cell table:style-name="ce3" office:value-type="float" office:value="0">
            <text:p>0</text:p>
          </table:table-cell>
          <table:table-cell office:value-type="string">
            <text:p>NV</text:p>
          </table:table-cell>
          <table:table-cell table:style-name="ce3" office:value-type="float" office:value="0">
            <text:p>0</text:p>
          </table:table-cell>
          <table:table-cell office:value-type="string">
            <text:p>Kearney</text:p>
          </table:table-cell>
          <table:table-cell table:number-columns-repeated="2" office:value-type="string">
            <text:p>FALSE</text:p>
          </table:table-cell>
          <table:table-cell office:value-type="string">
            <text:p>Marshall Cross Gibson</text:p>
          </table:table-cell>
          <table:table-cell office:value-type="float" office:value="107870475">
            <text:p>107870475</text:p>
          </table:table-cell>
          <table:table-cell office:value-type="string">
            <text:p>sit@Donecegestas.com</text:p>
          </table:table-cell>
          <table:table-cell office:value-type="string">
            <text:p>Stacey Sampson Hubbard</text:p>
          </table:table-cell>
          <table:table-cell office:value-type="float" office:value="107870475">
            <text:p>107870475</text:p>
          </table:table-cell>
          <table:table-cell office:value-type="string">
            <text:p>sapien.cursus@purusMaecenas.edu</text:p>
          </table:table-cell>
          <table:table-cell office:value-type="date" office:date-value="2009-06-16">
            <text:p>16/06/2009</text:p>
          </table:table-cell>
          <table:table-cell/>
          <table:table-cell office:value-type="date" office:date-value="2010-12-29">
            <text:p>29/12/2010</text:p>
          </table:table-cell>
          <table:table-cell office:value-type="string">
            <text:p>R</text:p>
          </table:table-cell>
          <table:table-cell table:number-columns-repeated="976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Myra</text:p>
          </table:table-cell>
          <table:table-cell office:value-type="string">
            <text:p>Mercer</text:p>
          </table:table-cell>
          <table:table-cell office:value-type="string">
            <text:p>Cunningham</text:p>
          </table:table-cell>
          <table:table-cell office:value-type="string">
            <text:p>F</text:p>
          </table:table-cell>
          <table:table-cell table:style-name="ce4" office:value-type="date" office:date-value="1991-09-11">
            <text:p>11/09/91</text:p>
          </table:table-cell>
          <table:table-cell office:value-type="string">
            <text:p>04630343S</text:p>
          </table:table-cell>
          <table:table-cell/>
          <table:table-cell office:value-type="string">
            <text:p>FALSE</text:p>
          </table:table-cell>
          <table:table-cell office:value-type="string">
            <text:p>7148 Sed Avenue</text:p>
          </table:table-cell>
          <table:table-cell office:value-type="float" office:value="6">
            <text:p>6</text:p>
          </table:table-cell>
          <table:table-cell/>
          <table:table-cell office:value-type="float" office:value="13">
            <text:p>13</text:p>
          </table:table-cell>
          <table:table-cell office:value-type="float" office:value="80275">
            <text:p>80275</text:p>
          </table:table-cell>
          <table:table-cell office:value-type="float" office:value="236732061">
            <text:p>236732061</text:p>
          </table:table-cell>
          <table:table-cell office:value-type="float" office:value="57986367">
            <text:p>57986367</text:p>
          </table:table-cell>
          <table:table-cell office:value-type="string">
            <text:p>vel@nasceturridiculus.edu</text:p>
          </table:table-cell>
          <table:table-cell table:style-name="ce3" office:value-type="float" office:value="0">
            <text:p>0</text:p>
          </table:table-cell>
          <table:table-cell office:value-type="string">
            <text:p>Overijssel</text:p>
          </table:table-cell>
          <table:table-cell table:style-name="ce3" office:value-type="float" office:value="0">
            <text:p>0</text:p>
          </table:table-cell>
          <table:table-cell office:value-type="string">
            <text:p>Gardner</text:p>
          </table:table-cell>
          <table:table-cell table:number-columns-repeated="2" office:value-type="string">
            <text:p>FALSE</text:p>
          </table:table-cell>
          <table:table-cell office:value-type="string">
            <text:p>Lane Stevens Cleveland</text:p>
          </table:table-cell>
          <table:table-cell office:value-type="float" office:value="57986367">
            <text:p>57986367</text:p>
          </table:table-cell>
          <table:table-cell office:value-type="string">
            <text:p>In.scelerisque@consequatdolorvitae.org</text:p>
          </table:table-cell>
          <table:table-cell office:value-type="string">
            <text:p>Nina Boyd Whitaker</text:p>
          </table:table-cell>
          <table:table-cell office:value-type="float" office:value="57986367">
            <text:p>57986367</text:p>
          </table:table-cell>
          <table:table-cell office:value-type="string">
            <text:p>augue.id.ante@Cumsociis.ca</text:p>
          </table:table-cell>
          <table:table-cell office:value-type="date" office:date-value="2008-10-09">
            <text:p>09/10/2008</text:p>
          </table:table-cell>
          <table:table-cell/>
          <table:table-cell office:value-type="date" office:date-value="2010-04-28">
            <text:p>28/04/2010</text:p>
          </table:table-cell>
          <table:table-cell office:value-type="string">
            <text:p>P</text:p>
          </table:table-cell>
          <table:table-cell table:number-columns-repeated="976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Roanna</text:p>
          </table:table-cell>
          <table:table-cell office:value-type="string">
            <text:p>Kerr</text:p>
          </table:table-cell>
          <table:table-cell office:value-type="string">
            <text:p>Barrett</text:p>
          </table:table-cell>
          <table:table-cell office:value-type="string">
            <text:p>F</text:p>
          </table:table-cell>
          <table:table-cell table:style-name="ce4" office:value-type="date" office:date-value="1996-04-16">
            <text:p>16/04/96</text:p>
          </table:table-cell>
          <table:table-cell office:value-type="string">
            <text:p>57195019B</text:p>
          </table:table-cell>
          <table:table-cell/>
          <table:table-cell office:value-type="string">
            <text:p>FALSE</text:p>
          </table:table-cell>
          <table:table-cell office:value-type="string">
            <text:p>Ap #828-7368 Donec Street</text:p>
          </table:table-cell>
          <table:table-cell office:value-type="float" office:value="2">
            <text:p>2</text:p>
          </table:table-cell>
          <table:table-cell/>
          <table:table-cell office:value-type="float" office:value="13">
            <text:p>13</text:p>
          </table:table-cell>
          <table:table-cell office:value-type="float" office:value="43502">
            <text:p>43502</text:p>
          </table:table-cell>
          <table:table-cell office:value-type="float" office:value="974333404">
            <text:p>974333404</text:p>
          </table:table-cell>
          <table:table-cell office:value-type="float" office:value="548842389">
            <text:p>548842389</text:p>
          </table:table-cell>
          <table:table-cell office:value-type="string">
            <text:p>egestas@adipiscingligulaAenean.org</text:p>
          </table:table-cell>
          <table:table-cell table:style-name="ce3" office:value-type="float" office:value="0">
            <text:p>0</text:p>
          </table:table-cell>
          <table:table-cell office:value-type="string">
            <text:p>Utrecht</text:p>
          </table:table-cell>
          <table:table-cell table:style-name="ce3" office:value-type="float" office:value="0">
            <text:p>0</text:p>
          </table:table-cell>
          <table:table-cell office:value-type="string">
            <text:p>Moreno Valley</text:p>
          </table:table-cell>
          <table:table-cell table:number-columns-repeated="2" office:value-type="string">
            <text:p>FALSE</text:p>
          </table:table-cell>
          <table:table-cell office:value-type="string">
            <text:p>Gary Mclean Rodriquez</text:p>
          </table:table-cell>
          <table:table-cell office:value-type="float" office:value="548842389">
            <text:p>548842389</text:p>
          </table:table-cell>
          <table:table-cell office:value-type="string">
            <text:p>eu@Suspendisse.ca</text:p>
          </table:table-cell>
          <table:table-cell office:value-type="string">
            <text:p>Olivia Bush Rosales</text:p>
          </table:table-cell>
          <table:table-cell office:value-type="float" office:value="548842389">
            <text:p>548842389</text:p>
          </table:table-cell>
          <table:table-cell office:value-type="string">
            <text:p>enim.Curabitur@sed.ca</text:p>
          </table:table-cell>
          <table:table-cell office:value-type="date" office:date-value="2005-10-20">
            <text:p>20/10/2005</text:p>
          </table:table-cell>
          <table:table-cell/>
          <table:table-cell office:value-type="date" office:date-value="2010-04-22">
            <text:p>22/04/2010</text:p>
          </table:table-cell>
          <table:table-cell office:value-type="string">
            <text:p>P</text:p>
          </table:table-cell>
          <table:table-cell table:number-columns-repeated="976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Ira</text:p>
          </table:table-cell>
          <table:table-cell office:value-type="string">
            <text:p>Nelson</text:p>
          </table:table-cell>
          <table:table-cell office:value-type="string">
            <text:p>Miranda</text:p>
          </table:table-cell>
          <table:table-cell office:value-type="string">
            <text:p>F</text:p>
          </table:table-cell>
          <table:table-cell table:style-name="ce4" office:value-type="date" office:date-value="1995-08-28">
            <text:p>28/08/95</text:p>
          </table:table-cell>
          <table:table-cell office:value-type="string">
            <text:p>56970930O</text:p>
          </table:table-cell>
          <table:table-cell/>
          <table:table-cell office:value-type="string">
            <text:p>FALSE</text:p>
          </table:table-cell>
          <table:table-cell office:value-type="string">
            <text:p>P.O. Box 532, 9565 Eros St.</text:p>
          </table:table-cell>
          <table:table-cell office:value-type="float" office:value="10">
            <text:p>10</text:p>
          </table:table-cell>
          <table:table-cell/>
          <table:table-cell office:value-type="float" office:value="7">
            <text:p>7</text:p>
          </table:table-cell>
          <table:table-cell office:value-type="float" office:value="98517">
            <text:p>98517</text:p>
          </table:table-cell>
          <table:table-cell office:value-type="float" office:value="71317188">
            <text:p>71317188</text:p>
          </table:table-cell>
          <table:table-cell office:value-type="float" office:value="188049149">
            <text:p>188049149</text:p>
          </table:table-cell>
          <table:table-cell office:value-type="string">
            <text:p>neque.Nullam@sagittisDuis.edu</text:p>
          </table:table-cell>
          <table:table-cell table:style-name="ce3" office:value-type="float" office:value="0">
            <text:p>0</text:p>
          </table:table-cell>
          <table:table-cell office:value-type="string">
            <text:p>L.</text:p>
          </table:table-cell>
          <table:table-cell table:style-name="ce3" office:value-type="float" office:value="0">
            <text:p>0</text:p>
          </table:table-cell>
          <table:table-cell office:value-type="string">
            <text:p>Saint Paul</text:p>
          </table:table-cell>
          <table:table-cell table:number-columns-repeated="2" office:value-type="string">
            <text:p>FALSE</text:p>
          </table:table-cell>
          <table:table-cell office:value-type="string">
            <text:p>Ishmael Todd Cline</text:p>
          </table:table-cell>
          <table:table-cell office:value-type="float" office:value="188049149">
            <text:p>188049149</text:p>
          </table:table-cell>
          <table:table-cell office:value-type="string">
            <text:p>ornare.egestas.ligula@in.com</text:p>
          </table:table-cell>
          <table:table-cell office:value-type="string">
            <text:p>Iliana Horne Gallegos</text:p>
          </table:table-cell>
          <table:table-cell office:value-type="float" office:value="188049149">
            <text:p>188049149</text:p>
          </table:table-cell>
          <table:table-cell office:value-type="string">
            <text:p>commodo@tinciduntDonec.edu</text:p>
          </table:table-cell>
          <table:table-cell office:value-type="date" office:date-value="2010-08-31">
            <text:p>31/08/2010</text:p>
          </table:table-cell>
          <table:table-cell/>
          <table:table-cell office:value-type="date" office:date-value="2010-12-01">
            <text:p>01/12/2010</text:p>
          </table:table-cell>
          <table:table-cell office:value-type="string">
            <text:p>M</text:p>
          </table:table-cell>
          <table:table-cell table:number-columns-repeated="976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Joelle</text:p>
          </table:table-cell>
          <table:table-cell office:value-type="string">
            <text:p>Downs</text:p>
          </table:table-cell>
          <table:table-cell office:value-type="string">
            <text:p>Gonzales</text:p>
          </table:table-cell>
          <table:table-cell office:value-type="string">
            <text:p>F</text:p>
          </table:table-cell>
          <table:table-cell table:style-name="ce4" office:value-type="date" office:date-value="2000-05-15">
            <text:p>15/05/00</text:p>
          </table:table-cell>
          <table:table-cell office:value-type="string">
            <text:p>85804575P</text:p>
          </table:table-cell>
          <table:table-cell/>
          <table:table-cell office:value-type="string">
            <text:p>FALSE</text:p>
          </table:table-cell>
          <table:table-cell office:value-type="string">
            <text:p>P.O. Box 595, 6332 Non Road</text:p>
          </table:table-cell>
          <table:table-cell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1512">
            <text:p>1512</text:p>
          </table:table-cell>
          <table:table-cell office:value-type="float" office:value="216565709">
            <text:p>216565709</text:p>
          </table:table-cell>
          <table:table-cell office:value-type="float" office:value="181881197">
            <text:p>181881197</text:p>
          </table:table-cell>
          <table:table-cell office:value-type="string">
            <text:p>Duis.gravida.Praesent@erat.org</text:p>
          </table:table-cell>
          <table:table-cell table:style-name="ce3" office:value-type="float" office:value="0">
            <text:p>0</text:p>
          </table:table-cell>
          <table:table-cell office:value-type="string">
            <text:p>Worcestershire</text:p>
          </table:table-cell>
          <table:table-cell table:style-name="ce3" office:value-type="float" office:value="0">
            <text:p>0</text:p>
          </table:table-cell>
          <table:table-cell office:value-type="string">
            <text:p>Connellsville</text:p>
          </table:table-cell>
          <table:table-cell table:number-columns-repeated="2" office:value-type="string">
            <text:p>FALSE</text:p>
          </table:table-cell>
          <table:table-cell office:value-type="string">
            <text:p>Cade Goodman Patel</text:p>
          </table:table-cell>
          <table:table-cell office:value-type="float" office:value="181881197">
            <text:p>181881197</text:p>
          </table:table-cell>
          <table:table-cell office:value-type="string">
            <text:p>auctor.vitae.aliquet@aliquamarcuAliquam.org</text:p>
          </table:table-cell>
          <table:table-cell office:value-type="string">
            <text:p>Ginger Terrell Todd</text:p>
          </table:table-cell>
          <table:table-cell office:value-type="float" office:value="181881197">
            <text:p>181881197</text:p>
          </table:table-cell>
          <table:table-cell office:value-type="string">
            <text:p>velit.eget.laoreet@consectetuer.org</text:p>
          </table:table-cell>
          <table:table-cell office:value-type="date" office:date-value="2009-02-06">
            <text:p>06/02/2009</text:p>
          </table:table-cell>
          <table:table-cell/>
          <table:table-cell office:value-type="date" office:date-value="2011-01-18">
            <text:p>18/01/2011</text:p>
          </table:table-cell>
          <table:table-cell office:value-type="string">
            <text:p>P</text:p>
          </table:table-cell>
          <table:table-cell table:number-columns-repeated="976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Kirk</text:p>
          </table:table-cell>
          <table:table-cell office:value-type="string">
            <text:p>Burgess</text:p>
          </table:table-cell>
          <table:table-cell office:value-type="string">
            <text:p>Rowland</text:p>
          </table:table-cell>
          <table:table-cell office:value-type="string">
            <text:p>F</text:p>
          </table:table-cell>
          <table:table-cell table:style-name="ce4" office:value-type="date" office:date-value="2000-10-25">
            <text:p>25/10/00</text:p>
          </table:table-cell>
          <table:table-cell office:value-type="string">
            <text:p>07045244G</text:p>
          </table:table-cell>
          <table:table-cell/>
          <table:table-cell office:value-type="string">
            <text:p>FALSE</text:p>
          </table:table-cell>
          <table:table-cell office:value-type="string">
            <text:p>470-864 Curabitur Street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55722">
            <text:p>55722</text:p>
          </table:table-cell>
          <table:table-cell office:value-type="float" office:value="254967606">
            <text:p>254967606</text:p>
          </table:table-cell>
          <table:table-cell office:value-type="float" office:value="570616472">
            <text:p>570616472</text:p>
          </table:table-cell>
          <table:table-cell office:value-type="string">
            <text:p>Quisque.libero.lacus@amet.edu</text:p>
          </table:table-cell>
          <table:table-cell table:style-name="ce3" office:value-type="float" office:value="0">
            <text:p>0</text:p>
          </table:table-cell>
          <table:table-cell office:value-type="string">
            <text:p>NB</text:p>
          </table:table-cell>
          <table:table-cell table:style-name="ce3" office:value-type="float" office:value="0">
            <text:p>0</text:p>
          </table:table-cell>
          <table:table-cell office:value-type="string">
            <text:p>Evanston</text:p>
          </table:table-cell>
          <table:table-cell table:number-columns-repeated="2" office:value-type="string">
            <text:p>FALSE</text:p>
          </table:table-cell>
          <table:table-cell office:value-type="string">
            <text:p>Justin Cantu Mcfadden</text:p>
          </table:table-cell>
          <table:table-cell office:value-type="float" office:value="570616472">
            <text:p>570616472</text:p>
          </table:table-cell>
          <table:table-cell office:value-type="string">
            <text:p>turpis@Suspendisse.org</text:p>
          </table:table-cell>
          <table:table-cell office:value-type="string">
            <text:p>Ayanna Silva Schneider</text:p>
          </table:table-cell>
          <table:table-cell office:value-type="float" office:value="570616472">
            <text:p>570616472</text:p>
          </table:table-cell>
          <table:table-cell office:value-type="string">
            <text:p>sem.Nulla.interdum@mollis.edu</text:p>
          </table:table-cell>
          <table:table-cell office:value-type="date" office:date-value="2002-10-06">
            <text:p>06/10/2002</text:p>
          </table:table-cell>
          <table:table-cell/>
          <table:table-cell office:value-type="date" office:date-value="2010-09-16">
            <text:p>16/09/2010</text:p>
          </table:table-cell>
          <table:table-cell office:value-type="string">
            <text:p>T</text:p>
          </table:table-cell>
          <table:table-cell table:number-columns-repeated="976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Frances</text:p>
          </table:table-cell>
          <table:table-cell office:value-type="string">
            <text:p>Mcconnell</text:p>
          </table:table-cell>
          <table:table-cell office:value-type="string">
            <text:p>Levine</text:p>
          </table:table-cell>
          <table:table-cell office:value-type="string">
            <text:p>M</text:p>
          </table:table-cell>
          <table:table-cell table:style-name="ce4" office:value-type="date" office:date-value="1996-01-16">
            <text:p>16/01/96</text:p>
          </table:table-cell>
          <table:table-cell office:value-type="string">
            <text:p>92034812G</text:p>
          </table:table-cell>
          <table:table-cell/>
          <table:table-cell office:value-type="string">
            <text:p>FALSE</text:p>
          </table:table-cell>
          <table:table-cell office:value-type="string">
            <text:p>P.O. Box 498, 5044 Massa Av.</text:p>
          </table:table-cell>
          <table:table-cell office:value-type="float" office:value="5">
            <text:p>5</text:p>
          </table:table-cell>
          <table:table-cell/>
          <table:table-cell office:value-type="float" office:value="14">
            <text:p>14</text:p>
          </table:table-cell>
          <table:table-cell office:value-type="float" office:value="99353">
            <text:p>99353</text:p>
          </table:table-cell>
          <table:table-cell office:value-type="float" office:value="499551169">
            <text:p>499551169</text:p>
          </table:table-cell>
          <table:table-cell office:value-type="float" office:value="423985428">
            <text:p>423985428</text:p>
          </table:table-cell>
          <table:table-cell office:value-type="string">
            <text:p>tellus.lorem.eu@metusVivamus.org</text:p>
          </table:table-cell>
          <table:table-cell table:style-name="ce3" office:value-type="float" office:value="0">
            <text:p>0</text:p>
          </table:table-cell>
          <table:table-cell office:value-type="string">
            <text:p>JSY</text:p>
          </table:table-cell>
          <table:table-cell table:style-name="ce3" office:value-type="float" office:value="0">
            <text:p>0</text:p>
          </table:table-cell>
          <table:table-cell office:value-type="string">
            <text:p>Huntsville</text:p>
          </table:table-cell>
          <table:table-cell table:number-columns-repeated="2" office:value-type="string">
            <text:p>FALSE</text:p>
          </table:table-cell>
          <table:table-cell office:value-type="string">
            <text:p>Timothy Chang Lowe</text:p>
          </table:table-cell>
          <table:table-cell office:value-type="float" office:value="423985428">
            <text:p>423985428</text:p>
          </table:table-cell>
          <table:table-cell office:value-type="string">
            <text:p>velit.eu@atpedeCras.ca</text:p>
          </table:table-cell>
          <table:table-cell office:value-type="string">
            <text:p>Shaeleigh Lloyd Booker</text:p>
          </table:table-cell>
          <table:table-cell office:value-type="float" office:value="423985428">
            <text:p>423985428</text:p>
          </table:table-cell>
          <table:table-cell office:value-type="string">
            <text:p>risus.quis@egestasurnajusto.org</text:p>
          </table:table-cell>
          <table:table-cell office:value-type="date" office:date-value="2005-10-14">
            <text:p>14/10/2005</text:p>
          </table:table-cell>
          <table:table-cell/>
          <table:table-cell office:value-type="date" office:date-value="2010-04-16">
            <text:p>16/04/2010</text:p>
          </table:table-cell>
          <table:table-cell office:value-type="string">
            <text:p>P</text:p>
          </table:table-cell>
          <table:table-cell table:number-columns-repeated="976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Jeremy</text:p>
          </table:table-cell>
          <table:table-cell office:value-type="string">
            <text:p>Ward</text:p>
          </table:table-cell>
          <table:table-cell office:value-type="string">
            <text:p>Myers</text:p>
          </table:table-cell>
          <table:table-cell office:value-type="string">
            <text:p>M</text:p>
          </table:table-cell>
          <table:table-cell table:style-name="ce4" office:value-type="date" office:date-value="1990-10-10">
            <text:p>10/10/90</text:p>
          </table:table-cell>
          <table:table-cell office:value-type="string">
            <text:p>66621536F</text:p>
          </table:table-cell>
          <table:table-cell/>
          <table:table-cell office:value-type="string">
            <text:p>FALSE</text:p>
          </table:table-cell>
          <table:table-cell office:value-type="string">
            <text:p>Ap #142-2247 Pellentesque St.</text:p>
          </table:table-cell>
          <table:table-cell office:value-type="float" office:value="10">
            <text:p>10</text:p>
          </table:table-cell>
          <table:table-cell/>
          <table:table-cell office:value-type="float" office:value="11">
            <text:p>11</text:p>
          </table:table-cell>
          <table:table-cell office:value-type="float" office:value="12157">
            <text:p>12157</text:p>
          </table:table-cell>
          <table:table-cell office:value-type="float" office:value="934525101">
            <text:p>934525101</text:p>
          </table:table-cell>
          <table:table-cell office:value-type="float" office:value="178427659">
            <text:p>178427659</text:p>
          </table:table-cell>
          <table:table-cell office:value-type="string">
            <text:p>ante@acrisus.org</text:p>
          </table:table-cell>
          <table:table-cell table:style-name="ce3" office:value-type="float" office:value="0">
            <text:p>0</text:p>
          </table:table-cell>
          <table:table-cell office:value-type="string">
            <text:p>South Dakota</text:p>
          </table:table-cell>
          <table:table-cell table:style-name="ce3" office:value-type="float" office:value="0">
            <text:p>0</text:p>
          </table:table-cell>
          <table:table-cell office:value-type="string">
            <text:p>Clearwater</text:p>
          </table:table-cell>
          <table:table-cell table:number-columns-repeated="2" office:value-type="string">
            <text:p>FALSE</text:p>
          </table:table-cell>
          <table:table-cell office:value-type="string">
            <text:p>Asher Weber Bean</text:p>
          </table:table-cell>
          <table:table-cell office:value-type="float" office:value="178427659">
            <text:p>178427659</text:p>
          </table:table-cell>
          <table:table-cell office:value-type="string">
            <text:p>facilisis.eget.ipsum@Curabiturmassa.com</text:p>
          </table:table-cell>
          <table:table-cell office:value-type="string">
            <text:p>Gisela Bradshaw Molina</text:p>
          </table:table-cell>
          <table:table-cell office:value-type="float" office:value="178427659">
            <text:p>178427659</text:p>
          </table:table-cell>
          <table:table-cell office:value-type="string">
            <text:p>dapibus.rutrum.justo@Fuscefermentumfermentum.ca</text:p>
          </table:table-cell>
          <table:table-cell office:value-type="date" office:date-value="2004-03-21">
            <text:p>21/03/2004</text:p>
          </table:table-cell>
          <table:table-cell/>
          <table:table-cell office:value-type="date" office:date-value="2010-06-27">
            <text:p>27/06/2010</text:p>
          </table:table-cell>
          <table:table-cell office:value-type="string">
            <text:p>P</text:p>
          </table:table-cell>
          <table:table-cell table:number-columns-repeated="976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Noble</text:p>
          </table:table-cell>
          <table:table-cell office:value-type="string">
            <text:p>Conley</text:p>
          </table:table-cell>
          <table:table-cell office:value-type="string">
            <text:p>Hampton</text:p>
          </table:table-cell>
          <table:table-cell office:value-type="string">
            <text:p>F</text:p>
          </table:table-cell>
          <table:table-cell table:style-name="ce4" office:value-type="date" office:date-value="1999-01-16">
            <text:p>16/01/99</text:p>
          </table:table-cell>
          <table:table-cell office:value-type="string">
            <text:p>41898427J</text:p>
          </table:table-cell>
          <table:table-cell/>
          <table:table-cell office:value-type="string">
            <text:p>FALSE</text:p>
          </table:table-cell>
          <table:table-cell office:value-type="string">
            <text:p>Ap #865-1952 Cras Avenue</text:p>
          </table:table-cell>
          <table:table-cell office:value-type="float" office:value="7">
            <text:p>7</text:p>
          </table:table-cell>
          <table:table-cell/>
          <table:table-cell office:value-type="float" office:value="21">
            <text:p>21</text:p>
          </table:table-cell>
          <table:table-cell office:value-type="float" office:value="82221">
            <text:p>82221</text:p>
          </table:table-cell>
          <table:table-cell office:value-type="float" office:value="280199120">
            <text:p>280199120</text:p>
          </table:table-cell>
          <table:table-cell office:value-type="float" office:value="987203565">
            <text:p>987203565</text:p>
          </table:table-cell>
          <table:table-cell office:value-type="string">
            <text:p>mollis@dignissimMaecenasornare.ca</text:p>
          </table:table-cell>
          <table:table-cell table:style-name="ce3" office:value-type="float" office:value="0">
            <text:p>0</text:p>
          </table:table-cell>
          <table:table-cell office:value-type="string">
            <text:p>AB</text:p>
          </table:table-cell>
          <table:table-cell table:style-name="ce3" office:value-type="float" office:value="0">
            <text:p>0</text:p>
          </table:table-cell>
          <table:table-cell office:value-type="string">
            <text:p>Liberal</text:p>
          </table:table-cell>
          <table:table-cell table:number-columns-repeated="2" office:value-type="string">
            <text:p>FALSE</text:p>
          </table:table-cell>
          <table:table-cell office:value-type="string">
            <text:p>Ciaran Baxter Washington</text:p>
          </table:table-cell>
          <table:table-cell office:value-type="float" office:value="987203565">
            <text:p>987203565</text:p>
          </table:table-cell>
          <table:table-cell office:value-type="string">
            <text:p>tempor.arcu.Vestibulum@velit.edu</text:p>
          </table:table-cell>
          <table:table-cell office:value-type="string">
            <text:p>Kelsie Foley Coleman</text:p>
          </table:table-cell>
          <table:table-cell office:value-type="float" office:value="987203565">
            <text:p>987203565</text:p>
          </table:table-cell>
          <table:table-cell office:value-type="string">
            <text:p>egestas.blandit@nislNulla.ca</text:p>
          </table:table-cell>
          <table:table-cell office:value-type="date" office:date-value="2004-10-18">
            <text:p>18/10/2004</text:p>
          </table:table-cell>
          <table:table-cell/>
          <table:table-cell office:value-type="date" office:date-value="2010-08-16">
            <text:p>16/08/2010</text:p>
          </table:table-cell>
          <table:table-cell office:value-type="string">
            <text:p>M</text:p>
          </table:table-cell>
          <table:table-cell table:number-columns-repeated="976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Marcia</text:p>
          </table:table-cell>
          <table:table-cell office:value-type="string">
            <text:p>Mcbride</text:p>
          </table:table-cell>
          <table:table-cell office:value-type="string">
            <text:p>Sloan</text:p>
          </table:table-cell>
          <table:table-cell office:value-type="string">
            <text:p>F</text:p>
          </table:table-cell>
          <table:table-cell table:style-name="ce4" office:value-type="date" office:date-value="1992-08-19">
            <text:p>19/08/92</text:p>
          </table:table-cell>
          <table:table-cell office:value-type="string">
            <text:p>43839191L</text:p>
          </table:table-cell>
          <table:table-cell/>
          <table:table-cell office:value-type="string">
            <text:p>FALSE</text:p>
          </table:table-cell>
          <table:table-cell office:value-type="string">
            <text:p>Ap #944-6764 Volutpat Rd.</text:p>
          </table:table-cell>
          <table:table-cell office:value-type="float" office:value="9">
            <text:p>9</text:p>
          </table:table-cell>
          <table:table-cell/>
          <table:table-cell office:value-type="float" office:value="20">
            <text:p>20</text:p>
          </table:table-cell>
          <table:table-cell office:value-type="float" office:value="83287">
            <text:p>83287</text:p>
          </table:table-cell>
          <table:table-cell office:value-type="float" office:value="596617660">
            <text:p>596617660</text:p>
          </table:table-cell>
          <table:table-cell office:value-type="float" office:value="606680953">
            <text:p>606680953</text:p>
          </table:table-cell>
          <table:table-cell office:value-type="string">
            <text:p>sem.molestie@est.ca</text:p>
          </table:table-cell>
          <table:table-cell table:style-name="ce3" office:value-type="float" office:value="0">
            <text:p>0</text:p>
          </table:table-cell>
          <table:table-cell office:value-type="string">
            <text:p>CAM</text:p>
          </table:table-cell>
          <table:table-cell table:style-name="ce3" office:value-type="float" office:value="0">
            <text:p>0</text:p>
          </table:table-cell>
          <table:table-cell office:value-type="string">
            <text:p>Taunton</text:p>
          </table:table-cell>
          <table:table-cell table:number-columns-repeated="2" office:value-type="string">
            <text:p>FALSE</text:p>
          </table:table-cell>
          <table:table-cell office:value-type="string">
            <text:p>Alec Sykes Marsh</text:p>
          </table:table-cell>
          <table:table-cell office:value-type="float" office:value="606680953">
            <text:p>606680953</text:p>
          </table:table-cell>
          <table:table-cell office:value-type="string">
            <text:p>pharetra.sed.hendrerit@enimsit.com</text:p>
          </table:table-cell>
          <table:table-cell office:value-type="string">
            <text:p>Haviva Campbell Hughes</text:p>
          </table:table-cell>
          <table:table-cell office:value-type="float" office:value="606680953">
            <text:p>606680953</text:p>
          </table:table-cell>
          <table:table-cell office:value-type="string">
            <text:p>ante.blandit@Lorem.ca</text:p>
          </table:table-cell>
          <table:table-cell office:value-type="date" office:date-value="2009-03-20">
            <text:p>20/03/2009</text:p>
          </table:table-cell>
          <table:table-cell/>
          <table:table-cell office:value-type="date" office:date-value="2011-01-14">
            <text:p>14/01/2011</text:p>
          </table:table-cell>
          <table:table-cell office:value-type="string">
            <text:p>R</text:p>
          </table:table-cell>
          <table:table-cell table:number-columns-repeated="976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Hakeem</text:p>
          </table:table-cell>
          <table:table-cell office:value-type="string">
            <text:p>Thomas</text:p>
          </table:table-cell>
          <table:table-cell office:value-type="string">
            <text:p>Gaines</text:p>
          </table:table-cell>
          <table:table-cell office:value-type="string">
            <text:p>M</text:p>
          </table:table-cell>
          <table:table-cell table:style-name="ce4" office:value-type="date" office:date-value="2003-05-29">
            <text:p>29/05/03</text:p>
          </table:table-cell>
          <table:table-cell office:value-type="string">
            <text:p>92662276R</text:p>
          </table:table-cell>
          <table:table-cell/>
          <table:table-cell office:value-type="string">
            <text:p>FALSE</text:p>
          </table:table-cell>
          <table:table-cell office:value-type="string">
            <text:p>265 Vel Road</text:p>
          </table:table-cell>
          <table:table-cell office:value-type="float" office:value="7">
            <text:p>7</text:p>
          </table:table-cell>
          <table:table-cell/>
          <table:table-cell office:value-type="float" office:value="28">
            <text:p>28</text:p>
          </table:table-cell>
          <table:table-cell office:value-type="float" office:value="36921">
            <text:p>36921</text:p>
          </table:table-cell>
          <table:table-cell office:value-type="float" office:value="484364217">
            <text:p>484364217</text:p>
          </table:table-cell>
          <table:table-cell office:value-type="float" office:value="664404605">
            <text:p>664404605</text:p>
          </table:table-cell>
          <table:table-cell office:value-type="string">
            <text:p>Nam@eutellus.edu</text:p>
          </table:table-cell>
          <table:table-cell table:style-name="ce3" office:value-type="float" office:value="0">
            <text:p>0</text:p>
          </table:table-cell>
          <table:table-cell office:value-type="string">
            <text:p>AL</text:p>
          </table:table-cell>
          <table:table-cell table:style-name="ce3" office:value-type="float" office:value="0">
            <text:p>0</text:p>
          </table:table-cell>
          <table:table-cell office:value-type="string">
            <text:p>Santa Clarita</text:p>
          </table:table-cell>
          <table:table-cell table:number-columns-repeated="2" office:value-type="string">
            <text:p>FALSE</text:p>
          </table:table-cell>
          <table:table-cell office:value-type="string">
            <text:p>Upton Sandoval Frost</text:p>
          </table:table-cell>
          <table:table-cell office:value-type="float" office:value="664404605">
            <text:p>664404605</text:p>
          </table:table-cell>
          <table:table-cell office:value-type="string">
            <text:p>justo.Praesent@mi.com</text:p>
          </table:table-cell>
          <table:table-cell office:value-type="string">
            <text:p>Lisandra Ramirez Lang</text:p>
          </table:table-cell>
          <table:table-cell office:value-type="float" office:value="664404605">
            <text:p>664404605</text:p>
          </table:table-cell>
          <table:table-cell office:value-type="string">
            <text:p>ornare.sagittis@sedliberoProin.ca</text:p>
          </table:table-cell>
          <table:table-cell office:value-type="date" office:date-value="2010-07-28">
            <text:p>28/07/2010</text:p>
          </table:table-cell>
          <table:table-cell/>
          <table:table-cell office:value-type="date" office:date-value="2010-04-01">
            <text:p>01/04/2010</text:p>
          </table:table-cell>
          <table:table-cell office:value-type="string">
            <text:p>R</text:p>
          </table:table-cell>
          <table:table-cell table:number-columns-repeated="976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Colleen</text:p>
          </table:table-cell>
          <table:table-cell office:value-type="string">
            <text:p>Rodriguez</text:p>
          </table:table-cell>
          <table:table-cell office:value-type="string">
            <text:p>Hunt</text:p>
          </table:table-cell>
          <table:table-cell office:value-type="string">
            <text:p>F</text:p>
          </table:table-cell>
          <table:table-cell table:style-name="ce4" office:value-type="date" office:date-value="1998-03-13">
            <text:p>13/03/98</text:p>
          </table:table-cell>
          <table:table-cell office:value-type="string">
            <text:p>76035665A</text:p>
          </table:table-cell>
          <table:table-cell/>
          <table:table-cell office:value-type="string">
            <text:p>FALSE</text:p>
          </table:table-cell>
          <table:table-cell office:value-type="string">
            <text:p>5321 Neque Avenue</text:p>
          </table:table-cell>
          <table:table-cell office:value-type="float" office:value="8">
            <text:p>8</text:p>
          </table:table-cell>
          <table:table-cell/>
          <table:table-cell office:value-type="float" office:value="19">
            <text:p>19</text:p>
          </table:table-cell>
          <table:table-cell office:value-type="float" office:value="1453">
            <text:p>1453</text:p>
          </table:table-cell>
          <table:table-cell office:value-type="float" office:value="442531367">
            <text:p>442531367</text:p>
          </table:table-cell>
          <table:table-cell office:value-type="float" office:value="746309585">
            <text:p>746309585</text:p>
          </table:table-cell>
          <table:table-cell office:value-type="string">
            <text:p>facilisis@massalobortis.com</text:p>
          </table:table-cell>
          <table:table-cell table:style-name="ce3" office:value-type="float" office:value="0">
            <text:p>0</text:p>
          </table:table-cell>
          <table:table-cell office:value-type="string">
            <text:p>Co. Dublin</text:p>
          </table:table-cell>
          <table:table-cell table:style-name="ce3" office:value-type="float" office:value="0">
            <text:p>0</text:p>
          </table:table-cell>
          <table:table-cell office:value-type="string">
            <text:p>Fitchburg</text:p>
          </table:table-cell>
          <table:table-cell table:number-columns-repeated="2" office:value-type="string">
            <text:p>FALSE</text:p>
          </table:table-cell>
          <table:table-cell office:value-type="string">
            <text:p>Trevor David Murphy</text:p>
          </table:table-cell>
          <table:table-cell office:value-type="float" office:value="746309585">
            <text:p>746309585</text:p>
          </table:table-cell>
          <table:table-cell office:value-type="string">
            <text:p>tempor.diam@risusNullaeget.ca</text:p>
          </table:table-cell>
          <table:table-cell office:value-type="string">
            <text:p>Bianca Payne Chambers</text:p>
          </table:table-cell>
          <table:table-cell office:value-type="float" office:value="746309585">
            <text:p>746309585</text:p>
          </table:table-cell>
          <table:table-cell office:value-type="string">
            <text:p>lectus.a.sollicitudin@duiCumsociis.org</text:p>
          </table:table-cell>
          <table:table-cell office:value-type="date" office:date-value="2005-09-18">
            <text:p>18/09/2005</text:p>
          </table:table-cell>
          <table:table-cell/>
          <table:table-cell office:value-type="date" office:date-value="2010-11-14">
            <text:p>14/11/2010</text:p>
          </table:table-cell>
          <table:table-cell office:value-type="string">
            <text:p>R</text:p>
          </table:table-cell>
          <table:table-cell table:number-columns-repeated="976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Emma</text:p>
          </table:table-cell>
          <table:table-cell office:value-type="string">
            <text:p>Bird</text:p>
          </table:table-cell>
          <table:table-cell office:value-type="string">
            <text:p>Ford</text:p>
          </table:table-cell>
          <table:table-cell office:value-type="string">
            <text:p>M</text:p>
          </table:table-cell>
          <table:table-cell table:style-name="ce4" office:value-type="date" office:date-value="1992-06-16">
            <text:p>16/06/92</text:p>
          </table:table-cell>
          <table:table-cell office:value-type="string">
            <text:p>73975197R</text:p>
          </table:table-cell>
          <table:table-cell/>
          <table:table-cell office:value-type="string">
            <text:p>FALSE</text:p>
          </table:table-cell>
          <table:table-cell office:value-type="string">
            <text:p>P.O. Box 681, 3644 Nullam St.</text:p>
          </table:table-cell>
          <table:table-cell office:value-type="float" office:value="10">
            <text:p>10</text:p>
          </table:table-cell>
          <table:table-cell/>
          <table:table-cell office:value-type="float" office:value="11">
            <text:p>11</text:p>
          </table:table-cell>
          <table:table-cell office:value-type="float" office:value="73135">
            <text:p>73135</text:p>
          </table:table-cell>
          <table:table-cell office:value-type="float" office:value="388980697">
            <text:p>388980697</text:p>
          </table:table-cell>
          <table:table-cell office:value-type="float" office:value="905352912">
            <text:p>905352912</text:p>
          </table:table-cell>
          <table:table-cell office:value-type="string">
            <text:p>sem@sitamet.com</text:p>
          </table:table-cell>
          <table:table-cell table:style-name="ce3" office:value-type="float" office:value="0">
            <text:p>0</text:p>
          </table:table-cell>
          <table:table-cell office:value-type="string">
            <text:p>Westmorland</text:p>
          </table:table-cell>
          <table:table-cell table:style-name="ce3" office:value-type="float" office:value="0">
            <text:p>0</text:p>
          </table:table-cell>
          <table:table-cell office:value-type="string">
            <text:p>Muskogee</text:p>
          </table:table-cell>
          <table:table-cell table:number-columns-repeated="2" office:value-type="string">
            <text:p>FALSE</text:p>
          </table:table-cell>
          <table:table-cell office:value-type="string">
            <text:p>Dalton Foley French</text:p>
          </table:table-cell>
          <table:table-cell office:value-type="float" office:value="905352912">
            <text:p>905352912</text:p>
          </table:table-cell>
          <table:table-cell office:value-type="string">
            <text:p>sed.dui.Fusce@telluslorem.edu</text:p>
          </table:table-cell>
          <table:table-cell office:value-type="string">
            <text:p>Megan Jefferson Owens</text:p>
          </table:table-cell>
          <table:table-cell office:value-type="float" office:value="905352912">
            <text:p>905352912</text:p>
          </table:table-cell>
          <table:table-cell office:value-type="string">
            <text:p>dis@tellus.com</text:p>
          </table:table-cell>
          <table:table-cell office:value-type="date" office:date-value="2010-05-24">
            <text:p>24/05/2010</text:p>
          </table:table-cell>
          <table:table-cell/>
          <table:table-cell office:value-type="date" office:date-value="2011-01-30">
            <text:p>30/01/2011</text:p>
          </table:table-cell>
          <table:table-cell office:value-type="string">
            <text:p>R</text:p>
          </table:table-cell>
          <table:table-cell table:number-columns-repeated="976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Xenos</text:p>
          </table:table-cell>
          <table:table-cell office:value-type="string">
            <text:p>Bradshaw</text:p>
          </table:table-cell>
          <table:table-cell office:value-type="string">
            <text:p>Finley</text:p>
          </table:table-cell>
          <table:table-cell office:value-type="string">
            <text:p>M</text:p>
          </table:table-cell>
          <table:table-cell table:style-name="ce4" office:value-type="date" office:date-value="2005-06-06">
            <text:p>06/06/05</text:p>
          </table:table-cell>
          <table:table-cell office:value-type="string">
            <text:p>29570622B</text:p>
          </table:table-cell>
          <table:table-cell/>
          <table:table-cell office:value-type="string">
            <text:p>FALSE</text:p>
          </table:table-cell>
          <table:table-cell office:value-type="string">
            <text:p>P.O. Box 243, 2910 Erat, Av.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75043">
            <text:p>75043</text:p>
          </table:table-cell>
          <table:table-cell office:value-type="float" office:value="158771045">
            <text:p>158771045</text:p>
          </table:table-cell>
          <table:table-cell office:value-type="float" office:value="882534511">
            <text:p>882534511</text:p>
          </table:table-cell>
          <table:table-cell office:value-type="string">
            <text:p>ligula.Aenean@enimNunc.ca</text:p>
          </table:table-cell>
          <table:table-cell table:style-name="ce3" office:value-type="float" office:value="0">
            <text:p>0</text:p>
          </table:table-cell>
          <table:table-cell office:value-type="string">
            <text:p>Lanarkshire</text:p>
          </table:table-cell>
          <table:table-cell table:style-name="ce3" office:value-type="float" office:value="0">
            <text:p>0</text:p>
          </table:table-cell>
          <table:table-cell office:value-type="string">
            <text:p>Orem</text:p>
          </table:table-cell>
          <table:table-cell table:number-columns-repeated="2" office:value-type="string">
            <text:p>FALSE</text:p>
          </table:table-cell>
          <table:table-cell office:value-type="string">
            <text:p>Tyler Sellers England</text:p>
          </table:table-cell>
          <table:table-cell office:value-type="float" office:value="882534511">
            <text:p>882534511</text:p>
          </table:table-cell>
          <table:table-cell office:value-type="string">
            <text:p>nibh.Donec@risusvarius.com</text:p>
          </table:table-cell>
          <table:table-cell office:value-type="string">
            <text:p>Kathleen Stanton Pruitt</text:p>
          </table:table-cell>
          <table:table-cell office:value-type="float" office:value="882534511">
            <text:p>882534511</text:p>
          </table:table-cell>
          <table:table-cell office:value-type="string">
            <text:p>elit.Nulla@nec.org</text:p>
          </table:table-cell>
          <table:table-cell office:value-type="date" office:date-value="2003-02-15">
            <text:p>15/02/2003</text:p>
          </table:table-cell>
          <table:table-cell/>
          <table:table-cell office:value-type="date" office:date-value="2011-02-03">
            <text:p>03/02/2011</text:p>
          </table:table-cell>
          <table:table-cell office:value-type="string">
            <text:p>P</text:p>
          </table:table-cell>
          <table:table-cell table:number-columns-repeated="976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Flavia</text:p>
          </table:table-cell>
          <table:table-cell office:value-type="string">
            <text:p>Delaney</text:p>
          </table:table-cell>
          <table:table-cell office:value-type="string">
            <text:p>Peterson</text:p>
          </table:table-cell>
          <table:table-cell office:value-type="string">
            <text:p>F</text:p>
          </table:table-cell>
          <table:table-cell table:style-name="ce4" office:value-type="date" office:date-value="2003-01-09">
            <text:p>09/01/03</text:p>
          </table:table-cell>
          <table:table-cell office:value-type="string">
            <text:p>65819185G</text:p>
          </table:table-cell>
          <table:table-cell/>
          <table:table-cell office:value-type="string">
            <text:p>FALSE</text:p>
          </table:table-cell>
          <table:table-cell office:value-type="string">
            <text:p>Ap #414-6157 In, Rd.</text:p>
          </table:table-cell>
          <table:table-cell office:value-type="float" office:value="6">
            <text:p>6</text:p>
          </table:table-cell>
          <table:table-cell/>
          <table:table-cell office:value-type="float" office:value="19">
            <text:p>19</text:p>
          </table:table-cell>
          <table:table-cell office:value-type="float" office:value="60221">
            <text:p>60221</text:p>
          </table:table-cell>
          <table:table-cell office:value-type="float" office:value="88676925">
            <text:p>88676925</text:p>
          </table:table-cell>
          <table:table-cell office:value-type="float" office:value="416113443">
            <text:p>416113443</text:p>
          </table:table-cell>
          <table:table-cell office:value-type="string">
            <text:p>Aenean.eget.magna@eget.edu</text:p>
          </table:table-cell>
          <table:table-cell table:style-name="ce3" office:value-type="float" office:value="0">
            <text:p>0</text:p>
          </table:table-cell>
          <table:table-cell office:value-type="string">
            <text:p>Noord Brabant</text:p>
          </table:table-cell>
          <table:table-cell table:style-name="ce3" office:value-type="float" office:value="0">
            <text:p>0</text:p>
          </table:table-cell>
          <table:table-cell office:value-type="string">
            <text:p>North Chicago</text:p>
          </table:table-cell>
          <table:table-cell table:number-columns-repeated="2" office:value-type="string">
            <text:p>FALSE</text:p>
          </table:table-cell>
          <table:table-cell office:value-type="string">
            <text:p>Lamar Schneider Whitaker</text:p>
          </table:table-cell>
          <table:table-cell office:value-type="float" office:value="416113443">
            <text:p>416113443</text:p>
          </table:table-cell>
          <table:table-cell office:value-type="string">
            <text:p>et.arcu.imperdiet@duiSuspendisse.com</text:p>
          </table:table-cell>
          <table:table-cell office:value-type="string">
            <text:p>Nayda Battle Collins</text:p>
          </table:table-cell>
          <table:table-cell office:value-type="float" office:value="416113443">
            <text:p>416113443</text:p>
          </table:table-cell>
          <table:table-cell office:value-type="string">
            <text:p>in.consequat.enim@FuscefeugiatLorem.com</text:p>
          </table:table-cell>
          <table:table-cell office:value-type="date" office:date-value="2003-03-06">
            <text:p>06/03/2003</text:p>
          </table:table-cell>
          <table:table-cell/>
          <table:table-cell office:value-type="date" office:date-value="2010-11-14">
            <text:p>14/11/2010</text:p>
          </table:table-cell>
          <table:table-cell office:value-type="string">
            <text:p>P</text:p>
          </table:table-cell>
          <table:table-cell table:number-columns-repeated="976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Candace</text:p>
          </table:table-cell>
          <table:table-cell office:value-type="string">
            <text:p>Prince</text:p>
          </table:table-cell>
          <table:table-cell office:value-type="string">
            <text:p>Summers</text:p>
          </table:table-cell>
          <table:table-cell office:value-type="string">
            <text:p>F</text:p>
          </table:table-cell>
          <table:table-cell table:style-name="ce4" office:value-type="date" office:date-value="1994-11-26">
            <text:p>26/11/94</text:p>
          </table:table-cell>
          <table:table-cell office:value-type="string">
            <text:p>93231797E</text:p>
          </table:table-cell>
          <table:table-cell/>
          <table:table-cell office:value-type="string">
            <text:p>FALSE</text:p>
          </table:table-cell>
          <table:table-cell office:value-type="string">
            <text:p>Ap #425-1360 Eget Rd.</text:p>
          </table:table-cell>
          <table:table-cell office:value-type="float" office:value="5">
            <text:p>5</text:p>
          </table:table-cell>
          <table:table-cell/>
          <table:table-cell office:value-type="float" office:value="13">
            <text:p>13</text:p>
          </table:table-cell>
          <table:table-cell office:value-type="float" office:value="48773">
            <text:p>48773</text:p>
          </table:table-cell>
          <table:table-cell office:value-type="float" office:value="64322292">
            <text:p>64322292</text:p>
          </table:table-cell>
          <table:table-cell office:value-type="float" office:value="421522485">
            <text:p>421522485</text:p>
          </table:table-cell>
          <table:table-cell office:value-type="string">
            <text:p>nunc.sed@asollicitudin.edu</text:p>
          </table:table-cell>
          <table:table-cell table:style-name="ce3" office:value-type="float" office:value="0">
            <text:p>0</text:p>
          </table:table-cell>
          <table:table-cell office:value-type="string">
            <text:p>GAL</text:p>
          </table:table-cell>
          <table:table-cell table:style-name="ce3" office:value-type="float" office:value="0">
            <text:p>0</text:p>
          </table:table-cell>
          <table:table-cell office:value-type="string">
            <text:p>Appleton</text:p>
          </table:table-cell>
          <table:table-cell table:number-columns-repeated="2" office:value-type="string">
            <text:p>FALSE</text:p>
          </table:table-cell>
          <table:table-cell office:value-type="string">
            <text:p>Octavius Burris Bates</text:p>
          </table:table-cell>
          <table:table-cell office:value-type="float" office:value="421522485">
            <text:p>421522485</text:p>
          </table:table-cell>
          <table:table-cell office:value-type="string">
            <text:p>Morbi@egetipsum.ca</text:p>
          </table:table-cell>
          <table:table-cell office:value-type="string">
            <text:p>Larissa Turner Sharpe</text:p>
          </table:table-cell>
          <table:table-cell office:value-type="float" office:value="421522485">
            <text:p>421522485</text:p>
          </table:table-cell>
          <table:table-cell office:value-type="string">
            <text:p>venenatis@Aliquamultrices.org</text:p>
          </table:table-cell>
          <table:table-cell office:value-type="date" office:date-value="2008-08-08">
            <text:p>08/08/2008</text:p>
          </table:table-cell>
          <table:table-cell/>
          <table:table-cell office:value-type="date" office:date-value="2011-03-29">
            <text:p>29/03/2011</text:p>
          </table:table-cell>
          <table:table-cell office:value-type="string">
            <text:p>T</text:p>
          </table:table-cell>
          <table:table-cell table:number-columns-repeated="976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Hayfa</text:p>
          </table:table-cell>
          <table:table-cell office:value-type="string">
            <text:p>Robbins</text:p>
          </table:table-cell>
          <table:table-cell office:value-type="string">
            <text:p>Crane</text:p>
          </table:table-cell>
          <table:table-cell office:value-type="string">
            <text:p>M</text:p>
          </table:table-cell>
          <table:table-cell table:style-name="ce4" office:value-type="date" office:date-value="1998-05-19">
            <text:p>19/05/98</text:p>
          </table:table-cell>
          <table:table-cell office:value-type="string">
            <text:p>95719471H</text:p>
          </table:table-cell>
          <table:table-cell/>
          <table:table-cell office:value-type="string">
            <text:p>FALSE</text:p>
          </table:table-cell>
          <table:table-cell office:value-type="string">
            <text:p>P.O. Box 656, 5727 Gravida. Avenue</text:p>
          </table:table-cell>
          <table:table-cell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office:value-type="float" office:value="5814">
            <text:p>5814</text:p>
          </table:table-cell>
          <table:table-cell office:value-type="float" office:value="534115264">
            <text:p>534115264</text:p>
          </table:table-cell>
          <table:table-cell office:value-type="float" office:value="857275146">
            <text:p>857275146</text:p>
          </table:table-cell>
          <table:table-cell office:value-type="string">
            <text:p>turpis.Aliquam@tinciduntDonecvitae.edu</text:p>
          </table:table-cell>
          <table:table-cell table:style-name="ce3" office:value-type="float" office:value="0">
            <text:p>0</text:p>
          </table:table-cell>
          <table:table-cell office:value-type="string">
            <text:p>PE</text:p>
          </table:table-cell>
          <table:table-cell table:style-name="ce3" office:value-type="float" office:value="0">
            <text:p>0</text:p>
          </table:table-cell>
          <table:table-cell office:value-type="string">
            <text:p>Carson City</text:p>
          </table:table-cell>
          <table:table-cell table:number-columns-repeated="2" office:value-type="string">
            <text:p>FALSE</text:p>
          </table:table-cell>
          <table:table-cell office:value-type="string">
            <text:p>Ian Bruce Cannon</text:p>
          </table:table-cell>
          <table:table-cell office:value-type="float" office:value="857275146">
            <text:p>857275146</text:p>
          </table:table-cell>
          <table:table-cell office:value-type="string">
            <text:p>turpis@erat.ca</text:p>
          </table:table-cell>
          <table:table-cell office:value-type="string">
            <text:p>Zelda Waller Gallagher</text:p>
          </table:table-cell>
          <table:table-cell office:value-type="float" office:value="857275146">
            <text:p>857275146</text:p>
          </table:table-cell>
          <table:table-cell office:value-type="string">
            <text:p>Mauris@adipiscinglobortis.ca</text:p>
          </table:table-cell>
          <table:table-cell office:value-type="date" office:date-value="2002-12-17">
            <text:p>17/12/2002</text:p>
          </table:table-cell>
          <table:table-cell/>
          <table:table-cell office:value-type="date" office:date-value="2010-07-04">
            <text:p>04/07/2010</text:p>
          </table:table-cell>
          <table:table-cell office:value-type="string">
            <text:p>M</text:p>
          </table:table-cell>
          <table:table-cell table:number-columns-repeated="976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Ira</text:p>
          </table:table-cell>
          <table:table-cell office:value-type="string">
            <text:p>Griffin</text:p>
          </table:table-cell>
          <table:table-cell office:value-type="string">
            <text:p>Horton</text:p>
          </table:table-cell>
          <table:table-cell office:value-type="string">
            <text:p>F</text:p>
          </table:table-cell>
          <table:table-cell table:style-name="ce4" office:value-type="date" office:date-value="2002-01-19">
            <text:p>19/01/02</text:p>
          </table:table-cell>
          <table:table-cell office:value-type="string">
            <text:p>99741637Z</text:p>
          </table:table-cell>
          <table:table-cell/>
          <table:table-cell office:value-type="string">
            <text:p>FALSE</text:p>
          </table:table-cell>
          <table:table-cell office:value-type="string">
            <text:p>P.O. Box 564, 2520 Mollis St.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office:value-type="float" office:value="52744">
            <text:p>52744</text:p>
          </table:table-cell>
          <table:table-cell office:value-type="float" office:value="39180289">
            <text:p>39180289</text:p>
          </table:table-cell>
          <table:table-cell office:value-type="float" office:value="601705429">
            <text:p>601705429</text:p>
          </table:table-cell>
          <table:table-cell office:value-type="string">
            <text:p>enim.commodo.hendrerit@nibhlacinia.org</text:p>
          </table:table-cell>
          <table:table-cell table:style-name="ce3" office:value-type="float" office:value="0">
            <text:p>0</text:p>
          </table:table-cell>
          <table:table-cell office:value-type="string">
            <text:p>Texas</text:p>
          </table:table-cell>
          <table:table-cell table:style-name="ce3" office:value-type="float" office:value="0">
            <text:p>0</text:p>
          </table:table-cell>
          <table:table-cell office:value-type="string">
            <text:p>Lomita</text:p>
          </table:table-cell>
          <table:table-cell table:number-columns-repeated="2" office:value-type="string">
            <text:p>FALSE</text:p>
          </table:table-cell>
          <table:table-cell office:value-type="string">
            <text:p>Castor Sargent Kirby</text:p>
          </table:table-cell>
          <table:table-cell office:value-type="float" office:value="601705429">
            <text:p>601705429</text:p>
          </table:table-cell>
          <table:table-cell office:value-type="string">
            <text:p>consectetuer.rhoncus.Nullam@Donecegestas.ca</text:p>
          </table:table-cell>
          <table:table-cell office:value-type="string">
            <text:p>Jolene Lang Washington</text:p>
          </table:table-cell>
          <table:table-cell office:value-type="float" office:value="601705429">
            <text:p>601705429</text:p>
          </table:table-cell>
          <table:table-cell office:value-type="string">
            <text:p>metus.urna.convallis@eleifendegestasSed.com</text:p>
          </table:table-cell>
          <table:table-cell office:value-type="date" office:date-value="2009-06-10">
            <text:p>10/06/2009</text:p>
          </table:table-cell>
          <table:table-cell/>
          <table:table-cell office:value-type="date" office:date-value="2010-07-14">
            <text:p>14/07/2010</text:p>
          </table:table-cell>
          <table:table-cell office:value-type="string">
            <text:p>M</text:p>
          </table:table-cell>
          <table:table-cell table:number-columns-repeated="976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Akeem</text:p>
          </table:table-cell>
          <table:table-cell office:value-type="string">
            <text:p>Hill</text:p>
          </table:table-cell>
          <table:table-cell office:value-type="string">
            <text:p>Kelley</text:p>
          </table:table-cell>
          <table:table-cell office:value-type="string">
            <text:p>F</text:p>
          </table:table-cell>
          <table:table-cell table:style-name="ce4" office:value-type="date" office:date-value="1991-11-24">
            <text:p>24/11/91</text:p>
          </table:table-cell>
          <table:table-cell office:value-type="string">
            <text:p>94013236Z</text:p>
          </table:table-cell>
          <table:table-cell/>
          <table:table-cell office:value-type="string">
            <text:p>FALSE</text:p>
          </table:table-cell>
          <table:table-cell office:value-type="string">
            <text:p>P.O. Box 818, 1803 Diam Road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7508">
            <text:p>7508</text:p>
          </table:table-cell>
          <table:table-cell office:value-type="float" office:value="610638183">
            <text:p>610638183</text:p>
          </table:table-cell>
          <table:table-cell office:value-type="float" office:value="496812192">
            <text:p>496812192</text:p>
          </table:table-cell>
          <table:table-cell office:value-type="string">
            <text:p>lacinia@diamvelarcu.org</text:p>
          </table:table-cell>
          <table:table-cell table:style-name="ce3" office:value-type="float" office:value="0">
            <text:p>0</text:p>
          </table:table-cell>
          <table:table-cell office:value-type="string">
            <text:p>Saskatchewan</text:p>
          </table:table-cell>
          <table:table-cell table:style-name="ce3" office:value-type="float" office:value="0">
            <text:p>0</text:p>
          </table:table-cell>
          <table:table-cell office:value-type="string">
            <text:p>Redondo Beach</text:p>
          </table:table-cell>
          <table:table-cell table:number-columns-repeated="2" office:value-type="string">
            <text:p>FALSE</text:p>
          </table:table-cell>
          <table:table-cell office:value-type="string">
            <text:p>Kenyon Brewer Dalton</text:p>
          </table:table-cell>
          <table:table-cell office:value-type="float" office:value="496812192">
            <text:p>496812192</text:p>
          </table:table-cell>
          <table:table-cell office:value-type="string">
            <text:p>a.feugiat.tellus@non.ca</text:p>
          </table:table-cell>
          <table:table-cell office:value-type="string">
            <text:p>Halee Miller Dixon</text:p>
          </table:table-cell>
          <table:table-cell office:value-type="float" office:value="496812192">
            <text:p>496812192</text:p>
          </table:table-cell>
          <table:table-cell office:value-type="string">
            <text:p>pede.Nunc.sed@morbitristique.edu</text:p>
          </table:table-cell>
          <table:table-cell office:value-type="date" office:date-value="2009-11-03">
            <text:p>03/11/2009</text:p>
          </table:table-cell>
          <table:table-cell/>
          <table:table-cell office:value-type="date" office:date-value="2011-01-03">
            <text:p>03/01/2011</text:p>
          </table:table-cell>
          <table:table-cell office:value-type="string">
            <text:p>T</text:p>
          </table:table-cell>
          <table:table-cell table:number-columns-repeated="976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Quynn</text:p>
          </table:table-cell>
          <table:table-cell office:value-type="string">
            <text:p>Griffin</text:p>
          </table:table-cell>
          <table:table-cell office:value-type="string">
            <text:p>Perkins</text:p>
          </table:table-cell>
          <table:table-cell office:value-type="string">
            <text:p>F</text:p>
          </table:table-cell>
          <table:table-cell table:style-name="ce4" office:value-type="date" office:date-value="1993-04-25">
            <text:p>25/04/93</text:p>
          </table:table-cell>
          <table:table-cell office:value-type="string">
            <text:p>55460848A</text:p>
          </table:table-cell>
          <table:table-cell/>
          <table:table-cell office:value-type="string">
            <text:p>FALSE</text:p>
          </table:table-cell>
          <table:table-cell office:value-type="string">
            <text:p>P.O. Box 479, 1163 Nec St.</text:p>
          </table:table-cell>
          <table:table-cell office:value-type="float" office:value="7">
            <text:p>7</text:p>
          </table:table-cell>
          <table:table-cell/>
          <table:table-cell office:value-type="float" office:value="10">
            <text:p>10</text:p>
          </table:table-cell>
          <table:table-cell office:value-type="float" office:value="83601">
            <text:p>83601</text:p>
          </table:table-cell>
          <table:table-cell office:value-type="float" office:value="118379515">
            <text:p>118379515</text:p>
          </table:table-cell>
          <table:table-cell office:value-type="float" office:value="641774044">
            <text:p>641774044</text:p>
          </table:table-cell>
          <table:table-cell office:value-type="string">
            <text:p>non.quam.Pellentesque@malesuada.edu</text:p>
          </table:table-cell>
          <table:table-cell table:style-name="ce3" office:value-type="float" office:value="0">
            <text:p>0</text:p>
          </table:table-cell>
          <table:table-cell office:value-type="string">
            <text:p>Limburg</text:p>
          </table:table-cell>
          <table:table-cell table:style-name="ce3" office:value-type="float" office:value="0">
            <text:p>0</text:p>
          </table:table-cell>
          <table:table-cell office:value-type="string">
            <text:p>Farmer City</text:p>
          </table:table-cell>
          <table:table-cell table:number-columns-repeated="2" office:value-type="string">
            <text:p>FALSE</text:p>
          </table:table-cell>
          <table:table-cell office:value-type="string">
            <text:p>Fuller Lawson Davenport</text:p>
          </table:table-cell>
          <table:table-cell office:value-type="float" office:value="641774044">
            <text:p>641774044</text:p>
          </table:table-cell>
          <table:table-cell office:value-type="string">
            <text:p>pede.ultrices.a@nectellusNunc.ca</text:p>
          </table:table-cell>
          <table:table-cell office:value-type="string">
            <text:p>Nevada Cline Everett</text:p>
          </table:table-cell>
          <table:table-cell office:value-type="float" office:value="641774044">
            <text:p>641774044</text:p>
          </table:table-cell>
          <table:table-cell office:value-type="string">
            <text:p>ornare.tortor.at@maurisidsapien.edu</text:p>
          </table:table-cell>
          <table:table-cell office:value-type="date" office:date-value="2010-10-06">
            <text:p>06/10/2010</text:p>
          </table:table-cell>
          <table:table-cell/>
          <table:table-cell office:value-type="date" office:date-value="2010-06-16">
            <text:p>16/06/2010</text:p>
          </table:table-cell>
          <table:table-cell office:value-type="string">
            <text:p>M</text:p>
          </table:table-cell>
          <table:table-cell table:number-columns-repeated="976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Fritz</text:p>
          </table:table-cell>
          <table:table-cell office:value-type="string">
            <text:p>Wagner</text:p>
          </table:table-cell>
          <table:table-cell office:value-type="string">
            <text:p>Ford</text:p>
          </table:table-cell>
          <table:table-cell office:value-type="string">
            <text:p>M</text:p>
          </table:table-cell>
          <table:table-cell table:style-name="ce4" office:value-type="date" office:date-value="1994-04-17">
            <text:p>17/04/94</text:p>
          </table:table-cell>
          <table:table-cell office:value-type="string">
            <text:p>97049704I</text:p>
          </table:table-cell>
          <table:table-cell/>
          <table:table-cell office:value-type="string">
            <text:p>FALSE</text:p>
          </table:table-cell>
          <table:table-cell office:value-type="string">
            <text:p>1036 Pretium St.</text:p>
          </table:table-cell>
          <table:table-cell office:value-type="float" office:value="2">
            <text:p>2</text:p>
          </table:table-cell>
          <table:table-cell/>
          <table:table-cell office:value-type="float" office:value="18">
            <text:p>18</text:p>
          </table:table-cell>
          <table:table-cell office:value-type="float" office:value="75252">
            <text:p>75252</text:p>
          </table:table-cell>
          <table:table-cell office:value-type="float" office:value="163007624">
            <text:p>163007624</text:p>
          </table:table-cell>
          <table:table-cell office:value-type="float" office:value="218678516">
            <text:p>218678516</text:p>
          </table:table-cell>
          <table:table-cell office:value-type="string">
            <text:p>arcu.Sed@tinciduntnibh.edu</text:p>
          </table:table-cell>
          <table:table-cell table:style-name="ce3" office:value-type="float" office:value="0">
            <text:p>0</text:p>
          </table:table-cell>
          <table:table-cell office:value-type="string">
            <text:p>WGM</text:p>
          </table:table-cell>
          <table:table-cell table:style-name="ce3" office:value-type="float" office:value="0">
            <text:p>0</text:p>
          </table:table-cell>
          <table:table-cell office:value-type="string">
            <text:p>Rancho Santa Margarita</text:p>
          </table:table-cell>
          <table:table-cell table:number-columns-repeated="2" office:value-type="string">
            <text:p>FALSE</text:p>
          </table:table-cell>
          <table:table-cell office:value-type="string">
            <text:p>Keane Pollard Gallegos</text:p>
          </table:table-cell>
          <table:table-cell office:value-type="float" office:value="218678516">
            <text:p>218678516</text:p>
          </table:table-cell>
          <table:table-cell office:value-type="string">
            <text:p>Nunc@amet.com</text:p>
          </table:table-cell>
          <table:table-cell office:value-type="string">
            <text:p>Bertha Wiley Thompson</text:p>
          </table:table-cell>
          <table:table-cell office:value-type="float" office:value="218678516">
            <text:p>218678516</text:p>
          </table:table-cell>
          <table:table-cell office:value-type="string">
            <text:p>faucibus.Morbi.vehicula@pedeCrasvulputate.org</text:p>
          </table:table-cell>
          <table:table-cell office:value-type="date" office:date-value="2006-12-24">
            <text:p>24/12/2006</text:p>
          </table:table-cell>
          <table:table-cell/>
          <table:table-cell office:value-type="date" office:date-value="2010-09-06">
            <text:p>06/09/2010</text:p>
          </table:table-cell>
          <table:table-cell office:value-type="string">
            <text:p>R</text:p>
          </table:table-cell>
          <table:table-cell table:number-columns-repeated="976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Veda</text:p>
          </table:table-cell>
          <table:table-cell office:value-type="string">
            <text:p>Mendoza</text:p>
          </table:table-cell>
          <table:table-cell office:value-type="string">
            <text:p>Black</text:p>
          </table:table-cell>
          <table:table-cell office:value-type="string">
            <text:p>F</text:p>
          </table:table-cell>
          <table:table-cell table:style-name="ce4" office:value-type="date" office:date-value="1990-09-09">
            <text:p>09/09/90</text:p>
          </table:table-cell>
          <table:table-cell office:value-type="string">
            <text:p>38459290P</text:p>
          </table:table-cell>
          <table:table-cell/>
          <table:table-cell office:value-type="string">
            <text:p>FALSE</text:p>
          </table:table-cell>
          <table:table-cell office:value-type="string">
            <text:p>8790 Ut Av.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office:value-type="float" office:value="46266">
            <text:p>46266</text:p>
          </table:table-cell>
          <table:table-cell office:value-type="float" office:value="481747578">
            <text:p>481747578</text:p>
          </table:table-cell>
          <table:table-cell office:value-type="float" office:value="453403117">
            <text:p>453403117</text:p>
          </table:table-cell>
          <table:table-cell office:value-type="string">
            <text:p>quam.quis@euismodenim.org</text:p>
          </table:table-cell>
          <table:table-cell table:style-name="ce3" office:value-type="float" office:value="0">
            <text:p>0</text:p>
          </table:table-cell>
          <table:table-cell office:value-type="string">
            <text:p>Mississippi</text:p>
          </table:table-cell>
          <table:table-cell table:style-name="ce3" office:value-type="float" office:value="0">
            <text:p>0</text:p>
          </table:table-cell>
          <table:table-cell office:value-type="string">
            <text:p>El Monte</text:p>
          </table:table-cell>
          <table:table-cell table:number-columns-repeated="2" office:value-type="string">
            <text:p>FALSE</text:p>
          </table:table-cell>
          <table:table-cell office:value-type="string">
            <text:p>Holmes Gilmore Hurley</text:p>
          </table:table-cell>
          <table:table-cell office:value-type="float" office:value="453403117">
            <text:p>453403117</text:p>
          </table:table-cell>
          <table:table-cell office:value-type="string">
            <text:p>felis.adipiscing.fringilla@sitamet.edu</text:p>
          </table:table-cell>
          <table:table-cell office:value-type="string">
            <text:p>Ayanna Mason Carrillo</text:p>
          </table:table-cell>
          <table:table-cell office:value-type="float" office:value="453403117">
            <text:p>453403117</text:p>
          </table:table-cell>
          <table:table-cell office:value-type="string">
            <text:p>velit@ascelerisque.ca</text:p>
          </table:table-cell>
          <table:table-cell office:value-type="date" office:date-value="2006-04-04">
            <text:p>04/04/2006</text:p>
          </table:table-cell>
          <table:table-cell/>
          <table:table-cell office:value-type="date" office:date-value="2011-01-29">
            <text:p>29/01/2011</text:p>
          </table:table-cell>
          <table:table-cell office:value-type="string">
            <text:p>M</text:p>
          </table:table-cell>
          <table:table-cell table:number-columns-repeated="976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Jocelyn</text:p>
          </table:table-cell>
          <table:table-cell office:value-type="string">
            <text:p>Nichols</text:p>
          </table:table-cell>
          <table:table-cell office:value-type="string">
            <text:p>Stevenson</text:p>
          </table:table-cell>
          <table:table-cell office:value-type="string">
            <text:p>F</text:p>
          </table:table-cell>
          <table:table-cell table:style-name="ce4" office:value-type="date" office:date-value="2002-01-14">
            <text:p>14/01/02</text:p>
          </table:table-cell>
          <table:table-cell office:value-type="string">
            <text:p>63375934L</text:p>
          </table:table-cell>
          <table:table-cell/>
          <table:table-cell office:value-type="string">
            <text:p>FALSE</text:p>
          </table:table-cell>
          <table:table-cell office:value-type="string">
            <text:p>Ap #344-9239 Nibh St.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62243">
            <text:p>62243</text:p>
          </table:table-cell>
          <table:table-cell office:value-type="float" office:value="4047553">
            <text:p>4047553</text:p>
          </table:table-cell>
          <table:table-cell office:value-type="float" office:value="628120126">
            <text:p>628120126</text:p>
          </table:table-cell>
          <table:table-cell office:value-type="string">
            <text:p>a.ultricies@temporarcu.edu</text:p>
          </table:table-cell>
          <table:table-cell table:style-name="ce3" office:value-type="float" office:value="0">
            <text:p>0</text:p>
          </table:table-cell>
          <table:table-cell office:value-type="string">
            <text:p>District of Columbia</text:p>
          </table:table-cell>
          <table:table-cell table:style-name="ce3" office:value-type="float" office:value="0">
            <text:p>0</text:p>
          </table:table-cell>
          <table:table-cell office:value-type="string">
            <text:p>Bismarck</text:p>
          </table:table-cell>
          <table:table-cell table:number-columns-repeated="2" office:value-type="string">
            <text:p>FALSE</text:p>
          </table:table-cell>
          <table:table-cell office:value-type="string">
            <text:p>Shad Jones Hughes</text:p>
          </table:table-cell>
          <table:table-cell office:value-type="float" office:value="628120126">
            <text:p>628120126</text:p>
          </table:table-cell>
          <table:table-cell office:value-type="string">
            <text:p>ac.risus.Morbi@vitaesodalesnisi.com</text:p>
          </table:table-cell>
          <table:table-cell office:value-type="string">
            <text:p>Calista Riddle Sullivan</text:p>
          </table:table-cell>
          <table:table-cell office:value-type="float" office:value="628120126">
            <text:p>628120126</text:p>
          </table:table-cell>
          <table:table-cell office:value-type="string">
            <text:p>scelerisque@orci.ca</text:p>
          </table:table-cell>
          <table:table-cell office:value-type="date" office:date-value="2009-07-22">
            <text:p>22/07/2009</text:p>
          </table:table-cell>
          <table:table-cell/>
          <table:table-cell office:value-type="date" office:date-value="2011-01-01">
            <text:p>01/01/2011</text:p>
          </table:table-cell>
          <table:table-cell office:value-type="string">
            <text:p>P</text:p>
          </table:table-cell>
          <table:table-cell table:number-columns-repeated="976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Wallace</text:p>
          </table:table-cell>
          <table:table-cell office:value-type="string">
            <text:p>Lancaster</text:p>
          </table:table-cell>
          <table:table-cell office:value-type="string">
            <text:p>Long</text:p>
          </table:table-cell>
          <table:table-cell office:value-type="string">
            <text:p>F</text:p>
          </table:table-cell>
          <table:table-cell table:style-name="ce4" office:value-type="date" office:date-value="1995-05-03">
            <text:p>03/05/95</text:p>
          </table:table-cell>
          <table:table-cell office:value-type="string">
            <text:p>85841391J</text:p>
          </table:table-cell>
          <table:table-cell/>
          <table:table-cell office:value-type="string">
            <text:p>FALSE</text:p>
          </table:table-cell>
          <table:table-cell office:value-type="string">
            <text:p>Ap #663-9323 Consectetuer Rd.</text:p>
          </table:table-cell>
          <table:table-cell office:value-type="float" office:value="9">
            <text:p>9</text:p>
          </table:table-cell>
          <table:table-cell/>
          <table:table-cell office:value-type="float" office:value="21">
            <text:p>21</text:p>
          </table:table-cell>
          <table:table-cell office:value-type="float" office:value="4727">
            <text:p>4727</text:p>
          </table:table-cell>
          <table:table-cell office:value-type="float" office:value="990775193">
            <text:p>990775193</text:p>
          </table:table-cell>
          <table:table-cell office:value-type="float" office:value="450110554">
            <text:p>450110554</text:p>
          </table:table-cell>
          <table:table-cell office:value-type="string">
            <text:p>mollis.Phasellus@Pellentesque.org</text:p>
          </table:table-cell>
          <table:table-cell table:style-name="ce3" office:value-type="float" office:value="0">
            <text:p>0</text:p>
          </table:table-cell>
          <table:table-cell office:value-type="string">
            <text:p>IOW</text:p>
          </table:table-cell>
          <table:table-cell table:style-name="ce3" office:value-type="float" office:value="0">
            <text:p>0</text:p>
          </table:table-cell>
          <table:table-cell office:value-type="string">
            <text:p>Redlands</text:p>
          </table:table-cell>
          <table:table-cell table:number-columns-repeated="2" office:value-type="string">
            <text:p>FALSE</text:p>
          </table:table-cell>
          <table:table-cell office:value-type="string">
            <text:p>Joseph Lancaster Parker</text:p>
          </table:table-cell>
          <table:table-cell office:value-type="float" office:value="450110554">
            <text:p>450110554</text:p>
          </table:table-cell>
          <table:table-cell office:value-type="string">
            <text:p>tortor@vehicula.ca</text:p>
          </table:table-cell>
          <table:table-cell office:value-type="string">
            <text:p>Yoko Fowler Valdez</text:p>
          </table:table-cell>
          <table:table-cell office:value-type="float" office:value="450110554">
            <text:p>450110554</text:p>
          </table:table-cell>
          <table:table-cell office:value-type="string">
            <text:p>Curabitur.egestas@condimentumDonec.ca</text:p>
          </table:table-cell>
          <table:table-cell office:value-type="date" office:date-value="2009-07-23">
            <text:p>23/07/2009</text:p>
          </table:table-cell>
          <table:table-cell/>
          <table:table-cell office:value-type="date" office:date-value="2011-01-02">
            <text:p>02/01/2011</text:p>
          </table:table-cell>
          <table:table-cell office:value-type="string">
            <text:p>C</text:p>
          </table:table-cell>
          <table:table-cell table:number-columns-repeated="976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Chastity</text:p>
          </table:table-cell>
          <table:table-cell office:value-type="string">
            <text:p>Pickett</text:p>
          </table:table-cell>
          <table:table-cell office:value-type="string">
            <text:p>Briggs</text:p>
          </table:table-cell>
          <table:table-cell office:value-type="string">
            <text:p>F</text:p>
          </table:table-cell>
          <table:table-cell table:style-name="ce4" office:value-type="date" office:date-value="2002-01-27">
            <text:p>27/01/02</text:p>
          </table:table-cell>
          <table:table-cell office:value-type="string">
            <text:p>46223943M</text:p>
          </table:table-cell>
          <table:table-cell/>
          <table:table-cell office:value-type="string">
            <text:p>FALSE</text:p>
          </table:table-cell>
          <table:table-cell office:value-type="string">
            <text:p>9237 Orci. Street</text:p>
          </table:table-cell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84759">
            <text:p>84759</text:p>
          </table:table-cell>
          <table:table-cell office:value-type="float" office:value="825980550">
            <text:p>825980550</text:p>
          </table:table-cell>
          <table:table-cell office:value-type="float" office:value="645486777">
            <text:p>645486777</text:p>
          </table:table-cell>
          <table:table-cell office:value-type="string">
            <text:p>adipiscing@velitCras.edu</text:p>
          </table:table-cell>
          <table:table-cell table:style-name="ce3" office:value-type="float" office:value="0">
            <text:p>0</text:p>
          </table:table-cell>
          <table:table-cell office:value-type="string">
            <text:p>Yukon</text:p>
          </table:table-cell>
          <table:table-cell table:style-name="ce3" office:value-type="float" office:value="0">
            <text:p>0</text:p>
          </table:table-cell>
          <table:table-cell office:value-type="string">
            <text:p>Port Orford</text:p>
          </table:table-cell>
          <table:table-cell table:number-columns-repeated="2" office:value-type="string">
            <text:p>FALSE</text:p>
          </table:table-cell>
          <table:table-cell office:value-type="string">
            <text:p>Neil Molina Stewart</text:p>
          </table:table-cell>
          <table:table-cell office:value-type="float" office:value="645486777">
            <text:p>645486777</text:p>
          </table:table-cell>
          <table:table-cell office:value-type="string">
            <text:p>tincidunt.nunc@orci.com</text:p>
          </table:table-cell>
          <table:table-cell office:value-type="string">
            <text:p>Christen Hicks Hendricks</text:p>
          </table:table-cell>
          <table:table-cell office:value-type="float" office:value="645486777">
            <text:p>645486777</text:p>
          </table:table-cell>
          <table:table-cell office:value-type="float" office:value="40489">
            <text:p>40489</text:p>
          </table:table-cell>
          <table:table-cell office:value-type="date" office:date-value="2009-07-24">
            <text:p>24/07/2009</text:p>
          </table:table-cell>
          <table:table-cell/>
          <table:table-cell office:value-type="date" office:date-value="2011-01-03">
            <text:p>03/01/2011</text:p>
          </table:table-cell>
          <table:table-cell office:value-type="string">
            <text:p>P</text:p>
          </table:table-cell>
          <table:table-cell table:number-columns-repeated="976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May</text:p>
          </table:table-cell>
          <table:table-cell office:value-type="string">
            <text:p>Goodman</text:p>
          </table:table-cell>
          <table:table-cell office:value-type="string">
            <text:p>Cooke</text:p>
          </table:table-cell>
          <table:table-cell office:value-type="string">
            <text:p>M</text:p>
          </table:table-cell>
          <table:table-cell table:style-name="ce4" office:value-type="date" office:date-value="1991-10-17">
            <text:p>17/10/91</text:p>
          </table:table-cell>
          <table:table-cell office:value-type="string">
            <text:p>59017539G</text:p>
          </table:table-cell>
          <table:table-cell/>
          <table:table-cell office:value-type="string">
            <text:p>FALSE</text:p>
          </table:table-cell>
          <table:table-cell office:value-type="string">
            <text:p>Ap #990-7928 Euismod Street</text:p>
          </table:table-cell>
          <table:table-cell office:value-type="float" office:value="2">
            <text:p>2</text:p>
          </table:table-cell>
          <table:table-cell/>
          <table:table-cell office:value-type="float" office:value="17">
            <text:p>17</text:p>
          </table:table-cell>
          <table:table-cell office:value-type="float" office:value="61448">
            <text:p>61448</text:p>
          </table:table-cell>
          <table:table-cell office:value-type="float" office:value="213389204">
            <text:p>213389204</text:p>
          </table:table-cell>
          <table:table-cell office:value-type="float" office:value="900140585">
            <text:p>900140585</text:p>
          </table:table-cell>
          <table:table-cell office:value-type="string">
            <text:p>sem@Suspendissenonleo.com</text:p>
          </table:table-cell>
          <table:table-cell table:style-name="ce3" office:value-type="float" office:value="0">
            <text:p>0</text:p>
          </table:table-cell>
          <table:table-cell office:value-type="string">
            <text:p>Dr.</text:p>
          </table:table-cell>
          <table:table-cell table:style-name="ce3" office:value-type="float" office:value="0">
            <text:p>0</text:p>
          </table:table-cell>
          <table:table-cell office:value-type="string">
            <text:p>Laconia</text:p>
          </table:table-cell>
          <table:table-cell table:number-columns-repeated="2" office:value-type="string">
            <text:p>FALSE</text:p>
          </table:table-cell>
          <table:table-cell office:value-type="string">
            <text:p>Walter Baird Ward</text:p>
          </table:table-cell>
          <table:table-cell office:value-type="float" office:value="900140585">
            <text:p>900140585</text:p>
          </table:table-cell>
          <table:table-cell office:value-type="string">
            <text:p>semper@lacusMaurisnon.ca</text:p>
          </table:table-cell>
          <table:table-cell office:value-type="string">
            <text:p>Britanni Jacobs Hardin</text:p>
          </table:table-cell>
          <table:table-cell office:value-type="float" office:value="900140585">
            <text:p>900140585</text:p>
          </table:table-cell>
          <table:table-cell office:value-type="string">
            <text:p>arcu.et.pede@diamvel.com</text:p>
          </table:table-cell>
          <table:table-cell office:value-type="date" office:date-value="2009-11-16">
            <text:p>16/11/2009</text:p>
          </table:table-cell>
          <table:table-cell/>
          <table:table-cell office:value-type="date" office:date-value="2010-06-24">
            <text:p>24/06/2010</text:p>
          </table:table-cell>
          <table:table-cell office:value-type="string">
            <text:p>C</text:p>
          </table:table-cell>
          <table:table-cell table:number-columns-repeated="976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Florence</text:p>
          </table:table-cell>
          <table:table-cell office:value-type="string">
            <text:p>Hays</text:p>
          </table:table-cell>
          <table:table-cell office:value-type="string">
            <text:p>Perez</text:p>
          </table:table-cell>
          <table:table-cell office:value-type="string">
            <text:p>M</text:p>
          </table:table-cell>
          <table:table-cell table:style-name="ce4" office:value-type="date" office:date-value="1996-09-06">
            <text:p>06/09/96</text:p>
          </table:table-cell>
          <table:table-cell office:value-type="string">
            <text:p>44837855O</text:p>
          </table:table-cell>
          <table:table-cell/>
          <table:table-cell office:value-type="string">
            <text:p>FALSE</text:p>
          </table:table-cell>
          <table:table-cell office:value-type="string">
            <text:p>393-2840 Diam Rd.</text:p>
          </table:table-cell>
          <table:table-cell office:value-type="float" office:value="1">
            <text:p>1</text:p>
          </table:table-cell>
          <table:table-cell/>
          <table:table-cell office:value-type="float" office:value="14">
            <text:p>14</text:p>
          </table:table-cell>
          <table:table-cell office:value-type="float" office:value="22762">
            <text:p>22762</text:p>
          </table:table-cell>
          <table:table-cell office:value-type="float" office:value="528819833">
            <text:p>528819833</text:p>
          </table:table-cell>
          <table:table-cell office:value-type="float" office:value="362447839">
            <text:p>362447839</text:p>
          </table:table-cell>
          <table:table-cell office:value-type="string">
            <text:p>Proin@arcuCurabiturut.com</text:p>
          </table:table-cell>
          <table:table-cell table:style-name="ce3" office:value-type="float" office:value="0">
            <text:p>0</text:p>
          </table:table-cell>
          <table:table-cell office:value-type="string">
            <text:p>Dr.</text:p>
          </table:table-cell>
          <table:table-cell table:style-name="ce3" office:value-type="float" office:value="0">
            <text:p>0</text:p>
          </table:table-cell>
          <table:table-cell office:value-type="string">
            <text:p>Chino Hills</text:p>
          </table:table-cell>
          <table:table-cell table:number-columns-repeated="2" office:value-type="string">
            <text:p>FALSE</text:p>
          </table:table-cell>
          <table:table-cell office:value-type="string">
            <text:p>Jerry Terrell Morse</text:p>
          </table:table-cell>
          <table:table-cell office:value-type="float" office:value="362447839">
            <text:p>362447839</text:p>
          </table:table-cell>
          <table:table-cell office:value-type="string">
            <text:p>velit.Cras@InfaucibusMorbi.org</text:p>
          </table:table-cell>
          <table:table-cell office:value-type="string">
            <text:p>Rachel Nielsen Gentry</text:p>
          </table:table-cell>
          <table:table-cell office:value-type="float" office:value="362447839">
            <text:p>362447839</text:p>
          </table:table-cell>
          <table:table-cell office:value-type="string">
            <text:p>magnis@purus.com</text:p>
          </table:table-cell>
          <table:table-cell office:value-type="date" office:date-value="2006-09-24">
            <text:p>24/09/2006</text:p>
          </table:table-cell>
          <table:table-cell/>
          <table:table-cell office:value-type="date" office:date-value="2010-09-24">
            <text:p>24/09/2010</text:p>
          </table:table-cell>
          <table:table-cell office:value-type="string">
            <text:p>M</text:p>
          </table:table-cell>
          <table:table-cell table:number-columns-repeated="976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Wesley</text:p>
          </table:table-cell>
          <table:table-cell office:value-type="string">
            <text:p>Waller</text:p>
          </table:table-cell>
          <table:table-cell office:value-type="string">
            <text:p>Preston</text:p>
          </table:table-cell>
          <table:table-cell office:value-type="string">
            <text:p>M</text:p>
          </table:table-cell>
          <table:table-cell table:style-name="ce4" office:value-type="date" office:date-value="1996-11-27">
            <text:p>27/11/96</text:p>
          </table:table-cell>
          <table:table-cell office:value-type="string">
            <text:p>72533284S</text:p>
          </table:table-cell>
          <table:table-cell/>
          <table:table-cell office:value-type="string">
            <text:p>FALSE</text:p>
          </table:table-cell>
          <table:table-cell office:value-type="string">
            <text:p>753-2237 Ac Rd.</text:p>
          </table:table-cell>
          <table:table-cell office:value-type="float" office:value="9">
            <text:p>9</text:p>
          </table:table-cell>
          <table:table-cell/>
          <table:table-cell office:value-type="float" office:value="21">
            <text:p>21</text:p>
          </table:table-cell>
          <table:table-cell office:value-type="float" office:value="51243">
            <text:p>51243</text:p>
          </table:table-cell>
          <table:table-cell office:value-type="float" office:value="97546122">
            <text:p>97546122</text:p>
          </table:table-cell>
          <table:table-cell office:value-type="float" office:value="782061617">
            <text:p>782061617</text:p>
          </table:table-cell>
          <table:table-cell office:value-type="string">
            <text:p>Donec.egestas@sapienimperdiet.org</text:p>
          </table:table-cell>
          <table:table-cell table:style-name="ce3" office:value-type="float" office:value="0">
            <text:p>0</text:p>
          </table:table-cell>
          <table:table-cell office:value-type="string">
            <text:p>Co. Limerick</text:p>
          </table:table-cell>
          <table:table-cell table:style-name="ce3" office:value-type="float" office:value="0">
            <text:p>0</text:p>
          </table:table-cell>
          <table:table-cell office:value-type="string">
            <text:p>Valdosta</text:p>
          </table:table-cell>
          <table:table-cell table:number-columns-repeated="2" office:value-type="string">
            <text:p>FALSE</text:p>
          </table:table-cell>
          <table:table-cell office:value-type="string">
            <text:p>Lane Matthews Copeland</text:p>
          </table:table-cell>
          <table:table-cell office:value-type="float" office:value="782061617">
            <text:p>782061617</text:p>
          </table:table-cell>
          <table:table-cell office:value-type="string">
            <text:p>vulputate@Intinciduntcongue.org</text:p>
          </table:table-cell>
          <table:table-cell office:value-type="string">
            <text:p>Rinah Snow Oneil</text:p>
          </table:table-cell>
          <table:table-cell office:value-type="float" office:value="782061617">
            <text:p>782061617</text:p>
          </table:table-cell>
          <table:table-cell office:value-type="string">
            <text:p>velit@augueSedmolestie.ca</text:p>
          </table:table-cell>
          <table:table-cell office:value-type="date" office:date-value="2004-11-26">
            <text:p>26/11/2004</text:p>
          </table:table-cell>
          <table:table-cell office:value-type="date" office:date-value="2006-05-13">
            <text:p>13/05/2006</text:p>
          </table:table-cell>
          <table:table-cell office:value-type="date" office:date-value="2010-07-01">
            <text:p>01/07/2010</text:p>
          </table:table-cell>
          <table:table-cell office:value-type="string">
            <text:p>P</text:p>
          </table:table-cell>
          <table:table-cell table:number-columns-repeated="976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Bryar</text:p>
          </table:table-cell>
          <table:table-cell office:value-type="string">
            <text:p>Cross</text:p>
          </table:table-cell>
          <table:table-cell office:value-type="string">
            <text:p>Melendez</text:p>
          </table:table-cell>
          <table:table-cell office:value-type="string">
            <text:p>F</text:p>
          </table:table-cell>
          <table:table-cell table:style-name="ce4" office:value-type="date" office:date-value="1996-09-13">
            <text:p>13/09/96</text:p>
          </table:table-cell>
          <table:table-cell office:value-type="string">
            <text:p>16310236V</text:p>
          </table:table-cell>
          <table:table-cell/>
          <table:table-cell office:value-type="string">
            <text:p>FALSE</text:p>
          </table:table-cell>
          <table:table-cell office:value-type="string">
            <text:p>Ap #156-8287 Nam St.</text:p>
          </table:table-cell>
          <table:table-cell office:value-type="float" office:value="3">
            <text:p>3</text:p>
          </table:table-cell>
          <table:table-cell/>
          <table:table-cell office:value-type="float" office:value="26">
            <text:p>26</text:p>
          </table:table-cell>
          <table:table-cell office:value-type="float" office:value="70134">
            <text:p>70134</text:p>
          </table:table-cell>
          <table:table-cell office:value-type="float" office:value="141806085">
            <text:p>141806085</text:p>
          </table:table-cell>
          <table:table-cell office:value-type="float" office:value="859192039">
            <text:p>859192039</text:p>
          </table:table-cell>
          <table:table-cell office:value-type="string">
            <text:p>in@Quisqueporttitor.ca</text:p>
          </table:table-cell>
          <table:table-cell table:style-name="ce3" office:value-type="float" office:value="0">
            <text:p>0</text:p>
          </table:table-cell>
          <table:table-cell office:value-type="string">
            <text:p>NU</text:p>
          </table:table-cell>
          <table:table-cell table:style-name="ce3" office:value-type="float" office:value="0">
            <text:p>0</text:p>
          </table:table-cell>
          <table:table-cell office:value-type="string">
            <text:p>Cerritos</text:p>
          </table:table-cell>
          <table:table-cell table:number-columns-repeated="2" office:value-type="string">
            <text:p>FALSE</text:p>
          </table:table-cell>
          <table:table-cell office:value-type="string">
            <text:p>Oleg Velez Vang</text:p>
          </table:table-cell>
          <table:table-cell office:value-type="float" office:value="859192039">
            <text:p>859192039</text:p>
          </table:table-cell>
          <table:table-cell office:value-type="string">
            <text:p>laoreet@dictummagnaUt.org</text:p>
          </table:table-cell>
          <table:table-cell office:value-type="string">
            <text:p>Portia Boone Dawson</text:p>
          </table:table-cell>
          <table:table-cell office:value-type="float" office:value="859192039">
            <text:p>859192039</text:p>
          </table:table-cell>
          <table:table-cell office:value-type="string">
            <text:p>quis@ut.org</text:p>
          </table:table-cell>
          <table:table-cell office:value-type="date" office:date-value="2008-09-11">
            <text:p>11/09/2008</text:p>
          </table:table-cell>
          <table:table-cell office:value-type="date" office:date-value="2007-07-02">
            <text:p>02/07/2007</text:p>
          </table:table-cell>
          <table:table-cell office:value-type="date" office:date-value="2011-03-16">
            <text:p>16/03/2011</text:p>
          </table:table-cell>
          <table:table-cell office:value-type="string">
            <text:p>M</text:p>
          </table:table-cell>
          <table:table-cell table:number-columns-repeated="976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Mannix</text:p>
          </table:table-cell>
          <table:table-cell office:value-type="string">
            <text:p>Hill</text:p>
          </table:table-cell>
          <table:table-cell office:value-type="string">
            <text:p>Weeks</text:p>
          </table:table-cell>
          <table:table-cell office:value-type="string">
            <text:p>F</text:p>
          </table:table-cell>
          <table:table-cell table:style-name="ce4" office:value-type="date" office:date-value="1997-06-24">
            <text:p>24/06/97</text:p>
          </table:table-cell>
          <table:table-cell office:value-type="string">
            <text:p>81259282D</text:p>
          </table:table-cell>
          <table:table-cell/>
          <table:table-cell office:value-type="string">
            <text:p>FALSE</text:p>
          </table:table-cell>
          <table:table-cell office:value-type="string">
            <text:p>P.O. Box 836, 7180 Amet, St.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73044">
            <text:p>73044</text:p>
          </table:table-cell>
          <table:table-cell office:value-type="float" office:value="361540411">
            <text:p>361540411</text:p>
          </table:table-cell>
          <table:table-cell office:value-type="float" office:value="118311689">
            <text:p>118311689</text:p>
          </table:table-cell>
          <table:table-cell office:value-type="string">
            <text:p>imperdiet@Duismienim.com</text:p>
          </table:table-cell>
          <table:table-cell table:style-name="ce3" office:value-type="float" office:value="0">
            <text:p>0</text:p>
          </table:table-cell>
          <table:table-cell office:value-type="string">
            <text:p>CAE</text:p>
          </table:table-cell>
          <table:table-cell table:style-name="ce3" office:value-type="float" office:value="0">
            <text:p>0</text:p>
          </table:table-cell>
          <table:table-cell office:value-type="string">
            <text:p>Chandler</text:p>
          </table:table-cell>
          <table:table-cell table:number-columns-repeated="2" office:value-type="string">
            <text:p>FALSE</text:p>
          </table:table-cell>
          <table:table-cell office:value-type="string">
            <text:p>Harper Donaldson Fuentes</text:p>
          </table:table-cell>
          <table:table-cell office:value-type="float" office:value="118311689">
            <text:p>118311689</text:p>
          </table:table-cell>
          <table:table-cell office:value-type="string">
            <text:p>Maecenas.ornare@enimdiamvel.edu</text:p>
          </table:table-cell>
          <table:table-cell office:value-type="string">
            <text:p>Rhiannon Franks Rojas</text:p>
          </table:table-cell>
          <table:table-cell office:value-type="float" office:value="118311689">
            <text:p>118311689</text:p>
          </table:table-cell>
          <table:table-cell office:value-type="string">
            <text:p>Vestibulum.ut@risusvariusorci.org</text:p>
          </table:table-cell>
          <table:table-cell office:value-type="date" office:date-value="2005-05-10">
            <text:p>10/05/2005</text:p>
          </table:table-cell>
          <table:table-cell/>
          <table:table-cell office:value-type="date" office:date-value="2011-02-24">
            <text:p>24/02/2011</text:p>
          </table:table-cell>
          <table:table-cell office:value-type="string">
            <text:p>P</text:p>
          </table:table-cell>
          <table:table-cell table:number-columns-repeated="976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Caesar</text:p>
          </table:table-cell>
          <table:table-cell office:value-type="string">
            <text:p>Lara</text:p>
          </table:table-cell>
          <table:table-cell office:value-type="string">
            <text:p>Ewing</text:p>
          </table:table-cell>
          <table:table-cell office:value-type="string">
            <text:p>M</text:p>
          </table:table-cell>
          <table:table-cell table:style-name="ce4" office:value-type="date" office:date-value="1996-12-14">
            <text:p>14/12/96</text:p>
          </table:table-cell>
          <table:table-cell office:value-type="string">
            <text:p>32492353T</text:p>
          </table:table-cell>
          <table:table-cell/>
          <table:table-cell office:value-type="string">
            <text:p>FALSE</text:p>
          </table:table-cell>
          <table:table-cell office:value-type="string">
            <text:p>1086 Vehicula. Rd.</text:p>
          </table:table-cell>
          <table:table-cell office:value-type="float" office:value="1">
            <text:p>1</text:p>
          </table:table-cell>
          <table:table-cell/>
          <table:table-cell office:value-type="float" office:value="30">
            <text:p>30</text:p>
          </table:table-cell>
          <table:table-cell office:value-type="float" office:value="36885">
            <text:p>36885</text:p>
          </table:table-cell>
          <table:table-cell office:value-type="float" office:value="693757085">
            <text:p>693757085</text:p>
          </table:table-cell>
          <table:table-cell office:value-type="float" office:value="66216598">
            <text:p>66216598</text:p>
          </table:table-cell>
          <table:table-cell office:value-type="string">
            <text:p>sapien.Aenean@nuncQuisque.com</text:p>
          </table:table-cell>
          <table:table-cell table:style-name="ce3" office:value-type="float" office:value="0">
            <text:p>0</text:p>
          </table:table-cell>
          <table:table-cell office:value-type="string">
            <text:p>N.-H.</text:p>
          </table:table-cell>
          <table:table-cell table:style-name="ce3" office:value-type="float" office:value="0">
            <text:p>0</text:p>
          </table:table-cell>
          <table:table-cell office:value-type="string">
            <text:p>Two Rivers</text:p>
          </table:table-cell>
          <table:table-cell table:number-columns-repeated="2" office:value-type="string">
            <text:p>FALSE</text:p>
          </table:table-cell>
          <table:table-cell office:value-type="string">
            <text:p>Adam Delacruz Mcgowan</text:p>
          </table:table-cell>
          <table:table-cell office:value-type="float" office:value="66216598">
            <text:p>66216598</text:p>
          </table:table-cell>
          <table:table-cell office:value-type="string">
            <text:p>ut@Morbiaccumsan.org</text:p>
          </table:table-cell>
          <table:table-cell office:value-type="string">
            <text:p>Medge Brady Hayes</text:p>
          </table:table-cell>
          <table:table-cell office:value-type="float" office:value="66216598">
            <text:p>66216598</text:p>
          </table:table-cell>
          <table:table-cell office:value-type="string">
            <text:p>orci@utpharetrased.org</text:p>
          </table:table-cell>
          <table:table-cell office:value-type="date" office:date-value="2008-05-06">
            <text:p>06/05/2008</text:p>
          </table:table-cell>
          <table:table-cell/>
          <table:table-cell office:value-type="date" office:date-value="2011-02-28">
            <text:p>28/02/2011</text:p>
          </table:table-cell>
          <table:table-cell office:value-type="string">
            <text:p>T</text:p>
          </table:table-cell>
          <table:table-cell table:number-columns-repeated="976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Jada</text:p>
          </table:table-cell>
          <table:table-cell office:value-type="string">
            <text:p>Quinn</text:p>
          </table:table-cell>
          <table:table-cell office:value-type="string">
            <text:p>Neal</text:p>
          </table:table-cell>
          <table:table-cell office:value-type="string">
            <text:p>M</text:p>
          </table:table-cell>
          <table:table-cell table:style-name="ce4" office:value-type="date" office:date-value="1998-06-24">
            <text:p>24/06/98</text:p>
          </table:table-cell>
          <table:table-cell office:value-type="string">
            <text:p>85581834W</text:p>
          </table:table-cell>
          <table:table-cell/>
          <table:table-cell office:value-type="string">
            <text:p>FALSE</text:p>
          </table:table-cell>
          <table:table-cell office:value-type="string">
            <text:p>P.O. Box 848, 1273 Dictum Street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float" office:value="78287">
            <text:p>78287</text:p>
          </table:table-cell>
          <table:table-cell office:value-type="float" office:value="407700361">
            <text:p>407700361</text:p>
          </table:table-cell>
          <table:table-cell office:value-type="float" office:value="502425053">
            <text:p>502425053</text:p>
          </table:table-cell>
          <table:table-cell office:value-type="string">
            <text:p>arcu.Morbi@ornareplaceratorci.org</text:p>
          </table:table-cell>
          <table:table-cell table:style-name="ce3" office:value-type="float" office:value="0">
            <text:p>0</text:p>
          </table:table-cell>
          <table:table-cell office:value-type="string">
            <text:p>Minnesota</text:p>
          </table:table-cell>
          <table:table-cell table:style-name="ce3" office:value-type="float" office:value="0">
            <text:p>0</text:p>
          </table:table-cell>
          <table:table-cell office:value-type="string">
            <text:p>Cohoes</text:p>
          </table:table-cell>
          <table:table-cell table:number-columns-repeated="2" office:value-type="string">
            <text:p>FALSE</text:p>
          </table:table-cell>
          <table:table-cell office:value-type="string">
            <text:p>Cedric Lyons Mack</text:p>
          </table:table-cell>
          <table:table-cell office:value-type="float" office:value="502425053">
            <text:p>502425053</text:p>
          </table:table-cell>
          <table:table-cell office:value-type="string">
            <text:p>Aenean.eget.magna@aliquetlibero.edu</text:p>
          </table:table-cell>
          <table:table-cell office:value-type="string">
            <text:p>Amaya Raymond Gregory</text:p>
          </table:table-cell>
          <table:table-cell office:value-type="float" office:value="502425053">
            <text:p>502425053</text:p>
          </table:table-cell>
          <table:table-cell office:value-type="string">
            <text:p>tellus.Aenean.egestas@arcu.org</text:p>
          </table:table-cell>
          <table:table-cell office:value-type="date" office:date-value="2007-11-25">
            <text:p>25/11/2007</text:p>
          </table:table-cell>
          <table:table-cell/>
          <table:table-cell office:value-type="date" office:date-value="2010-12-23">
            <text:p>23/12/2010</text:p>
          </table:table-cell>
          <table:table-cell office:value-type="string">
            <text:p>C</text:p>
          </table:table-cell>
          <table:table-cell table:number-columns-repeated="976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Alea</text:p>
          </table:table-cell>
          <table:table-cell office:value-type="string">
            <text:p>Alexander</text:p>
          </table:table-cell>
          <table:table-cell office:value-type="string">
            <text:p>Beach</text:p>
          </table:table-cell>
          <table:table-cell office:value-type="string">
            <text:p>F</text:p>
          </table:table-cell>
          <table:table-cell table:style-name="ce4" office:value-type="date" office:date-value="1996-05-28">
            <text:p>28/05/96</text:p>
          </table:table-cell>
          <table:table-cell office:value-type="string">
            <text:p>00935779Q</text:p>
          </table:table-cell>
          <table:table-cell/>
          <table:table-cell office:value-type="string">
            <text:p>FALSE</text:p>
          </table:table-cell>
          <table:table-cell office:value-type="string">
            <text:p>Ap #123-1362 Ridiculus Ave</text:p>
          </table:table-cell>
          <table:table-cell office:value-type="float" office:value="4">
            <text:p>4</text:p>
          </table:table-cell>
          <table:table-cell/>
          <table:table-cell office:value-type="float" office:value="19">
            <text:p>19</text:p>
          </table:table-cell>
          <table:table-cell office:value-type="float" office:value="85225">
            <text:p>85225</text:p>
          </table:table-cell>
          <table:table-cell office:value-type="float" office:value="155971478">
            <text:p>155971478</text:p>
          </table:table-cell>
          <table:table-cell office:value-type="float" office:value="80999248">
            <text:p>80999248</text:p>
          </table:table-cell>
          <table:table-cell office:value-type="string">
            <text:p>nulla@sagittisaugueeu.edu</text:p>
          </table:table-cell>
          <table:table-cell table:style-name="ce3" office:value-type="float" office:value="0">
            <text:p>0</text:p>
          </table:table-cell>
          <table:table-cell office:value-type="string">
            <text:p>New Brunswick</text:p>
          </table:table-cell>
          <table:table-cell table:style-name="ce3" office:value-type="float" office:value="0">
            <text:p>0</text:p>
          </table:table-cell>
          <table:table-cell office:value-type="string">
            <text:p>Monterey</text:p>
          </table:table-cell>
          <table:table-cell table:number-columns-repeated="2" office:value-type="string">
            <text:p>FALSE</text:p>
          </table:table-cell>
          <table:table-cell office:value-type="string">
            <text:p>Ulric Sloan Alston</text:p>
          </table:table-cell>
          <table:table-cell office:value-type="float" office:value="80999248">
            <text:p>80999248</text:p>
          </table:table-cell>
          <table:table-cell office:value-type="string">
            <text:p>magna.Duis@nisidictum.ca</text:p>
          </table:table-cell>
          <table:table-cell office:value-type="string">
            <text:p>Jolie Booker Douglas</text:p>
          </table:table-cell>
          <table:table-cell office:value-type="float" office:value="80999248">
            <text:p>80999248</text:p>
          </table:table-cell>
          <table:table-cell office:value-type="string">
            <text:p>arcu@Quisque.com</text:p>
          </table:table-cell>
          <table:table-cell office:value-type="date" office:date-value="2002-06-05">
            <text:p>05/06/2002</text:p>
          </table:table-cell>
          <table:table-cell/>
          <table:table-cell office:value-type="date" office:date-value="2010-04-13">
            <text:p>13/04/2010</text:p>
          </table:table-cell>
          <table:table-cell office:value-type="string">
            <text:p>M</text:p>
          </table:table-cell>
          <table:table-cell table:number-columns-repeated="976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Kieran</text:p>
          </table:table-cell>
          <table:table-cell office:value-type="string">
            <text:p>Brady</text:p>
          </table:table-cell>
          <table:table-cell office:value-type="string">
            <text:p>Curtis</text:p>
          </table:table-cell>
          <table:table-cell table:style-name="ce3" office:value-type="string">
            <text:p>F</text:p>
          </table:table-cell>
          <table:table-cell table:style-name="ce4" office:value-type="date" office:date-value="2002-07-31">
            <text:p>31/07/02</text:p>
          </table:table-cell>
          <table:table-cell office:value-type="string">
            <text:p>48053733M</text:p>
          </table:table-cell>
          <table:table-cell/>
          <table:table-cell office:value-type="string">
            <text:p>FALSE</text:p>
          </table:table-cell>
          <table:table-cell office:value-type="string">
            <text:p>8326 Aliquet Road</text:p>
          </table:table-cell>
          <table:table-cell office:value-type="float" office:value="8">
            <text:p>8</text:p>
          </table:table-cell>
          <table:table-cell/>
          <table:table-cell office:value-type="float" office:value="5">
            <text:p>5</text:p>
          </table:table-cell>
          <table:table-cell office:value-type="float" office:value="321">
            <text:p>321</text:p>
          </table:table-cell>
          <table:table-cell office:value-type="float" office:value="169179073">
            <text:p>169179073</text:p>
          </table:table-cell>
          <table:table-cell office:value-type="float" office:value="331376046">
            <text:p>331376046</text:p>
          </table:table-cell>
          <table:table-cell office:value-type="string">
            <text:p>dolor.Fusce.feugiat@SuspendisseduiFusce.com</text:p>
          </table:table-cell>
          <table:table-cell table:style-name="ce3" office:value-type="float" office:value="0">
            <text:p>0</text:p>
          </table:table-cell>
          <table:table-cell office:value-type="string">
            <text:p>Noord Brabant</text:p>
          </table:table-cell>
          <table:table-cell table:style-name="ce3" office:value-type="float" office:value="0">
            <text:p>0</text:p>
          </table:table-cell>
          <table:table-cell office:value-type="string">
            <text:p>Brockton</text:p>
          </table:table-cell>
          <table:table-cell table:number-columns-repeated="2" office:value-type="string">
            <text:p>FALSE</text:p>
          </table:table-cell>
          <table:table-cell office:value-type="string">
            <text:p>Allen Jennings Maxwell</text:p>
          </table:table-cell>
          <table:table-cell office:value-type="float" office:value="331376046">
            <text:p>331376046</text:p>
          </table:table-cell>
          <table:table-cell office:value-type="string">
            <text:p>hendrerit@acmieleifend.org</text:p>
          </table:table-cell>
          <table:table-cell office:value-type="string">
            <text:p>Aphrodite Ruiz Schmidt</text:p>
          </table:table-cell>
          <table:table-cell office:value-type="float" office:value="331376046">
            <text:p>331376046</text:p>
          </table:table-cell>
          <table:table-cell office:value-type="string">
            <text:p>mi.pede@Proin.edu</text:p>
          </table:table-cell>
          <table:table-cell office:value-type="date" office:date-value="2005-11-14">
            <text:p>14/11/2005</text:p>
          </table:table-cell>
          <table:table-cell/>
          <table:table-cell office:value-type="date" office:date-value="2010-07-22">
            <text:p>22/07/2010</text:p>
          </table:table-cell>
          <table:table-cell office:value-type="string">
            <text:p>M</text:p>
          </table:table-cell>
          <table:table-cell table:number-columns-repeated="976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Demetria</text:p>
          </table:table-cell>
          <table:table-cell office:value-type="string">
            <text:p>Pearson</text:p>
          </table:table-cell>
          <table:table-cell office:value-type="string">
            <text:p>Mccall</text:p>
          </table:table-cell>
          <table:table-cell office:value-type="string">
            <text:p>M</text:p>
          </table:table-cell>
          <table:table-cell table:style-name="ce4" office:value-type="date" office:date-value="1999-07-29">
            <text:p>29/07/99</text:p>
          </table:table-cell>
          <table:table-cell office:value-type="string">
            <text:p>39269132V</text:p>
          </table:table-cell>
          <table:table-cell/>
          <table:table-cell office:value-type="string">
            <text:p>FALSE</text:p>
          </table:table-cell>
          <table:table-cell office:value-type="string">
            <text:p>6542 Sem, Avenue</text:p>
          </table:table-cell>
          <table:table-cell office:value-type="float" office:value="10">
            <text:p>10</text:p>
          </table:table-cell>
          <table:table-cell/>
          <table:table-cell office:value-type="float" office:value="26">
            <text:p>26</text:p>
          </table:table-cell>
          <table:table-cell office:value-type="float" office:value="52163">
            <text:p>52163</text:p>
          </table:table-cell>
          <table:table-cell office:value-type="float" office:value="139289730">
            <text:p>139289730</text:p>
          </table:table-cell>
          <table:table-cell office:value-type="float" office:value="512576309">
            <text:p>512576309</text:p>
          </table:table-cell>
          <table:table-cell office:value-type="string">
            <text:p>massa.Quisque.porttitor@Morbimetus.com</text:p>
          </table:table-cell>
          <table:table-cell table:style-name="ce3" office:value-type="float" office:value="0">
            <text:p>0</text:p>
          </table:table-cell>
          <table:table-cell office:value-type="string">
            <text:p>ABD</text:p>
          </table:table-cell>
          <table:table-cell table:style-name="ce3" office:value-type="float" office:value="0">
            <text:p>0</text:p>
          </table:table-cell>
          <table:table-cell office:value-type="string">
            <text:p>Monroe</text:p>
          </table:table-cell>
          <table:table-cell table:number-columns-repeated="2" office:value-type="string">
            <text:p>FALSE</text:p>
          </table:table-cell>
          <table:table-cell office:value-type="string">
            <text:p>Raphael Wong Fisher</text:p>
          </table:table-cell>
          <table:table-cell office:value-type="float" office:value="512576309">
            <text:p>512576309</text:p>
          </table:table-cell>
          <table:table-cell office:value-type="string">
            <text:p>Sed@bibendumsedest.edu</text:p>
          </table:table-cell>
          <table:table-cell office:value-type="string">
            <text:p>Alana Christensen Woodward</text:p>
          </table:table-cell>
          <table:table-cell office:value-type="float" office:value="512576309">
            <text:p>512576309</text:p>
          </table:table-cell>
          <table:table-cell office:value-type="string">
            <text:p>tincidunt@cursus.com</text:p>
          </table:table-cell>
          <table:table-cell office:value-type="date" office:date-value="2006-11-20">
            <text:p>20/11/2006</text:p>
          </table:table-cell>
          <table:table-cell/>
          <table:table-cell office:value-type="date" office:date-value="2010-10-23">
            <text:p>23/10/2010</text:p>
          </table:table-cell>
          <table:table-cell office:value-type="string">
            <text:p>P</text:p>
          </table:table-cell>
          <table:table-cell table:number-columns-repeated="976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Pascale</text:p>
          </table:table-cell>
          <table:table-cell office:value-type="string">
            <text:p>Patrick</text:p>
          </table:table-cell>
          <table:table-cell office:value-type="string">
            <text:p>Haynes</text:p>
          </table:table-cell>
          <table:table-cell office:value-type="string">
            <text:p>F</text:p>
          </table:table-cell>
          <table:table-cell table:style-name="ce4" office:value-type="date" office:date-value="1996-02-24">
            <text:p>24/02/96</text:p>
          </table:table-cell>
          <table:table-cell office:value-type="string">
            <text:p>57251423Z</text:p>
          </table:table-cell>
          <table:table-cell/>
          <table:table-cell office:value-type="string">
            <text:p>FALSE</text:p>
          </table:table-cell>
          <table:table-cell office:value-type="string">
            <text:p>P.O. Box 606, 8320 Non, Av.</text:p>
          </table:table-cell>
          <table:table-cell office:value-type="float" office:value="10">
            <text:p>10</text:p>
          </table:table-cell>
          <table:table-cell/>
          <table:table-cell office:value-type="float" office:value="14">
            <text:p>14</text:p>
          </table:table-cell>
          <table:table-cell office:value-type="float" office:value="11638">
            <text:p>11638</text:p>
          </table:table-cell>
          <table:table-cell office:value-type="float" office:value="197877179">
            <text:p>197877179</text:p>
          </table:table-cell>
          <table:table-cell office:value-type="float" office:value="921513941">
            <text:p>921513941</text:p>
          </table:table-cell>
          <table:table-cell office:value-type="string">
            <text:p>Aenean.massa.Integer@laciniaorci.ca</text:p>
          </table:table-cell>
          <table:table-cell table:style-name="ce3" office:value-type="float" office:value="0">
            <text:p>0</text:p>
          </table:table-cell>
          <table:table-cell office:value-type="string">
            <text:p>LA</text:p>
          </table:table-cell>
          <table:table-cell table:style-name="ce3" office:value-type="float" office:value="0">
            <text:p>0</text:p>
          </table:table-cell>
          <table:table-cell office:value-type="string">
            <text:p>Pasco</text:p>
          </table:table-cell>
          <table:table-cell table:number-columns-repeated="2" office:value-type="string">
            <text:p>FALSE</text:p>
          </table:table-cell>
          <table:table-cell office:value-type="string">
            <text:p>Rahim Fulton Atkinson</text:p>
          </table:table-cell>
          <table:table-cell office:value-type="float" office:value="921513941">
            <text:p>921513941</text:p>
          </table:table-cell>
          <table:table-cell office:value-type="string">
            <text:p>montes.nascetur@fringillaeuismodenim.edu</text:p>
          </table:table-cell>
          <table:table-cell office:value-type="string">
            <text:p>Yeo Workman Gillespie</text:p>
          </table:table-cell>
          <table:table-cell office:value-type="float" office:value="921513941">
            <text:p>921513941</text:p>
          </table:table-cell>
          <table:table-cell office:value-type="string">
            <text:p>Duis.volutpat@FuscemollisDuis.com</text:p>
          </table:table-cell>
          <table:table-cell office:value-type="date" office:date-value="2008-07-28">
            <text:p>28/07/2008</text:p>
          </table:table-cell>
          <table:table-cell/>
          <table:table-cell office:value-type="date" office:date-value="2010-10-22">
            <text:p>22/10/2010</text:p>
          </table:table-cell>
          <table:table-cell office:value-type="string">
            <text:p>C</text:p>
          </table:table-cell>
          <table:table-cell table:number-columns-repeated="976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Xanthus</text:p>
          </table:table-cell>
          <table:table-cell office:value-type="string">
            <text:p>Downs</text:p>
          </table:table-cell>
          <table:table-cell office:value-type="string">
            <text:p>Noble</text:p>
          </table:table-cell>
          <table:table-cell office:value-type="string">
            <text:p>F</text:p>
          </table:table-cell>
          <table:table-cell table:style-name="ce4" office:value-type="date" office:date-value="2001-02-12">
            <text:p>12/02/01</text:p>
          </table:table-cell>
          <table:table-cell office:value-type="string">
            <text:p>02463128O</text:p>
          </table:table-cell>
          <table:table-cell/>
          <table:table-cell office:value-type="string">
            <text:p>FALSE</text:p>
          </table:table-cell>
          <table:table-cell office:value-type="string">
            <text:p>522-6127 Fusce St.</text:p>
          </table:table-cell>
          <table:table-cell office:value-type="float" office:value="3">
            <text:p>3</text:p>
          </table:table-cell>
          <table:table-cell/>
          <table:table-cell office:value-type="float" office:value="14">
            <text:p>14</text:p>
          </table:table-cell>
          <table:table-cell office:value-type="float" office:value="40290">
            <text:p>40290</text:p>
          </table:table-cell>
          <table:table-cell office:value-type="float" office:value="149022022">
            <text:p>149022022</text:p>
          </table:table-cell>
          <table:table-cell office:value-type="float" office:value="873387617">
            <text:p>873387617</text:p>
          </table:table-cell>
          <table:table-cell office:value-type="string">
            <text:p>varius.orci@utipsum.com</text:p>
          </table:table-cell>
          <table:table-cell table:style-name="ce3" office:value-type="float" office:value="0">
            <text:p>0</text:p>
          </table:table-cell>
          <table:table-cell office:value-type="string">
            <text:p>Alberta</text:p>
          </table:table-cell>
          <table:table-cell table:style-name="ce3" office:value-type="float" office:value="0">
            <text:p>0</text:p>
          </table:table-cell>
          <table:table-cell office:value-type="string">
            <text:p>Titusville</text:p>
          </table:table-cell>
          <table:table-cell table:number-columns-repeated="2" office:value-type="string">
            <text:p>FALSE</text:p>
          </table:table-cell>
          <table:table-cell office:value-type="string">
            <text:p>Daniel Merrill Miles</text:p>
          </table:table-cell>
          <table:table-cell office:value-type="float" office:value="873387617">
            <text:p>873387617</text:p>
          </table:table-cell>
          <table:table-cell office:value-type="string">
            <text:p>ut@Mauris.ca</text:p>
          </table:table-cell>
          <table:table-cell office:value-type="string">
            <text:p>Gloria Stein Mclean</text:p>
          </table:table-cell>
          <table:table-cell office:value-type="float" office:value="873387617">
            <text:p>873387617</text:p>
          </table:table-cell>
          <table:table-cell office:value-type="string">
            <text:p>auctor@Curabitur.org</text:p>
          </table:table-cell>
          <table:table-cell office:value-type="date" office:date-value="2007-07-24">
            <text:p>24/07/2007</text:p>
          </table:table-cell>
          <table:table-cell/>
          <table:table-cell office:value-type="date" office:date-value="2010-08-08">
            <text:p>08/08/2010</text:p>
          </table:table-cell>
          <table:table-cell office:value-type="string">
            <text:p>P</text:p>
          </table:table-cell>
          <table:table-cell table:number-columns-repeated="976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Arden</text:p>
          </table:table-cell>
          <table:table-cell office:value-type="string">
            <text:p>Figueroa</text:p>
          </table:table-cell>
          <table:table-cell office:value-type="string">
            <text:p>Holman</text:p>
          </table:table-cell>
          <table:table-cell office:value-type="string">
            <text:p>M</text:p>
          </table:table-cell>
          <table:table-cell table:style-name="ce4" office:value-type="date" office:date-value="1997-01-22">
            <text:p>22/01/97</text:p>
          </table:table-cell>
          <table:table-cell office:value-type="string">
            <text:p>68857648X</text:p>
          </table:table-cell>
          <table:table-cell/>
          <table:table-cell office:value-type="string">
            <text:p>FALSE</text:p>
          </table:table-cell>
          <table:table-cell office:value-type="string">
            <text:p>Ap #202-4098 Lorem Road</text:p>
          </table:table-cell>
          <table:table-cell office:value-type="float" office:value="9">
            <text:p>9</text:p>
          </table:table-cell>
          <table:table-cell/>
          <table:table-cell office:value-type="float" office:value="28">
            <text:p>28</text:p>
          </table:table-cell>
          <table:table-cell office:value-type="float" office:value="947">
            <text:p>947</text:p>
          </table:table-cell>
          <table:table-cell office:value-type="float" office:value="617833472">
            <text:p>617833472</text:p>
          </table:table-cell>
          <table:table-cell office:value-type="float" office:value="961602888">
            <text:p>961602888</text:p>
          </table:table-cell>
          <table:table-cell office:value-type="string">
            <text:p>eget.odio.Aliquam@nostra.com</text:p>
          </table:table-cell>
          <table:table-cell table:style-name="ce3" office:value-type="float" office:value="0">
            <text:p>0</text:p>
          </table:table-cell>
          <table:table-cell office:value-type="string">
            <text:p>Wyoming</text:p>
          </table:table-cell>
          <table:table-cell table:style-name="ce3" office:value-type="float" office:value="0">
            <text:p>0</text:p>
          </table:table-cell>
          <table:table-cell office:value-type="string">
            <text:p>Rolling Hills Estates</text:p>
          </table:table-cell>
          <table:table-cell table:number-columns-repeated="2" office:value-type="string">
            <text:p>FALSE</text:p>
          </table:table-cell>
          <table:table-cell office:value-type="string">
            <text:p>Lewis Cummings Sloan</text:p>
          </table:table-cell>
          <table:table-cell office:value-type="float" office:value="961602888">
            <text:p>961602888</text:p>
          </table:table-cell>
          <table:table-cell office:value-type="string">
            <text:p>rhoncus.Proin@diam.edu</text:p>
          </table:table-cell>
          <table:table-cell office:value-type="string">
            <text:p>Nita Caldwell Emerson</text:p>
          </table:table-cell>
          <table:table-cell office:value-type="float" office:value="961602888">
            <text:p>961602888</text:p>
          </table:table-cell>
          <table:table-cell office:value-type="string">
            <text:p>Etiam.bibendum@nectempusmauris.edu</text:p>
          </table:table-cell>
          <table:table-cell office:value-type="date" office:date-value="2002-05-30">
            <text:p>30/05/2002</text:p>
          </table:table-cell>
          <table:table-cell/>
          <table:table-cell office:value-type="date" office:date-value="2010-09-22">
            <text:p>22/09/2010</text:p>
          </table:table-cell>
          <table:table-cell office:value-type="string">
            <text:p>P</text:p>
          </table:table-cell>
          <table:table-cell table:number-columns-repeated="976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Orlando</text:p>
          </table:table-cell>
          <table:table-cell office:value-type="string">
            <text:p>Franks</text:p>
          </table:table-cell>
          <table:table-cell office:value-type="string">
            <text:p>Munoz</text:p>
          </table:table-cell>
          <table:table-cell office:value-type="string">
            <text:p>F</text:p>
          </table:table-cell>
          <table:table-cell table:style-name="ce4" office:value-type="date" office:date-value="1993-08-07">
            <text:p>07/08/93</text:p>
          </table:table-cell>
          <table:table-cell office:value-type="string">
            <text:p>34239408I</text:p>
          </table:table-cell>
          <table:table-cell/>
          <table:table-cell office:value-type="string">
            <text:p>FALSE</text:p>
          </table:table-cell>
          <table:table-cell office:value-type="string">
            <text:p>P.O. Box 666, 8073 Eget St.</text:p>
          </table:table-cell>
          <table:table-cell office:value-type="float" office:value="1">
            <text:p>1</text:p>
          </table:table-cell>
          <table:table-cell/>
          <table:table-cell office:value-type="float" office:value="20">
            <text:p>20</text:p>
          </table:table-cell>
          <table:table-cell office:value-type="float" office:value="23218">
            <text:p>23218</text:p>
          </table:table-cell>
          <table:table-cell office:value-type="float" office:value="357110981">
            <text:p>357110981</text:p>
          </table:table-cell>
          <table:table-cell office:value-type="float" office:value="906473952">
            <text:p>906473952</text:p>
          </table:table-cell>
          <table:table-cell office:value-type="string">
            <text:p>ultrices.Duis.volutpat@consectetueradipiscingelit.edu</text:p>
          </table:table-cell>
          <table:table-cell table:style-name="ce3" office:value-type="float" office:value="0">
            <text:p>0</text:p>
          </table:table-cell>
          <table:table-cell office:value-type="string">
            <text:p>Zld.</text:p>
          </table:table-cell>
          <table:table-cell table:style-name="ce3" office:value-type="float" office:value="0">
            <text:p>0</text:p>
          </table:table-cell>
          <table:table-cell office:value-type="string">
            <text:p>West Hollywood</text:p>
          </table:table-cell>
          <table:table-cell table:number-columns-repeated="2" office:value-type="string">
            <text:p>FALSE</text:p>
          </table:table-cell>
          <table:table-cell office:value-type="string">
            <text:p>Abraham Roberts Mcclure</text:p>
          </table:table-cell>
          <table:table-cell office:value-type="float" office:value="906473952">
            <text:p>906473952</text:p>
          </table:table-cell>
          <table:table-cell office:value-type="string">
            <text:p>sagittis.lobortis@eratvolutpatNulla.org</text:p>
          </table:table-cell>
          <table:table-cell office:value-type="string">
            <text:p>Georgia Zimmerman Osborn</text:p>
          </table:table-cell>
          <table:table-cell office:value-type="float" office:value="906473952">
            <text:p>906473952</text:p>
          </table:table-cell>
          <table:table-cell office:value-type="string">
            <text:p>Quisque.tincidunt.pede@Crasinterdum.edu</text:p>
          </table:table-cell>
          <table:table-cell office:value-type="date" office:date-value="2002-04-25">
            <text:p>25/04/2002</text:p>
          </table:table-cell>
          <table:table-cell/>
          <table:table-cell office:value-type="date" office:date-value="2010-06-27">
            <text:p>27/06/2010</text:p>
          </table:table-cell>
          <table:table-cell office:value-type="string">
            <text:p>R</text:p>
          </table:table-cell>
          <table:table-cell table:number-columns-repeated="976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Rebecca</text:p>
          </table:table-cell>
          <table:table-cell office:value-type="string">
            <text:p>Torres</text:p>
          </table:table-cell>
          <table:table-cell office:value-type="string">
            <text:p>Ewing</text:p>
          </table:table-cell>
          <table:table-cell office:value-type="string">
            <text:p>F</text:p>
          </table:table-cell>
          <table:table-cell table:style-name="ce4" office:value-type="date" office:date-value="1991-12-07">
            <text:p>07/12/91</text:p>
          </table:table-cell>
          <table:table-cell office:value-type="string">
            <text:p>70426050Z</text:p>
          </table:table-cell>
          <table:table-cell/>
          <table:table-cell office:value-type="string">
            <text:p>FALSE</text:p>
          </table:table-cell>
          <table:table-cell office:value-type="string">
            <text:p>Ap #247-4166 Nonummy Ave</text:p>
          </table:table-cell>
          <table:table-cell office:value-type="float" office:value="8">
            <text:p>8</text:p>
          </table:table-cell>
          <table:table-cell/>
          <table:table-cell office:value-type="float" office:value="30">
            <text:p>30</text:p>
          </table:table-cell>
          <table:table-cell office:value-type="float" office:value="67736">
            <text:p>67736</text:p>
          </table:table-cell>
          <table:table-cell office:value-type="float" office:value="920338968">
            <text:p>920338968</text:p>
          </table:table-cell>
          <table:table-cell office:value-type="float" office:value="178472456">
            <text:p>178472456</text:p>
          </table:table-cell>
          <table:table-cell office:value-type="string">
            <text:p>porttitor@nibhsitamet.edu</text:p>
          </table:table-cell>
          <table:table-cell table:style-name="ce3" office:value-type="float" office:value="0">
            <text:p>0</text:p>
          </table:table-cell>
          <table:table-cell office:value-type="string">
            <text:p>SGM</text:p>
          </table:table-cell>
          <table:table-cell table:style-name="ce3" office:value-type="float" office:value="0">
            <text:p>0</text:p>
          </table:table-cell>
          <table:table-cell office:value-type="string">
            <text:p>Laguna Hills</text:p>
          </table:table-cell>
          <table:table-cell table:number-columns-repeated="2" office:value-type="string">
            <text:p>FALSE</text:p>
          </table:table-cell>
          <table:table-cell office:value-type="string">
            <text:p>Simon Greene Gaines</text:p>
          </table:table-cell>
          <table:table-cell office:value-type="float" office:value="178472456">
            <text:p>178472456</text:p>
          </table:table-cell>
          <table:table-cell office:value-type="string">
            <text:p>ac.arcu.Nunc@Duisvolutpatnunc.ca</text:p>
          </table:table-cell>
          <table:table-cell office:value-type="string">
            <text:p>Melanie Burgess Mills</text:p>
          </table:table-cell>
          <table:table-cell office:value-type="float" office:value="178472456">
            <text:p>178472456</text:p>
          </table:table-cell>
          <table:table-cell office:value-type="string">
            <text:p>augue.id.ante@disparturient.edu</text:p>
          </table:table-cell>
          <table:table-cell office:value-type="date" office:date-value="2009-05-14">
            <text:p>14/05/2009</text:p>
          </table:table-cell>
          <table:table-cell office:value-type="date" office:date-value="2009-05-02">
            <text:p>02/05/2009</text:p>
          </table:table-cell>
          <table:table-cell office:value-type="date" office:date-value="2010-09-09">
            <text:p>09/09/2010</text:p>
          </table:table-cell>
          <table:table-cell office:value-type="string">
            <text:p>T</text:p>
          </table:table-cell>
          <table:table-cell table:number-columns-repeated="976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Yetta</text:p>
          </table:table-cell>
          <table:table-cell office:value-type="string">
            <text:p>Faulkner</text:p>
          </table:table-cell>
          <table:table-cell office:value-type="string">
            <text:p>Hubbard</text:p>
          </table:table-cell>
          <table:table-cell office:value-type="string">
            <text:p>M</text:p>
          </table:table-cell>
          <table:table-cell table:style-name="ce4" office:value-type="date" office:date-value="1992-03-22">
            <text:p>22/03/92</text:p>
          </table:table-cell>
          <table:table-cell office:value-type="string">
            <text:p>97620053T</text:p>
          </table:table-cell>
          <table:table-cell/>
          <table:table-cell office:value-type="string">
            <text:p>FALSE</text:p>
          </table:table-cell>
          <table:table-cell office:value-type="string">
            <text:p>5633 Erat, Avenue</text:p>
          </table:table-cell>
          <table:table-cell office:value-type="float" office:value="7">
            <text:p>7</text:p>
          </table:table-cell>
          <table:table-cell/>
          <table:table-cell office:value-type="float" office:value="30">
            <text:p>30</text:p>
          </table:table-cell>
          <table:table-cell office:value-type="float" office:value="53686">
            <text:p>53686</text:p>
          </table:table-cell>
          <table:table-cell office:value-type="float" office:value="568136473">
            <text:p>568136473</text:p>
          </table:table-cell>
          <table:table-cell office:value-type="float" office:value="767283334">
            <text:p>767283334</text:p>
          </table:table-cell>
          <table:table-cell office:value-type="string">
            <text:p>ornare@Nullasempertellus.ca</text:p>
          </table:table-cell>
          <table:table-cell table:style-name="ce3" office:value-type="float" office:value="0">
            <text:p>0</text:p>
          </table:table-cell>
          <table:table-cell office:value-type="string">
            <text:p>WI</text:p>
          </table:table-cell>
          <table:table-cell table:style-name="ce3" office:value-type="float" office:value="0">
            <text:p>0</text:p>
          </table:table-cell>
          <table:table-cell office:value-type="string">
            <text:p>New Kensington</text:p>
          </table:table-cell>
          <table:table-cell table:number-columns-repeated="2" office:value-type="string">
            <text:p>FALSE</text:p>
          </table:table-cell>
          <table:table-cell office:value-type="string">
            <text:p>Honorato Erickson Hensley</text:p>
          </table:table-cell>
          <table:table-cell office:value-type="float" office:value="767283334">
            <text:p>767283334</text:p>
          </table:table-cell>
          <table:table-cell office:value-type="string">
            <text:p>mollis@consectetueripsum.edu</text:p>
          </table:table-cell>
          <table:table-cell office:value-type="string">
            <text:p>Robin Summers Evans</text:p>
          </table:table-cell>
          <table:table-cell office:value-type="float" office:value="767283334">
            <text:p>767283334</text:p>
          </table:table-cell>
          <table:table-cell office:value-type="string">
            <text:p>Nunc@velitdui.ca</text:p>
          </table:table-cell>
          <table:table-cell office:value-type="date" office:date-value="2008-01-03">
            <text:p>03/01/2008</text:p>
          </table:table-cell>
          <table:table-cell/>
          <table:table-cell office:value-type="date" office:date-value="2010-11-16">
            <text:p>16/11/2010</text:p>
          </table:table-cell>
          <table:table-cell office:value-type="string">
            <text:p>M</text:p>
          </table:table-cell>
          <table:table-cell table:number-columns-repeated="976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Fatima</text:p>
          </table:table-cell>
          <table:table-cell office:value-type="string">
            <text:p>Fry</text:p>
          </table:table-cell>
          <table:table-cell office:value-type="string">
            <text:p>Hammond</text:p>
          </table:table-cell>
          <table:table-cell office:value-type="string">
            <text:p>M</text:p>
          </table:table-cell>
          <table:table-cell table:style-name="ce4" office:value-type="date" office:date-value="1995-05-09">
            <text:p>09/05/95</text:p>
          </table:table-cell>
          <table:table-cell office:value-type="string">
            <text:p>01666164C</text:p>
          </table:table-cell>
          <table:table-cell/>
          <table:table-cell office:value-type="string">
            <text:p>FALSE</text:p>
          </table:table-cell>
          <table:table-cell office:value-type="string">
            <text:p>Ap #396-1192 Neque Av.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48831">
            <text:p>48831</text:p>
          </table:table-cell>
          <table:table-cell office:value-type="float" office:value="900753132">
            <text:p>900753132</text:p>
          </table:table-cell>
          <table:table-cell office:value-type="float" office:value="807007645">
            <text:p>807007645</text:p>
          </table:table-cell>
          <table:table-cell office:value-type="string">
            <text:p>sit.amet.consectetuer@atliberoMorbi.org</text:p>
          </table:table-cell>
          <table:table-cell table:style-name="ce3" office:value-type="float" office:value="0">
            <text:p>0</text:p>
          </table:table-cell>
          <table:table-cell office:value-type="string">
            <text:p>Gelderland</text:p>
          </table:table-cell>
          <table:table-cell table:style-name="ce3" office:value-type="float" office:value="0">
            <text:p>0</text:p>
          </table:table-cell>
          <table:table-cell office:value-type="string">
            <text:p>Los Alamitos</text:p>
          </table:table-cell>
          <table:table-cell table:number-columns-repeated="2" office:value-type="string">
            <text:p>FALSE</text:p>
          </table:table-cell>
          <table:table-cell office:value-type="string">
            <text:p>Carter Goff Ramirez</text:p>
          </table:table-cell>
          <table:table-cell office:value-type="float" office:value="807007645">
            <text:p>807007645</text:p>
          </table:table-cell>
          <table:table-cell office:value-type="string">
            <text:p>rutrum.urna@Morbi.com</text:p>
          </table:table-cell>
          <table:table-cell office:value-type="string">
            <text:p>Alexis Dillard Beard</text:p>
          </table:table-cell>
          <table:table-cell office:value-type="float" office:value="807007645">
            <text:p>807007645</text:p>
          </table:table-cell>
          <table:table-cell office:value-type="string">
            <text:p>sit.amet@posuerevulputatelacus.org</text:p>
          </table:table-cell>
          <table:table-cell office:value-type="date" office:date-value="2005-05-09">
            <text:p>09/05/2005</text:p>
          </table:table-cell>
          <table:table-cell/>
          <table:table-cell office:value-type="date" office:date-value="2010-09-09">
            <text:p>09/09/2010</text:p>
          </table:table-cell>
          <table:table-cell office:value-type="string">
            <text:p>T</text:p>
          </table:table-cell>
          <table:table-cell table:number-columns-repeated="976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Kameko</text:p>
          </table:table-cell>
          <table:table-cell office:value-type="string">
            <text:p>Ayala</text:p>
          </table:table-cell>
          <table:table-cell office:value-type="string">
            <text:p>Mcdowell</text:p>
          </table:table-cell>
          <table:table-cell office:value-type="string">
            <text:p>F</text:p>
          </table:table-cell>
          <table:table-cell table:style-name="ce4" office:value-type="date" office:date-value="1997-09-07">
            <text:p>07/09/97</text:p>
          </table:table-cell>
          <table:table-cell office:value-type="string">
            <text:p>40717724G</text:p>
          </table:table-cell>
          <table:table-cell/>
          <table:table-cell office:value-type="string">
            <text:p>FALSE</text:p>
          </table:table-cell>
          <table:table-cell office:value-type="string">
            <text:p>P.O. Box 135, 5142 Blandit Ave</text:p>
          </table:table-cell>
          <table:table-cell office:value-type="float" office:value="8">
            <text:p>8</text:p>
          </table:table-cell>
          <table:table-cell/>
          <table:table-cell table:style-name="ce5" office:value-type="float" office:value="12">
            <text:p>12</text:p>
          </table:table-cell>
          <table:table-cell office:value-type="float" office:value="32240">
            <text:p>32240</text:p>
          </table:table-cell>
          <table:table-cell office:value-type="float" office:value="186509202">
            <text:p>186509202</text:p>
          </table:table-cell>
          <table:table-cell office:value-type="float" office:value="356028669">
            <text:p>356028669</text:p>
          </table:table-cell>
          <table:table-cell office:value-type="string">
            <text:p>velit@dapibusgravida.com</text:p>
          </table:table-cell>
          <table:table-cell table:style-name="ce3" office:value-type="float" office:value="0">
            <text:p>0</text:p>
          </table:table-cell>
          <table:table-cell office:value-type="string">
            <text:p>DOR</text:p>
          </table:table-cell>
          <table:table-cell table:style-name="ce3" office:value-type="float" office:value="0">
            <text:p>0</text:p>
          </table:table-cell>
          <table:table-cell office:value-type="string">
            <text:p>Mequon</text:p>
          </table:table-cell>
          <table:table-cell table:number-columns-repeated="2" office:value-type="string">
            <text:p>FALSE</text:p>
          </table:table-cell>
          <table:table-cell office:value-type="string">
            <text:p>Xenos Rasmussen Spencer</text:p>
          </table:table-cell>
          <table:table-cell office:value-type="float" office:value="356028669">
            <text:p>356028669</text:p>
          </table:table-cell>
          <table:table-cell office:value-type="string">
            <text:p>eros.non@auctorMaurisvel.org</text:p>
          </table:table-cell>
          <table:table-cell office:value-type="string">
            <text:p>Cheyenne Alvarez Everett</text:p>
          </table:table-cell>
          <table:table-cell office:value-type="float" office:value="356028669">
            <text:p>356028669</text:p>
          </table:table-cell>
          <table:table-cell office:value-type="string">
            <text:p>faucibus@condimentumeget.org</text:p>
          </table:table-cell>
          <table:table-cell office:value-type="date" office:date-value="2004-11-19">
            <text:p>19/11/2004</text:p>
          </table:table-cell>
          <table:table-cell/>
          <table:table-cell office:value-type="date" office:date-value="2010-09-12">
            <text:p>12/09/2010</text:p>
          </table:table-cell>
          <table:table-cell office:value-type="string">
            <text:p>C</text:p>
          </table:table-cell>
          <table:table-cell table:number-columns-repeated="976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J</text:p>
          </table:table-cell>
          <table:table-cell office:value-type="string">
            <text:p>UP</text:p>
          </table:table-cell>
          <table:table-cell office:value-type="string">
            <text:p>Clementine</text:p>
          </table:table-cell>
          <table:table-cell office:value-type="string">
            <text:p>Stanley</text:p>
          </table:table-cell>
          <table:table-cell office:value-type="string">
            <text:p>Rollins</text:p>
          </table:table-cell>
          <table:table-cell office:value-type="string">
            <text:p>M</text:p>
          </table:table-cell>
          <table:table-cell table:style-name="ce4" office:value-type="date" office:date-value="2000-02-27">
            <text:p>27/02/00</text:p>
          </table:table-cell>
          <table:table-cell office:value-type="string">
            <text:p>92378383C</text:p>
          </table:table-cell>
          <table:table-cell/>
          <table:table-cell office:value-type="string">
            <text:p>FALSE</text:p>
          </table:table-cell>
          <table:table-cell office:value-type="string">
            <text:p>Ap #105-3639 Consequat Av.</text:p>
          </table:table-cell>
          <table:table-cell office:value-type="float" office:value="9">
            <text:p>9</text:p>
          </table:table-cell>
          <table:table-cell/>
          <table:table-cell table:style-name="ce5" office:value-type="float" office:value="13">
            <text:p>13</text:p>
          </table:table-cell>
          <table:table-cell office:value-type="float" office:value="43032">
            <text:p>43032</text:p>
          </table:table-cell>
          <table:table-cell office:value-type="float" office:value="898386206">
            <text:p>898386206</text:p>
          </table:table-cell>
          <table:table-cell office:value-type="float" office:value="440527869">
            <text:p>440527869</text:p>
          </table:table-cell>
          <table:table-cell office:value-type="string">
            <text:p>nascetur@suscipitnonummyFusce.com</text:p>
          </table:table-cell>
          <table:table-cell table:style-name="ce3" office:value-type="float" office:value="0">
            <text:p>0</text:p>
          </table:table-cell>
          <table:table-cell office:value-type="string">
            <text:p>Co. Kildare</text:p>
          </table:table-cell>
          <table:table-cell table:style-name="ce3" office:value-type="float" office:value="0">
            <text:p>0</text:p>
          </table:table-cell>
          <table:table-cell office:value-type="string">
            <text:p>Fort Collins</text:p>
          </table:table-cell>
          <table:table-cell table:number-columns-repeated="2" office:value-type="string">
            <text:p>FALSE</text:p>
          </table:table-cell>
          <table:table-cell office:value-type="string">
            <text:p>Ashton Stein Cole</text:p>
          </table:table-cell>
          <table:table-cell office:value-type="float" office:value="440527869">
            <text:p>440527869</text:p>
          </table:table-cell>
          <table:table-cell office:value-type="string">
            <text:p>commodo.ipsum@dolor.com</text:p>
          </table:table-cell>
          <table:table-cell office:value-type="string">
            <text:p>Illana Torres Lott</text:p>
          </table:table-cell>
          <table:table-cell office:value-type="float" office:value="440527869">
            <text:p>440527869</text:p>
          </table:table-cell>
          <table:table-cell office:value-type="string">
            <text:p>odio.a@Cumsociisnatoque.com</text:p>
          </table:table-cell>
          <table:table-cell office:value-type="date" office:date-value="2009-01-17">
            <text:p>17/01/2009</text:p>
          </table:table-cell>
          <table:table-cell/>
          <table:table-cell office:value-type="date" office:date-value="2010-11-27">
            <text:p>27/11/2010</text:p>
          </table:table-cell>
          <table:table-cell office:value-type="string">
            <text:p>C</text:p>
          </table:table-cell>
          <table:table-cell table:number-columns-repeated="976"/>
        </table:table-row>
        <table:table-row table:style-name="ro1" table:number-rows-repeated="65334">
          <table:table-cell table:number-columns-repeated="1011"/>
        </table:table-row>
        <table:table-row table:style-name="ro1">
          <table:table-cell table:number-columns-repeated="10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American Typewriter" svg:font-family="'American Typewriter'" style:font-family-generic="modern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 Light" svg:font-family="'DejaVu Sans Light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30">30/03/2010</text:date>, <text:time>23:48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3-30T23:47:19</dc:date>
    <dc:creator>Luis Belloch</dc:creator>
    <meta:generator>OpenOffice.org/3.1$Unix OpenOffice.org_project/310m11$Build-9399</meta:generator>
    <meta:editing-duration>PT00H50M20S</meta:editing-duration>
    <meta:editing-cycles>11</meta:editing-cycles>
    <meta:document-statistic meta:table-count="1" meta:cell-count="6352" meta:object-count="0"/>
  </office:meta>
</office:document-meta>
</file>